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4.9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59.36pt"/>
    </style:style>
    <style:style style:name="co7" style:family="table-column">
      <style:table-column-properties fo:break-before="auto" style:column-width="89.94pt"/>
    </style:style>
    <style:style style:name="co8" style:family="table-column">
      <style:table-column-properties fo:break-before="auto" style:column-width="95.19pt"/>
    </style:style>
    <style:style style:name="co9" style:family="table-column">
      <style:table-column-properties fo:break-before="auto" style:column-width="58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iles_and_size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um Files</text:p>
          </table:table-cell>
          <table:table-cell table:style-name="Default" office:value-type="string" calcext:value-type="string">
            <text:p>Size MiB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5kopiavm3-x2a00-kopia-target</text:p>
          </table:table-cell>
          <table:table-cell table:formula="of:=LOOKUP([.$A3]; [$'scans-all-edited'.$A$1:$'scans-all-edited'.$A$10000]; [$'scans-all-edited'.B$1:$'scans-all-edited'.B$10000])" office:value-type="float" office:value="2635" calcext:value-type="float">
            <text:p>2635</text:p>
          </table:table-cell>
          <table:table-cell table:formula="of:=LOOKUP([.$A3]; [$'scans-all-edited'.$A$1:$'scans-all-edited'.$A$10000]; [$'scans-all-edited'.C$1:$'scans-all-edited'.C$10000])" office:value-type="float" office:value="24900.9142456055" calcext:value-type="float">
            <text:p>24901</text:p>
          </table:table-cell>
        </table:table-row>
        <table:table-row table:style-name="ro1">
          <table:table-cell office:value-type="string" calcext:value-type="string">
            <text:p>t5kopiavm3-x2a00-kopia-cache</text:p>
          </table:table-cell>
          <table:table-cell table:formula="of:=LOOKUP([.$A4]; [$'scans-all-edited'.$A$1:$'scans-all-edited'.$A$10000]; [$'scans-all-edited'.B$1:$'scans-all-edited'.B$10000])" office:value-type="float" office:value="54" calcext:value-type="float">
            <text:p>54</text:p>
          </table:table-cell>
          <table:table-cell table:formula="of:=LOOKUP([.$A4]; [$'scans-all-edited'.$A$1:$'scans-all-edited'.$A$10000]; [$'scans-all-edited'.C$1:$'scans-all-edited'.C$10000])" office:value-type="float" office:value="197.233932495117" calcext:value-type="float">
            <text:p>1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5kopiavm3-x2eb4-kopia-target</text:p>
          </table:table-cell>
          <table:table-cell table:formula="of:=LOOKUP([.$A6]; [$'scans-all-edited'.$A$1:$'scans-all-edited'.$A$10000]; [$'scans-all-edited'.B$1:$'scans-all-edited'.B$10000])" office:value-type="float" office:value="3736" calcext:value-type="float">
            <text:p>3736</text:p>
          </table:table-cell>
          <table:table-cell table:formula="of:=LOOKUP([.$A6]; [$'scans-all-edited'.$A$1:$'scans-all-edited'.$A$10000]; [$'scans-all-edited'.C$1:$'scans-all-edited'.C$10000])" office:value-type="float" office:value="31925.7988653183" calcext:value-type="float">
            <text:p>31926</text:p>
          </table:table-cell>
        </table:table-row>
        <table:table-row table:style-name="ro1">
          <table:table-cell office:value-type="string" calcext:value-type="string">
            <text:p>t5kopiavm3-x2eb4-kopia-cache</text:p>
          </table:table-cell>
          <table:table-cell table:formula="of:=LOOKUP([.$A7]; [$'scans-all-edited'.$A$1:$'scans-all-edited'.$A$10000]; [$'scans-all-edited'.B$1:$'scans-all-edited'.B$10000])" office:value-type="float" office:value="7223" calcext:value-type="float">
            <text:p>7223</text:p>
          </table:table-cell>
          <table:table-cell table:formula="of:=LOOKUP([.$A7]; [$'scans-all-edited'.$A$1:$'scans-all-edited'.$A$10000]; [$'scans-all-edited'.C$1:$'scans-all-edited'.C$10000])" office:value-type="float" office:value="1366.51147842407" calcext:value-type="float">
            <text:p>13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5kopiavm3-x34d7-kopia-target</text:p>
          </table:table-cell>
          <table:table-cell table:formula="of:=LOOKUP([.$A9]; [$'scans-all-edited'.$A$1:$'scans-all-edited'.$A$10000]; [$'scans-all-edited'.B$1:$'scans-all-edited'.B$10000])" office:value-type="float" office:value="5513" calcext:value-type="float">
            <text:p>5513</text:p>
          </table:table-cell>
          <table:table-cell table:formula="of:=LOOKUP([.$A9]; [$'scans-all-edited'.$A$1:$'scans-all-edited'.$A$10000]; [$'scans-all-edited'.C$1:$'scans-all-edited'.C$10000])" office:value-type="float" office:value="43076.0028047562" calcext:value-type="float">
            <text:p>43076</text:p>
          </table:table-cell>
        </table:table-row>
        <table:table-row table:style-name="ro1">
          <table:table-cell office:value-type="string" calcext:value-type="string">
            <text:p>t5kopiavm3-x34d7-kopia-cache</text:p>
          </table:table-cell>
          <table:table-cell table:formula="of:=LOOKUP([.$A10]; [$'scans-all-edited'.$A$1:$'scans-all-edited'.$A$10000]; [$'scans-all-edited'.B$1:$'scans-all-edited'.B$10000])" office:value-type="float" office:value="26086" calcext:value-type="float">
            <text:p>26086</text:p>
          </table:table-cell>
          <table:table-cell table:formula="of:=LOOKUP([.$A10]; [$'scans-all-edited'.$A$1:$'scans-all-edited'.$A$10000]; [$'scans-all-edited'.C$1:$'scans-all-edited'.C$10000])" office:value-type="float" office:value="3348.81815624237" calcext:value-type="float">
            <text:p>334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7vms2-vms0-borg-target</text:p>
          </table:table-cell>
          <table:table-cell table:formula="of:=LOOKUP([.$A12]; [$'scans-all-edited'.$A$1:$'scans-all-edited'.$A$10000]; [$'scans-all-edited'.B$1:$'scans-all-edited'.B$10000])" office:value-type="float" office:value="387" calcext:value-type="float">
            <text:p>387</text:p>
          </table:table-cell>
          <table:table-cell table:formula="of:=LOOKUP([.$A12]; [$'scans-all-edited'.$A$1:$'scans-all-edited'.$A$10000]; [$'scans-all-edited'.C$1:$'scans-all-edited'.C$10000])" office:value-type="float" office:value="139772.880924225" calcext:value-type="float">
            <text:p>139773</text:p>
          </table:table-cell>
        </table:table-row>
        <table:table-row table:style-name="ro1">
          <table:table-cell office:value-type="string" calcext:value-type="string">
            <text:p>t7vms2-vms0-borg-cache</text:p>
          </table:table-cell>
          <table:table-cell table:formula="of:=LOOKUP([.$A13]; [$'scans-all-edited'.$A$1:$'scans-all-edited'.$A$10000]; [$'scans-all-edited'.B$1:$'scans-all-edited'.B$10000])" office:value-type="float" office:value="8" calcext:value-type="float">
            <text:p>8</text:p>
          </table:table-cell>
          <table:table-cell table:formula="of:=LOOKUP([.$A13]; [$'scans-all-edited'.$A$1:$'scans-all-edited'.$A$10000]; [$'scans-all-edited'.C$1:$'scans-all-edited'.C$10000])" office:value-type="float" office:value="15.8265209197998" calcext:value-type="float">
            <text:p>16</text:p>
          </table:table-cell>
        </table:table-row>
        <table:table-row table:style-name="ro1">
          <table:table-cell office:value-type="string" calcext:value-type="string">
            <text:p>t7vms2-vms0-bupstash-target</text:p>
          </table:table-cell>
          <table:table-cell table:formula="of:=LOOKUP([.$A14]; [$'scans-all-edited'.$A$1:$'scans-all-edited'.$A$10000]; [$'scans-all-edited'.B$1:$'scans-all-edited'.B$10000])" office:value-type="float" office:value="219862" calcext:value-type="float">
            <text:p>219862</text:p>
          </table:table-cell>
          <table:table-cell table:formula="of:=LOOKUP([.$A14]; [$'scans-all-edited'.$A$1:$'scans-all-edited'.$A$10000]; [$'scans-all-edited'.C$1:$'scans-all-edited'.C$10000])" office:value-type="float" office:value="177403.085268974" calcext:value-type="float">
            <text:p>177403</text:p>
          </table:table-cell>
        </table:table-row>
        <table:table-row table:style-name="ro1">
          <table:table-cell office:value-type="string" calcext:value-type="string">
            <text:p>t7vms2-vms0-bupstash-cache</text:p>
          </table:table-cell>
          <table:table-cell table:formula="of:=LOOKUP([.$A15]; [$'scans-all-edited'.$A$1:$'scans-all-edited'.$A$10000]; [$'scans-all-edited'.B$1:$'scans-all-edited'.B$10000])" office:value-type="float" office:value="3" calcext:value-type="float">
            <text:p>3</text:p>
          </table:table-cell>
          <table:table-cell table:formula="of:=LOOKUP([.$A15]; [$'scans-all-edited'.$A$1:$'scans-all-edited'.$A$10000]; [$'scans-all-edited'.C$1:$'scans-all-edited'.C$10000])" office:value-type="float" office:value="36.0820350646973" calcext:value-type="float">
            <text:p>36</text:p>
          </table:table-cell>
        </table:table-row>
        <table:table-row table:style-name="ro1">
          <table:table-cell office:value-type="string" calcext:value-type="string">
            <text:p>t7vms2-vms0-kopia-target</text:p>
          </table:table-cell>
          <table:table-cell table:formula="of:=LOOKUP([.$A16]; [$'scans-all-edited'.$A$1:$'scans-all-edited'.$A$10000]; [$'scans-all-edited'.B$1:$'scans-all-edited'.B$10000])" office:value-type="float" office:value="30026" calcext:value-type="float">
            <text:p>30026</text:p>
          </table:table-cell>
          <table:table-cell table:formula="of:=LOOKUP([.$A16]; [$'scans-all-edited'.$A$1:$'scans-all-edited'.$A$10000]; [$'scans-all-edited'.C$1:$'scans-all-edited'.C$10000])" office:value-type="float" office:value="320475.637708664" calcext:value-type="float">
            <text:p>320476</text:p>
          </table:table-cell>
        </table:table-row>
        <table:table-row table:style-name="ro1">
          <table:table-cell office:value-type="string" calcext:value-type="string">
            <text:p>t7vms2-vms0-kopia-cache</text:p>
          </table:table-cell>
          <table:table-cell table:formula="of:=LOOKUP([.$A17]; [$'scans-all-edited'.$A$1:$'scans-all-edited'.$A$10000]; [$'scans-all-edited'.B$1:$'scans-all-edited'.B$10000])" office:value-type="float" office:value="52" calcext:value-type="float">
            <text:p>52</text:p>
          </table:table-cell>
          <table:table-cell table:formula="of:=LOOKUP([.$A17]; [$'scans-all-edited'.$A$1:$'scans-all-edited'.$A$10000]; [$'scans-all-edited'.C$1:$'scans-all-edited'.C$10000])" office:value-type="float" office:value="54.1106929779053" calcext:value-type="float">
            <text:p>54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7vms2-vms1-borg-target</text:p>
          </table:table-cell>
          <table:table-cell table:formula="of:=LOOKUP([.$A19]; [$'scans-all-edited'.$A$1:$'scans-all-edited'.$A$10000]; [$'scans-all-edited'.B$1:$'scans-all-edited'.B$10000])" office:value-type="float" office:value="529" calcext:value-type="float">
            <text:p>529</text:p>
          </table:table-cell>
          <table:table-cell table:formula="of:=LOOKUP([.$A19]; [$'scans-all-edited'.$A$1:$'scans-all-edited'.$A$10000]; [$'scans-all-edited'.C$1:$'scans-all-edited'.C$10000])" office:value-type="float" office:value="171791.238277435" calcext:value-type="float">
            <text:p>171791</text:p>
          </table:table-cell>
        </table:table-row>
        <table:table-row table:style-name="ro1">
          <table:table-cell office:value-type="string" calcext:value-type="string">
            <text:p>t7vms2-vms1-borg-cache</text:p>
          </table:table-cell>
          <table:table-cell table:formula="of:=LOOKUP([.$A20]; [$'scans-all-edited'.$A$1:$'scans-all-edited'.$A$10000]; [$'scans-all-edited'.B$1:$'scans-all-edited'.B$10000])" office:value-type="float" office:value="8" calcext:value-type="float">
            <text:p>8</text:p>
          </table:table-cell>
          <table:table-cell table:formula="of:=LOOKUP([.$A20]; [$'scans-all-edited'.$A$1:$'scans-all-edited'.$A$10000]; [$'scans-all-edited'.C$1:$'scans-all-edited'.C$10000])" office:value-type="float" office:value="11.7668161392212" calcext:value-type="float">
            <text:p>12</text:p>
          </table:table-cell>
        </table:table-row>
        <table:table-row table:style-name="ro1">
          <table:table-cell office:value-type="string" calcext:value-type="string">
            <text:p>t7vms2-vms1-bupstash-target</text:p>
          </table:table-cell>
          <table:table-cell table:formula="of:=LOOKUP([.$A21]; [$'scans-all-edited'.$A$1:$'scans-all-edited'.$A$10000]; [$'scans-all-edited'.B$1:$'scans-all-edited'.B$10000])" office:value-type="float" office:value="254693" calcext:value-type="float">
            <text:p>254693</text:p>
          </table:table-cell>
          <table:table-cell table:formula="of:=LOOKUP([.$A21]; [$'scans-all-edited'.$A$1:$'scans-all-edited'.$A$10000]; [$'scans-all-edited'.C$1:$'scans-all-edited'.C$10000])" office:value-type="float" office:value="213892.028120041" calcext:value-type="float">
            <text:p>213892</text:p>
          </table:table-cell>
        </table:table-row>
        <table:table-row table:style-name="ro1">
          <table:table-cell office:value-type="string" calcext:value-type="string">
            <text:p>t7vms2-vms1-bupstash-cache</text:p>
          </table:table-cell>
          <table:table-cell table:formula="of:=LOOKUP([.$A22]; [$'scans-all-edited'.$A$1:$'scans-all-edited'.$A$10000]; [$'scans-all-edited'.B$1:$'scans-all-edited'.B$10000])" office:value-type="float" office:value="3" calcext:value-type="float">
            <text:p>3</text:p>
          </table:table-cell>
          <table:table-cell table:formula="of:=LOOKUP([.$A22]; [$'scans-all-edited'.$A$1:$'scans-all-edited'.$A$10000]; [$'scans-all-edited'.C$1:$'scans-all-edited'.C$10000])" office:value-type="float" office:value="48.7265663146973" calcext:value-type="float">
            <text:p>49</text:p>
          </table:table-cell>
        </table:table-row>
        <table:table-row table:style-name="ro1">
          <table:table-cell office:value-type="string" calcext:value-type="string">
            <text:p>t7vms2-vms1-kopia-target</text:p>
          </table:table-cell>
          <table:table-cell table:formula="of:=LOOKUP([.$A23]; [$'scans-all-edited'.$A$1:$'scans-all-edited'.$A$10000]; [$'scans-all-edited'.B$1:$'scans-all-edited'.B$10000])" office:value-type="float" office:value="43199" calcext:value-type="float">
            <text:p>43199</text:p>
          </table:table-cell>
          <table:table-cell table:formula="of:=LOOKUP([.$A23]; [$'scans-all-edited'.$A$1:$'scans-all-edited'.$A$10000]; [$'scans-all-edited'.C$1:$'scans-all-edited'.C$10000])" office:value-type="float" office:value="462967.999351501" calcext:value-type="float">
            <text:p>462968</text:p>
          </table:table-cell>
        </table:table-row>
        <table:table-row table:style-name="ro1">
          <table:table-cell office:value-type="string" calcext:value-type="string">
            <text:p>t7vms2-vms1-kopia-cache</text:p>
          </table:table-cell>
          <table:table-cell table:formula="of:=LOOKUP([.$A24]; [$'scans-all-edited'.$A$1:$'scans-all-edited'.$A$10000]; [$'scans-all-edited'.B$1:$'scans-all-edited'.B$10000])" office:value-type="float" office:value="105" calcext:value-type="float">
            <text:p>105</text:p>
          </table:table-cell>
          <table:table-cell table:formula="of:=LOOKUP([.$A24]; [$'scans-all-edited'.$A$1:$'scans-all-edited'.$A$10000]; [$'scans-all-edited'.C$1:$'scans-all-edited'.C$10000])" office:value-type="float" office:value="124.034068107605" calcext:value-type="float">
            <text:p>124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6gamtests3-t1-borg-target</text:p>
          </table:table-cell>
          <table:table-cell table:formula="of:=LOOKUP([.$A26]; [$'scans-all-edited'.$A$1:$'scans-all-edited'.$A$10000]; [$'scans-all-edited'.B$1:$'scans-all-edited'.B$10000])" office:value-type="float" office:value="322" calcext:value-type="float">
            <text:p>322</text:p>
          </table:table-cell>
          <table:table-cell table:formula="of:=LOOKUP([.$A26]; [$'scans-all-edited'.$A$1:$'scans-all-edited'.$A$10000]; [$'scans-all-edited'.C$1:$'scans-all-edited'.C$10000])" office:value-type="float" office:value="115109.478984833" calcext:value-type="float">
            <text:p>115109</text:p>
          </table:table-cell>
        </table:table-row>
        <table:table-row table:style-name="ro1">
          <table:table-cell office:value-type="string" calcext:value-type="string">
            <text:p>t6gamtests3-t1-borg-cache-1</text:p>
          </table:table-cell>
          <table:table-cell table:formula="of:=LOOKUP([.$A27]; [$'scans-all-edited'.$A$1:$'scans-all-edited'.$A$10000]; [$'scans-all-edited'.B$1:$'scans-all-edited'.B$10000])" office:value-type="float" office:value="8" calcext:value-type="float">
            <text:p>8</text:p>
          </table:table-cell>
          <table:table-cell table:formula="of:=LOOKUP([.$A27]; [$'scans-all-edited'.$A$1:$'scans-all-edited'.$A$10000]; [$'scans-all-edited'.C$1:$'scans-all-edited'.C$10000])" office:value-type="float" office:value="24.1781358718872" calcext:value-type="float">
            <text:p>24</text:p>
          </table:table-cell>
        </table:table-row>
        <table:table-row table:style-name="ro1">
          <table:table-cell office:value-type="string" calcext:value-type="string">
            <text:p>t6gamtests3-t1-bupstash-target</text:p>
          </table:table-cell>
          <table:table-cell table:formula="of:=LOOKUP([.$A28]; [$'scans-all-edited'.$A$1:$'scans-all-edited'.$A$10000]; [$'scans-all-edited'.B$1:$'scans-all-edited'.B$10000])" office:value-type="float" office:value="138288" calcext:value-type="float">
            <text:p>138288</text:p>
          </table:table-cell>
          <table:table-cell table:formula="of:=LOOKUP([.$A28]; [$'scans-all-edited'.$A$1:$'scans-all-edited'.$A$10000]; [$'scans-all-edited'.C$1:$'scans-all-edited'.C$10000])" office:value-type="float" office:value="130549.929514885" calcext:value-type="float">
            <text:p>130550</text:p>
          </table:table-cell>
        </table:table-row>
        <table:table-row table:style-name="ro1">
          <table:table-cell office:value-type="string" calcext:value-type="string">
            <text:p>t6gamtests3-t1-bupstash-cache-1</text:p>
          </table:table-cell>
          <table:table-cell table:formula="of:=LOOKUP([.$A29]; [$'scans-all-edited'.$A$1:$'scans-all-edited'.$A$10000]; [$'scans-all-edited'.B$1:$'scans-all-edited'.B$10000])" office:value-type="float" office:value="3" calcext:value-type="float">
            <text:p>3</text:p>
          </table:table-cell>
          <table:table-cell table:formula="of:=LOOKUP([.$A29]; [$'scans-all-edited'.$A$1:$'scans-all-edited'.$A$10000]; [$'scans-all-edited'.C$1:$'scans-all-edited'.C$10000])" office:value-type="float" office:value="21.1875038146973" calcext:value-type="float">
            <text:p>21</text:p>
          </table:table-cell>
        </table:table-row>
        <table:table-row table:style-name="ro1">
          <table:table-cell office:value-type="string" calcext:value-type="string">
            <text:p>t6gamtests3-t1-kopia-target</text:p>
          </table:table-cell>
          <table:table-cell table:formula="of:=LOOKUP([.$A30]; [$'scans-all-edited'.$A$1:$'scans-all-edited'.$A$10000]; [$'scans-all-edited'.B$1:$'scans-all-edited'.B$10000])" office:value-type="float" office:value="14371" calcext:value-type="float">
            <text:p>14371</text:p>
          </table:table-cell>
          <table:table-cell table:formula="of:=LOOKUP([.$A30]; [$'scans-all-edited'.$A$1:$'scans-all-edited'.$A$10000]; [$'scans-all-edited'.C$1:$'scans-all-edited'.C$10000])" office:value-type="float" office:value="154747.574510574" calcext:value-type="float">
            <text:p>154748</text:p>
          </table:table-cell>
        </table:table-row>
        <table:table-row table:style-name="ro1">
          <table:table-cell office:value-type="string" calcext:value-type="string">
            <text:p>t6gamtests3-t1-kopia-cache-1</text:p>
          </table:table-cell>
          <table:table-cell table:formula="of:=LOOKUP([.$A31]; [$'scans-all-edited'.$A$1:$'scans-all-edited'.$A$10000]; [$'scans-all-edited'.B$1:$'scans-all-edited'.B$10000])" office:value-type="float" office:value="50" calcext:value-type="float">
            <text:p>50</text:p>
          </table:table-cell>
          <table:table-cell table:formula="of:=LOOKUP([.$A31]; [$'scans-all-edited'.$A$1:$'scans-all-edited'.$A$10000]; [$'scans-all-edited'.C$1:$'scans-all-edited'.C$10000])" office:value-type="float" office:value="65.8882627487183" calcext:value-type="float">
            <text:p>6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6gamtests3-t2-borg-target</text:p>
          </table:table-cell>
          <table:table-cell table:formula="of:=LOOKUP([.$A33]; [$'scans-all-edited'.$A$1:$'scans-all-edited'.$A$10000]; [$'scans-all-edited'.B$1:$'scans-all-edited'.B$10000])" office:value-type="float" office:value="326" calcext:value-type="float">
            <text:p>326</text:p>
          </table:table-cell>
          <table:table-cell table:formula="of:=LOOKUP([.$A33]; [$'scans-all-edited'.$A$1:$'scans-all-edited'.$A$10000]; [$'scans-all-edited'.C$1:$'scans-all-edited'.C$10000])" office:value-type="float" office:value="115112.991950989" calcext:value-type="float">
            <text:p>115113</text:p>
          </table:table-cell>
        </table:table-row>
        <table:table-row table:style-name="ro1">
          <table:table-cell office:value-type="string" calcext:value-type="string">
            <text:p>t6gamtests3-t2-borg-cache-1</text:p>
          </table:table-cell>
          <table:table-cell table:formula="of:=LOOKUP([.$A34]; [$'scans-all-edited'.$A$1:$'scans-all-edited'.$A$10000]; [$'scans-all-edited'.B$1:$'scans-all-edited'.B$10000])" office:value-type="float" office:value="8" calcext:value-type="float">
            <text:p>8</text:p>
          </table:table-cell>
          <table:table-cell table:formula="of:=LOOKUP([.$A34]; [$'scans-all-edited'.$A$1:$'scans-all-edited'.$A$10000]; [$'scans-all-edited'.C$1:$'scans-all-edited'.C$10000])" office:value-type="float" office:value="24.1782207489014" calcext:value-type="float">
            <text:p>24</text:p>
          </table:table-cell>
        </table:table-row>
        <table:table-row table:style-name="ro1">
          <table:table-cell office:value-type="string" calcext:value-type="string">
            <text:p>t6gamtests3-t2-bupstash-target</text:p>
          </table:table-cell>
          <table:table-cell table:formula="of:=LOOKUP([.$A35]; [$'scans-all-edited'.$A$1:$'scans-all-edited'.$A$10000]; [$'scans-all-edited'.B$1:$'scans-all-edited'.B$10000])" office:value-type="float" office:value="138288" calcext:value-type="float">
            <text:p>138288</text:p>
          </table:table-cell>
          <table:table-cell table:formula="of:=LOOKUP([.$A35]; [$'scans-all-edited'.$A$1:$'scans-all-edited'.$A$10000]; [$'scans-all-edited'.C$1:$'scans-all-edited'.C$10000])" office:value-type="float" office:value="130549.929514885" calcext:value-type="float">
            <text:p>130550</text:p>
          </table:table-cell>
        </table:table-row>
        <table:table-row table:style-name="ro1">
          <table:table-cell office:value-type="string" calcext:value-type="string">
            <text:p>t6gamtests3-t2-bupstash-cache-1</text:p>
          </table:table-cell>
          <table:table-cell table:formula="of:=LOOKUP([.$A36]; [$'scans-all-edited'.$A$1:$'scans-all-edited'.$A$10000]; [$'scans-all-edited'.B$1:$'scans-all-edited'.B$10000])" office:value-type="float" office:value="3" calcext:value-type="float">
            <text:p>3</text:p>
          </table:table-cell>
          <table:table-cell table:formula="of:=LOOKUP([.$A36]; [$'scans-all-edited'.$A$1:$'scans-all-edited'.$A$10000]; [$'scans-all-edited'.C$1:$'scans-all-edited'.C$10000])" office:value-type="float" office:value="21.1875038146973" calcext:value-type="float">
            <text:p>21</text:p>
          </table:table-cell>
        </table:table-row>
        <table:table-row table:style-name="ro1">
          <table:table-cell office:value-type="string" calcext:value-type="string">
            <text:p>t6gamtests3-t2-kopia-target</text:p>
          </table:table-cell>
          <table:table-cell table:formula="of:=LOOKUP([.$A37]; [$'scans-all-edited'.$A$1:$'scans-all-edited'.$A$10000]; [$'scans-all-edited'.B$1:$'scans-all-edited'.B$10000])" office:value-type="float" office:value="14377" calcext:value-type="float">
            <text:p>14377</text:p>
          </table:table-cell>
          <table:table-cell table:formula="of:=LOOKUP([.$A37]; [$'scans-all-edited'.$A$1:$'scans-all-edited'.$A$10000]; [$'scans-all-edited'.C$1:$'scans-all-edited'.C$10000])" office:value-type="float" office:value="154747.594330788" calcext:value-type="float">
            <text:p>154748</text:p>
          </table:table-cell>
        </table:table-row>
        <table:table-row table:style-name="ro1">
          <table:table-cell office:value-type="string" calcext:value-type="string">
            <text:p>t6gamtests3-t2-kopia-cache-1</text:p>
          </table:table-cell>
          <table:table-cell table:formula="of:=LOOKUP([.$A38]; [$'scans-all-edited'.$A$1:$'scans-all-edited'.$A$10000]; [$'scans-all-edited'.B$1:$'scans-all-edited'.B$10000])" office:value-type="float" office:value="59" calcext:value-type="float">
            <text:p>59</text:p>
          </table:table-cell>
          <table:table-cell table:formula="of:=LOOKUP([.$A38]; [$'scans-all-edited'.$A$1:$'scans-all-edited'.$A$10000]; [$'scans-all-edited'.C$1:$'scans-all-edited'.C$10000])" office:value-type="float" office:value="88.8207206726074" calcext:value-type="float">
            <text:p>8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8datanfs-x2a00-borg-target</text:p>
          </table:table-cell>
          <table:table-cell table:formula="of:=LOOKUP([.$A40]; [$'scans-all-edited'.$A$1:$'scans-all-edited'.$A$10000]; [$'scans-all-edited'.B$1:$'scans-all-edited'.B$10000])" office:value-type="float" office:value="60" calcext:value-type="float">
            <text:p>60</text:p>
          </table:table-cell>
          <table:table-cell table:formula="of:=LOOKUP([.$A40]; [$'scans-all-edited'.$A$1:$'scans-all-edited'.$A$10000]; [$'scans-all-edited'.C$1:$'scans-all-edited'.C$10000])" office:value-type="float" office:value="18016.570520401" calcext:value-type="float">
            <text:p>18017</text:p>
          </table:table-cell>
        </table:table-row>
        <table:table-row table:style-name="ro1">
          <table:table-cell office:value-type="string" calcext:value-type="string">
            <text:p>t8datanfs-x2a00-borg-cache</text:p>
          </table:table-cell>
          <table:table-cell table:formula="of:=LOOKUP([.$A41]; [$'scans-all-edited'.$A$1:$'scans-all-edited'.$A$10000]; [$'scans-all-edited'.B$1:$'scans-all-edited'.B$10000])" office:value-type="float" office:value="8" calcext:value-type="float">
            <text:p>8</text:p>
          </table:table-cell>
          <table:table-cell table:formula="of:=LOOKUP([.$A41]; [$'scans-all-edited'.$A$1:$'scans-all-edited'.$A$10000]; [$'scans-all-edited'.C$1:$'scans-all-edited'.C$10000])" office:value-type="float" office:value="49.6804866790771" calcext:value-type="float">
            <text:p>50</text:p>
          </table:table-cell>
        </table:table-row>
        <table:table-row table:style-name="ro1">
          <table:table-cell office:value-type="string" calcext:value-type="string">
            <text:p>t8datanfs-x2a00-jmbb-target</text:p>
          </table:table-cell>
          <table:table-cell table:formula="of:=LOOKUP([.$A42]; [$'scans-all-edited'.$A$1:$'scans-all-edited'.$A$10000]; [$'scans-all-edited'.B$1:$'scans-all-edited'.B$10000])" office:value-type="float" office:value="882" calcext:value-type="float">
            <text:p>882</text:p>
          </table:table-cell>
          <table:table-cell table:formula="of:=LOOKUP([.$A42]; [$'scans-all-edited'.$A$1:$'scans-all-edited'.$A$10000]; [$'scans-all-edited'.C$1:$'scans-all-edited'.C$10000])" office:value-type="float" office:value="18311.0992116928" calcext:value-type="float">
            <text:p>18311</text:p>
          </table:table-cell>
        </table:table-row>
        <table:table-row table:style-name="ro1">
          <table:table-cell office:value-type="string" calcext:value-type="string">
            <text:p>t8datanfs-x2a00-bupstash-target</text:p>
          </table:table-cell>
          <table:table-cell table:formula="of:=LOOKUP([.$A43]; [$'scans-all-edited'.$A$1:$'scans-all-edited'.$A$10000]; [$'scans-all-edited'.B$1:$'scans-all-edited'.B$10000])" office:value-type="float" office:value="41327" calcext:value-type="float">
            <text:p>41327</text:p>
          </table:table-cell>
          <table:table-cell table:formula="of:=LOOKUP([.$A43]; [$'scans-all-edited'.$A$1:$'scans-all-edited'.$A$10000]; [$'scans-all-edited'.C$1:$'scans-all-edited'.C$10000])" office:value-type="float" office:value="20891.3494558334" calcext:value-type="float">
            <text:p>20891</text:p>
          </table:table-cell>
        </table:table-row>
        <table:table-row table:style-name="ro1">
          <table:table-cell office:value-type="string" calcext:value-type="string">
            <text:p>t8datanfs-x2a00-bupstash-cache</text:p>
          </table:table-cell>
          <table:table-cell table:formula="of:=LOOKUP([.$A44]; [$'scans-all-edited'.$A$1:$'scans-all-edited'.$A$10000]; [$'scans-all-edited'.B$1:$'scans-all-edited'.B$10000])" office:value-type="float" office:value="3" calcext:value-type="float">
            <text:p>3</text:p>
          </table:table-cell>
          <table:table-cell table:formula="of:=LOOKUP([.$A44]; [$'scans-all-edited'.$A$1:$'scans-all-edited'.$A$10000]; [$'scans-all-edited'.C$1:$'scans-all-edited'.C$10000])" office:value-type="float" office:value="13.0234413146973" calcext:value-type="float">
            <text:p>13</text:p>
          </table:table-cell>
        </table:table-row>
        <table:table-row table:style-name="ro1">
          <table:table-cell office:value-type="string" calcext:value-type="string">
            <text:p>t8datanfs-x2a00-kopia-target</text:p>
          </table:table-cell>
          <table:table-cell table:formula="of:=LOOKUP([.$A45]; [$'scans-all-edited'.$A$1:$'scans-all-edited'.$A$10000]; [$'scans-all-edited'.B$1:$'scans-all-edited'.B$10000])" office:value-type="float" office:value="2633" calcext:value-type="float">
            <text:p>2633</text:p>
          </table:table-cell>
          <table:table-cell table:formula="of:=LOOKUP([.$A45]; [$'scans-all-edited'.$A$1:$'scans-all-edited'.$A$10000]; [$'scans-all-edited'.C$1:$'scans-all-edited'.C$10000])" office:value-type="float" office:value="24969.0713005066" calcext:value-type="float">
            <text:p>24969</text:p>
          </table:table-cell>
        </table:table-row>
        <table:table-row table:style-name="ro1">
          <table:table-cell office:value-type="string" calcext:value-type="string">
            <text:p>t8datanfs-x2a00-kopia-cache</text:p>
          </table:table-cell>
          <table:table-cell table:formula="of:=LOOKUP([.$A46]; [$'scans-all-edited'.$A$1:$'scans-all-edited'.$A$10000]; [$'scans-all-edited'.B$1:$'scans-all-edited'.B$10000])" office:value-type="float" office:value="53" calcext:value-type="float">
            <text:p>53</text:p>
          </table:table-cell>
          <table:table-cell table:formula="of:=LOOKUP([.$A46]; [$'scans-all-edited'.$A$1:$'scans-all-edited'.$A$10000]; [$'scans-all-edited'.C$1:$'scans-all-edited'.C$10000])" office:value-type="float" office:value="197.227375984192" calcext:value-type="float">
            <text:p>197</text:p>
          </table:table-cell>
        </table:table-row>
      </table:table>
      <table:table table:name="scans-all-edited" table:style-name="ta1">
        <table:table-source xlink:type="simple" xlink:href="../scans-all-edited.txt" table:table-name="scans-all-edited" table:filter-name="Text - txt - csv (StarCalc)" table:filter-options="124,0,76,1,,0,false,false,true,false,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size_mib</text:p>
          </table:table-cell>
          <table:table-cell office:value-type="string" calcext:value-type="string">
            <text:p>num_empty</text:p>
          </table:table-cell>
          <table:table-cell office:value-type="string" calcext:value-type="string">
            <text:p>median_kib</text:p>
          </table:table-cell>
          <table:table-cell office:value-type="string" calcext:value-type="string">
            <text:p>avg_kib</text:p>
          </table:table-cell>
          <table:table-cell office:value-type="string" calcext:value-type="string">
            <text:p>largest_mib</text:p>
          </table:table-cell>
          <table:table-cell office:value-type="string" calcext:value-type="string">
            <text:p>longst_path</text:p>
          </table:table-cell>
        </table:table-row>
        <table:table-row table:style-name="ro1">
          <table:table-cell office:value-type="string" calcext:value-type="string">
            <text:p>backup-all</text:p>
          </table:table-cell>
          <table:table-cell office:value-type="float" office:value="13585271" calcext:value-type="float">
            <text:p>13585271</text:p>
          </table:table-cell>
          <table:table-cell office:value-type="float" office:value="1042131.4695015" calcext:value-type="float">
            <text:p>1042131.4695015</text:p>
          </table:table-cell>
          <table:table-cell office:value-type="float" office:value="174044" calcext:value-type="float">
            <text:p>174044</text:p>
          </table:table-cell>
          <table:table-cell office:value-type="float" office:value="3.5830078125" calcext:value-type="float">
            <text:p>3.5830078125</text:p>
          </table:table-cell>
          <table:table-cell office:value-type="float" office:value="78.5514418350235" calcext:value-type="float">
            <text:p>78.5514418350235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gam-input</text:p>
          </table:table-cell>
          <table:table-cell office:value-type="float" office:value="132588" calcext:value-type="float">
            <text:p>132588</text:p>
          </table:table-cell>
          <table:table-cell office:value-type="float" office:value="176474.701096535" calcext:value-type="float">
            <text:p>176474.701096535</text:p>
          </table:table-cell>
          <table:table-cell office:value-type="float" office:value="74" calcext:value-type="float">
            <text:p>74</text:p>
          </table:table-cell>
          <table:table-cell office:value-type="float" office:value="16.04296875" calcext:value-type="float">
            <text:p>16.04296875</text:p>
          </table:table-cell>
          <table:table-cell office:value-type="float" office:value="1362.94456453715" calcext:value-type="float">
            <text:p>1362.94456453715</text:p>
          </table:table-cell>
          <table:table-cell office:value-type="float" office:value="4095" calcext:value-type="float">
            <text:p>409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1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408668518066406" calcext:value-type="float">
            <text:p>0.040866851806641</text:p>
          </table:table-cell>
          <table:table-cell office:value-type="float" office:value="0" calcext:value-type="float">
            <text:p>0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3.80433238636364" calcext:value-type="float">
            <text:p>3.8043323863636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1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34518051147461" calcext:value-type="float">
            <text:p>0.023451805114746</text:p>
          </table:table-cell>
          <table:table-cell office:value-type="float" office:value="1" calcext:value-type="float">
            <text:p>1</text:p>
          </table:table-cell>
          <table:table-cell office:value-type="float" office:value="0.00732421875" calcext:value-type="float">
            <text:p>0.00732421875</text:p>
          </table:table-cell>
          <table:table-cell office:value-type="float" office:value="6.003662109375" calcext:value-type="float">
            <text:p>6.0036621093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1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0357627868652344" calcext:value-type="float">
            <text:p>0.0003576278686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310546875" calcext:value-type="float">
            <text:p>0.183105468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1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198907852172852" calcext:value-type="float">
            <text:p>0.019890785217285</text:p>
          </table:table-cell>
          <table:table-cell office:value-type="float" office:value="1" calcext:value-type="float">
            <text:p>1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36505126953125" calcext:value-type="float">
            <text:p>0.6365051269531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0958633422851562" calcext:value-type="float">
            <text:p>0.009586334228516</text:p>
          </table:table-cell>
          <table:table-cell office:value-type="float" office:value="0" calcext:value-type="float">
            <text:p>0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0.654427083333333" calcext:value-type="float">
            <text:p>0.6544270833333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post-kopia-kopia-cache</text:p>
          </table:table-cell>
          <table:table-cell office:value-type="float" office:value="2470" calcext:value-type="float">
            <text:p>2470</text:p>
          </table:table-cell>
          <table:table-cell office:value-type="float" office:value="2332.10384368896" calcext:value-type="float">
            <text:p>2332.10384368896</text:p>
          </table:table-cell>
          <table:table-cell office:value-type="float" office:value="1" calcext:value-type="float">
            <text:p>1</text:p>
          </table:table-cell>
          <table:table-cell office:value-type="float" office:value="3.61572265625" calcext:value-type="float">
            <text:p>3.61572265625</text:p>
          </table:table-cell>
          <table:table-cell office:value-type="float" office:value="966.831714954454" calcext:value-type="float">
            <text:p>966.83171495445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post-kopia-kopia-target</text:p>
          </table:table-cell>
          <table:table-cell office:value-type="float" office:value="5615" calcext:value-type="float">
            <text:p>5615</text:p>
          </table:table-cell>
          <table:table-cell office:value-type="float" office:value="53602.3235139847" calcext:value-type="float">
            <text:p>53602.323513984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75.3836648834" calcext:value-type="float">
            <text:p>9775.383664883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693878173828" calcext:value-type="float">
            <text:p>49.669387817382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7.681640625" calcext:value-type="float">
            <text:p>6357.68164062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00-borg-target</text:p>
          </table:table-cell>
          <table:table-cell office:value-type="float" office:value="63" calcext:value-type="float">
            <text:p>63</text:p>
          </table:table-cell>
          <table:table-cell office:value-type="float" office:value="18021.5353870392" calcext:value-type="float">
            <text:p>18021.5353870392</text:p>
          </table:table-cell>
          <table:table-cell office:value-type="float" office:value="0" calcext:value-type="float">
            <text:p>0</text:p>
          </table:table-cell>
          <table:table-cell office:value-type="float" office:value="512002.421875" calcext:value-type="float">
            <text:p>512002.421875</text:p>
          </table:table-cell>
          <table:table-cell office:value-type="float" office:value="292921.4640687" calcext:value-type="float">
            <text:p>292921.4640687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0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13.0742225646973" calcext:value-type="float">
            <text:p>13.07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62.66796875" calcext:value-type="float">
            <text:p>4462.6679687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00-bupstash-target</text:p>
          </table:table-cell>
          <table:table-cell office:value-type="float" office:value="41833" calcext:value-type="float">
            <text:p>41833</text:p>
          </table:table-cell>
          <table:table-cell office:value-type="float" office:value="20897.4822912216" calcext:value-type="float">
            <text:p>20897.4822912216</text:p>
          </table:table-cell>
          <table:table-cell office:value-type="float" office:value="1" calcext:value-type="float">
            <text:p>1</text:p>
          </table:table-cell>
          <table:table-cell office:value-type="float" office:value="189.9189453125" calcext:value-type="float">
            <text:p>189.9189453125</text:p>
          </table:table-cell>
          <table:table-cell office:value-type="float" office:value="511.534479148302" calcext:value-type="float">
            <text:p>511.53447914830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00-jmbb-target</text:p>
          </table:table-cell>
          <table:table-cell office:value-type="float" office:value="877" calcext:value-type="float">
            <text:p>877</text:p>
          </table:table-cell>
          <table:table-cell office:value-type="float" office:value="18283.2913627625" calcext:value-type="float">
            <text:p>18283.2913627625</text:p>
          </table:table-cell>
          <table:table-cell office:value-type="float" office:value="0" calcext:value-type="float">
            <text:p>0</text:p>
          </table:table-cell>
          <table:table-cell office:value-type="float" office:value="21274.5546875" calcext:value-type="float">
            <text:p>21274.5546875</text:p>
          </table:table-cell>
          <table:table-cell office:value-type="float" office:value="21347.8795387329" calcext:value-type="float">
            <text:p>21347.879538732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00-kopia-cache</text:p>
          </table:table-cell>
          <table:table-cell office:value-type="float" office:value="51" calcext:value-type="float">
            <text:p>51</text:p>
          </table:table-cell>
          <table:table-cell office:value-type="float" office:value="197.159207344055" calcext:value-type="float">
            <text:p>197.159207344055</text:p>
          </table:table-cell>
          <table:table-cell office:value-type="float" office:value="1" calcext:value-type="float">
            <text:p>1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3958.64761412377" calcext:value-type="float">
            <text:p>3958.6476141237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00-kopia-target</text:p>
          </table:table-cell>
          <table:table-cell office:value-type="float" office:value="2629" calcext:value-type="float">
            <text:p>2629</text:p>
          </table:table-cell>
          <table:table-cell office:value-type="float" office:value="24947.9663667679" calcext:value-type="float">
            <text:p>24947.9663667679</text:p>
          </table:table-cell>
          <table:table-cell office:value-type="float" office:value="0" calcext:value-type="float">
            <text:p>0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9717.27560272739" calcext:value-type="float">
            <text:p>9717.275602727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216945648193" calcext:value-type="float">
            <text:p>50.121694564819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5.57690429688" calcext:value-type="float">
            <text:p>6415.57690429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4c-borg-target</text:p>
          </table:table-cell>
          <table:table-cell office:value-type="float" office:value="68" calcext:value-type="float">
            <text:p>68</text:p>
          </table:table-cell>
          <table:table-cell office:value-type="float" office:value="18449.894744873" calcext:value-type="float">
            <text:p>18449.894744873</text:p>
          </table:table-cell>
          <table:table-cell office:value-type="float" office:value="0" calcext:value-type="float">
            <text:p>0</text:p>
          </table:table-cell>
          <table:table-cell office:value-type="float" office:value="407802.635742188" calcext:value-type="float">
            <text:p>407802.635742188</text:p>
          </table:table-cell>
          <table:table-cell office:value-type="float" office:value="277833.709099265" calcext:value-type="float">
            <text:p>277833.70909926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4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1.9101600646973" calcext:value-type="float">
            <text:p>21.910160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478.66796875" calcext:value-type="float">
            <text:p>7478.6679687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4c-bupstash-target</text:p>
          </table:table-cell>
          <table:table-cell office:value-type="float" office:value="42393" calcext:value-type="float">
            <text:p>42393</text:p>
          </table:table-cell>
          <table:table-cell office:value-type="float" office:value="21316.8820781708" calcext:value-type="float">
            <text:p>21316.8820781708</text:p>
          </table:table-cell>
          <table:table-cell office:value-type="float" office:value="1" calcext:value-type="float">
            <text:p>1</text:p>
          </table:table-cell>
          <table:table-cell office:value-type="float" office:value="193.5478515625" calcext:value-type="float">
            <text:p>193.5478515625</text:p>
          </table:table-cell>
          <table:table-cell office:value-type="float" office:value="514.907820820581" calcext:value-type="float">
            <text:p>514.90782082058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4c-jmbb-target</text:p>
          </table:table-cell>
          <table:table-cell office:value-type="float" office:value="904" calcext:value-type="float">
            <text:p>904</text:p>
          </table:table-cell>
          <table:table-cell office:value-type="float" office:value="18744.1165332794" calcext:value-type="float">
            <text:p>18744.1165332794</text:p>
          </table:table-cell>
          <table:table-cell office:value-type="float" office:value="0" calcext:value-type="float">
            <text:p>0</text:p>
          </table:table-cell>
          <table:table-cell office:value-type="float" office:value="21194.1171875" calcext:value-type="float">
            <text:p>21194.1171875</text:p>
          </table:table-cell>
          <table:table-cell office:value-type="float" office:value="21232.2735952192" calcext:value-type="float">
            <text:p>21232.27359521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4c-kopia-cache</text:p>
          </table:table-cell>
          <table:table-cell office:value-type="float" office:value="60" calcext:value-type="float">
            <text:p>60</text:p>
          </table:table-cell>
          <table:table-cell office:value-type="float" office:value="234.923621177673" calcext:value-type="float">
            <text:p>234.923621177673</text:p>
          </table:table-cell>
          <table:table-cell office:value-type="float" office:value="1" calcext:value-type="float">
            <text:p>1</text:p>
          </table:table-cell>
          <table:table-cell office:value-type="float" office:value="0.12548828125" calcext:value-type="float">
            <text:p>0.12548828125</text:p>
          </table:table-cell>
          <table:table-cell office:value-type="float" office:value="4009.36313476563" calcext:value-type="float">
            <text:p>4009.36313476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4c-kopia-target</text:p>
          </table:table-cell>
          <table:table-cell office:value-type="float" office:value="2695" calcext:value-type="float">
            <text:p>2695</text:p>
          </table:table-cell>
          <table:table-cell office:value-type="float" office:value="25569.0968704224" calcext:value-type="float">
            <text:p>25569.0968704224</text:p>
          </table:table-cell>
          <table:table-cell office:value-type="float" office:value="0" calcext:value-type="float">
            <text:p>0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9715.30805020872" calcext:value-type="float">
            <text:p>9715.308050208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3982448577881" calcext:value-type="float">
            <text:p>50.398244857788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0.97534179688" calcext:value-type="float">
            <text:p>6450.97534179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af-borg-target</text:p>
          </table:table-cell>
          <table:table-cell office:value-type="float" office:value="74" calcext:value-type="float">
            <text:p>74</text:p>
          </table:table-cell>
          <table:table-cell office:value-type="float" office:value="19127.7057189941" calcext:value-type="float">
            <text:p>19127.7057189941</text:p>
          </table:table-cell>
          <table:table-cell office:value-type="float" office:value="0" calcext:value-type="float">
            <text:p>0</text:p>
          </table:table-cell>
          <table:table-cell office:value-type="float" office:value="345700.842773438" calcext:value-type="float">
            <text:p>345700.842773438</text:p>
          </table:table-cell>
          <table:table-cell office:value-type="float" office:value="264686.089949324" calcext:value-type="float">
            <text:p>264686.08994932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a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273475646973" calcext:value-type="float">
            <text:p>22.0273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18.66796875" calcext:value-type="float">
            <text:p>7518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af-bupstash-target</text:p>
          </table:table-cell>
          <table:table-cell office:value-type="float" office:value="43000" calcext:value-type="float">
            <text:p>43000</text:p>
          </table:table-cell>
          <table:table-cell office:value-type="float" office:value="21968.1723623276" calcext:value-type="float">
            <text:p>21968.1723623276</text:p>
          </table:table-cell>
          <table:table-cell office:value-type="float" office:value="1" calcext:value-type="float">
            <text:p>1</text:p>
          </table:table-cell>
          <table:table-cell office:value-type="float" office:value="199.435546875" calcext:value-type="float">
            <text:p>199.435546875</text:p>
          </table:table-cell>
          <table:table-cell office:value-type="float" office:value="523.14903486101" calcext:value-type="float">
            <text:p>523.1490348610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af-jmbb-target</text:p>
          </table:table-cell>
          <table:table-cell office:value-type="float" office:value="941" calcext:value-type="float">
            <text:p>941</text:p>
          </table:table-cell>
          <table:table-cell office:value-type="float" office:value="19413.0450544357" calcext:value-type="float">
            <text:p>19413.0450544357</text:p>
          </table:table-cell>
          <table:table-cell office:value-type="float" office:value="0" calcext:value-type="float">
            <text:p>0</text:p>
          </table:table-cell>
          <table:table-cell office:value-type="float" office:value="21125.1640625" calcext:value-type="float">
            <text:p>21125.1640625</text:p>
          </table:table-cell>
          <table:table-cell office:value-type="float" office:value="21125.3540231054" calcext:value-type="float">
            <text:p>21125.354023105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af-kopia-cache</text:p>
          </table:table-cell>
          <table:table-cell office:value-type="float" office:value="67" calcext:value-type="float">
            <text:p>67</text:p>
          </table:table-cell>
          <table:table-cell office:value-type="float" office:value="266.626518249512" calcext:value-type="float">
            <text:p>266.626518249512</text:p>
          </table:table-cell>
          <table:table-cell office:value-type="float" office:value="1" calcext:value-type="float">
            <text:p>1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4075.00827891791" calcext:value-type="float">
            <text:p>4075.0082789179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af-kopia-target</text:p>
          </table:table-cell>
          <table:table-cell office:value-type="float" office:value="2788" calcext:value-type="float">
            <text:p>2788</text:p>
          </table:table-cell>
          <table:table-cell office:value-type="float" office:value="26497.8338422775" calcext:value-type="float">
            <text:p>26497.8338422775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32.34643274469" calcext:value-type="float">
            <text:p>9732.346432744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289655685425" calcext:value-type="float">
            <text:p>50.92896556854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8.90759277344" calcext:value-type="float">
            <text:p>6518.90759277344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f8-borg-target</text:p>
          </table:table-cell>
          <table:table-cell office:value-type="float" office:value="79" calcext:value-type="float">
            <text:p>79</text:p>
          </table:table-cell>
          <table:table-cell office:value-type="float" office:value="19123.5840349197" calcext:value-type="float">
            <text:p>19123.5840349197</text:p>
          </table:table-cell>
          <table:table-cell office:value-type="float" office:value="0" calcext:value-type="float">
            <text:p>0</text:p>
          </table:table-cell>
          <table:table-cell office:value-type="float" office:value="168540.715820312" calcext:value-type="float">
            <text:p>168540.715820312</text:p>
          </table:table-cell>
          <table:table-cell office:value-type="float" office:value="247880.380401998" calcext:value-type="float">
            <text:p>247880.38040199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f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820350646973" calcext:value-type="float">
            <text:p>22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37.33463541667" calcext:value-type="float">
            <text:p>7537.3346354166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f8-bupstash-target</text:p>
          </table:table-cell>
          <table:table-cell office:value-type="float" office:value="43210" calcext:value-type="float">
            <text:p>43210</text:p>
          </table:table-cell>
          <table:table-cell office:value-type="float" office:value="22005.0045499802" calcext:value-type="float">
            <text:p>22005.0045499802</text:p>
          </table:table-cell>
          <table:table-cell office:value-type="float" office:value="1" calcext:value-type="float">
            <text:p>1</text:p>
          </table:table-cell>
          <table:table-cell office:value-type="float" office:value="199.88916015625" calcext:value-type="float">
            <text:p>199.88916015625</text:p>
          </table:table-cell>
          <table:table-cell office:value-type="float" office:value="521.479395028458" calcext:value-type="float">
            <text:p>521.47939502845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f8-jmbb-target</text:p>
          </table:table-cell>
          <table:table-cell office:value-type="float" office:value="954" calcext:value-type="float">
            <text:p>954</text:p>
          </table:table-cell>
          <table:table-cell office:value-type="float" office:value="19626.1559333801" calcext:value-type="float">
            <text:p>19626.1559333801</text:p>
          </table:table-cell>
          <table:table-cell office:value-type="float" office:value="0" calcext:value-type="float">
            <text:p>0</text:p>
          </table:table-cell>
          <table:table-cell office:value-type="float" office:value="20975.7265625" calcext:value-type="float">
            <text:p>20975.7265625</text:p>
          </table:table-cell>
          <table:table-cell office:value-type="float" office:value="21066.2302681145" calcext:value-type="float">
            <text:p>21066.230268114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f8-kopia-cache</text:p>
          </table:table-cell>
          <table:table-cell office:value-type="float" office:value="75" calcext:value-type="float">
            <text:p>75</text:p>
          </table:table-cell>
          <table:table-cell office:value-type="float" office:value="300.52322769165" calcext:value-type="float">
            <text:p>300.52322769165</text:p>
          </table:table-cell>
          <table:table-cell office:value-type="float" office:value="1" calcext:value-type="float">
            <text:p>1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4103.14380208333" calcext:value-type="float">
            <text:p>4103.1438020833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f8-kopia-target</text:p>
          </table:table-cell>
          <table:table-cell office:value-type="float" office:value="2842" calcext:value-type="float">
            <text:p>2842</text:p>
          </table:table-cell>
          <table:table-cell office:value-type="float" office:value="26973.2820539474" calcext:value-type="float">
            <text:p>26973.282053947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8.73357608803" calcext:value-type="float">
            <text:p>9718.7335760880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849899291992" calcext:value-type="float">
            <text:p>58.684989929199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11.6787109375" calcext:value-type="float">
            <text:p>7511.6787109375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b81-borg-target</text:p>
          </table:table-cell>
          <table:table-cell office:value-type="float" office:value="85" calcext:value-type="float">
            <text:p>85</text:p>
          </table:table-cell>
          <table:table-cell office:value-type="float" office:value="19376.2116155624" calcext:value-type="float">
            <text:p>19376.2116155624</text:p>
          </table:table-cell>
          <table:table-cell office:value-type="float" office:value="0" calcext:value-type="float">
            <text:p>0</text:p>
          </table:table-cell>
          <table:table-cell office:value-type="float" office:value="17408.181640625" calcext:value-type="float">
            <text:p>17408.181640625</text:p>
          </table:table-cell>
          <table:table-cell office:value-type="float" office:value="233426.361109835" calcext:value-type="float">
            <text:p>233426.36110983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b8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5585975646973" calcext:value-type="float">
            <text:p>22.55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00.00130208333" calcext:value-type="float">
            <text:p>7700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b81-bupstash-target</text:p>
          </table:table-cell>
          <table:table-cell office:value-type="float" office:value="43909" calcext:value-type="float">
            <text:p>43909</text:p>
          </table:table-cell>
          <table:table-cell office:value-type="float" office:value="22218.0987815857" calcext:value-type="float">
            <text:p>22218.0987815857</text:p>
          </table:table-cell>
          <table:table-cell office:value-type="float" office:value="1" calcext:value-type="float">
            <text:p>1</text:p>
          </table:table-cell>
          <table:table-cell office:value-type="float" office:value="198.072265625" calcext:value-type="float">
            <text:p>198.072265625</text:p>
          </table:table-cell>
          <table:table-cell office:value-type="float" office:value="518.147376445461" calcext:value-type="float">
            <text:p>518.14737644546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b81-jmbb-target</text:p>
          </table:table-cell>
          <table:table-cell office:value-type="float" office:value="975" calcext:value-type="float">
            <text:p>975</text:p>
          </table:table-cell>
          <table:table-cell office:value-type="float" office:value="19924.9859895706" calcext:value-type="float">
            <text:p>19924.9859895706</text:p>
          </table:table-cell>
          <table:table-cell office:value-type="float" office:value="0" calcext:value-type="float">
            <text:p>0</text:p>
          </table:table-cell>
          <table:table-cell office:value-type="float" office:value="20756.0390625" calcext:value-type="float">
            <text:p>20756.0390625</text:p>
          </table:table-cell>
          <table:table-cell office:value-type="float" office:value="20926.3442598157" calcext:value-type="float">
            <text:p>20926.344259815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b81-kopia-cache</text:p>
          </table:table-cell>
          <table:table-cell office:value-type="float" office:value="81" calcext:value-type="float">
            <text:p>81</text:p>
          </table:table-cell>
          <table:table-cell office:value-type="float" office:value="356.122431755066" calcext:value-type="float">
            <text:p>356.122431755066</text:p>
          </table:table-cell>
          <table:table-cell office:value-type="float" office:value="1" calcext:value-type="float">
            <text:p>1</text:p>
          </table:table-cell>
          <table:table-cell office:value-type="float" office:value="1.8837890625" calcext:value-type="float">
            <text:p>1.8837890625</text:p>
          </table:table-cell>
          <table:table-cell office:value-type="float" office:value="4502.09098910108" calcext:value-type="float">
            <text:p>4502.090989101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b81-kopia-target</text:p>
          </table:table-cell>
          <table:table-cell office:value-type="float" office:value="2899" calcext:value-type="float">
            <text:p>2899</text:p>
          </table:table-cell>
          <table:table-cell office:value-type="float" office:value="27498.218629837" calcext:value-type="float">
            <text:p>27498.21862983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3.0651524502" calcext:value-type="float">
            <text:p>9713.06515245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2741346359253" calcext:value-type="float">
            <text:p>59.27413463592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87.08923339844" calcext:value-type="float">
            <text:p>7587.08923339844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bcb-borg-target</text:p>
          </table:table-cell>
          <table:table-cell office:value-type="float" office:value="88" calcext:value-type="float">
            <text:p>88</text:p>
          </table:table-cell>
          <table:table-cell office:value-type="float" office:value="19436.872713089" calcext:value-type="float">
            <text:p>19436.872713089</text:p>
          </table:table-cell>
          <table:table-cell office:value-type="float" office:value="0" calcext:value-type="float">
            <text:p>0</text:p>
          </table:table-cell>
          <table:table-cell office:value-type="float" office:value="0.5263671875" calcext:value-type="float">
            <text:p>0.5263671875</text:p>
          </table:table-cell>
          <table:table-cell office:value-type="float" office:value="226174.518843217" calcext:value-type="float">
            <text:p>226174.51884321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b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7929725646973" calcext:value-type="float">
            <text:p>22.792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80.00130208333" calcext:value-type="float">
            <text:p>7780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bcb-bupstash-target</text:p>
          </table:table-cell>
          <table:table-cell office:value-type="float" office:value="43859" calcext:value-type="float">
            <text:p>43859</text:p>
          </table:table-cell>
          <table:table-cell office:value-type="float" office:value="22155.2723302841" calcext:value-type="float">
            <text:p>22155.2723302841</text:p>
          </table:table-cell>
          <table:table-cell office:value-type="float" office:value="1" calcext:value-type="float">
            <text:p>1</text:p>
          </table:table-cell>
          <table:table-cell office:value-type="float" office:value="198.1748046875" calcext:value-type="float">
            <text:p>198.1748046875</text:p>
          </table:table-cell>
          <table:table-cell office:value-type="float" office:value="517.27122976381" calcext:value-type="float">
            <text:p>517.2712297638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bcb-jmbb-target</text:p>
          </table:table-cell>
          <table:table-cell office:value-type="float" office:value="981" calcext:value-type="float">
            <text:p>981</text:p>
          </table:table-cell>
          <table:table-cell office:value-type="float" office:value="19991.0751876831" calcext:value-type="float">
            <text:p>19991.0751876831</text:p>
          </table:table-cell>
          <table:table-cell office:value-type="float" office:value="0" calcext:value-type="float">
            <text:p>0</text:p>
          </table:table-cell>
          <table:table-cell office:value-type="float" office:value="20724.1328125" calcext:value-type="float">
            <text:p>20724.1328125</text:p>
          </table:table-cell>
          <table:table-cell office:value-type="float" office:value="20867.3404609455" calcext:value-type="float">
            <text:p>20867.34046094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bcb-kopia-cache</text:p>
          </table:table-cell>
          <table:table-cell office:value-type="float" office:value="89" calcext:value-type="float">
            <text:p>89</text:p>
          </table:table-cell>
          <table:table-cell office:value-type="float" office:value="389.937782287598" calcext:value-type="float">
            <text:p>389.937782287598</text:p>
          </table:table-cell>
          <table:table-cell office:value-type="float" office:value="1" calcext:value-type="float">
            <text:p>1</text:p>
          </table:table-cell>
          <table:table-cell office:value-type="float" office:value="2.8330078125" calcext:value-type="float">
            <text:p>2.8330078125</text:p>
          </table:table-cell>
          <table:table-cell office:value-type="float" office:value="4486.47515800562" calcext:value-type="float">
            <text:p>4486.47515800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bcb-kopia-target</text:p>
          </table:table-cell>
          <table:table-cell office:value-type="float" office:value="2943" calcext:value-type="float">
            <text:p>2943</text:p>
          </table:table-cell>
          <table:table-cell office:value-type="float" office:value="27907.1933507919" calcext:value-type="float">
            <text:p>27907.1933507919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0.14814516172" calcext:value-type="float">
            <text:p>9710.148145161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769866943359" calcext:value-type="float">
            <text:p>59.676986694335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8.654296875" calcext:value-type="float">
            <text:p>7638.654296875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15-borg-target</text:p>
          </table:table-cell>
          <table:table-cell office:value-type="float" office:value="94" calcext:value-type="float">
            <text:p>94</text:p>
          </table:table-cell>
          <table:table-cell office:value-type="float" office:value="19913.5949707031" calcext:value-type="float">
            <text:p>19913.5949707031</text:p>
          </table:table-cell>
          <table:table-cell office:value-type="float" office:value="0" calcext:value-type="float">
            <text:p>0</text:p>
          </table:table-cell>
          <table:table-cell office:value-type="float" office:value="0.13525390625" calcext:value-type="float">
            <text:p>0.13525390625</text:p>
          </table:table-cell>
          <table:table-cell office:value-type="float" office:value="216931.07712766" calcext:value-type="float">
            <text:p>216931.0771276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1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8593788146973" calcext:value-type="float">
            <text:p>22.8593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02.66796875" calcext:value-type="float">
            <text:p>7802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15-bupstash-target</text:p>
          </table:table-cell>
          <table:table-cell office:value-type="float" office:value="44567" calcext:value-type="float">
            <text:p>44567</text:p>
          </table:table-cell>
          <table:table-cell office:value-type="float" office:value="22719.5699272156" calcext:value-type="float">
            <text:p>22719.5699272156</text:p>
          </table:table-cell>
          <table:table-cell office:value-type="float" office:value="1" calcext:value-type="float">
            <text:p>1</text:p>
          </table:table-cell>
          <table:table-cell office:value-type="float" office:value="202.740234375" calcext:value-type="float">
            <text:p>202.740234375</text:p>
          </table:table-cell>
          <table:table-cell office:value-type="float" office:value="522.019422565323" calcext:value-type="float">
            <text:p>522.01942256532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15-jmbb-target</text:p>
          </table:table-cell>
          <table:table-cell office:value-type="float" office:value="1008" calcext:value-type="float">
            <text:p>1008</text:p>
          </table:table-cell>
          <table:table-cell office:value-type="float" office:value="20551.6888360977" calcext:value-type="float">
            <text:p>20551.6888360977</text:p>
          </table:table-cell>
          <table:table-cell office:value-type="float" office:value="0" calcext:value-type="float">
            <text:p>0</text:p>
          </table:table-cell>
          <table:table-cell office:value-type="float" office:value="20753.8203125" calcext:value-type="float">
            <text:p>20753.8203125</text:p>
          </table:table-cell>
          <table:table-cell office:value-type="float" office:value="20877.9061192104" calcext:value-type="float">
            <text:p>20877.90611921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15-kopia-cache</text:p>
          </table:table-cell>
          <table:table-cell office:value-type="float" office:value="95" calcext:value-type="float">
            <text:p>95</text:p>
          </table:table-cell>
          <table:table-cell office:value-type="float" office:value="421.663771629334" calcext:value-type="float">
            <text:p>421.663771629334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office:value-type="float" office:value="4545.0916015625" calcext:value-type="float">
            <text:p>4545.091601562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15-kopia-target</text:p>
          </table:table-cell>
          <table:table-cell office:value-type="float" office:value="3023" calcext:value-type="float">
            <text:p>3023</text:p>
          </table:table-cell>
          <table:table-cell office:value-type="float" office:value="28701.7874593735" calcext:value-type="float">
            <text:p>28701.7874593735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22.33885491182" calcext:value-type="float">
            <text:p>9722.3388549118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1538019180298" calcext:value-type="float">
            <text:p>60.153801918029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99.68664550781" calcext:value-type="float">
            <text:p>7699.68664550781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80-borg-target</text:p>
          </table:table-cell>
          <table:table-cell office:value-type="float" office:value="98" calcext:value-type="float">
            <text:p>98</text:p>
          </table:table-cell>
          <table:table-cell office:value-type="float" office:value="20106.3952665329" calcext:value-type="float">
            <text:p>20106.3952665329</text:p>
          </table:table-cell>
          <table:table-cell office:value-type="float" office:value="0" calcext:value-type="float">
            <text:p>0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210091.313805405" calcext:value-type="float">
            <text:p>210091.31380540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8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1796913146973" calcext:value-type="float">
            <text:p>23.1796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12.00130208333" calcext:value-type="float">
            <text:p>7912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80-bupstash-target</text:p>
          </table:table-cell>
          <table:table-cell office:value-type="float" office:value="44860" calcext:value-type="float">
            <text:p>44860</text:p>
          </table:table-cell>
          <table:table-cell office:value-type="float" office:value="22908.1304426193" calcext:value-type="float">
            <text:p>22908.1304426193</text:p>
          </table:table-cell>
          <table:table-cell office:value-type="float" office:value="1" calcext:value-type="float">
            <text:p>1</text:p>
          </table:table-cell>
          <table:table-cell office:value-type="float" office:value="203.41796875" calcext:value-type="float">
            <text:p>203.41796875</text:p>
          </table:table-cell>
          <table:table-cell office:value-type="float" office:value="522.914078761529" calcext:value-type="float">
            <text:p>522.91407876152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80-jmbb-target</text:p>
          </table:table-cell>
          <table:table-cell office:value-type="float" office:value="1026" calcext:value-type="float">
            <text:p>1026</text:p>
          </table:table-cell>
          <table:table-cell office:value-type="float" office:value="20908.5905656815" calcext:value-type="float">
            <text:p>20908.5905656815</text:p>
          </table:table-cell>
          <table:table-cell office:value-type="float" office:value="0" calcext:value-type="float">
            <text:p>0</text:p>
          </table:table-cell>
          <table:table-cell office:value-type="float" office:value="20753.8203125" calcext:value-type="float">
            <text:p>20753.8203125</text:p>
          </table:table-cell>
          <table:table-cell office:value-type="float" office:value="20867.8330791986" calcext:value-type="float">
            <text:p>20867.833079198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80-kopia-cache</text:p>
          </table:table-cell>
          <table:table-cell office:value-type="float" office:value="101" calcext:value-type="float">
            <text:p>101</text:p>
          </table:table-cell>
          <table:table-cell office:value-type="float" office:value="453.05189037323" calcext:value-type="float">
            <text:p>453.0518903732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4593.31817566522" calcext:value-type="float">
            <text:p>4593.3181756652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80-kopia-target</text:p>
          </table:table-cell>
          <table:table-cell office:value-type="float" office:value="3070" calcext:value-type="float">
            <text:p>3070</text:p>
          </table:table-cell>
          <table:table-cell office:value-type="float" office:value="29135.9650506973" calcext:value-type="float">
            <text:p>29135.9650506973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8.31537847364" calcext:value-type="float">
            <text:p>9718.3153784736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172826766968" calcext:value-type="float">
            <text:p>60.817282676696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84.61218261719" calcext:value-type="float">
            <text:p>7784.61218261719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cb-borg-target</text:p>
          </table:table-cell>
          <table:table-cell office:value-type="float" office:value="104" calcext:value-type="float">
            <text:p>104</text:p>
          </table:table-cell>
          <table:table-cell office:value-type="float" office:value="20616.6974039078" calcext:value-type="float">
            <text:p>20616.697403907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202995.174438477" calcext:value-type="float">
            <text:p>202995.17443847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5820350646973" calcext:value-type="float">
            <text:p>23.5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49.33463541667" calcext:value-type="float">
            <text:p>8049.3346354166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cb-bupstash-target</text:p>
          </table:table-cell>
          <table:table-cell office:value-type="float" office:value="45757" calcext:value-type="float">
            <text:p>45757</text:p>
          </table:table-cell>
          <table:table-cell office:value-type="float" office:value="23458.2938871384" calcext:value-type="float">
            <text:p>23458.2938871384</text:p>
          </table:table-cell>
          <table:table-cell office:value-type="float" office:value="1" calcext:value-type="float">
            <text:p>1</text:p>
          </table:table-cell>
          <table:table-cell office:value-type="float" office:value="205.9091796875" calcext:value-type="float">
            <text:p>205.9091796875</text:p>
          </table:table-cell>
          <table:table-cell office:value-type="float" office:value="524.975259313978" calcext:value-type="float">
            <text:p>524.9752593139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cb-jmbb-target</text:p>
          </table:table-cell>
          <table:table-cell office:value-type="float" office:value="1055" calcext:value-type="float">
            <text:p>1055</text:p>
          </table:table-cell>
          <table:table-cell office:value-type="float" office:value="21416.0399799347" calcext:value-type="float">
            <text:p>21416.0399799347</text:p>
          </table:table-cell>
          <table:table-cell office:value-type="float" office:value="0" calcext:value-type="float">
            <text:p>0</text:p>
          </table:table-cell>
          <table:table-cell office:value-type="float" office:value="20699.8046875" calcext:value-type="float">
            <text:p>20699.8046875</text:p>
          </table:table-cell>
          <table:table-cell office:value-type="float" office:value="20786.753497112" calcext:value-type="float">
            <text:p>20786.75349711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cb-kopia-cache</text:p>
          </table:table-cell>
          <table:table-cell office:value-type="float" office:value="108" calcext:value-type="float">
            <text:p>108</text:p>
          </table:table-cell>
          <table:table-cell office:value-type="float" office:value="481.973115921021" calcext:value-type="float">
            <text:p>481.973115921021</text:p>
          </table:table-cell>
          <table:table-cell office:value-type="float" office:value="1" calcext:value-type="float">
            <text:p>1</text:p>
          </table:table-cell>
          <table:table-cell office:value-type="float" office:value="6.251953125" calcext:value-type="float">
            <text:p>6.251953125</text:p>
          </table:table-cell>
          <table:table-cell office:value-type="float" office:value="4569.81917317708" calcext:value-type="float">
            <text:p>4569.819173177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cb-kopia-target</text:p>
          </table:table-cell>
          <table:table-cell office:value-type="float" office:value="3146" calcext:value-type="float">
            <text:p>3146</text:p>
          </table:table-cell>
          <table:table-cell office:value-type="float" office:value="29874.6585474014" calcext:value-type="float">
            <text:p>29874.658547401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23.98294740593" calcext:value-type="float">
            <text:p>9723.982947405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085487365723" calcext:value-type="float">
            <text:p>61.508548736572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3.09423828125" calcext:value-type="float">
            <text:p>7873.0942382812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17-borg-target</text:p>
          </table:table-cell>
          <table:table-cell office:value-type="float" office:value="108" calcext:value-type="float">
            <text:p>108</text:p>
          </table:table-cell>
          <table:table-cell office:value-type="float" office:value="20880.5228223801" calcext:value-type="float">
            <text:p>20880.522822380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7978.290464048" calcext:value-type="float">
            <text:p>197978.29046404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1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0000038146973" calcext:value-type="float">
            <text:p>24.00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92.00130208333" calcext:value-type="float">
            <text:p>8192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17-bupstash-target</text:p>
          </table:table-cell>
          <table:table-cell office:value-type="float" office:value="46167" calcext:value-type="float">
            <text:p>46167</text:p>
          </table:table-cell>
          <table:table-cell office:value-type="float" office:value="23715.5577058792" calcext:value-type="float">
            <text:p>23715.5577058792</text:p>
          </table:table-cell>
          <table:table-cell office:value-type="float" office:value="1" calcext:value-type="float">
            <text:p>1</text:p>
          </table:table-cell>
          <table:table-cell office:value-type="float" office:value="207.1083984375" calcext:value-type="float">
            <text:p>207.1083984375</text:p>
          </table:table-cell>
          <table:table-cell office:value-type="float" office:value="526.019258145869" calcext:value-type="float">
            <text:p>526.01925814586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710.5547523499" calcext:value-type="float">
            <text:p>21710.5547523499</text:p>
          </table:table-cell>
          <table:table-cell office:value-type="float" office:value="0" calcext:value-type="float">
            <text:p>0</text:p>
          </table:table-cell>
          <table:table-cell office:value-type="float" office:value="20584.421875" calcext:value-type="float">
            <text:p>20584.421875</text:p>
          </table:table-cell>
          <table:table-cell office:value-type="float" office:value="20661.3457866229" calcext:value-type="float">
            <text:p>20661.345786622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17-kopia-cache</text:p>
          </table:table-cell>
          <table:table-cell office:value-type="float" office:value="145" calcext:value-type="float">
            <text:p>145</text:p>
          </table:table-cell>
          <table:table-cell office:value-type="float" office:value="552.592955589294" calcext:value-type="float">
            <text:p>552.592955589294</text:p>
          </table:table-cell>
          <table:table-cell office:value-type="float" office:value="1" calcext:value-type="float">
            <text:p>1</text:p>
          </table:table-cell>
          <table:table-cell office:value-type="float" office:value="227.35546875" calcext:value-type="float">
            <text:p>227.35546875</text:p>
          </table:table-cell>
          <table:table-cell office:value-type="float" office:value="3902.4495622306" calcext:value-type="float">
            <text:p>3902.449562230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17-kopia-target</text:p>
          </table:table-cell>
          <table:table-cell office:value-type="float" office:value="3204" calcext:value-type="float">
            <text:p>3204</text:p>
          </table:table-cell>
          <table:table-cell office:value-type="float" office:value="30355.0891704559" calcext:value-type="float">
            <text:p>30355.0891704559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01.50165747406" calcext:value-type="float">
            <text:p>9701.5016574740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6162109375" calcext:value-type="float">
            <text:p>62.1616210937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56.6875" calcext:value-type="float">
            <text:p>7956.6875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6b-borg-target</text:p>
          </table:table-cell>
          <table:table-cell office:value-type="float" office:value="114" calcext:value-type="float">
            <text:p>114</text:p>
          </table:table-cell>
          <table:table-cell office:value-type="float" office:value="21270.6070928574" calcext:value-type="float">
            <text:p>21270.607092857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1062.295290228" calcext:value-type="float">
            <text:p>191062.29529022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6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5703163146973" calcext:value-type="float">
            <text:p>24.57031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386.66796875" calcext:value-type="float">
            <text:p>8386.6679687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6b-bupstash-target</text:p>
          </table:table-cell>
          <table:table-cell office:value-type="float" office:value="46549" calcext:value-type="float">
            <text:p>46549</text:p>
          </table:table-cell>
          <table:table-cell office:value-type="float" office:value="24056.1015977859" calcext:value-type="float">
            <text:p>24056.1015977859</text:p>
          </table:table-cell>
          <table:table-cell office:value-type="float" office:value="1" calcext:value-type="float">
            <text:p>1</text:p>
          </table:table-cell>
          <table:table-cell office:value-type="float" office:value="209.3427734375" calcext:value-type="float">
            <text:p>209.3427734375</text:p>
          </table:table-cell>
          <table:table-cell office:value-type="float" office:value="529.19392545775" calcext:value-type="float">
            <text:p>529.1939254577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6b-jmbb-target</text:p>
          </table:table-cell>
          <table:table-cell office:value-type="float" office:value="1102" calcext:value-type="float">
            <text:p>1102</text:p>
          </table:table-cell>
          <table:table-cell office:value-type="float" office:value="22183.0860204697" calcext:value-type="float">
            <text:p>22183.0860204697</text:p>
          </table:table-cell>
          <table:table-cell office:value-type="float" office:value="0" calcext:value-type="float">
            <text:p>0</text:p>
          </table:table-cell>
          <table:table-cell office:value-type="float" office:value="20390.875" calcext:value-type="float">
            <text:p>20390.875</text:p>
          </table:table-cell>
          <table:table-cell office:value-type="float" office:value="20612.9583348103" calcext:value-type="float">
            <text:p>20612.958334810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6b-kopia-cache</text:p>
          </table:table-cell>
          <table:table-cell office:value-type="float" office:value="156" calcext:value-type="float">
            <text:p>156</text:p>
          </table:table-cell>
          <table:table-cell office:value-type="float" office:value="597.358037948608" calcext:value-type="float">
            <text:p>597.358037948608</text:p>
          </table:table-cell>
          <table:table-cell office:value-type="float" office:value="1" calcext:value-type="float">
            <text:p>1</text:p>
          </table:table-cell>
          <table:table-cell office:value-type="float" office:value="351.14794921875" calcext:value-type="float">
            <text:p>351.14794921875</text:p>
          </table:table-cell>
          <table:table-cell office:value-type="float" office:value="3921.11942858574" calcext:value-type="float">
            <text:p>3921.1194285857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6b-kopia-target</text:p>
          </table:table-cell>
          <table:table-cell office:value-type="float" office:value="3275" calcext:value-type="float">
            <text:p>3275</text:p>
          </table:table-cell>
          <table:table-cell office:value-type="float" office:value="30947.0005550384" calcext:value-type="float">
            <text:p>30947.000555038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76.25299797233" calcext:value-type="float">
            <text:p>9676.252997972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489135742188" calcext:value-type="float">
            <text:p>64.448913574218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49.4609375" calcext:value-type="float">
            <text:p>8249.4609375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bf-borg-target</text:p>
          </table:table-cell>
          <table:table-cell office:value-type="float" office:value="118" calcext:value-type="float">
            <text:p>118</text:p>
          </table:table-cell>
          <table:table-cell office:value-type="float" office:value="21528.1375846863" calcext:value-type="float">
            <text:p>21528.137584686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6820.448192532" calcext:value-type="float">
            <text:p>186820.44819253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b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1171913146973" calcext:value-type="float">
            <text:p>25.1171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73.33463541667" calcext:value-type="float">
            <text:p>8573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bf-bupstash-target</text:p>
          </table:table-cell>
          <table:table-cell office:value-type="float" office:value="47106" calcext:value-type="float">
            <text:p>47106</text:p>
          </table:table-cell>
          <table:table-cell office:value-type="float" office:value="24408.8430624008" calcext:value-type="float">
            <text:p>24408.8430624008</text:p>
          </table:table-cell>
          <table:table-cell office:value-type="float" office:value="1" calcext:value-type="float">
            <text:p>1</text:p>
          </table:table-cell>
          <table:table-cell office:value-type="float" office:value="211.88818359375" calcext:value-type="float">
            <text:p>211.88818359375</text:p>
          </table:table-cell>
          <table:table-cell office:value-type="float" office:value="530.604494032574" calcext:value-type="float">
            <text:p>530.6044940325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bf-jmbb-target</text:p>
          </table:table-cell>
          <table:table-cell office:value-type="float" office:value="1123" calcext:value-type="float">
            <text:p>1123</text:p>
          </table:table-cell>
          <table:table-cell office:value-type="float" office:value="22547.100479126" calcext:value-type="float">
            <text:p>22547.100479126</text:p>
          </table:table-cell>
          <table:table-cell office:value-type="float" office:value="0" calcext:value-type="float">
            <text:p>0</text:p>
          </table:table-cell>
          <table:table-cell office:value-type="float" office:value="20319.7109375" calcext:value-type="float">
            <text:p>20319.7109375</text:p>
          </table:table-cell>
          <table:table-cell office:value-type="float" office:value="20559.421986309" calcext:value-type="float">
            <text:p>20559.42198630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bf-kopia-cache</text:p>
          </table:table-cell>
          <table:table-cell office:value-type="float" office:value="166" calcext:value-type="float">
            <text:p>166</text:p>
          </table:table-cell>
          <table:table-cell office:value-type="float" office:value="650.957091331482" calcext:value-type="float">
            <text:p>650.957091331482</text:p>
          </table:table-cell>
          <table:table-cell office:value-type="float" office:value="1" calcext:value-type="float">
            <text:p>1</text:p>
          </table:table-cell>
          <table:table-cell office:value-type="float" office:value="403.69921875" calcext:value-type="float">
            <text:p>403.69921875</text:p>
          </table:table-cell>
          <table:table-cell office:value-type="float" office:value="4015.54253929782" calcext:value-type="float">
            <text:p>4015.5425392978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bf-kopia-target</text:p>
          </table:table-cell>
          <table:table-cell office:value-type="float" office:value="3333" calcext:value-type="float">
            <text:p>3333</text:p>
          </table:table-cell>
          <table:table-cell office:value-type="float" office:value="31427.3276958466" calcext:value-type="float">
            <text:p>31427.3276958466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55.44061222529" calcext:value-type="float">
            <text:p>9655.4406122252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139995574951" calcext:value-type="float">
            <text:p>64.913999557495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08.99194335938" calcext:value-type="float">
            <text:p>8308.99194335938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0c-borg-target</text:p>
          </table:table-cell>
          <table:table-cell office:value-type="float" office:value="123" calcext:value-type="float">
            <text:p>123</text:p>
          </table:table-cell>
          <table:table-cell office:value-type="float" office:value="21847.412610054" calcext:value-type="float">
            <text:p>21847.41261005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1884.150509718" calcext:value-type="float">
            <text:p>181884.15050971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0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5742225646973" calcext:value-type="float">
            <text:p>25.57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29.33463541667" calcext:value-type="float">
            <text:p>8729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0c-bupstash-target</text:p>
          </table:table-cell>
          <table:table-cell office:value-type="float" office:value="47782" calcext:value-type="float">
            <text:p>47782</text:p>
          </table:table-cell>
          <table:table-cell office:value-type="float" office:value="24779.2006006241" calcext:value-type="float">
            <text:p>24779.2006006241</text:p>
          </table:table-cell>
          <table:table-cell office:value-type="float" office:value="1" calcext:value-type="float">
            <text:p>1</text:p>
          </table:table-cell>
          <table:table-cell office:value-type="float" office:value="211.9755859375" calcext:value-type="float">
            <text:p>211.9755859375</text:p>
          </table:table-cell>
          <table:table-cell office:value-type="float" office:value="531.034728873615" calcext:value-type="float">
            <text:p>531.03472887361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0c-jmbb-target</text:p>
          </table:table-cell>
          <table:table-cell office:value-type="float" office:value="1144" calcext:value-type="float">
            <text:p>1144</text:p>
          </table:table-cell>
          <table:table-cell office:value-type="float" office:value="22890.0290498734" calcext:value-type="float">
            <text:p>22890.0290498734</text:p>
          </table:table-cell>
          <table:table-cell office:value-type="float" office:value="0" calcext:value-type="float">
            <text:p>0</text:p>
          </table:table-cell>
          <table:table-cell office:value-type="float" office:value="20299.03125" calcext:value-type="float">
            <text:p>20299.03125</text:p>
          </table:table-cell>
          <table:table-cell office:value-type="float" office:value="20488.9770516349" calcext:value-type="float">
            <text:p>20488.97705163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0c-kopia-cache</text:p>
          </table:table-cell>
          <table:table-cell office:value-type="float" office:value="761" calcext:value-type="float">
            <text:p>761</text:p>
          </table:table-cell>
          <table:table-cell office:value-type="float" office:value="704.73405456543" calcext:value-type="float">
            <text:p>704.73405456543</text:p>
          </table:table-cell>
          <table:table-cell office:value-type="float" office:value="1" calcext:value-type="float">
            <text:p>1</text:p>
          </table:table-cell>
          <table:table-cell office:value-type="float" office:value="2.201171875" calcext:value-type="float">
            <text:p>2.201171875</text:p>
          </table:table-cell>
          <table:table-cell office:value-type="float" office:value="948.288662122208" calcext:value-type="float">
            <text:p>948.2886621222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0c-kopia-target</text:p>
          </table:table-cell>
          <table:table-cell office:value-type="float" office:value="3402" calcext:value-type="float">
            <text:p>3402</text:p>
          </table:table-cell>
          <table:table-cell office:value-type="float" office:value="32022.3324613571" calcext:value-type="float">
            <text:p>32022.3324613571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38.70324527622" calcext:value-type="float">
            <text:p>9638.7032452762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982973098755" calcext:value-type="float">
            <text:p>65.39829730987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70.98205566406" calcext:value-type="float">
            <text:p>8370.98205566406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57-borg-target</text:p>
          </table:table-cell>
          <table:table-cell office:value-type="float" office:value="129" calcext:value-type="float">
            <text:p>129</text:p>
          </table:table-cell>
          <table:table-cell office:value-type="float" office:value="22198.2804641724" calcext:value-type="float">
            <text:p>22198.28046417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209.606165213" calcext:value-type="float">
            <text:p>176209.6061652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5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8242225646973" calcext:value-type="float">
            <text:p>25.82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14.66796875" calcext:value-type="float">
            <text:p>8814.6679687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57-bupstash-target</text:p>
          </table:table-cell>
          <table:table-cell office:value-type="float" office:value="48482" calcext:value-type="float">
            <text:p>48482</text:p>
          </table:table-cell>
          <table:table-cell office:value-type="float" office:value="25101.7195005417" calcext:value-type="float">
            <text:p>25101.7195005417</text:p>
          </table:table-cell>
          <table:table-cell office:value-type="float" office:value="1" calcext:value-type="float">
            <text:p>1</text:p>
          </table:table-cell>
          <table:table-cell office:value-type="float" office:value="211.06494140625" calcext:value-type="float">
            <text:p>211.06494140625</text:p>
          </table:table-cell>
          <table:table-cell office:value-type="float" office:value="530.179463894944" calcext:value-type="float">
            <text:p>530.17946389494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57-jmbb-target</text:p>
          </table:table-cell>
          <table:table-cell office:value-type="float" office:value="1166" calcext:value-type="float">
            <text:p>1166</text:p>
          </table:table-cell>
          <table:table-cell office:value-type="float" office:value="23235.1125497818" calcext:value-type="float">
            <text:p>23235.1125497818</text:p>
          </table:table-cell>
          <table:table-cell office:value-type="float" office:value="0" calcext:value-type="float">
            <text:p>0</text:p>
          </table:table-cell>
          <table:table-cell office:value-type="float" office:value="20260.8671875" calcext:value-type="float">
            <text:p>20260.8671875</text:p>
          </table:table-cell>
          <table:table-cell office:value-type="float" office:value="20405.4504725356" calcext:value-type="float">
            <text:p>20405.45047253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57-kopia-cache</text:p>
          </table:table-cell>
          <table:table-cell office:value-type="float" office:value="770" calcext:value-type="float">
            <text:p>770</text:p>
          </table:table-cell>
          <table:table-cell office:value-type="float" office:value="746.590023040771" calcext:value-type="float">
            <text:p>746.590023040771</text:p>
          </table:table-cell>
          <table:table-cell office:value-type="float" office:value="1" calcext:value-type="float">
            <text:p>1</text:p>
          </table:table-cell>
          <table:table-cell office:value-type="float" office:value="2.39453125" calcext:value-type="float">
            <text:p>2.39453125</text:p>
          </table:table-cell>
          <table:table-cell office:value-type="float" office:value="992.867770900974" calcext:value-type="float">
            <text:p>992.86777090097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57-kopia-target</text:p>
          </table:table-cell>
          <table:table-cell office:value-type="float" office:value="3475" calcext:value-type="float">
            <text:p>3475</text:p>
          </table:table-cell>
          <table:table-cell office:value-type="float" office:value="32650.4824037552" calcext:value-type="float">
            <text:p>32650.4824037552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21.32200904901" calcext:value-type="float">
            <text:p>9621.322009049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243402481079" calcext:value-type="float">
            <text:p>65.92434024810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38.31555175781" calcext:value-type="float">
            <text:p>8438.3155517578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b4-borg-target</text:p>
          </table:table-cell>
          <table:table-cell office:value-type="float" office:value="134" calcext:value-type="float">
            <text:p>134</text:p>
          </table:table-cell>
          <table:table-cell office:value-type="float" office:value="23048.4504461288" calcext:value-type="float">
            <text:p>23048.450446128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131.442215194" calcext:value-type="float">
            <text:p>176131.44221519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b4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1445350646973" calcext:value-type="float">
            <text:p>26.144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24.00130208333" calcext:value-type="float">
            <text:p>8924.00130208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b4-bupstash-target</text:p>
          </table:table-cell>
          <table:table-cell office:value-type="float" office:value="49863" calcext:value-type="float">
            <text:p>49863</text:p>
          </table:table-cell>
          <table:table-cell office:value-type="float" office:value="26298.1543016434" calcext:value-type="float">
            <text:p>26298.1543016434</text:p>
          </table:table-cell>
          <table:table-cell office:value-type="float" office:value="1" calcext:value-type="float">
            <text:p>1</text:p>
          </table:table-cell>
          <table:table-cell office:value-type="float" office:value="221.94921875" calcext:value-type="float">
            <text:p>221.94921875</text:p>
          </table:table-cell>
          <table:table-cell office:value-type="float" office:value="540.065980885282" calcext:value-type="float">
            <text:p>540.06598088528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b4-jmbb-target</text:p>
          </table:table-cell>
          <table:table-cell office:value-type="float" office:value="1221" calcext:value-type="float">
            <text:p>1221</text:p>
          </table:table-cell>
          <table:table-cell office:value-type="float" office:value="24172.2416248322" calcext:value-type="float">
            <text:p>24172.2416248322</text:p>
          </table:table-cell>
          <table:table-cell office:value-type="float" office:value="0" calcext:value-type="float">
            <text:p>0</text:p>
          </table:table-cell>
          <table:table-cell office:value-type="float" office:value="19989.2890625" calcext:value-type="float">
            <text:p>19989.2890625</text:p>
          </table:table-cell>
          <table:table-cell office:value-type="float" office:value="20272.215744331" calcext:value-type="float">
            <text:p>20272.21574433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b4-kopia-cache</text:p>
          </table:table-cell>
          <table:table-cell office:value-type="float" office:value="777" calcext:value-type="float">
            <text:p>777</text:p>
          </table:table-cell>
          <table:table-cell office:value-type="float" office:value="790.327221870422" calcext:value-type="float">
            <text:p>790.327221870422</text:p>
          </table:table-cell>
          <table:table-cell office:value-type="float" office:value="1" calcext:value-type="float">
            <text:p>1</text:p>
          </table:table-cell>
          <table:table-cell office:value-type="float" office:value="2.5791015625" calcext:value-type="float">
            <text:p>2.5791015625</text:p>
          </table:table-cell>
          <table:table-cell office:value-type="float" office:value="1041.56380334017" calcext:value-type="float">
            <text:p>1041.5638033401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b4-kopia-target</text:p>
          </table:table-cell>
          <table:table-cell office:value-type="float" office:value="3631" calcext:value-type="float">
            <text:p>3631</text:p>
          </table:table-cell>
          <table:table-cell office:value-type="float" office:value="34213.7869987488" calcext:value-type="float">
            <text:p>34213.7869987488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48.83444966091" calcext:value-type="float">
            <text:p>9648.8344496609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541704177857" calcext:value-type="float">
            <text:p>67.25417041778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08.53381347656" calcext:value-type="float">
            <text:p>8608.5338134765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fd-borg-target</text:p>
          </table:table-cell>
          <table:table-cell office:value-type="float" office:value="140" calcext:value-type="float">
            <text:p>140</text:p>
          </table:table-cell>
          <table:table-cell office:value-type="float" office:value="23353.7514276504" calcext:value-type="float">
            <text:p>23353.75142765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816.010442243" calcext:value-type="float">
            <text:p>170816.01044224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fd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3593788146973" calcext:value-type="float">
            <text:p>26.3593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97.33463541667" calcext:value-type="float">
            <text:p>8997.334635416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fd-bupstash-target</text:p>
          </table:table-cell>
          <table:table-cell office:value-type="float" office:value="50330" calcext:value-type="float">
            <text:p>50330</text:p>
          </table:table-cell>
          <table:table-cell office:value-type="float" office:value="26631.6432294846" calcext:value-type="float">
            <text:p>26631.6432294846</text:p>
          </table:table-cell>
          <table:table-cell office:value-type="float" office:value="1" calcext:value-type="float">
            <text:p>1</text:p>
          </table:table-cell>
          <table:table-cell office:value-type="float" office:value="223.64599609375" calcext:value-type="float">
            <text:p>223.64599609375</text:p>
          </table:table-cell>
          <table:table-cell office:value-type="float" office:value="541.839909934278" calcext:value-type="float">
            <text:p>541.8399099342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fd-jmbb-target</text:p>
          </table:table-cell>
          <table:table-cell office:value-type="float" office:value="1246" calcext:value-type="float">
            <text:p>1246</text:p>
          </table:table-cell>
          <table:table-cell office:value-type="float" office:value="24548.1436634064" calcext:value-type="float">
            <text:p>24548.1436634064</text:p>
          </table:table-cell>
          <table:table-cell office:value-type="float" office:value="0" calcext:value-type="float">
            <text:p>0</text:p>
          </table:table-cell>
          <table:table-cell office:value-type="float" office:value="19916.5078125" calcext:value-type="float">
            <text:p>19916.5078125</text:p>
          </table:table-cell>
          <table:table-cell office:value-type="float" office:value="20174.3973606165" calcext:value-type="float">
            <text:p>20174.397360616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fd-kopia-cache</text:p>
          </table:table-cell>
          <table:table-cell office:value-type="float" office:value="1407" calcext:value-type="float">
            <text:p>1407</text:p>
          </table:table-cell>
          <table:table-cell office:value-type="float" office:value="850.006165504456" calcext:value-type="float">
            <text:p>850.006165504456</text:p>
          </table:table-cell>
          <table:table-cell office:value-type="float" office:value="1" calcext:value-type="float">
            <text:p>1</text:p>
          </table:table-cell>
          <table:table-cell office:value-type="float" office:value="2.2763671875" calcext:value-type="float">
            <text:p>2.2763671875</text:p>
          </table:table-cell>
          <table:table-cell office:value-type="float" office:value="618.625667005375" calcext:value-type="float">
            <text:p>618.62566700537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fd-kopia-target</text:p>
          </table:table-cell>
          <table:table-cell office:value-type="float" office:value="3693" calcext:value-type="float">
            <text:p>3693</text:p>
          </table:table-cell>
          <table:table-cell office:value-type="float" office:value="34765.9225025177" calcext:value-type="float">
            <text:p>34765.922502517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39.94168496565" calcext:value-type="float">
            <text:p>9639.941684965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054126739502" calcext:value-type="float">
            <text:p>87.405412673950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87.8928222656" calcext:value-type="float">
            <text:p>11187.8928222656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001-borg-target</text:p>
          </table:table-cell>
          <table:table-cell office:value-type="float" office:value="158" calcext:value-type="float">
            <text:p>158</text:p>
          </table:table-cell>
          <table:table-cell office:value-type="float" office:value="28384.8257637024" calcext:value-type="float">
            <text:p>28384.82576370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3962.415076147" calcext:value-type="float">
            <text:p>183962.415076147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00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4921913146973" calcext:value-type="float">
            <text:p>28.4921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25.33463541667" calcext:value-type="float">
            <text:p>9725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001-bupstash-target</text:p>
          </table:table-cell>
          <table:table-cell office:value-type="float" office:value="59342" calcext:value-type="float">
            <text:p>59342</text:p>
          </table:table-cell>
          <table:table-cell office:value-type="float" office:value="32094.2306451797" calcext:value-type="float">
            <text:p>32094.2306451797</text:p>
          </table:table-cell>
          <table:table-cell office:value-type="float" office:value="1" calcext:value-type="float">
            <text:p>1</text:p>
          </table:table-cell>
          <table:table-cell office:value-type="float" office:value="223.18212890625" calcext:value-type="float">
            <text:p>223.18212890625</text:p>
          </table:table-cell>
          <table:table-cell office:value-type="float" office:value="553.815041297295" calcext:value-type="float">
            <text:p>553.8150412972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001-jmbb-target</text:p>
          </table:table-cell>
          <table:table-cell office:value-type="float" office:value="1437" calcext:value-type="float">
            <text:p>1437</text:p>
          </table:table-cell>
          <table:table-cell office:value-type="float" office:value="29967.8495817184" calcext:value-type="float">
            <text:p>29967.8495817184</text:p>
          </table:table-cell>
          <table:table-cell office:value-type="float" office:value="0" calcext:value-type="float">
            <text:p>0</text:p>
          </table:table-cell>
          <table:table-cell office:value-type="float" office:value="19754.3203125" calcext:value-type="float">
            <text:p>19754.3203125</text:p>
          </table:table-cell>
          <table:table-cell office:value-type="float" office:value="21354.9603143213" calcext:value-type="float">
            <text:p>21354.960314321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001-kopia-cache</text:p>
          </table:table-cell>
          <table:table-cell office:value-type="float" office:value="1993" calcext:value-type="float">
            <text:p>1993</text:p>
          </table:table-cell>
          <table:table-cell office:value-type="float" office:value="992.599022865296" calcext:value-type="float">
            <text:p>992.599022865296</text:p>
          </table:table-cell>
          <table:table-cell office:value-type="float" office:value="1" calcext:value-type="float">
            <text:p>1</text:p>
          </table:table-cell>
          <table:table-cell office:value-type="float" office:value="2.7294921875" calcext:value-type="float">
            <text:p>2.7294921875</text:p>
          </table:table-cell>
          <table:table-cell office:value-type="float" office:value="509.995684603142" calcext:value-type="float">
            <text:p>509.99568460314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001-kopia-target</text:p>
          </table:table-cell>
          <table:table-cell office:value-type="float" office:value="4380" calcext:value-type="float">
            <text:p>4380</text:p>
          </table:table-cell>
          <table:table-cell office:value-type="float" office:value="42047.9318933487" calcext:value-type="float">
            <text:p>42047.9318933487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30.3840773491" calcext:value-type="float">
            <text:p>9830.384077349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204824447632" calcext:value-type="float">
            <text:p>91.620482444763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27.4217529297" calcext:value-type="float">
            <text:p>11727.421752929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0da-borg-target</text:p>
          </table:table-cell>
          <table:table-cell office:value-type="float" office:value="159" calcext:value-type="float">
            <text:p>159</text:p>
          </table:table-cell>
          <table:table-cell office:value-type="float" office:value="25351.7764348984" calcext:value-type="float">
            <text:p>25351.776434898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3271.818046138" calcext:value-type="float">
            <text:p>163271.8180461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0d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0da-bupstash-target</text:p>
          </table:table-cell>
          <table:table-cell office:value-type="float" office:value="55726" calcext:value-type="float">
            <text:p>55726</text:p>
          </table:table-cell>
          <table:table-cell office:value-type="float" office:value="28431.009311676" calcext:value-type="float">
            <text:p>28431.009311676</text:p>
          </table:table-cell>
          <table:table-cell office:value-type="float" office:value="1" calcext:value-type="float">
            <text:p>1</text:p>
          </table:table-cell>
          <table:table-cell office:value-type="float" office:value="183.07470703125" calcext:value-type="float">
            <text:p>183.07470703125</text:p>
          </table:table-cell>
          <table:table-cell office:value-type="float" office:value="522.437525305176" calcext:value-type="float">
            <text:p>522.43752530517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0da-jmbb-target</text:p>
          </table:table-cell>
          <table:table-cell office:value-type="float" office:value="1357" calcext:value-type="float">
            <text:p>1357</text:p>
          </table:table-cell>
          <table:table-cell office:value-type="float" office:value="26751.3431272507" calcext:value-type="float">
            <text:p>26751.3431272507</text:p>
          </table:table-cell>
          <table:table-cell office:value-type="float" office:value="0" calcext:value-type="float">
            <text:p>0</text:p>
          </table:table-cell>
          <table:table-cell office:value-type="float" office:value="20253.6171875" calcext:value-type="float">
            <text:p>20253.6171875</text:p>
          </table:table-cell>
          <table:table-cell office:value-type="float" office:value="20186.717289834" calcext:value-type="float">
            <text:p>20186.7172898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0da-kopia-cache</text:p>
          </table:table-cell>
          <table:table-cell office:value-type="float" office:value="1998" calcext:value-type="float">
            <text:p>1998</text:p>
          </table:table-cell>
          <table:table-cell office:value-type="float" office:value="1053.28352737427" calcext:value-type="float">
            <text:p>1053.28352737427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539.820987002628" calcext:value-type="float">
            <text:p>539.82098700262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0da-kopia-target</text:p>
          </table:table-cell>
          <table:table-cell office:value-type="float" office:value="4534" calcext:value-type="float">
            <text:p>4534</text:p>
          </table:table-cell>
          <table:table-cell office:value-type="float" office:value="43564.147734642" calcext:value-type="float">
            <text:p>43564.14773464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8.92529339952" calcext:value-type="float">
            <text:p>9838.925293399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27915763855" calcext:value-type="float">
            <text:p>94.2279157638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61.1732177734" calcext:value-type="float">
            <text:p>12061.1732177734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2a-borg-target</text:p>
          </table:table-cell>
          <table:table-cell office:value-type="float" office:value="165" calcext:value-type="float">
            <text:p>165</text:p>
          </table:table-cell>
          <table:table-cell office:value-type="float" office:value="24765.0996799469" calcext:value-type="float">
            <text:p>24765.099679946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3693.709528883" calcext:value-type="float">
            <text:p>153693.70952888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2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2a-bupstash-target</text:p>
          </table:table-cell>
          <table:table-cell office:value-type="float" office:value="53027" calcext:value-type="float">
            <text:p>53027</text:p>
          </table:table-cell>
          <table:table-cell office:value-type="float" office:value="27472.9453687668" calcext:value-type="float">
            <text:p>27472.9453687668</text:p>
          </table:table-cell>
          <table:table-cell office:value-type="float" office:value="1" calcext:value-type="float">
            <text:p>1</text:p>
          </table:table-cell>
          <table:table-cell office:value-type="float" office:value="194.927734375" calcext:value-type="float">
            <text:p>194.927734375</text:p>
          </table:table-cell>
          <table:table-cell office:value-type="float" office:value="530.527769959024" calcext:value-type="float">
            <text:p>530.52776995902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2a-jmbb-target</text:p>
          </table:table-cell>
          <table:table-cell office:value-type="float" office:value="1365" calcext:value-type="float">
            <text:p>1365</text:p>
          </table:table-cell>
          <table:table-cell office:value-type="float" office:value="26862.8620710373" calcext:value-type="float">
            <text:p>26862.8620710373</text:p>
          </table:table-cell>
          <table:table-cell office:value-type="float" office:value="0" calcext:value-type="float">
            <text:p>0</text:p>
          </table:table-cell>
          <table:table-cell office:value-type="float" office:value="20068.5390625" calcext:value-type="float">
            <text:p>20068.5390625</text:p>
          </table:table-cell>
          <table:table-cell office:value-type="float" office:value="20152.0664913862" calcext:value-type="float">
            <text:p>20152.06649138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2a-kopia-cache</text:p>
          </table:table-cell>
          <table:table-cell office:value-type="float" office:value="2017" calcext:value-type="float">
            <text:p>2017</text:p>
          </table:table-cell>
          <table:table-cell office:value-type="float" office:value="1118.21624183655" calcext:value-type="float">
            <text:p>1118.21624183655</text:p>
          </table:table-cell>
          <table:table-cell office:value-type="float" office:value="1" calcext:value-type="float">
            <text:p>1</text:p>
          </table:table-cell>
          <table:table-cell office:value-type="float" office:value="2.8212890625" calcext:value-type="float">
            <text:p>2.8212890625</text:p>
          </table:table-cell>
          <table:table-cell office:value-type="float" office:value="567.701255151524" calcext:value-type="float">
            <text:p>567.70125515152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2a-kopia-target</text:p>
          </table:table-cell>
          <table:table-cell office:value-type="float" office:value="4574" calcext:value-type="float">
            <text:p>4574</text:p>
          </table:table-cell>
          <table:table-cell office:value-type="float" office:value="43925.9183244705" calcext:value-type="float">
            <text:p>43925.918324470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33.87415047176" calcext:value-type="float">
            <text:p>9833.87415047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7929964065552" calcext:value-type="float">
            <text:p>94.792996406555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33.5035400391" calcext:value-type="float">
            <text:p>12133.5035400391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a3-borg-target</text:p>
          </table:table-cell>
          <table:table-cell office:value-type="float" office:value="171" calcext:value-type="float">
            <text:p>171</text:p>
          </table:table-cell>
          <table:table-cell office:value-type="float" office:value="25163.5695543289" calcext:value-type="float">
            <text:p>25163.569554328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687.106570952" calcext:value-type="float">
            <text:p>150687.10657095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a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a3-bupstash-target</text:p>
          </table:table-cell>
          <table:table-cell office:value-type="float" office:value="54066" calcext:value-type="float">
            <text:p>54066</text:p>
          </table:table-cell>
          <table:table-cell office:value-type="float" office:value="27878.995762825" calcext:value-type="float">
            <text:p>27878.995762825</text:p>
          </table:table-cell>
          <table:table-cell office:value-type="float" office:value="1" calcext:value-type="float">
            <text:p>1</text:p>
          </table:table-cell>
          <table:table-cell office:value-type="float" office:value="191.9853515625" calcext:value-type="float">
            <text:p>191.9853515625</text:p>
          </table:table-cell>
          <table:table-cell office:value-type="float" office:value="528.023002647372" calcext:value-type="float">
            <text:p>528.02300264737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a3-jmbb-target</text:p>
          </table:table-cell>
          <table:table-cell office:value-type="float" office:value="1409" calcext:value-type="float">
            <text:p>1409</text:p>
          </table:table-cell>
          <table:table-cell office:value-type="float" office:value="27868.2557935715" calcext:value-type="float">
            <text:p>27868.2557935715</text:p>
          </table:table-cell>
          <table:table-cell office:value-type="float" office:value="0" calcext:value-type="float">
            <text:p>0</text:p>
          </table:table-cell>
          <table:table-cell office:value-type="float" office:value="20268.1171875" calcext:value-type="float">
            <text:p>20268.1171875</text:p>
          </table:table-cell>
          <table:table-cell office:value-type="float" office:value="20253.4378513962" calcext:value-type="float">
            <text:p>20253.43785139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a3-kopia-cache</text:p>
          </table:table-cell>
          <table:table-cell office:value-type="float" office:value="2192" calcext:value-type="float">
            <text:p>2192</text:p>
          </table:table-cell>
          <table:table-cell office:value-type="float" office:value="1189.77021121979" calcext:value-type="float">
            <text:p>1189.77021121979</text:p>
          </table:table-cell>
          <table:table-cell office:value-type="float" office:value="1" calcext:value-type="float">
            <text:p>1</text:p>
          </table:table-cell>
          <table:table-cell office:value-type="float" office:value="3.1669921875" calcext:value-type="float">
            <text:p>3.1669921875</text:p>
          </table:table-cell>
          <table:table-cell office:value-type="float" office:value="555.805062175667" calcext:value-type="float">
            <text:p>555.80506217566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a3-kopia-target</text:p>
          </table:table-cell>
          <table:table-cell office:value-type="float" office:value="4643" calcext:value-type="float">
            <text:p>4643</text:p>
          </table:table-cell>
          <table:table-cell office:value-type="float" office:value="44558.7084589005" calcext:value-type="float">
            <text:p>44558.708458900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27.29215203835" calcext:value-type="float">
            <text:p>9827.2921520383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53542137146" calcext:value-type="float">
            <text:p>95.05354213714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66.8533935547" calcext:value-type="float">
            <text:p>12166.853393554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ec-borg-target</text:p>
          </table:table-cell>
          <table:table-cell office:value-type="float" office:value="176" calcext:value-type="float">
            <text:p>176</text:p>
          </table:table-cell>
          <table:table-cell office:value-type="float" office:value="25721.8804798126" calcext:value-type="float">
            <text:p>25721.880479812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654.577337092" calcext:value-type="float">
            <text:p>149654.57733709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e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0195350646973" calcext:value-type="float">
            <text:p>28.019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64.00130208333" calcext:value-type="float">
            <text:p>9564.001302083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ec-bupstash-target</text:p>
          </table:table-cell>
          <table:table-cell office:value-type="float" office:value="55103" calcext:value-type="float">
            <text:p>55103</text:p>
          </table:table-cell>
          <table:table-cell office:value-type="float" office:value="28443.7946281433" calcext:value-type="float">
            <text:p>28443.7946281433</text:p>
          </table:table-cell>
          <table:table-cell office:value-type="float" office:value="1" calcext:value-type="float">
            <text:p>1</text:p>
          </table:table-cell>
          <table:table-cell office:value-type="float" office:value="193.140625" calcext:value-type="float">
            <text:p>193.140625</text:p>
          </table:table-cell>
          <table:table-cell office:value-type="float" office:value="528.581850338797" calcext:value-type="float">
            <text:p>528.58185033879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ec-jmbb-target</text:p>
          </table:table-cell>
          <table:table-cell office:value-type="float" office:value="1435" calcext:value-type="float">
            <text:p>1435</text:p>
          </table:table-cell>
          <table:table-cell office:value-type="float" office:value="28396.0241470337" calcext:value-type="float">
            <text:p>28396.0241470337</text:p>
          </table:table-cell>
          <table:table-cell office:value-type="float" office:value="0" calcext:value-type="float">
            <text:p>0</text:p>
          </table:table-cell>
          <table:table-cell office:value-type="float" office:value="20294.1171875" calcext:value-type="float">
            <text:p>20294.1171875</text:p>
          </table:table-cell>
          <table:table-cell office:value-type="float" office:value="20263.086220601" calcext:value-type="float">
            <text:p>20263.08622060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ec-kopia-cache</text:p>
          </table:table-cell>
          <table:table-cell office:value-type="float" office:value="2201" calcext:value-type="float">
            <text:p>2201</text:p>
          </table:table-cell>
          <table:table-cell office:value-type="float" office:value="1260.72743797302" calcext:value-type="float">
            <text:p>1260.72743797302</text:p>
          </table:table-cell>
          <table:table-cell office:value-type="float" office:value="1" calcext:value-type="float">
            <text:p>1</text:p>
          </table:table-cell>
          <table:table-cell office:value-type="float" office:value="3.177734375" calcext:value-type="float">
            <text:p>3.177734375</text:p>
          </table:table-cell>
          <table:table-cell office:value-type="float" office:value="586.5447053541" calcext:value-type="float">
            <text:p>586.544705354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ec-kopia-target</text:p>
          </table:table-cell>
          <table:table-cell office:value-type="float" office:value="4724" calcext:value-type="float">
            <text:p>4724</text:p>
          </table:table-cell>
          <table:table-cell office:value-type="float" office:value="45296.8829278946" calcext:value-type="float">
            <text:p>45296.8829278946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18.79934762152" calcext:value-type="float">
            <text:p>9818.799347621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449577331543" calcext:value-type="float">
            <text:p>95.444957733154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16.9545898438" calcext:value-type="float">
            <text:p>12216.9545898438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3b-borg-target</text:p>
          </table:table-cell>
          <table:table-cell office:value-type="float" office:value="182" calcext:value-type="float">
            <text:p>182</text:p>
          </table:table-cell>
          <table:table-cell office:value-type="float" office:value="26604.435426712" calcext:value-type="float">
            <text:p>26604.43542671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686.493829413" calcext:value-type="float">
            <text:p>149686.4938294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3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2890663146973" calcext:value-type="float">
            <text:p>28.2890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56.00130208333" calcext:value-type="float">
            <text:p>9656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3b-bupstash-target</text:p>
          </table:table-cell>
          <table:table-cell office:value-type="float" office:value="56138" calcext:value-type="float">
            <text:p>56138</text:p>
          </table:table-cell>
          <table:table-cell office:value-type="float" office:value="29328.2826137543" calcext:value-type="float">
            <text:p>29328.2826137543</text:p>
          </table:table-cell>
          <table:table-cell office:value-type="float" office:value="1" calcext:value-type="float">
            <text:p>1</text:p>
          </table:table-cell>
          <table:table-cell office:value-type="float" office:value="199.52783203125" calcext:value-type="float">
            <text:p>199.52783203125</text:p>
          </table:table-cell>
          <table:table-cell office:value-type="float" office:value="534.970276755217" calcext:value-type="float">
            <text:p>534.97027675521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3b-jmbb-target</text:p>
          </table:table-cell>
          <table:table-cell office:value-type="float" office:value="1470" calcext:value-type="float">
            <text:p>1470</text:p>
          </table:table-cell>
          <table:table-cell office:value-type="float" office:value="29232.869260788" calcext:value-type="float">
            <text:p>29232.869260788</text:p>
          </table:table-cell>
          <table:table-cell office:value-type="float" office:value="0" calcext:value-type="float">
            <text:p>0</text:p>
          </table:table-cell>
          <table:table-cell office:value-type="float" office:value="20317.265625" calcext:value-type="float">
            <text:p>20317.265625</text:p>
          </table:table-cell>
          <table:table-cell office:value-type="float" office:value="20363.5769544537" calcext:value-type="float">
            <text:p>20363.576954453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3b-kopia-cache</text:p>
          </table:table-cell>
          <table:table-cell office:value-type="float" office:value="2208" calcext:value-type="float">
            <text:p>2208</text:p>
          </table:table-cell>
          <table:table-cell office:value-type="float" office:value="1326.29549884796" calcext:value-type="float">
            <text:p>1326.29549884796</text:p>
          </table:table-cell>
          <table:table-cell office:value-type="float" office:value="1" calcext:value-type="float">
            <text:p>1</text:p>
          </table:table-cell>
          <table:table-cell office:value-type="float" office:value="3.1962890625" calcext:value-type="float">
            <text:p>3.1962890625</text:p>
          </table:table-cell>
          <table:table-cell office:value-type="float" office:value="615.093564683113" calcext:value-type="float">
            <text:p>615.09356468311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3b-kopia-target</text:p>
          </table:table-cell>
          <table:table-cell office:value-type="float" office:value="4853" calcext:value-type="float">
            <text:p>4853</text:p>
          </table:table-cell>
          <table:table-cell office:value-type="float" office:value="46607.9381895065" calcext:value-type="float">
            <text:p>46607.9381895065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4.43822502672" calcext:value-type="float">
            <text:p>9834.438225026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373510360718" calcext:value-type="float">
            <text:p>95.637351036071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41.5809326172" calcext:value-type="float">
            <text:p>12241.5809326172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88-borg-target</text:p>
          </table:table-cell>
          <table:table-cell office:value-type="float" office:value="188" calcext:value-type="float">
            <text:p>188</text:p>
          </table:table-cell>
          <table:table-cell office:value-type="float" office:value="27184.4195795059" calcext:value-type="float">
            <text:p>27184.41957950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068.327922415" calcext:value-type="float">
            <text:p>148068.32792241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8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5234413146973" calcext:value-type="float">
            <text:p>28.523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36.00130208333" calcext:value-type="float">
            <text:p>9736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88-bupstash-target</text:p>
          </table:table-cell>
          <table:table-cell office:value-type="float" office:value="56963" calcext:value-type="float">
            <text:p>56963</text:p>
          </table:table-cell>
          <table:table-cell office:value-type="float" office:value="29901.1568937302" calcext:value-type="float">
            <text:p>29901.1568937302</text:p>
          </table:table-cell>
          <table:table-cell office:value-type="float" office:value="1" calcext:value-type="float">
            <text:p>1</text:p>
          </table:table-cell>
          <table:table-cell office:value-type="float" office:value="202.7705078125" calcext:value-type="float">
            <text:p>202.7705078125</text:p>
          </table:table-cell>
          <table:table-cell office:value-type="float" office:value="537.520577553494" calcext:value-type="float">
            <text:p>537.52057755349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88-jmbb-target</text:p>
          </table:table-cell>
          <table:table-cell office:value-type="float" office:value="1498" calcext:value-type="float">
            <text:p>1498</text:p>
          </table:table-cell>
          <table:table-cell office:value-type="float" office:value="29755.884730339" calcext:value-type="float">
            <text:p>29755.884730339</text:p>
          </table:table-cell>
          <table:table-cell office:value-type="float" office:value="0" calcext:value-type="float">
            <text:p>0</text:p>
          </table:table-cell>
          <table:table-cell office:value-type="float" office:value="20300.4921875" calcext:value-type="float">
            <text:p>20300.4921875</text:p>
          </table:table-cell>
          <table:table-cell office:value-type="float" office:value="20340.4712709394" calcext:value-type="float">
            <text:p>20340.471270939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88-kopia-cache</text:p>
          </table:table-cell>
          <table:table-cell office:value-type="float" office:value="2215" calcext:value-type="float">
            <text:p>2215</text:p>
          </table:table-cell>
          <table:table-cell office:value-type="float" office:value="1391.21822071075" calcext:value-type="float">
            <text:p>1391.21822071075</text:p>
          </table:table-cell>
          <table:table-cell office:value-type="float" office:value="1" calcext:value-type="float">
            <text:p>1</text:p>
          </table:table-cell>
          <table:table-cell office:value-type="float" office:value="3.232421875" calcext:value-type="float">
            <text:p>3.232421875</text:p>
          </table:table-cell>
          <table:table-cell office:value-type="float" office:value="643.163637926778" calcext:value-type="float">
            <text:p>643.16363792677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88-kopia-target</text:p>
          </table:table-cell>
          <table:table-cell office:value-type="float" office:value="4928" calcext:value-type="float">
            <text:p>4928</text:p>
          </table:table-cell>
          <table:table-cell office:value-type="float" office:value="47346.2486066818" calcext:value-type="float">
            <text:p>47346.2486066818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8.18152866116" calcext:value-type="float">
            <text:p>9838.1815286611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7409324646" calcext:value-type="float">
            <text:p>90.1740932464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2.2839355469" calcext:value-type="float">
            <text:p>11542.283935546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e1-borg-target</text:p>
          </table:table-cell>
          <table:table-cell office:value-type="float" office:value="194" calcext:value-type="float">
            <text:p>194</text:p>
          </table:table-cell>
          <table:table-cell office:value-type="float" office:value="27831.8098258972" calcext:value-type="float">
            <text:p>27831.809825897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906.047740818" calcext:value-type="float">
            <text:p>146906.04774081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e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8984413146973" calcext:value-type="float">
            <text:p>28.898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64.00130208333" calcext:value-type="float">
            <text:p>9864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e1-bupstash-target</text:p>
          </table:table-cell>
          <table:table-cell office:value-type="float" office:value="57883" calcext:value-type="float">
            <text:p>57883</text:p>
          </table:table-cell>
          <table:table-cell office:value-type="float" office:value="30531.2515068054" calcext:value-type="float">
            <text:p>30531.2515068054</text:p>
          </table:table-cell>
          <table:table-cell office:value-type="float" office:value="1" calcext:value-type="float">
            <text:p>1</text:p>
          </table:table-cell>
          <table:table-cell office:value-type="float" office:value="205.134765625" calcext:value-type="float">
            <text:p>205.134765625</text:p>
          </table:table-cell>
          <table:table-cell office:value-type="float" office:value="540.124069985466" calcext:value-type="float">
            <text:p>540.12406998546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e1-jmbb-target</text:p>
          </table:table-cell>
          <table:table-cell office:value-type="float" office:value="1530" calcext:value-type="float">
            <text:p>1530</text:p>
          </table:table-cell>
          <table:table-cell office:value-type="float" office:value="30475.9072418213" calcext:value-type="float">
            <text:p>30475.9072418213</text:p>
          </table:table-cell>
          <table:table-cell office:value-type="float" office:value="0" calcext:value-type="float">
            <text:p>0</text:p>
          </table:table-cell>
          <table:table-cell office:value-type="float" office:value="20358.21875" calcext:value-type="float">
            <text:p>20358.21875</text:p>
          </table:table-cell>
          <table:table-cell office:value-type="float" office:value="20396.9470690359" calcext:value-type="float">
            <text:p>20396.947069035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e1-kopia-cache</text:p>
          </table:table-cell>
          <table:table-cell office:value-type="float" office:value="2222" calcext:value-type="float">
            <text:p>2222</text:p>
          </table:table-cell>
          <table:table-cell office:value-type="float" office:value="1458.70050907135" calcext:value-type="float">
            <text:p>1458.70050907135</text:p>
          </table:table-cell>
          <table:table-cell office:value-type="float" office:value="1" calcext:value-type="float">
            <text:p>1</text:p>
          </table:table-cell>
          <table:table-cell office:value-type="float" office:value="3.25634765625" calcext:value-type="float">
            <text:p>3.25634765625</text:p>
          </table:table-cell>
          <table:table-cell office:value-type="float" office:value="672.2364182219" calcext:value-type="float">
            <text:p>672.236418221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e1-kopia-target</text:p>
          </table:table-cell>
          <table:table-cell office:value-type="float" office:value="5010" calcext:value-type="float">
            <text:p>5010</text:p>
          </table:table-cell>
          <table:table-cell office:value-type="float" office:value="48177.1793050766" calcext:value-type="float">
            <text:p>48177.1793050766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46.99233700568" calcext:value-type="float">
            <text:p>9846.992337005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474672317505" calcext:value-type="float">
            <text:p>89.047467231750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8.0758056641" calcext:value-type="float">
            <text:p>11398.075805664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33-borg-target</text:p>
          </table:table-cell>
          <table:table-cell office:value-type="float" office:value="199" calcext:value-type="float">
            <text:p>199</text:p>
          </table:table-cell>
          <table:table-cell office:value-type="float" office:value="28342.4282922745" calcext:value-type="float">
            <text:p>28342.428292274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842.445081855" calcext:value-type="float">
            <text:p>145842.44508185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3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1875038146973" calcext:value-type="float">
            <text:p>29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62.66796875" calcext:value-type="float">
            <text:p>9962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33-bupstash-target</text:p>
          </table:table-cell>
          <table:table-cell office:value-type="float" office:value="58771" calcext:value-type="float">
            <text:p>58771</text:p>
          </table:table-cell>
          <table:table-cell office:value-type="float" office:value="30959.8161439896" calcext:value-type="float">
            <text:p>30959.8161439896</text:p>
          </table:table-cell>
          <table:table-cell office:value-type="float" office:value="1" calcext:value-type="float">
            <text:p>1</text:p>
          </table:table-cell>
          <table:table-cell office:value-type="float" office:value="203.265625" calcext:value-type="float">
            <text:p>203.265625</text:p>
          </table:table-cell>
          <table:table-cell office:value-type="float" office:value="539.430190594771" calcext:value-type="float">
            <text:p>539.43019059477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33-jmbb-target</text:p>
          </table:table-cell>
          <table:table-cell office:value-type="float" office:value="1552" calcext:value-type="float">
            <text:p>1552</text:p>
          </table:table-cell>
          <table:table-cell office:value-type="float" office:value="30995.6538248062" calcext:value-type="float">
            <text:p>30995.6538248062</text:p>
          </table:table-cell>
          <table:table-cell office:value-type="float" office:value="0" calcext:value-type="float">
            <text:p>0</text:p>
          </table:table-cell>
          <table:table-cell office:value-type="float" office:value="20451.8671875" calcext:value-type="float">
            <text:p>20451.8671875</text:p>
          </table:table-cell>
          <table:table-cell office:value-type="float" office:value="20450.7406679134" calcext:value-type="float">
            <text:p>20450.74066791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33-kopia-cache</text:p>
          </table:table-cell>
          <table:table-cell office:value-type="float" office:value="2231" calcext:value-type="float">
            <text:p>2231</text:p>
          </table:table-cell>
          <table:table-cell office:value-type="float" office:value="1527.18195915222" calcext:value-type="float">
            <text:p>1527.18195915222</text:p>
          </table:table-cell>
          <table:table-cell office:value-type="float" office:value="1" calcext:value-type="float">
            <text:p>1</text:p>
          </table:table-cell>
          <table:table-cell office:value-type="float" office:value="3.2763671875" calcext:value-type="float">
            <text:p>3.2763671875</text:p>
          </table:table-cell>
          <table:table-cell office:value-type="float" office:value="700.956667938985" calcext:value-type="float">
            <text:p>700.95666793898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33-kopia-target</text:p>
          </table:table-cell>
          <table:table-cell office:value-type="float" office:value="5080" calcext:value-type="float">
            <text:p>5080</text:p>
          </table:table-cell>
          <table:table-cell office:value-type="float" office:value="48784.8468885422" calcext:value-type="float">
            <text:p>48784.846888542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3.79590824157" calcext:value-type="float">
            <text:p>9833.7959082415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651954650879" calcext:value-type="float">
            <text:p>89.66519546508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7.1450195313" calcext:value-type="float">
            <text:p>11477.1450195313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8a-borg-target</text:p>
          </table:table-cell>
          <table:table-cell office:value-type="float" office:value="205" calcext:value-type="float">
            <text:p>205</text:p>
          </table:table-cell>
          <table:table-cell office:value-type="float" office:value="29074.6560096741" calcext:value-type="float">
            <text:p>29074.656009674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231.452458079" calcext:value-type="float">
            <text:p>145231.45245807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8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8a-bupstash-target</text:p>
          </table:table-cell>
          <table:table-cell office:value-type="float" office:value="59905" calcext:value-type="float">
            <text:p>59905</text:p>
          </table:table-cell>
          <table:table-cell office:value-type="float" office:value="31800.2809104919" calcext:value-type="float">
            <text:p>31800.2809104919</text:p>
          </table:table-cell>
          <table:table-cell office:value-type="float" office:value="1" calcext:value-type="float">
            <text:p>1</text:p>
          </table:table-cell>
          <table:table-cell office:value-type="float" office:value="208.4775390625" calcext:value-type="float">
            <text:p>208.4775390625</text:p>
          </table:table-cell>
          <table:table-cell office:value-type="float" office:value="543.585471201799" calcext:value-type="float">
            <text:p>543.58547120179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8a-jmbb-target</text:p>
          </table:table-cell>
          <table:table-cell office:value-type="float" office:value="1606" calcext:value-type="float">
            <text:p>1606</text:p>
          </table:table-cell>
          <table:table-cell office:value-type="float" office:value="32091.5862064362" calcext:value-type="float">
            <text:p>32091.5862064362</text:p>
          </table:table-cell>
          <table:table-cell office:value-type="float" office:value="0" calcext:value-type="float">
            <text:p>0</text:p>
          </table:table-cell>
          <table:table-cell office:value-type="float" office:value="20502.3125" calcext:value-type="float">
            <text:p>20502.3125</text:p>
          </table:table-cell>
          <table:table-cell office:value-type="float" office:value="20461.8831104549" calcext:value-type="float">
            <text:p>20461.88311045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8a-kopia-cache</text:p>
          </table:table-cell>
          <table:table-cell office:value-type="float" office:value="2241" calcext:value-type="float">
            <text:p>2241</text:p>
          </table:table-cell>
          <table:table-cell office:value-type="float" office:value="1603.5029964447" calcext:value-type="float">
            <text:p>1603.5029964447</text:p>
          </table:table-cell>
          <table:table-cell office:value-type="float" office:value="1" calcext:value-type="float">
            <text:p>1</text:p>
          </table:table-cell>
          <table:table-cell office:value-type="float" office:value="3.33984375" calcext:value-type="float">
            <text:p>3.33984375</text:p>
          </table:table-cell>
          <table:table-cell office:value-type="float" office:value="732.70284174894" calcext:value-type="float">
            <text:p>732.7028417489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8a-kopia-target</text:p>
          </table:table-cell>
          <table:table-cell office:value-type="float" office:value="5185" calcext:value-type="float">
            <text:p>5185</text:p>
          </table:table-cell>
          <table:table-cell office:value-type="float" office:value="49787.1796226502" calcext:value-type="float">
            <text:p>49787.179622650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2.60789461789" calcext:value-type="float">
            <text:p>9832.6078946178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67467880249" calcext:value-type="float">
            <text:p>89.86746788024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3.0358886719" calcext:value-type="float">
            <text:p>11503.035888671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d5-borg-target</text:p>
          </table:table-cell>
          <table:table-cell office:value-type="float" office:value="210" calcext:value-type="float">
            <text:p>210</text:p>
          </table:table-cell>
          <table:table-cell office:value-type="float" office:value="29352.2337961197" calcext:value-type="float">
            <text:p>29352.233796119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127.082891555" calcext:value-type="float">
            <text:p>143127.08289155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d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7968788146973" calcext:value-type="float">
            <text:p>29.796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70.66796875" calcext:value-type="float">
            <text:p>10170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d5-bupstash-target</text:p>
          </table:table-cell>
          <table:table-cell office:value-type="float" office:value="60835" calcext:value-type="float">
            <text:p>60835</text:p>
          </table:table-cell>
          <table:table-cell office:value-type="float" office:value="32209.4674901962" calcext:value-type="float">
            <text:p>32209.4674901962</text:p>
          </table:table-cell>
          <table:table-cell office:value-type="float" office:value="1" calcext:value-type="float">
            <text:p>1</text:p>
          </table:table-cell>
          <table:table-cell office:value-type="float" office:value="206.29296875" calcext:value-type="float">
            <text:p>206.29296875</text:p>
          </table:table-cell>
          <table:table-cell office:value-type="float" office:value="542.163141447537" calcext:value-type="float">
            <text:p>542.16314144753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d5-jmbb-target</text:p>
          </table:table-cell>
          <table:table-cell office:value-type="float" office:value="1629" calcext:value-type="float">
            <text:p>1629</text:p>
          </table:table-cell>
          <table:table-cell office:value-type="float" office:value="32561.9315490723" calcext:value-type="float">
            <text:p>32561.9315490723</text:p>
          </table:table-cell>
          <table:table-cell office:value-type="float" office:value="0" calcext:value-type="float">
            <text:p>0</text:p>
          </table:table-cell>
          <table:table-cell office:value-type="float" office:value="20523.1484375" calcext:value-type="float">
            <text:p>20523.1484375</text:p>
          </table:table-cell>
          <table:table-cell office:value-type="float" office:value="20468.6420541743" calcext:value-type="float">
            <text:p>20468.642054174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d5-kopia-cache</text:p>
          </table:table-cell>
          <table:table-cell office:value-type="float" office:value="2252" calcext:value-type="float">
            <text:p>2252</text:p>
          </table:table-cell>
          <table:table-cell office:value-type="float" office:value="1692.45747947693" calcext:value-type="float">
            <text:p>1692.45747947693</text:p>
          </table:table-cell>
          <table:table-cell office:value-type="float" office:value="1" calcext:value-type="float">
            <text:p>1</text:p>
          </table:table-cell>
          <table:table-cell office:value-type="float" office:value="3.40380859375" calcext:value-type="float">
            <text:p>3.40380859375</text:p>
          </table:table-cell>
          <table:table-cell office:value-type="float" office:value="769.572139868728" calcext:value-type="float">
            <text:p>769.57213986872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d5-kopia-target</text:p>
          </table:table-cell>
          <table:table-cell office:value-type="float" office:value="5252" calcext:value-type="float">
            <text:p>5252</text:p>
          </table:table-cell>
          <table:table-cell office:value-type="float" office:value="50392.3369884491" calcext:value-type="float">
            <text:p>50392.3369884491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25.16242882176" calcext:value-type="float">
            <text:p>9825.16242882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391124725342" calcext:value-type="float">
            <text:p>90.139112472534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37.8063964844" calcext:value-type="float">
            <text:p>11537.806396484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36-borg-target</text:p>
          </table:table-cell>
          <table:table-cell office:value-type="float" office:value="217" calcext:value-type="float">
            <text:p>217</text:p>
          </table:table-cell>
          <table:table-cell office:value-type="float" office:value="30179.8060483932" calcext:value-type="float">
            <text:p>30179.806048393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2415.305961082" calcext:value-type="float">
            <text:p>142415.30596108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36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0117225646973" calcext:value-type="float">
            <text:p>30.011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44.0013020833" calcext:value-type="float">
            <text:p>10244.00130208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36-bupstash-target</text:p>
          </table:table-cell>
          <table:table-cell office:value-type="float" office:value="62019" calcext:value-type="float">
            <text:p>62019</text:p>
          </table:table-cell>
          <table:table-cell office:value-type="float" office:value="33118.6484460831" calcext:value-type="float">
            <text:p>33118.6484460831</text:p>
          </table:table-cell>
          <table:table-cell office:value-type="float" office:value="1" calcext:value-type="float">
            <text:p>1</text:p>
          </table:table-cell>
          <table:table-cell office:value-type="float" office:value="209.16796875" calcext:value-type="float">
            <text:p>209.16796875</text:p>
          </table:table-cell>
          <table:table-cell office:value-type="float" office:value="546.824295922041" calcext:value-type="float">
            <text:p>546.82429592204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36-jmbb-target</text:p>
          </table:table-cell>
          <table:table-cell office:value-type="float" office:value="1667" calcext:value-type="float">
            <text:p>1667</text:p>
          </table:table-cell>
          <table:table-cell office:value-type="float" office:value="33489.3824100494" calcext:value-type="float">
            <text:p>33489.3824100494</text:p>
          </table:table-cell>
          <table:table-cell office:value-type="float" office:value="0" calcext:value-type="float">
            <text:p>0</text:p>
          </table:table-cell>
          <table:table-cell office:value-type="float" office:value="20423.0546875" calcext:value-type="float">
            <text:p>20423.0546875</text:p>
          </table:table-cell>
          <table:table-cell office:value-type="float" office:value="20571.7622002943" calcext:value-type="float">
            <text:p>20571.762200294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36-kopia-cache</text:p>
          </table:table-cell>
          <table:table-cell office:value-type="float" office:value="2260" calcext:value-type="float">
            <text:p>2260</text:p>
          </table:table-cell>
          <table:table-cell office:value-type="float" office:value="1751.56956768036" calcext:value-type="float">
            <text:p>1751.56956768036</text:p>
          </table:table-cell>
          <table:table-cell office:value-type="float" office:value="1" calcext:value-type="float">
            <text:p>1</text:p>
          </table:table-cell>
          <table:table-cell office:value-type="float" office:value="3.4462890625" calcext:value-type="float">
            <text:p>3.4462890625</text:p>
          </table:table-cell>
          <table:table-cell office:value-type="float" office:value="793.631520931278" calcext:value-type="float">
            <text:p>793.63152093127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36-kopia-target</text:p>
          </table:table-cell>
          <table:table-cell office:value-type="float" office:value="5440" calcext:value-type="float">
            <text:p>5440</text:p>
          </table:table-cell>
          <table:table-cell office:value-type="float" office:value="52176.7360830307" calcext:value-type="float">
            <text:p>52176.7360830307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21.50326268813" calcext:value-type="float">
            <text:p>9821.5032626881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33654785156" calcext:value-type="float">
            <text:p>90.29336547851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55078125" calcext:value-type="float">
            <text:p>11557.55078125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83-borg-target</text:p>
          </table:table-cell>
          <table:table-cell office:value-type="float" office:value="223" calcext:value-type="float">
            <text:p>223</text:p>
          </table:table-cell>
          <table:table-cell office:value-type="float" office:value="30778.5664434433" calcext:value-type="float">
            <text:p>30778.566443443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332.968780654" calcext:value-type="float">
            <text:p>141332.96878065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8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2500038146973" calcext:value-type="float">
            <text:p>30.25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25.3346354167" calcext:value-type="float">
            <text:p>10325.334635416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83-bupstash-target</text:p>
          </table:table-cell>
          <table:table-cell office:value-type="float" office:value="62801" calcext:value-type="float">
            <text:p>62801</text:p>
          </table:table-cell>
          <table:table-cell office:value-type="float" office:value="33861.9279146194" calcext:value-type="float">
            <text:p>33861.9279146194</text:p>
          </table:table-cell>
          <table:table-cell office:value-type="float" office:value="1" calcext:value-type="float">
            <text:p>1</text:p>
          </table:table-cell>
          <table:table-cell office:value-type="float" office:value="211.8466796875" calcext:value-type="float">
            <text:p>211.8466796875</text:p>
          </table:table-cell>
          <table:table-cell office:value-type="float" office:value="552.13474601631" calcext:value-type="float">
            <text:p>552.1347460163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83-jmbb-target</text:p>
          </table:table-cell>
          <table:table-cell office:value-type="float" office:value="1706" calcext:value-type="float">
            <text:p>1706</text:p>
          </table:table-cell>
          <table:table-cell office:value-type="float" office:value="34083.4086961746" calcext:value-type="float">
            <text:p>34083.4086961746</text:p>
          </table:table-cell>
          <table:table-cell office:value-type="float" office:value="0" calcext:value-type="float">
            <text:p>0</text:p>
          </table:table-cell>
          <table:table-cell office:value-type="float" office:value="20317.265625" calcext:value-type="float">
            <text:p>20317.265625</text:p>
          </table:table-cell>
          <table:table-cell office:value-type="float" office:value="20458.0366382666" calcext:value-type="float">
            <text:p>20458.036638266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83-kopia-cache</text:p>
          </table:table-cell>
          <table:table-cell office:value-type="float" office:value="2270" calcext:value-type="float">
            <text:p>2270</text:p>
          </table:table-cell>
          <table:table-cell office:value-type="float" office:value="1820.79363536835" calcext:value-type="float">
            <text:p>1820.79363536835</text:p>
          </table:table-cell>
          <table:table-cell office:value-type="float" office:value="1" calcext:value-type="float">
            <text:p>1</text:p>
          </table:table-cell>
          <table:table-cell office:value-type="float" office:value="3.49169921875" calcext:value-type="float">
            <text:p>3.49169921875</text:p>
          </table:table-cell>
          <table:table-cell office:value-type="float" office:value="821.362415249862" calcext:value-type="float">
            <text:p>821.3624152498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83-kopia-target</text:p>
          </table:table-cell>
          <table:table-cell office:value-type="float" office:value="5538" calcext:value-type="float">
            <text:p>5538</text:p>
          </table:table-cell>
          <table:table-cell office:value-type="float" office:value="53101.3199977875" calcext:value-type="float">
            <text:p>53101.3199977875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18.66227478049" calcext:value-type="float">
            <text:p>9818.662274780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240621566772" calcext:value-type="float">
            <text:p>90.02406215667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3.0799560547" calcext:value-type="float">
            <text:p>11523.079956054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d7-borg-target</text:p>
          </table:table-cell>
          <table:table-cell office:value-type="float" office:value="228" calcext:value-type="float">
            <text:p>228</text:p>
          </table:table-cell>
          <table:table-cell office:value-type="float" office:value="30908.3210754394" calcext:value-type="float">
            <text:p>30908.32107543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8816.319216009" calcext:value-type="float">
            <text:p>138816.31921600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d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4687538146973" calcext:value-type="float">
            <text:p>30.4687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400.0013020833" calcext:value-type="float">
            <text:p>10400.00130208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d7-bupstash-target</text:p>
          </table:table-cell>
          <table:table-cell office:value-type="float" office:value="63056" calcext:value-type="float">
            <text:p>63056</text:p>
          </table:table-cell>
          <table:table-cell office:value-type="float" office:value="33977.7322769165" calcext:value-type="float">
            <text:p>33977.7322769165</text:p>
          </table:table-cell>
          <table:table-cell office:value-type="float" office:value="1" calcext:value-type="float">
            <text:p>1</text:p>
          </table:table-cell>
          <table:table-cell office:value-type="float" office:value="211.07470703125" calcext:value-type="float">
            <text:p>211.07470703125</text:p>
          </table:table-cell>
          <table:table-cell office:value-type="float" office:value="551.782508430007" calcext:value-type="float">
            <text:p>551.78250843000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d7-jmbb-target</text:p>
          </table:table-cell>
          <table:table-cell office:value-type="float" office:value="1717" calcext:value-type="float">
            <text:p>1717</text:p>
          </table:table-cell>
          <table:table-cell office:value-type="float" office:value="34356.6591205597" calcext:value-type="float">
            <text:p>34356.6591205597</text:p>
          </table:table-cell>
          <table:table-cell office:value-type="float" office:value="0" calcext:value-type="float">
            <text:p>0</text:p>
          </table:table-cell>
          <table:table-cell office:value-type="float" office:value="20377.0703125" calcext:value-type="float">
            <text:p>20377.0703125</text:p>
          </table:table-cell>
          <table:table-cell office:value-type="float" office:value="20489.9353170956" calcext:value-type="float">
            <text:p>20489.93531709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d7-kopia-cache</text:p>
          </table:table-cell>
          <table:table-cell office:value-type="float" office:value="2279" calcext:value-type="float">
            <text:p>2279</text:p>
          </table:table-cell>
          <table:table-cell office:value-type="float" office:value="1882.80869483948" calcext:value-type="float">
            <text:p>1882.80869483948</text:p>
          </table:table-cell>
          <table:table-cell office:value-type="float" office:value="1" calcext:value-type="float">
            <text:p>1</text:p>
          </table:table-cell>
          <table:table-cell office:value-type="float" office:value="3.55859375" calcext:value-type="float">
            <text:p>3.55859375</text:p>
          </table:table-cell>
          <table:table-cell office:value-type="float" office:value="845.983371441696" calcext:value-type="float">
            <text:p>845.98337144169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d7-kopia-target</text:p>
          </table:table-cell>
          <table:table-cell office:value-type="float" office:value="5591" calcext:value-type="float">
            <text:p>5591</text:p>
          </table:table-cell>
          <table:table-cell office:value-type="float" office:value="53535.3101587296" calcext:value-type="float">
            <text:p>53535.3101587296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05.07200903936" calcext:value-type="float">
            <text:p>9805.0720090393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3datanfs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426006317138672" calcext:value-type="float">
            <text:p>0.004260063171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115234375" calcext:value-type="float">
            <text:p>2.181152343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3datanfs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6443786621094" calcext:value-type="float">
            <text:p>0.070644378662109</text:p>
          </table:table-cell>
          <table:table-cell office:value-type="float" office:value="1" calcext:value-type="float">
            <text:p>1</text:p>
          </table:table-cell>
          <table:table-cell office:value-type="float" office:value="2.1337890625" calcext:value-type="float">
            <text:p>2.1337890625</text:p>
          </table:table-cell>
          <table:table-cell office:value-type="float" office:value="2.2606201171875" calcext:value-type="float">
            <text:p>2.260620117187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01593017578" calcext:value-type="float">
            <text:p>0.044710159301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1354166667" calcext:value-type="float">
            <text:p>3.0522135416666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386547088623" calcext:value-type="float">
            <text:p>49.638654708862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3.74780273438" calcext:value-type="float">
            <text:p>6353.7478027343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00-borg-target</text:p>
          </table:table-cell>
          <table:table-cell office:value-type="float" office:value="64" calcext:value-type="float">
            <text:p>64</text:p>
          </table:table-cell>
          <table:table-cell office:value-type="float" office:value="18022.6746435165" calcext:value-type="float">
            <text:p>18022.6746435165</text:p>
          </table:table-cell>
          <table:table-cell office:value-type="float" office:value="0" calcext:value-type="float">
            <text:p>0</text:p>
          </table:table-cell>
          <table:table-cell office:value-type="float" office:value="512027.332519531" calcext:value-type="float">
            <text:p>512027.332519531</text:p>
          </table:table-cell>
          <table:table-cell office:value-type="float" office:value="288362.794296265" calcext:value-type="float">
            <text:p>288362.79429626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00-jmbb-target</text:p>
          </table:table-cell>
          <table:table-cell office:value-type="float" office:value="885" calcext:value-type="float">
            <text:p>885</text:p>
          </table:table-cell>
          <table:table-cell office:value-type="float" office:value="18283.6411848068" calcext:value-type="float">
            <text:p>18283.6411848068</text:p>
          </table:table-cell>
          <table:table-cell office:value-type="float" office:value="0" calcext:value-type="float">
            <text:p>0</text:p>
          </table:table-cell>
          <table:table-cell office:value-type="float" office:value="21074.5703125" calcext:value-type="float">
            <text:p>21074.5703125</text:p>
          </table:table-cell>
          <table:table-cell office:value-type="float" office:value="21155.3091223076" calcext:value-type="float">
            <text:p>21155.30912230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00-kopia-cache</text:p>
          </table:table-cell>
          <table:table-cell office:value-type="float" office:value="53" calcext:value-type="float">
            <text:p>53</text:p>
          </table:table-cell>
          <table:table-cell office:value-type="float" office:value="197.227933883667" calcext:value-type="float">
            <text:p>197.227933883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0.5925339033" calcext:value-type="float">
            <text:p>3810.592533903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00-kopia-target</text:p>
          </table:table-cell>
          <table:table-cell office:value-type="float" office:value="2631" calcext:value-type="float">
            <text:p>2631</text:p>
          </table:table-cell>
          <table:table-cell office:value-type="float" office:value="24957.4378700256" calcext:value-type="float">
            <text:p>24957.437870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13.57521053069" calcext:value-type="float">
            <text:p>9713.575210530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446218490601" calcext:value-type="float">
            <text:p>50.144621849060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8.51159667969" calcext:value-type="float">
            <text:p>6418.51159667969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4c-borg-target</text:p>
          </table:table-cell>
          <table:table-cell office:value-type="float" office:value="69" calcext:value-type="float">
            <text:p>69</text:p>
          </table:table-cell>
          <table:table-cell office:value-type="float" office:value="18441.7877635956" calcext:value-type="float">
            <text:p>18441.7877635956</text:p>
          </table:table-cell>
          <table:table-cell office:value-type="float" office:value="0" calcext:value-type="float">
            <text:p>0</text:p>
          </table:table-cell>
          <table:table-cell office:value-type="float" office:value="429385.375976562" calcext:value-type="float">
            <text:p>429385.375976562</text:p>
          </table:table-cell>
          <table:table-cell office:value-type="float" office:value="273686.821303216" calcext:value-type="float">
            <text:p>273686.821303216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4c-jmbb-target</text:p>
          </table:table-cell>
          <table:table-cell office:value-type="float" office:value="911" calcext:value-type="float">
            <text:p>911</text:p>
          </table:table-cell>
          <table:table-cell office:value-type="float" office:value="18741.0028467178" calcext:value-type="float">
            <text:p>18741.0028467178</text:p>
          </table:table-cell>
          <table:table-cell office:value-type="float" office:value="0" calcext:value-type="float">
            <text:p>0</text:p>
          </table:table-cell>
          <table:table-cell office:value-type="float" office:value="20999.2265625" calcext:value-type="float">
            <text:p>20999.2265625</text:p>
          </table:table-cell>
          <table:table-cell office:value-type="float" office:value="21065.6277881878" calcext:value-type="float">
            <text:p>21065.627788187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4c-kopia-cache</text:p>
          </table:table-cell>
          <table:table-cell office:value-type="float" office:value="70" calcext:value-type="float">
            <text:p>70</text:p>
          </table:table-cell>
          <table:table-cell office:value-type="float" office:value="236.375148773193" calcext:value-type="float">
            <text:p>236.3751487731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57.83074776786" calcext:value-type="float">
            <text:p>3457.8307477678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4c-kopia-target</text:p>
          </table:table-cell>
          <table:table-cell office:value-type="float" office:value="2704" calcext:value-type="float">
            <text:p>2704</text:p>
          </table:table-cell>
          <table:table-cell office:value-type="float" office:value="25579.787437439" calcext:value-type="float">
            <text:p>25579.7874374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7.02009465144" calcext:value-type="float">
            <text:p>9687.0200946514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4044752120972" calcext:value-type="float">
            <text:p>50.40447521209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1.77282714844" calcext:value-type="float">
            <text:p>6451.7728271484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af-borg-target</text:p>
          </table:table-cell>
          <table:table-cell office:value-type="float" office:value="75" calcext:value-type="float">
            <text:p>75</text:p>
          </table:table-cell>
          <table:table-cell office:value-type="float" office:value="19099.4084453583" calcext:value-type="float">
            <text:p>19099.4084453583</text:p>
          </table:table-cell>
          <table:table-cell office:value-type="float" office:value="0" calcext:value-type="float">
            <text:p>0</text:p>
          </table:table-cell>
          <table:table-cell office:value-type="float" office:value="216025.961914062" calcext:value-type="float">
            <text:p>216025.961914062</text:p>
          </table:table-cell>
          <table:table-cell office:value-type="float" office:value="260770.589973958" calcext:value-type="float">
            <text:p>260770.58997395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af-jmbb-target</text:p>
          </table:table-cell>
          <table:table-cell office:value-type="float" office:value="948" calcext:value-type="float">
            <text:p>948</text:p>
          </table:table-cell>
          <table:table-cell office:value-type="float" office:value="19451.4232311249" calcext:value-type="float">
            <text:p>19451.4232311249</text:p>
          </table:table-cell>
          <table:table-cell office:value-type="float" office:value="0" calcext:value-type="float">
            <text:p>0</text:p>
          </table:table-cell>
          <table:table-cell office:value-type="float" office:value="21067.65625" calcext:value-type="float">
            <text:p>21067.65625</text:p>
          </table:table-cell>
          <table:table-cell office:value-type="float" office:value="21010.8200302446" calcext:value-type="float">
            <text:p>21010.820030244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af-kopia-cache</text:p>
          </table:table-cell>
          <table:table-cell office:value-type="float" office:value="85" calcext:value-type="float">
            <text:p>85</text:p>
          </table:table-cell>
          <table:table-cell office:value-type="float" office:value="270.620838165283" calcext:value-type="float">
            <text:p>270.620838165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0.18515625" calcext:value-type="float">
            <text:p>3260.185156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af-kopia-target</text:p>
          </table:table-cell>
          <table:table-cell office:value-type="float" office:value="2803" calcext:value-type="float">
            <text:p>2803</text:p>
          </table:table-cell>
          <table:table-cell office:value-type="float" office:value="26509.5948286057" calcext:value-type="float">
            <text:p>26509.59482860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4.56122172393" calcext:value-type="float">
            <text:p>9684.561221723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081563949585" calcext:value-type="float">
            <text:p>50.90815639495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6.24401855469" calcext:value-type="float">
            <text:p>6516.24401855469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f8-borg-target</text:p>
          </table:table-cell>
          <table:table-cell office:value-type="float" office:value="79" calcext:value-type="float">
            <text:p>79</text:p>
          </table:table-cell>
          <table:table-cell office:value-type="float" office:value="19162.413977623" calcext:value-type="float">
            <text:p>19162.413977623</text:p>
          </table:table-cell>
          <table:table-cell office:value-type="float" office:value="0" calcext:value-type="float">
            <text:p>0</text:p>
          </table:table-cell>
          <table:table-cell office:value-type="float" office:value="203496.852539062" calcext:value-type="float">
            <text:p>203496.852539062</text:p>
          </table:table-cell>
          <table:table-cell office:value-type="float" office:value="248383.695102354" calcext:value-type="float">
            <text:p>248383.69510235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f8-jmbb-target</text:p>
          </table:table-cell>
          <table:table-cell office:value-type="float" office:value="958" calcext:value-type="float">
            <text:p>958</text:p>
          </table:table-cell>
          <table:table-cell office:value-type="float" office:value="19610.7596149445" calcext:value-type="float">
            <text:p>19610.7596149445</text:p>
          </table:table-cell>
          <table:table-cell office:value-type="float" office:value="0" calcext:value-type="float">
            <text:p>0</text:p>
          </table:table-cell>
          <table:table-cell office:value-type="float" office:value="20998.3203125" calcext:value-type="float">
            <text:p>20998.3203125</text:p>
          </table:table-cell>
          <table:table-cell office:value-type="float" office:value="20961.8140351807" calcext:value-type="float">
            <text:p>20961.814035180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f8-kopia-cache</text:p>
          </table:table-cell>
          <table:table-cell office:value-type="float" office:value="99" calcext:value-type="float">
            <text:p>99</text:p>
          </table:table-cell>
          <table:table-cell office:value-type="float" office:value="308.173694610596" calcext:value-type="float">
            <text:p>308.1736946105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87.57437657828" calcext:value-type="float">
            <text:p>3187.5743765782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f8-kopia-target</text:p>
          </table:table-cell>
          <table:table-cell office:value-type="float" office:value="2862" calcext:value-type="float">
            <text:p>2862</text:p>
          </table:table-cell>
          <table:table-cell office:value-type="float" office:value="26985.2033786774" calcext:value-type="float">
            <text:p>26985.20337867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5.083249394" calcext:value-type="float">
            <text:p>9655.0832493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626386642456" calcext:value-type="float">
            <text:p>58.66263866424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08.81774902344" calcext:value-type="float">
            <text:p>7508.81774902344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b81-borg-target</text:p>
          </table:table-cell>
          <table:table-cell office:value-type="float" office:value="85" calcext:value-type="float">
            <text:p>85</text:p>
          </table:table-cell>
          <table:table-cell office:value-type="float" office:value="19412.7209272385" calcext:value-type="float">
            <text:p>19412.7209272385</text:p>
          </table:table-cell>
          <table:table-cell office:value-type="float" office:value="0" calcext:value-type="float">
            <text:p>0</text:p>
          </table:table-cell>
          <table:table-cell office:value-type="float" office:value="107716.770507812" calcext:value-type="float">
            <text:p>107716.770507812</text:p>
          </table:table-cell>
          <table:table-cell office:value-type="float" office:value="233866.190935202" calcext:value-type="float">
            <text:p>233866.190935202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b81-jmbb-target</text:p>
          </table:table-cell>
          <table:table-cell office:value-type="float" office:value="979" calcext:value-type="float">
            <text:p>979</text:p>
          </table:table-cell>
          <table:table-cell office:value-type="float" office:value="19891.1421060562" calcext:value-type="float">
            <text:p>19891.1421060562</text:p>
          </table:table-cell>
          <table:table-cell office:value-type="float" office:value="0" calcext:value-type="float">
            <text:p>0</text:p>
          </table:table-cell>
          <table:table-cell office:value-type="float" office:value="20599.0703125" calcext:value-type="float">
            <text:p>20599.0703125</text:p>
          </table:table-cell>
          <table:table-cell office:value-type="float" office:value="20805.4438371824" calcext:value-type="float">
            <text:p>20805.443837182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b81-kopia-cache</text:p>
          </table:table-cell>
          <table:table-cell office:value-type="float" office:value="114" calcext:value-type="float">
            <text:p>114</text:p>
          </table:table-cell>
          <table:table-cell office:value-type="float" office:value="368.792877197266" calcext:value-type="float">
            <text:p>368.792877197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2.66584429825" calcext:value-type="float">
            <text:p>3312.665844298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b81-kopia-target</text:p>
          </table:table-cell>
          <table:table-cell office:value-type="float" office:value="2926" calcext:value-type="float">
            <text:p>2926</text:p>
          </table:table-cell>
          <table:table-cell office:value-type="float" office:value="27509.7066431046" calcext:value-type="float">
            <text:p>27509.70664310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7.4571437249" calcext:value-type="float">
            <text:p>9627.45714372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3037137985229" calcext:value-type="float">
            <text:p>59.303713798522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90.87536621094" calcext:value-type="float">
            <text:p>7590.87536621094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bcb-borg-target</text:p>
          </table:table-cell>
          <table:table-cell office:value-type="float" office:value="89" calcext:value-type="float">
            <text:p>89</text:p>
          </table:table-cell>
          <table:table-cell office:value-type="float" office:value="19535.4598674774" calcext:value-type="float">
            <text:p>19535.4598674774</text:p>
          </table:table-cell>
          <table:table-cell office:value-type="float" office:value="0" calcext:value-type="float">
            <text:p>0</text:p>
          </table:table-cell>
          <table:table-cell office:value-type="float" office:value="17408.181640625" calcext:value-type="float">
            <text:p>17408.181640625</text:p>
          </table:table-cell>
          <table:table-cell office:value-type="float" office:value="224767.538250527" calcext:value-type="float">
            <text:p>224767.53825052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bcb-jmbb-target</text:p>
          </table:table-cell>
          <table:table-cell office:value-type="float" office:value="986" calcext:value-type="float">
            <text:p>986</text:p>
          </table:table-cell>
          <table:table-cell office:value-type="float" office:value="19991.8462915421" calcext:value-type="float">
            <text:p>19991.8462915421</text:p>
          </table:table-cell>
          <table:table-cell office:value-type="float" office:value="0" calcext:value-type="float">
            <text:p>0</text:p>
          </table:table-cell>
          <table:table-cell office:value-type="float" office:value="20568.1015625" calcext:value-type="float">
            <text:p>20568.1015625</text:p>
          </table:table-cell>
          <table:table-cell office:value-type="float" office:value="20762.3231263074" calcext:value-type="float">
            <text:p>20762.323126307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bcb-kopia-cache</text:p>
          </table:table-cell>
          <table:table-cell office:value-type="float" office:value="127" calcext:value-type="float">
            <text:p>127</text:p>
          </table:table-cell>
          <table:table-cell office:value-type="float" office:value="411.314180374146" calcext:value-type="float">
            <text:p>411.3141803741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.4229976624" calcext:value-type="float">
            <text:p>3316.422997662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bcb-kopia-target</text:p>
          </table:table-cell>
          <table:table-cell office:value-type="float" office:value="2976" calcext:value-type="float">
            <text:p>2976</text:p>
          </table:table-cell>
          <table:table-cell office:value-type="float" office:value="27918.9901542664" calcext:value-type="float">
            <text:p>27918.99015426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6.53424662928" calcext:value-type="float">
            <text:p>9606.5342466292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098470687866" calcext:value-type="float">
            <text:p>59.609847068786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0.06042480469" calcext:value-type="float">
            <text:p>7630.06042480469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15-borg-target</text:p>
          </table:table-cell>
          <table:table-cell office:value-type="float" office:value="95" calcext:value-type="float">
            <text:p>95</text:p>
          </table:table-cell>
          <table:table-cell office:value-type="float" office:value="20006.9684267044" calcext:value-type="float">
            <text:p>20006.96842670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5654.059673109" calcext:value-type="float">
            <text:p>215654.05967310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15-jmbb-target</text:p>
          </table:table-cell>
          <table:table-cell office:value-type="float" office:value="1014" calcext:value-type="float">
            <text:p>1014</text:p>
          </table:table-cell>
          <table:table-cell office:value-type="float" office:value="20548.5559530258" calcext:value-type="float">
            <text:p>20548.5559530258</text:p>
          </table:table-cell>
          <table:table-cell office:value-type="float" office:value="0" calcext:value-type="float">
            <text:p>0</text:p>
          </table:table-cell>
          <table:table-cell office:value-type="float" office:value="20544.515625" calcext:value-type="float">
            <text:p>20544.515625</text:p>
          </table:table-cell>
          <table:table-cell office:value-type="float" office:value="20751.2044338249" calcext:value-type="float">
            <text:p>20751.20443382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15-kopia-cache</text:p>
          </table:table-cell>
          <table:table-cell office:value-type="float" office:value="139" calcext:value-type="float">
            <text:p>139</text:p>
          </table:table-cell>
          <table:table-cell office:value-type="float" office:value="452.848342895508" calcext:value-type="float">
            <text:p>452.8483428955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6.09138938849" calcext:value-type="float">
            <text:p>3336.0913893884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15-kopia-target</text:p>
          </table:table-cell>
          <table:table-cell office:value-type="float" office:value="3061" calcext:value-type="float">
            <text:p>3061</text:p>
          </table:table-cell>
          <table:table-cell office:value-type="float" office:value="28713.7640829086" calcext:value-type="float">
            <text:p>28713.76408290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5.64992515467" calcext:value-type="float">
            <text:p>9605.6499251546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1851749420166" calcext:value-type="float">
            <text:p>60.185174942016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03.70239257813" calcext:value-type="float">
            <text:p>7703.70239257813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80-borg-target</text:p>
          </table:table-cell>
          <table:table-cell office:value-type="float" office:value="100" calcext:value-type="float">
            <text:p>100</text:p>
          </table:table-cell>
          <table:table-cell office:value-type="float" office:value="20285.9957847595" calcext:value-type="float">
            <text:p>20285.9957847595</text:p>
          </table:table-cell>
          <table:table-cell office:value-type="float" office:value="0" calcext:value-type="float">
            <text:p>0</text:p>
          </table:table-cell>
          <table:table-cell office:value-type="float" office:value="2.341796875" calcext:value-type="float">
            <text:p>2.341796875</text:p>
          </table:table-cell>
          <table:table-cell office:value-type="float" office:value="207728.596835938" calcext:value-type="float">
            <text:p>207728.5968359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80-jmbb-target</text:p>
          </table:table-cell>
          <table:table-cell office:value-type="float" office:value="1030" calcext:value-type="float">
            <text:p>1030</text:p>
          </table:table-cell>
          <table:table-cell office:value-type="float" office:value="20869.6456041336" calcext:value-type="float">
            <text:p>20869.6456041336</text:p>
          </table:table-cell>
          <table:table-cell office:value-type="float" office:value="0" calcext:value-type="float">
            <text:p>0</text:p>
          </table:table-cell>
          <table:table-cell office:value-type="float" office:value="20579.8828125" calcext:value-type="float">
            <text:p>20579.8828125</text:p>
          </table:table-cell>
          <table:table-cell office:value-type="float" office:value="20748.0748530416" calcext:value-type="float">
            <text:p>20748.074853041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80-kopia-cache</text:p>
          </table:table-cell>
          <table:table-cell office:value-type="float" office:value="154" calcext:value-type="float">
            <text:p>154</text:p>
          </table:table-cell>
          <table:table-cell office:value-type="float" office:value="495.194974899292" calcext:value-type="float">
            <text:p>495.1949748992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92.72502790179" calcext:value-type="float">
            <text:p>3292.7250279017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80-kopia-target</text:p>
          </table:table-cell>
          <table:table-cell office:value-type="float" office:value="3119" calcext:value-type="float">
            <text:p>3119</text:p>
          </table:table-cell>
          <table:table-cell office:value-type="float" office:value="29148.3115777969" calcext:value-type="float">
            <text:p>29148.31157779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9.69254750371" calcext:value-type="float">
            <text:p>9569.692547503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854551315308" calcext:value-type="float">
            <text:p>60.885455131530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93.33825683594" calcext:value-type="float">
            <text:p>7793.3382568359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cb-borg-target</text:p>
          </table:table-cell>
          <table:table-cell office:value-type="float" office:value="105" calcext:value-type="float">
            <text:p>105</text:p>
          </table:table-cell>
          <table:table-cell office:value-type="float" office:value="20797.0898895264" calcext:value-type="float">
            <text:p>20797.0898895264</text:p>
          </table:table-cell>
          <table:table-cell office:value-type="float" office:value="0" calcext:value-type="float">
            <text:p>0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202821.143303571" calcext:value-type="float">
            <text:p>202821.14330357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cb-jmbb-target</text:p>
          </table:table-cell>
          <table:table-cell office:value-type="float" office:value="1054" calcext:value-type="float">
            <text:p>1054</text:p>
          </table:table-cell>
          <table:table-cell office:value-type="float" office:value="21308.3416595459" calcext:value-type="float">
            <text:p>21308.3416595459</text:p>
          </table:table-cell>
          <table:table-cell office:value-type="float" office:value="0" calcext:value-type="float">
            <text:p>0</text:p>
          </table:table-cell>
          <table:table-cell office:value-type="float" office:value="20579.8828125" calcext:value-type="float">
            <text:p>20579.8828125</text:p>
          </table:table-cell>
          <table:table-cell office:value-type="float" office:value="20701.8423713235" calcext:value-type="float">
            <text:p>20701.842371323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cb-kopia-cache</text:p>
          </table:table-cell>
          <table:table-cell office:value-type="float" office:value="167" calcext:value-type="float">
            <text:p>167</text:p>
          </table:table-cell>
          <table:table-cell office:value-type="float" office:value="535.797703742981" calcext:value-type="float">
            <text:p>535.797703742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5.37035109469" calcext:value-type="float">
            <text:p>3285.3703510946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cb-kopia-target</text:p>
          </table:table-cell>
          <table:table-cell office:value-type="float" office:value="3202" calcext:value-type="float">
            <text:p>3202</text:p>
          </table:table-cell>
          <table:table-cell office:value-type="float" office:value="29887.1068153381" calcext:value-type="float">
            <text:p>29887.1068153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7.90049310002" calcext:value-type="float">
            <text:p>9557.900493100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165939331055" calcext:value-type="float">
            <text:p>61.51659393310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4.1240234375" calcext:value-type="float">
            <text:p>7874.124023437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17-borg-target</text:p>
          </table:table-cell>
          <table:table-cell office:value-type="float" office:value="109" calcext:value-type="float">
            <text:p>109</text:p>
          </table:table-cell>
          <table:table-cell office:value-type="float" office:value="21053.8740167618" calcext:value-type="float">
            <text:p>21053.8740167618</text:p>
          </table:table-cell>
          <table:table-cell office:value-type="float" office:value="0" calcext:value-type="float">
            <text:p>0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97790.522873065" calcext:value-type="float">
            <text:p>197790.52287306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663.3158607483" calcext:value-type="float">
            <text:p>21663.3158607483</text:p>
          </table:table-cell>
          <table:table-cell office:value-type="float" office:value="0" calcext:value-type="float">
            <text:p>0</text:p>
          </table:table-cell>
          <table:table-cell office:value-type="float" office:value="20568.1015625" calcext:value-type="float">
            <text:p>20568.1015625</text:p>
          </table:table-cell>
          <table:table-cell office:value-type="float" office:value="20616.3898154333" calcext:value-type="float">
            <text:p>20616.389815433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17-kopia-cache</text:p>
          </table:table-cell>
          <table:table-cell office:value-type="float" office:value="178" calcext:value-type="float">
            <text:p>178</text:p>
          </table:table-cell>
          <table:table-cell office:value-type="float" office:value="581.248665809631" calcext:value-type="float">
            <text:p>581.248665809631</text:p>
          </table:table-cell>
          <table:table-cell office:value-type="float" office:value="1" calcext:value-type="float">
            <text:p>1</text:p>
          </table:table-cell>
          <table:table-cell office:value-type="float" office:value="4.08056640625" calcext:value-type="float">
            <text:p>4.08056640625</text:p>
          </table:table-cell>
          <table:table-cell office:value-type="float" office:value="3343.81254937676" calcext:value-type="float">
            <text:p>3343.8125493767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17-kopia-target</text:p>
          </table:table-cell>
          <table:table-cell office:value-type="float" office:value="3263" calcext:value-type="float">
            <text:p>3263</text:p>
          </table:table-cell>
          <table:table-cell office:value-type="float" office:value="30396.5377845764" calcext:value-type="float">
            <text:p>30396.53778457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9.09123242607" calcext:value-type="float">
            <text:p>9539.0912324260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075897216797" calcext:value-type="float">
            <text:p>62.107589721679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49.771484375" calcext:value-type="float">
            <text:p>7949.771484375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6b-borg-target</text:p>
          </table:table-cell>
          <table:table-cell office:value-type="float" office:value="114" calcext:value-type="float">
            <text:p>114</text:p>
          </table:table-cell>
          <table:table-cell office:value-type="float" office:value="21355.1796321869" calcext:value-type="float">
            <text:p>21355.179632186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1821.964415433" calcext:value-type="float">
            <text:p>191821.96441543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6b-jmbb-target</text:p>
          </table:table-cell>
          <table:table-cell office:value-type="float" office:value="1101" calcext:value-type="float">
            <text:p>1101</text:p>
          </table:table-cell>
          <table:table-cell office:value-type="float" office:value="22145.4681463242" calcext:value-type="float">
            <text:p>22145.4681463242</text:p>
          </table:table-cell>
          <table:table-cell office:value-type="float" office:value="0" calcext:value-type="float">
            <text:p>0</text:p>
          </table:table-cell>
          <table:table-cell office:value-type="float" office:value="20589.6953125" calcext:value-type="float">
            <text:p>20589.6953125</text:p>
          </table:table-cell>
          <table:table-cell office:value-type="float" office:value="20596.6933531662" calcext:value-type="float">
            <text:p>20596.69335316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6b-kopia-cache</text:p>
          </table:table-cell>
          <table:table-cell office:value-type="float" office:value="208" calcext:value-type="float">
            <text:p>208</text:p>
          </table:table-cell>
          <table:table-cell office:value-type="float" office:value="646.428212165833" calcext:value-type="float">
            <text:p>646.42821216583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3182.41581373948" calcext:value-type="float">
            <text:p>3182.4158137394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6b-kopia-target</text:p>
          </table:table-cell>
          <table:table-cell office:value-type="float" office:value="3338" calcext:value-type="float">
            <text:p>3338</text:p>
          </table:table-cell>
          <table:table-cell office:value-type="float" office:value="30990.7192230225" calcext:value-type="float">
            <text:p>30990.71922302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07.03909058568" calcext:value-type="float">
            <text:p>9507.039090585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368095397949" calcext:value-type="float">
            <text:p>64.436809539794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47.91162109375" calcext:value-type="float">
            <text:p>8247.91162109375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bf-borg-target</text:p>
          </table:table-cell>
          <table:table-cell office:value-type="float" office:value="119" calcext:value-type="float">
            <text:p>119</text:p>
          </table:table-cell>
          <table:table-cell office:value-type="float" office:value="21618.8140926361" calcext:value-type="float">
            <text:p>21618.814092636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6030.803620667" calcext:value-type="float">
            <text:p>186030.80362066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bf-jmbb-target</text:p>
          </table:table-cell>
          <table:table-cell office:value-type="float" office:value="1122" calcext:value-type="float">
            <text:p>1122</text:p>
          </table:table-cell>
          <table:table-cell office:value-type="float" office:value="22531.6065340042" calcext:value-type="float">
            <text:p>22531.6065340042</text:p>
          </table:table-cell>
          <table:table-cell office:value-type="float" office:value="0" calcext:value-type="float">
            <text:p>0</text:p>
          </table:table-cell>
          <table:table-cell office:value-type="float" office:value="20544.515625" calcext:value-type="float">
            <text:p>20544.515625</text:p>
          </table:table-cell>
          <table:table-cell office:value-type="float" office:value="20563.6052502855" calcext:value-type="float">
            <text:p>20563.60525028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bf-kopia-cache</text:p>
          </table:table-cell>
          <table:table-cell office:value-type="float" office:value="471" calcext:value-type="float">
            <text:p>471</text:p>
          </table:table-cell>
          <table:table-cell office:value-type="float" office:value="727.130748748779" calcext:value-type="float">
            <text:p>727.1307487487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0.85326267251" calcext:value-type="float">
            <text:p>1580.85326267251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bf-kopia-target</text:p>
          </table:table-cell>
          <table:table-cell office:value-type="float" office:value="3402" calcext:value-type="float">
            <text:p>3402</text:p>
          </table:table-cell>
          <table:table-cell office:value-type="float" office:value="31476.4580869675" calcext:value-type="float">
            <text:p>31476.45808696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74.39537949873" calcext:value-type="float">
            <text:p>9474.395379498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421358108521" calcext:value-type="float">
            <text:p>64.94213581085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12.59338378906" calcext:value-type="float">
            <text:p>8312.59338378906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0c-borg-target</text:p>
          </table:table-cell>
          <table:table-cell office:value-type="float" office:value="124" calcext:value-type="float">
            <text:p>124</text:p>
          </table:table-cell>
          <table:table-cell office:value-type="float" office:value="21937.4601583481" calcext:value-type="float">
            <text:p>21937.460158348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1160.961307649" calcext:value-type="float">
            <text:p>181160.96130764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0c-jmbb-target</text:p>
          </table:table-cell>
          <table:table-cell office:value-type="float" office:value="1143" calcext:value-type="float">
            <text:p>1143</text:p>
          </table:table-cell>
          <table:table-cell office:value-type="float" office:value="22872.0623216629" calcext:value-type="float">
            <text:p>22872.0623216629</text:p>
          </table:table-cell>
          <table:table-cell office:value-type="float" office:value="0" calcext:value-type="float">
            <text:p>0</text:p>
          </table:table-cell>
          <table:table-cell office:value-type="float" office:value="20475.6171875" calcext:value-type="float">
            <text:p>20475.6171875</text:p>
          </table:table-cell>
          <table:table-cell office:value-type="float" office:value="20490.8064893988" calcext:value-type="float">
            <text:p>20490.806489398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0c-kopia-cache</text:p>
          </table:table-cell>
          <table:table-cell office:value-type="float" office:value="489" calcext:value-type="float">
            <text:p>489</text:p>
          </table:table-cell>
          <table:table-cell office:value-type="float" office:value="789.510170936584" calcext:value-type="float">
            <text:p>789.5101709365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3.28919230892" calcext:value-type="float">
            <text:p>1653.2891923089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0c-kopia-target</text:p>
          </table:table-cell>
          <table:table-cell office:value-type="float" office:value="3477" calcext:value-type="float">
            <text:p>3477</text:p>
          </table:table-cell>
          <table:table-cell office:value-type="float" office:value="32072.3169212341" calcext:value-type="float">
            <text:p>32072.3169212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5.51410047275" calcext:value-type="float">
            <text:p>9445.5141004727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917388916016" calcext:value-type="float">
            <text:p>65.391738891601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70.142578125" calcext:value-type="float">
            <text:p>8370.142578125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57-borg-target</text:p>
          </table:table-cell>
          <table:table-cell office:value-type="float" office:value="129" calcext:value-type="float">
            <text:p>129</text:p>
          </table:table-cell>
          <table:table-cell office:value-type="float" office:value="22214.3982896805" calcext:value-type="float">
            <text:p>22214.398289680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337.549214208" calcext:value-type="float">
            <text:p>176337.5492142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57-jmbb-target</text:p>
          </table:table-cell>
          <table:table-cell office:value-type="float" office:value="1168" calcext:value-type="float">
            <text:p>1168</text:p>
          </table:table-cell>
          <table:table-cell office:value-type="float" office:value="23202.8659801483" calcext:value-type="float">
            <text:p>23202.8659801483</text:p>
          </table:table-cell>
          <table:table-cell office:value-type="float" office:value="0" calcext:value-type="float">
            <text:p>0</text:p>
          </table:table-cell>
          <table:table-cell office:value-type="float" office:value="20250.078125" calcext:value-type="float">
            <text:p>20250.078125</text:p>
          </table:table-cell>
          <table:table-cell office:value-type="float" office:value="20342.2386675273" calcext:value-type="float">
            <text:p>20342.238667527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57-kopia-cache</text:p>
          </table:table-cell>
          <table:table-cell office:value-type="float" office:value="504" calcext:value-type="float">
            <text:p>504</text:p>
          </table:table-cell>
          <table:table-cell office:value-type="float" office:value="847.070274353027" calcext:value-type="float">
            <text:p>847.0702743530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21.03166852679" calcext:value-type="float">
            <text:p>1721.0316685267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57-kopia-target</text:p>
          </table:table-cell>
          <table:table-cell office:value-type="float" office:value="3555" calcext:value-type="float">
            <text:p>3555</text:p>
          </table:table-cell>
          <table:table-cell office:value-type="float" office:value="32702.7015924454" calcext:value-type="float">
            <text:p>32702.70159244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9.84991017273" calcext:value-type="float">
            <text:p>9419.849910172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819850921631" calcext:value-type="float">
            <text:p>65.981985092163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45.69409179688" calcext:value-type="float">
            <text:p>8445.69409179688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b4-borg-target</text:p>
          </table:table-cell>
          <table:table-cell office:value-type="float" office:value="136" calcext:value-type="float">
            <text:p>136</text:p>
          </table:table-cell>
          <table:table-cell office:value-type="float" office:value="23144.9885406494" calcext:value-type="float">
            <text:p>23144.98854064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4268.149011949" calcext:value-type="float">
            <text:p>174268.14901194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b4-jmbb-target</text:p>
          </table:table-cell>
          <table:table-cell office:value-type="float" office:value="1223" calcext:value-type="float">
            <text:p>1223</text:p>
          </table:table-cell>
          <table:table-cell office:value-type="float" office:value="24117.8318853378" calcext:value-type="float">
            <text:p>24117.8318853378</text:p>
          </table:table-cell>
          <table:table-cell office:value-type="float" office:value="0" calcext:value-type="float">
            <text:p>0</text:p>
          </table:table-cell>
          <table:table-cell office:value-type="float" office:value="19958.4453125" calcext:value-type="float">
            <text:p>19958.4453125</text:p>
          </table:table-cell>
          <table:table-cell office:value-type="float" office:value="20193.507645614" calcext:value-type="float">
            <text:p>20193.50764561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b4-kopia-cache</text:p>
          </table:table-cell>
          <table:table-cell office:value-type="float" office:value="518" calcext:value-type="float">
            <text:p>518</text:p>
          </table:table-cell>
          <table:table-cell office:value-type="float" office:value="910.910436630249" calcext:value-type="float">
            <text:p>910.9104366302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0.71870098335" calcext:value-type="float">
            <text:p>1800.7187009833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b4-kopia-target</text:p>
          </table:table-cell>
          <table:table-cell office:value-type="float" office:value="3723" calcext:value-type="float">
            <text:p>3723</text:p>
          </table:table-cell>
          <table:table-cell office:value-type="float" office:value="34266.375787735" calcext:value-type="float">
            <text:p>34266.3757877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24.86403616455" calcext:value-type="float">
            <text:p>9424.8640361645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942409515381" calcext:value-type="float">
            <text:p>67.294240951538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13.66284179688" calcext:value-type="float">
            <text:p>8613.66284179688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fd-borg-target</text:p>
          </table:table-cell>
          <table:table-cell office:value-type="float" office:value="141" calcext:value-type="float">
            <text:p>141</text:p>
          </table:table-cell>
          <table:table-cell office:value-type="float" office:value="23454.6928167343" calcext:value-type="float">
            <text:p>23454.692816734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337.627264794" calcext:value-type="float">
            <text:p>170337.62726479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fd-jmbb-target</text:p>
          </table:table-cell>
          <table:table-cell office:value-type="float" office:value="1250" calcext:value-type="float">
            <text:p>1250</text:p>
          </table:table-cell>
          <table:table-cell office:value-type="float" office:value="24506.8476352692" calcext:value-type="float">
            <text:p>24506.8476352692</text:p>
          </table:table-cell>
          <table:table-cell office:value-type="float" office:value="0" calcext:value-type="float">
            <text:p>0</text:p>
          </table:table-cell>
          <table:table-cell office:value-type="float" office:value="19845.9921875" calcext:value-type="float">
            <text:p>19845.9921875</text:p>
          </table:table-cell>
          <table:table-cell office:value-type="float" office:value="20076.0095828125" calcext:value-type="float">
            <text:p>20076.009582812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fd-kopia-cache</text:p>
          </table:table-cell>
          <table:table-cell office:value-type="float" office:value="1071" calcext:value-type="float">
            <text:p>1071</text:p>
          </table:table-cell>
          <table:table-cell office:value-type="float" office:value="986.163559913635" calcext:value-type="float">
            <text:p>986.1635599136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2.886540944503" calcext:value-type="float">
            <text:p>942.88654094450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fd-kopia-target</text:p>
          </table:table-cell>
          <table:table-cell office:value-type="float" office:value="3790" calcext:value-type="float">
            <text:p>3790</text:p>
          </table:table-cell>
          <table:table-cell office:value-type="float" office:value="34818.6504707336" calcext:value-type="float">
            <text:p>34818.65047073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07.4665124093" calcext:value-type="float">
            <text:p>9407.46651240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388303756714" calcext:value-type="float">
            <text:p>87.43883037567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92.1702880859" calcext:value-type="float">
            <text:p>11192.1702880859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001-borg-target</text:p>
          </table:table-cell>
          <table:table-cell office:value-type="float" office:value="160" calcext:value-type="float">
            <text:p>160</text:p>
          </table:table-cell>
          <table:table-cell office:value-type="float" office:value="28495.0442342758" calcext:value-type="float">
            <text:p>28495.044234275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2368.283099365" calcext:value-type="float">
            <text:p>182368.283099365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001-jmbb-target</text:p>
          </table:table-cell>
          <table:table-cell office:value-type="float" office:value="1446" calcext:value-type="float">
            <text:p>1446</text:p>
          </table:table-cell>
          <table:table-cell office:value-type="float" office:value="29979.9216175079" calcext:value-type="float">
            <text:p>29979.9216175079</text:p>
          </table:table-cell>
          <table:table-cell office:value-type="float" office:value="0" calcext:value-type="float">
            <text:p>0</text:p>
          </table:table-cell>
          <table:table-cell office:value-type="float" office:value="19703.4375" calcext:value-type="float">
            <text:p>19703.4375</text:p>
          </table:table-cell>
          <table:table-cell office:value-type="float" office:value="21230.594561776" calcext:value-type="float">
            <text:p>21230.5945617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001-kopia-cache</text:p>
          </table:table-cell>
          <table:table-cell office:value-type="float" office:value="1214" calcext:value-type="float">
            <text:p>1214</text:p>
          </table:table-cell>
          <table:table-cell office:value-type="float" office:value="1098.63674068451" calcext:value-type="float">
            <text:p>1098.636740684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6.691946013952" calcext:value-type="float">
            <text:p>926.69194601395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001-kopia-target</text:p>
          </table:table-cell>
          <table:table-cell office:value-type="float" office:value="4457" calcext:value-type="float">
            <text:p>4457</text:p>
          </table:table-cell>
          <table:table-cell office:value-type="float" office:value="42055.0621290207" calcext:value-type="float">
            <text:p>42055.0621290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62.19062600789" calcext:value-type="float">
            <text:p>9662.1906260078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314210891724" calcext:value-type="float">
            <text:p>91.631421089172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28.8218994141" calcext:value-type="float">
            <text:p>11728.8218994141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0da-borg-target</text:p>
          </table:table-cell>
          <table:table-cell office:value-type="float" office:value="160" calcext:value-type="float">
            <text:p>160</text:p>
          </table:table-cell>
          <table:table-cell office:value-type="float" office:value="25453.5259742737" calcext:value-type="float">
            <text:p>25453.525974273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2902.566235352" calcext:value-type="float">
            <text:p>162902.566235352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0da-jmbb-target</text:p>
          </table:table-cell>
          <table:table-cell office:value-type="float" office:value="1367" calcext:value-type="float">
            <text:p>1367</text:p>
          </table:table-cell>
          <table:table-cell office:value-type="float" office:value="26765.6047410965" calcext:value-type="float">
            <text:p>26765.6047410965</text:p>
          </table:table-cell>
          <table:table-cell office:value-type="float" office:value="0" calcext:value-type="float">
            <text:p>0</text:p>
          </table:table-cell>
          <table:table-cell office:value-type="float" office:value="20027.3984375" calcext:value-type="float">
            <text:p>20027.3984375</text:p>
          </table:table-cell>
          <table:table-cell office:value-type="float" office:value="20049.728789234" calcext:value-type="float">
            <text:p>20049.7287892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0da-kopia-cache</text:p>
          </table:table-cell>
          <table:table-cell office:value-type="float" office:value="1230" calcext:value-type="float">
            <text:p>1230</text:p>
          </table:table-cell>
          <table:table-cell office:value-type="float" office:value="1211.11274528503" calcext:value-type="float">
            <text:p>1211.112745285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.2759765625" calcext:value-type="float">
            <text:p>1008.27597656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0da-kopia-target</text:p>
          </table:table-cell>
          <table:table-cell office:value-type="float" office:value="4612" calcext:value-type="float">
            <text:p>4612</text:p>
          </table:table-cell>
          <table:table-cell office:value-type="float" office:value="43569.5406618118" calcext:value-type="float">
            <text:p>43569.5406618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73.72281823402" calcext:value-type="float">
            <text:p>9673.722818234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243404388428" calcext:value-type="float">
            <text:p>94.224340438842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60.7155761719" calcext:value-type="float">
            <text:p>12060.7155761719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2a-borg-target</text:p>
          </table:table-cell>
          <table:table-cell office:value-type="float" office:value="165" calcext:value-type="float">
            <text:p>165</text:p>
          </table:table-cell>
          <table:table-cell office:value-type="float" office:value="24832.9374847412" calcext:value-type="float">
            <text:p>24832.937484741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4114.715056818" calcext:value-type="float">
            <text:p>154114.71505681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2a-jmbb-target</text:p>
          </table:table-cell>
          <table:table-cell office:value-type="float" office:value="1377" calcext:value-type="float">
            <text:p>1377</text:p>
          </table:table-cell>
          <table:table-cell office:value-type="float" office:value="26920.8102989197" calcext:value-type="float">
            <text:p>26920.8102989197</text:p>
          </table:table-cell>
          <table:table-cell office:value-type="float" office:value="0" calcext:value-type="float">
            <text:p>0</text:p>
          </table:table-cell>
          <table:table-cell office:value-type="float" office:value="20027.3984375" calcext:value-type="float">
            <text:p>20027.3984375</text:p>
          </table:table-cell>
          <table:table-cell office:value-type="float" office:value="20019.5422992692" calcext:value-type="float">
            <text:p>20019.54229926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2a-kopia-cache</text:p>
          </table:table-cell>
          <table:table-cell office:value-type="float" office:value="1275" calcext:value-type="float">
            <text:p>1275</text:p>
          </table:table-cell>
          <table:table-cell office:value-type="float" office:value="1313.2372379303" calcext:value-type="float">
            <text:p>1313.23723793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4.70975030637" calcext:value-type="float">
            <text:p>1054.70975030637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2a-kopia-target</text:p>
          </table:table-cell>
          <table:table-cell office:value-type="float" office:value="4668" calcext:value-type="float">
            <text:p>4668</text:p>
          </table:table-cell>
          <table:table-cell office:value-type="float" office:value="43971.6028442383" calcext:value-type="float">
            <text:p>43971.60284423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5.87003266924" calcext:value-type="float">
            <text:p>9645.870032669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7593126296997" calcext:value-type="float">
            <text:p>94.759312629699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29.1920166016" calcext:value-type="float">
            <text:p>12129.1920166016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a3-borg-target</text:p>
          </table:table-cell>
          <table:table-cell office:value-type="float" office:value="171" calcext:value-type="float">
            <text:p>171</text:p>
          </table:table-cell>
          <table:table-cell office:value-type="float" office:value="25230.9402990341" calcext:value-type="float">
            <text:p>25230.940299034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1090.543077257" calcext:value-type="float">
            <text:p>151090.543077257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a3-jmbb-target</text:p>
          </table:table-cell>
          <table:table-cell office:value-type="float" office:value="1424" calcext:value-type="float">
            <text:p>1424</text:p>
          </table:table-cell>
          <table:table-cell office:value-type="float" office:value="28034.9621257782" calcext:value-type="float">
            <text:p>28034.9621257782</text:p>
          </table:table-cell>
          <table:table-cell office:value-type="float" office:value="0" calcext:value-type="float">
            <text:p>0</text:p>
          </table:table-cell>
          <table:table-cell office:value-type="float" office:value="20309.609375" calcext:value-type="float">
            <text:p>20309.609375</text:p>
          </table:table-cell>
          <table:table-cell office:value-type="float" office:value="20159.9727646045" calcext:value-type="float">
            <text:p>20159.972764604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a3-kopia-cache</text:p>
          </table:table-cell>
          <table:table-cell office:value-type="float" office:value="1322" calcext:value-type="float">
            <text:p>1322</text:p>
          </table:table-cell>
          <table:table-cell office:value-type="float" office:value="1412.35571479797" calcext:value-type="float">
            <text:p>1412.355714797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93.98808771038" calcext:value-type="float">
            <text:p>1093.9880877103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a3-kopia-target</text:p>
          </table:table-cell>
          <table:table-cell office:value-type="float" office:value="4727" calcext:value-type="float">
            <text:p>4727</text:p>
          </table:table-cell>
          <table:table-cell office:value-type="float" office:value="44589.3264751434" calcext:value-type="float">
            <text:p>44589.32647514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9.29137096401" calcext:value-type="float">
            <text:p>9659.291370964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638551712036" calcext:value-type="float">
            <text:p>95.063855171203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68.1734619141" calcext:value-type="float">
            <text:p>12168.1734619141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ec-borg-target</text:p>
          </table:table-cell>
          <table:table-cell office:value-type="float" office:value="176" calcext:value-type="float">
            <text:p>176</text:p>
          </table:table-cell>
          <table:table-cell office:value-type="float" office:value="25784.6445121765" calcext:value-type="float">
            <text:p>25784.644512176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019.749889027" calcext:value-type="float">
            <text:p>150019.749889027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ec-jmbb-target</text:p>
          </table:table-cell>
          <table:table-cell office:value-type="float" office:value="1449" calcext:value-type="float">
            <text:p>1449</text:p>
          </table:table-cell>
          <table:table-cell office:value-type="float" office:value="28563.6702928543" calcext:value-type="float">
            <text:p>28563.6702928543</text:p>
          </table:table-cell>
          <table:table-cell office:value-type="float" office:value="0" calcext:value-type="float">
            <text:p>0</text:p>
          </table:table-cell>
          <table:table-cell office:value-type="float" office:value="20370.8671875" calcext:value-type="float">
            <text:p>20370.8671875</text:p>
          </table:table-cell>
          <table:table-cell office:value-type="float" office:value="20185.7821807335" calcext:value-type="float">
            <text:p>20185.782180733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ec-kopia-cache</text:p>
          </table:table-cell>
          <table:table-cell office:value-type="float" office:value="1337" calcext:value-type="float">
            <text:p>1337</text:p>
          </table:table-cell>
          <table:table-cell office:value-type="float" office:value="1517.14206314087" calcext:value-type="float">
            <text:p>1517.14206314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1.9696878506" calcext:value-type="float">
            <text:p>1161.969687850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ec-kopia-target</text:p>
          </table:table-cell>
          <table:table-cell office:value-type="float" office:value="4814" calcext:value-type="float">
            <text:p>4814</text:p>
          </table:table-cell>
          <table:table-cell office:value-type="float" office:value="45327.7418718338" calcext:value-type="float">
            <text:p>45327.7418718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1.79635994138" calcext:value-type="float">
            <text:p>9641.7963599413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88525390625" calcext:value-type="float">
            <text:p>95.4885253906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22.53125" calcext:value-type="float">
            <text:p>12222.53125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3b-borg-target</text:p>
          </table:table-cell>
          <table:table-cell office:value-type="float" office:value="181" calcext:value-type="float">
            <text:p>181</text:p>
          </table:table-cell>
          <table:table-cell office:value-type="float" office:value="26598.7720165253" calcext:value-type="float">
            <text:p>26598.772016525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481.45052443" calcext:value-type="float">
            <text:p>150481.45052443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3b-jmbb-target</text:p>
          </table:table-cell>
          <table:table-cell office:value-type="float" office:value="1484" calcext:value-type="float">
            <text:p>1484</text:p>
          </table:table-cell>
          <table:table-cell office:value-type="float" office:value="29397.9972372055" calcext:value-type="float">
            <text:p>29397.9972372055</text:p>
          </table:table-cell>
          <table:table-cell office:value-type="float" office:value="0" calcext:value-type="float">
            <text:p>0</text:p>
          </table:table-cell>
          <table:table-cell office:value-type="float" office:value="20494.21875" calcext:value-type="float">
            <text:p>20494.21875</text:p>
          </table:table-cell>
          <table:table-cell office:value-type="float" office:value="20285.4104925192" calcext:value-type="float">
            <text:p>20285.41049251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3b-kopia-cache</text:p>
          </table:table-cell>
          <table:table-cell office:value-type="float" office:value="1351" calcext:value-type="float">
            <text:p>1351</text:p>
          </table:table-cell>
          <table:table-cell office:value-type="float" office:value="1616.41978263855" calcext:value-type="float">
            <text:p>1616.419782638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25.17680046031" calcext:value-type="float">
            <text:p>1225.17680046031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3b-kopia-target</text:p>
          </table:table-cell>
          <table:table-cell office:value-type="float" office:value="4950" calcext:value-type="float">
            <text:p>4950</text:p>
          </table:table-cell>
          <table:table-cell office:value-type="float" office:value="46639.148856163" calcext:value-type="float">
            <text:p>46639.1488561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8.17948054766" calcext:value-type="float">
            <text:p>9648.1794805476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127662658691" calcext:value-type="float">
            <text:p>95.612766265869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38.4340820313" calcext:value-type="float">
            <text:p>12238.4340820313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88-borg-target</text:p>
          </table:table-cell>
          <table:table-cell office:value-type="float" office:value="187" calcext:value-type="float">
            <text:p>187</text:p>
          </table:table-cell>
          <table:table-cell office:value-type="float" office:value="27176.1976070404" calcext:value-type="float">
            <text:p>27176.19760704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815.114169034" calcext:value-type="float">
            <text:p>148815.114169034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88-jmbb-target</text:p>
          </table:table-cell>
          <table:table-cell office:value-type="float" office:value="1510" calcext:value-type="float">
            <text:p>1510</text:p>
          </table:table-cell>
          <table:table-cell office:value-type="float" office:value="29898.7214164734" calcext:value-type="float">
            <text:p>29898.7214164734</text:p>
          </table:table-cell>
          <table:table-cell office:value-type="float" office:value="0" calcext:value-type="float">
            <text:p>0</text:p>
          </table:table-cell>
          <table:table-cell office:value-type="float" office:value="20450.4453125" calcext:value-type="float">
            <text:p>20450.4453125</text:p>
          </table:table-cell>
          <table:table-cell office:value-type="float" office:value="20275.689225476" calcext:value-type="float">
            <text:p>20275.6892254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88-kopia-cache</text:p>
          </table:table-cell>
          <table:table-cell office:value-type="float" office:value="1367" calcext:value-type="float">
            <text:p>1367</text:p>
          </table:table-cell>
          <table:table-cell office:value-type="float" office:value="1715.41767120361" calcext:value-type="float">
            <text:p>1715.417671203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4.99465641002" calcext:value-type="float">
            <text:p>1284.994656410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88-kopia-target</text:p>
          </table:table-cell>
          <table:table-cell office:value-type="float" office:value="5037" calcext:value-type="float">
            <text:p>5037</text:p>
          </table:table-cell>
          <table:table-cell office:value-type="float" office:value="47377.6336555481" calcext:value-type="float">
            <text:p>47377.63365554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1.6650512768" calcext:value-type="float">
            <text:p>9631.66505127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995038986206" calcext:value-type="float">
            <text:p>90.199503898620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5.5364990234" calcext:value-type="float">
            <text:p>11545.536499023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e1-borg-target</text:p>
          </table:table-cell>
          <table:table-cell office:value-type="float" office:value="193" calcext:value-type="float">
            <text:p>193</text:p>
          </table:table-cell>
          <table:table-cell office:value-type="float" office:value="27818.6971139908" calcext:value-type="float">
            <text:p>27818.697113990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7597.646863868" calcext:value-type="float">
            <text:p>147597.64686386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e1-jmbb-target</text:p>
          </table:table-cell>
          <table:table-cell office:value-type="float" office:value="1540" calcext:value-type="float">
            <text:p>1540</text:p>
          </table:table-cell>
          <table:table-cell office:value-type="float" office:value="30614.7998170853" calcext:value-type="float">
            <text:p>30614.7998170853</text:p>
          </table:table-cell>
          <table:table-cell office:value-type="float" office:value="0" calcext:value-type="float">
            <text:p>0</text:p>
          </table:table-cell>
          <table:table-cell office:value-type="float" office:value="20592.1796875" calcext:value-type="float">
            <text:p>20592.1796875</text:p>
          </table:table-cell>
          <table:table-cell office:value-type="float" office:value="20356.8539043476" calcext:value-type="float">
            <text:p>20356.85390434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e1-kopia-cache</text:p>
          </table:table-cell>
          <table:table-cell office:value-type="float" office:value="1476" calcext:value-type="float">
            <text:p>1476</text:p>
          </table:table-cell>
          <table:table-cell office:value-type="float" office:value="1828.02667713165" calcext:value-type="float">
            <text:p>1828.026677131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68.22446977155" calcext:value-type="float">
            <text:p>1268.2244697715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e1-kopia-target</text:p>
          </table:table-cell>
          <table:table-cell office:value-type="float" office:value="5132" calcext:value-type="float">
            <text:p>5132</text:p>
          </table:table-cell>
          <table:table-cell office:value-type="float" office:value="48208.8635110855" calcext:value-type="float">
            <text:p>48208.86351108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9.22763744185" calcext:value-type="float">
            <text:p>9619.2276374418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195074081421" calcext:value-type="float">
            <text:p>89.01950740814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4.4969482422" calcext:value-type="float">
            <text:p>11394.496948242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33-borg-target</text:p>
          </table:table-cell>
          <table:table-cell office:value-type="float" office:value="197" calcext:value-type="float">
            <text:p>197</text:p>
          </table:table-cell>
          <table:table-cell office:value-type="float" office:value="28246.4859018326" calcext:value-type="float">
            <text:p>28246.485901832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824.373418663" calcext:value-type="float">
            <text:p>146824.373418663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33-jmbb-target</text:p>
          </table:table-cell>
          <table:table-cell office:value-type="float" office:value="1562" calcext:value-type="float">
            <text:p>1562</text:p>
          </table:table-cell>
          <table:table-cell office:value-type="float" office:value="31133.8323049545" calcext:value-type="float">
            <text:p>31133.8323049545</text:p>
          </table:table-cell>
          <table:table-cell office:value-type="float" office:value="0" calcext:value-type="float">
            <text:p>0</text:p>
          </table:table-cell>
          <table:table-cell office:value-type="float" office:value="20741.875" calcext:value-type="float">
            <text:p>20741.875</text:p>
          </table:table-cell>
          <table:table-cell office:value-type="float" office:value="20410.3996672685" calcext:value-type="float">
            <text:p>20410.399667268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33-kopia-cache</text:p>
          </table:table-cell>
          <table:table-cell office:value-type="float" office:value="1493" calcext:value-type="float">
            <text:p>1493</text:p>
          </table:table-cell>
          <table:table-cell office:value-type="float" office:value="1935.60922336578" calcext:value-type="float">
            <text:p>1935.60922336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27.57122888584" calcext:value-type="float">
            <text:p>1327.5712288858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33-kopia-target</text:p>
          </table:table-cell>
          <table:table-cell office:value-type="float" office:value="5200" calcext:value-type="float">
            <text:p>5200</text:p>
          </table:table-cell>
          <table:table-cell office:value-type="float" office:value="48816.5981969833" calcext:value-type="float">
            <text:p>48816.5981969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3.11472186749" calcext:value-type="float">
            <text:p>9613.114721867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61901473999" calcext:value-type="float">
            <text:p>89.66190147399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6.7233886719" calcext:value-type="float">
            <text:p>11476.7233886719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8a-borg-target</text:p>
          </table:table-cell>
          <table:table-cell office:value-type="float" office:value="204" calcext:value-type="float">
            <text:p>204</text:p>
          </table:table-cell>
          <table:table-cell office:value-type="float" office:value="29024.265537262" calcext:value-type="float">
            <text:p>29024.26553726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690.430932138" calcext:value-type="float">
            <text:p>145690.43093213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8a-jmbb-target</text:p>
          </table:table-cell>
          <table:table-cell office:value-type="float" office:value="1616" calcext:value-type="float">
            <text:p>1616</text:p>
          </table:table-cell>
          <table:table-cell office:value-type="float" office:value="32251.4693651199" calcext:value-type="float">
            <text:p>32251.4693651199</text:p>
          </table:table-cell>
          <table:table-cell office:value-type="float" office:value="0" calcext:value-type="float">
            <text:p>0</text:p>
          </table:table-cell>
          <table:table-cell office:value-type="float" office:value="20664.0703125" calcext:value-type="float">
            <text:p>20664.0703125</text:p>
          </table:table-cell>
          <table:table-cell office:value-type="float" office:value="20436.5746472047" calcext:value-type="float">
            <text:p>20436.574647204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8a-kopia-cache</text:p>
          </table:table-cell>
          <table:table-cell office:value-type="float" office:value="1613" calcext:value-type="float">
            <text:p>1613</text:p>
          </table:table-cell>
          <table:table-cell office:value-type="float" office:value="2055.18287944794" calcext:value-type="float">
            <text:p>2055.182879447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4.71622353049" calcext:value-type="float">
            <text:p>1304.7162235304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8a-kopia-target</text:p>
          </table:table-cell>
          <table:table-cell office:value-type="float" office:value="5311" calcext:value-type="float">
            <text:p>5311</text:p>
          </table:table-cell>
          <table:table-cell office:value-type="float" office:value="49832.1116781235" calcext:value-type="float">
            <text:p>49832.1116781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99893775154" calcext:value-type="float">
            <text:p>9607.998937751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759651184082" calcext:value-type="float">
            <text:p>89.875965118408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4.1235351563" calcext:value-type="float">
            <text:p>11504.1235351563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d5-borg-target</text:p>
          </table:table-cell>
          <table:table-cell office:value-type="float" office:value="209" calcext:value-type="float">
            <text:p>209</text:p>
          </table:table-cell>
          <table:table-cell office:value-type="float" office:value="29456.5918722153" calcext:value-type="float">
            <text:p>29456.591872215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323.206110758" calcext:value-type="float">
            <text:p>144323.20611075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d5-jmbb-target</text:p>
          </table:table-cell>
          <table:table-cell office:value-type="float" office:value="1640" calcext:value-type="float">
            <text:p>1640</text:p>
          </table:table-cell>
          <table:table-cell office:value-type="float" office:value="32695.5670003891" calcext:value-type="float">
            <text:p>32695.5670003891</text:p>
          </table:table-cell>
          <table:table-cell office:value-type="float" office:value="0" calcext:value-type="float">
            <text:p>0</text:p>
          </table:table-cell>
          <table:table-cell office:value-type="float" office:value="20664.0703125" calcext:value-type="float">
            <text:p>20664.0703125</text:p>
          </table:table-cell>
          <table:table-cell office:value-type="float" office:value="20414.7930539015" calcext:value-type="float">
            <text:p>20414.793053901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d5-kopia-cache</text:p>
          </table:table-cell>
          <table:table-cell office:value-type="float" office:value="1628" calcext:value-type="float">
            <text:p>1628</text:p>
          </table:table-cell>
          <table:table-cell office:value-type="float" office:value="2180.37652683258" calcext:value-type="float">
            <text:p>2180.37652683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71.44076380624" calcext:value-type="float">
            <text:p>1371.4407638062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d5-kopia-target</text:p>
          </table:table-cell>
          <table:table-cell office:value-type="float" office:value="5385" calcext:value-type="float">
            <text:p>5385</text:p>
          </table:table-cell>
          <table:table-cell office:value-type="float" office:value="50447.2039890289" calcext:value-type="float">
            <text:p>50447.20398902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2.931640625" calcext:value-type="float">
            <text:p>9592.93164062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534948348999" calcext:value-type="float">
            <text:p>90.153494834899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39.6473388672" calcext:value-type="float">
            <text:p>11539.647338867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36-borg-target</text:p>
          </table:table-cell>
          <table:table-cell office:value-type="float" office:value="215" calcext:value-type="float">
            <text:p>215</text:p>
          </table:table-cell>
          <table:table-cell office:value-type="float" office:value="30308.4944410324" calcext:value-type="float">
            <text:p>30308.49444103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353.015384266" calcext:value-type="float">
            <text:p>144353.015384266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36-jmbb-target</text:p>
          </table:table-cell>
          <table:table-cell office:value-type="float" office:value="1679" calcext:value-type="float">
            <text:p>1679</text:p>
          </table:table-cell>
          <table:table-cell office:value-type="float" office:value="33604.9601659775" calcext:value-type="float">
            <text:p>33604.9601659775</text:p>
          </table:table-cell>
          <table:table-cell office:value-type="float" office:value="0" calcext:value-type="float">
            <text:p>0</text:p>
          </table:table-cell>
          <table:table-cell office:value-type="float" office:value="20585.2890625" calcext:value-type="float">
            <text:p>20585.2890625</text:p>
          </table:table-cell>
          <table:table-cell office:value-type="float" office:value="20495.2228766891" calcext:value-type="float">
            <text:p>20495.222876689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36-kopia-cache</text:p>
          </table:table-cell>
          <table:table-cell office:value-type="float" office:value="1660" calcext:value-type="float">
            <text:p>1660</text:p>
          </table:table-cell>
          <table:table-cell office:value-type="float" office:value="2288.85789775848" calcext:value-type="float">
            <text:p>2288.857897758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1.92198030403" calcext:value-type="float">
            <text:p>1411.9219803040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36-kopia-target</text:p>
          </table:table-cell>
          <table:table-cell office:value-type="float" office:value="5571" calcext:value-type="float">
            <text:p>5571</text:p>
          </table:table-cell>
          <table:table-cell office:value-type="float" office:value="52245.3946485519" calcext:value-type="float">
            <text:p>52245.39464855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3.17431701978" calcext:value-type="float">
            <text:p>9603.174317019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40349578858" calcext:value-type="float">
            <text:p>90.294034957885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6364746094" calcext:value-type="float">
            <text:p>11557.636474609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83-borg-target</text:p>
          </table:table-cell>
          <table:table-cell office:value-type="float" office:value="220" calcext:value-type="float">
            <text:p>220</text:p>
          </table:table-cell>
          <table:table-cell office:value-type="float" office:value="30873.9378929138" calcext:value-type="float">
            <text:p>30873.937892913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704.147283381" calcext:value-type="float">
            <text:p>143704.147283381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83-jmbb-target</text:p>
          </table:table-cell>
          <table:table-cell office:value-type="float" office:value="1718" calcext:value-type="float">
            <text:p>1718</text:p>
          </table:table-cell>
          <table:table-cell office:value-type="float" office:value="34199.1596927643" calcext:value-type="float">
            <text:p>34199.1596927643</text:p>
          </table:table-cell>
          <table:table-cell office:value-type="float" office:value="0" calcext:value-type="float">
            <text:p>0</text:p>
          </table:table-cell>
          <table:table-cell office:value-type="float" office:value="20475.46875" calcext:value-type="float">
            <text:p>20475.46875</text:p>
          </table:table-cell>
          <table:table-cell office:value-type="float" office:value="20384.1324361994" calcext:value-type="float">
            <text:p>20384.132436199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83-kopia-cache</text:p>
          </table:table-cell>
          <table:table-cell office:value-type="float" office:value="1674" calcext:value-type="float">
            <text:p>1674</text:p>
          </table:table-cell>
          <table:table-cell office:value-type="float" office:value="2404.35608673096" calcext:value-type="float">
            <text:p>2404.356086730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70.76501362754" calcext:value-type="float">
            <text:p>1470.7650136275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83-kopia-target</text:p>
          </table:table-cell>
          <table:table-cell office:value-type="float" office:value="5668" calcext:value-type="float">
            <text:p>5668</text:p>
          </table:table-cell>
          <table:table-cell office:value-type="float" office:value="53181.1603937149" calcext:value-type="float">
            <text:p>53181.1603937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88783400919" calcext:value-type="float">
            <text:p>9607.8878340091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773077011109" calcext:value-type="float">
            <text:p>90.077307701110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9.8953857422" calcext:value-type="float">
            <text:p>11529.895385742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d7-borg-target</text:p>
          </table:table-cell>
          <table:table-cell office:value-type="float" office:value="225" calcext:value-type="float">
            <text:p>225</text:p>
          </table:table-cell>
          <table:table-cell office:value-type="float" office:value="30988.056637764" calcext:value-type="float">
            <text:p>30988.05663776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030.088875868" calcext:value-type="float">
            <text:p>141030.08887586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d7-jmbb-target</text:p>
          </table:table-cell>
          <table:table-cell office:value-type="float" office:value="1730" calcext:value-type="float">
            <text:p>1730</text:p>
          </table:table-cell>
          <table:table-cell office:value-type="float" office:value="34514.3839130402" calcext:value-type="float">
            <text:p>34514.3839130402</text:p>
          </table:table-cell>
          <table:table-cell office:value-type="float" office:value="0" calcext:value-type="float">
            <text:p>0</text:p>
          </table:table-cell>
          <table:table-cell office:value-type="float" office:value="20592.1796875" calcext:value-type="float">
            <text:p>20592.1796875</text:p>
          </table:table-cell>
          <table:table-cell office:value-type="float" office:value="20429.3231947706" calcext:value-type="float">
            <text:p>20429.323194770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d7-kopia-cache</text:p>
          </table:table-cell>
          <table:table-cell office:value-type="float" office:value="1689" calcext:value-type="float">
            <text:p>1689</text:p>
          </table:table-cell>
          <table:table-cell office:value-type="float" office:value="2488.63625621796" calcext:value-type="float">
            <text:p>2488.636256217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8.80019323102" calcext:value-type="float">
            <text:p>1508.800193231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d7-kopia-target</text:p>
          </table:table-cell>
          <table:table-cell office:value-type="float" office:value="5729" calcext:value-type="float">
            <text:p>5729</text:p>
          </table:table-cell>
          <table:table-cell office:value-type="float" office:value="53615.442073822" calcext:value-type="float">
            <text:p>53615.4420738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3.21045271317" calcext:value-type="float">
            <text:p>9583.2104527131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4datasshfs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4datasshfs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425910949707031" calcext:value-type="float">
            <text:p>0.004259109497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06640625" calcext:value-type="float">
            <text:p>2.18066406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4datasshfs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5280303955078" calcext:value-type="float">
            <text:p>0.070528030395508</text:p>
          </table:table-cell>
          <table:table-cell office:value-type="float" office:value="1" calcext:value-type="float">
            <text:p>1</text:p>
          </table:table-cell>
          <table:table-cell office:value-type="float" office:value="2.10595703125" calcext:value-type="float">
            <text:p>2.10595703125</text:p>
          </table:table-cell>
          <table:table-cell office:value-type="float" office:value="2.25689697265625" calcext:value-type="float">
            <text:p>2.2568969726562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20666503906" calcext:value-type="float">
            <text:p>0.044712066650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34375" calcext:value-type="float">
            <text:p>3.0523437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842613220215" calcext:value-type="float">
            <text:p>49.684261322021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9.58544921875" calcext:value-type="float">
            <text:p>6359.5854492187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00-borg-target</text:p>
          </table:table-cell>
          <table:table-cell office:value-type="float" office:value="65" calcext:value-type="float">
            <text:p>65</text:p>
          </table:table-cell>
          <table:table-cell office:value-type="float" office:value="18011.5574836731" calcext:value-type="float">
            <text:p>18011.5574836731</text:p>
          </table:table-cell>
          <table:table-cell office:value-type="float" office:value="0" calcext:value-type="float">
            <text:p>0</text:p>
          </table:table-cell>
          <table:table-cell office:value-type="float" office:value="467990.208007812" calcext:value-type="float">
            <text:p>467990.208007812</text:p>
          </table:table-cell>
          <table:table-cell office:value-type="float" office:value="283751.305588942" calcext:value-type="float">
            <text:p>283751.305588942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0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12.9960975646973" calcext:value-type="float">
            <text:p>12.996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36.00130208333" calcext:value-type="float">
            <text:p>4436.0013020833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00-bupstash-target</text:p>
          </table:table-cell>
          <table:table-cell office:value-type="float" office:value="41708" calcext:value-type="float">
            <text:p>41708</text:p>
          </table:table-cell>
          <table:table-cell office:value-type="float" office:value="20942.8091611862" calcext:value-type="float">
            <text:p>20942.8091611862</text:p>
          </table:table-cell>
          <table:table-cell office:value-type="float" office:value="1" calcext:value-type="float">
            <text:p>1</text:p>
          </table:table-cell>
          <table:table-cell office:value-type="float" office:value="189.0751953125" calcext:value-type="float">
            <text:p>189.0751953125</text:p>
          </table:table-cell>
          <table:table-cell office:value-type="float" office:value="514.180410977623" calcext:value-type="float">
            <text:p>514.18041097762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00-jmbb-target</text:p>
          </table:table-cell>
          <table:table-cell office:value-type="float" office:value="885" calcext:value-type="float">
            <text:p>885</text:p>
          </table:table-cell>
          <table:table-cell office:value-type="float" office:value="18283.6290521622" calcext:value-type="float">
            <text:p>18283.6290521622</text:p>
          </table:table-cell>
          <table:table-cell office:value-type="float" office:value="0" calcext:value-type="float">
            <text:p>0</text:p>
          </table:table-cell>
          <table:table-cell office:value-type="float" office:value="21073.8828125" calcext:value-type="float">
            <text:p>21073.8828125</text:p>
          </table:table-cell>
          <table:table-cell office:value-type="float" office:value="21155.2950840837" calcext:value-type="float">
            <text:p>21155.295084083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00-kopia-cache</text:p>
          </table:table-cell>
          <table:table-cell office:value-type="float" office:value="53" calcext:value-type="float">
            <text:p>53</text:p>
          </table:table-cell>
          <table:table-cell office:value-type="float" office:value="197.238441467285" calcext:value-type="float">
            <text:p>197.2384414672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0.79554834906" calcext:value-type="float">
            <text:p>3810.7955483490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00-kopia-target</text:p>
          </table:table-cell>
          <table:table-cell office:value-type="float" office:value="2646" calcext:value-type="float">
            <text:p>2646</text:p>
          </table:table-cell>
          <table:table-cell office:value-type="float" office:value="24960.2121934891" calcext:value-type="float">
            <text:p>24960.21219348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9.58325250673" calcext:value-type="float">
            <text:p>9659.583252506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423139572144" calcext:value-type="float">
            <text:p>50.142313957214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8.21618652344" calcext:value-type="float">
            <text:p>6418.2161865234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4c-borg-target</text:p>
          </table:table-cell>
          <table:table-cell office:value-type="float" office:value="70" calcext:value-type="float">
            <text:p>70</text:p>
          </table:table-cell>
          <table:table-cell office:value-type="float" office:value="18423.0981369019" calcext:value-type="float">
            <text:p>18423.0981369019</text:p>
          </table:table-cell>
          <table:table-cell office:value-type="float" office:value="0" calcext:value-type="float">
            <text:p>0</text:p>
          </table:table-cell>
          <table:table-cell office:value-type="float" office:value="393244.179199219" calcext:value-type="float">
            <text:p>393244.179199219</text:p>
          </table:table-cell>
          <table:table-cell office:value-type="float" office:value="269503.60703125" calcext:value-type="float">
            <text:p>269503.6070312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4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1.9179725646973" calcext:value-type="float">
            <text:p>21.917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481.33463541667" calcext:value-type="float">
            <text:p>7481.3346354166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4c-bupstash-target</text:p>
          </table:table-cell>
          <table:table-cell office:value-type="float" office:value="42264" calcext:value-type="float">
            <text:p>42264</text:p>
          </table:table-cell>
          <table:table-cell office:value-type="float" office:value="21347.0218076706" calcext:value-type="float">
            <text:p>21347.0218076706</text:p>
          </table:table-cell>
          <table:table-cell office:value-type="float" office:value="1" calcext:value-type="float">
            <text:p>1</text:p>
          </table:table-cell>
          <table:table-cell office:value-type="float" office:value="192.71630859375" calcext:value-type="float">
            <text:p>192.71630859375</text:p>
          </table:table-cell>
          <table:table-cell office:value-type="float" office:value="517.209689831883" calcext:value-type="float">
            <text:p>517.20968983188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4c-jmbb-target</text:p>
          </table:table-cell>
          <table:table-cell office:value-type="float" office:value="911" calcext:value-type="float">
            <text:p>911</text:p>
          </table:table-cell>
          <table:table-cell office:value-type="float" office:value="18741.0045976639" calcext:value-type="float">
            <text:p>18741.0045976639</text:p>
          </table:table-cell>
          <table:table-cell office:value-type="float" office:value="0" calcext:value-type="float">
            <text:p>0</text:p>
          </table:table-cell>
          <table:table-cell office:value-type="float" office:value="20999.1953125" calcext:value-type="float">
            <text:p>20999.1953125</text:p>
          </table:table-cell>
          <table:table-cell office:value-type="float" office:value="21065.6297563203" calcext:value-type="float">
            <text:p>21065.629756320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4c-kopia-cache</text:p>
          </table:table-cell>
          <table:table-cell office:value-type="float" office:value="67" calcext:value-type="float">
            <text:p>67</text:p>
          </table:table-cell>
          <table:table-cell office:value-type="float" office:value="236.376411437988" calcext:value-type="float">
            <text:p>236.376411437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2.67828824627" calcext:value-type="float">
            <text:p>3612.6782882462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4c-kopia-target</text:p>
          </table:table-cell>
          <table:table-cell office:value-type="float" office:value="2718" calcext:value-type="float">
            <text:p>2718</text:p>
          </table:table-cell>
          <table:table-cell office:value-type="float" office:value="25579.5930109024" calcext:value-type="float">
            <text:p>25579.5930109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7.05049417368" calcext:value-type="float">
            <text:p>9637.050494173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4211025238037" calcext:value-type="float">
            <text:p>50.421102523803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3.90112304688" calcext:value-type="float">
            <text:p>6453.90112304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af-borg-target</text:p>
          </table:table-cell>
          <table:table-cell office:value-type="float" office:value="76" calcext:value-type="float">
            <text:p>76</text:p>
          </table:table-cell>
          <table:table-cell office:value-type="float" office:value="19058.8160877228" calcext:value-type="float">
            <text:p>19058.8160877228</text:p>
          </table:table-cell>
          <table:table-cell office:value-type="float" office:value="0" calcext:value-type="float">
            <text:p>0</text:p>
          </table:table-cell>
          <table:table-cell office:value-type="float" office:value="278987.090820312" calcext:value-type="float">
            <text:p>278987.090820312</text:p>
          </table:table-cell>
          <table:table-cell office:value-type="float" office:value="256792.469392475" calcext:value-type="float">
            <text:p>256792.46939247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a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625038146973" calcext:value-type="float">
            <text:p>22.062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30.66796875" calcext:value-type="float">
            <text:p>7530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af-bupstash-target</text:p>
          </table:table-cell>
          <table:table-cell office:value-type="float" office:value="42915" calcext:value-type="float">
            <text:p>42915</text:p>
          </table:table-cell>
          <table:table-cell office:value-type="float" office:value="21983.0435037613" calcext:value-type="float">
            <text:p>21983.0435037613</text:p>
          </table:table-cell>
          <table:table-cell office:value-type="float" office:value="1" calcext:value-type="float">
            <text:p>1</text:p>
          </table:table-cell>
          <table:table-cell office:value-type="float" office:value="198.3056640625" calcext:value-type="float">
            <text:p>198.3056640625</text:p>
          </table:table-cell>
          <table:table-cell office:value-type="float" office:value="524.540057039533" calcext:value-type="float">
            <text:p>524.54005703953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af-jmbb-target</text:p>
          </table:table-cell>
          <table:table-cell office:value-type="float" office:value="948" calcext:value-type="float">
            <text:p>948</text:p>
          </table:table-cell>
          <table:table-cell office:value-type="float" office:value="19451.4525747299" calcext:value-type="float">
            <text:p>19451.4525747299</text:p>
          </table:table-cell>
          <table:table-cell office:value-type="float" office:value="0" calcext:value-type="float">
            <text:p>0</text:p>
          </table:table-cell>
          <table:table-cell office:value-type="float" office:value="21067.2265625" calcext:value-type="float">
            <text:p>21067.2265625</text:p>
          </table:table-cell>
          <table:table-cell office:value-type="float" office:value="21010.8517262905" calcext:value-type="float">
            <text:p>21010.851726290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af-kopia-cache</text:p>
          </table:table-cell>
          <table:table-cell office:value-type="float" office:value="82" calcext:value-type="float">
            <text:p>82</text:p>
          </table:table-cell>
          <table:table-cell office:value-type="float" office:value="270.622036933899" calcext:value-type="float">
            <text:p>270.6220369338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9.47519293064" calcext:value-type="float">
            <text:p>3379.4751929306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af-kopia-target</text:p>
          </table:table-cell>
          <table:table-cell office:value-type="float" office:value="2817" calcext:value-type="float">
            <text:p>2817</text:p>
          </table:table-cell>
          <table:table-cell office:value-type="float" office:value="26508.5293083191" calcext:value-type="float">
            <text:p>26508.52930831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6.04331264421" calcext:value-type="float">
            <text:p>9636.0433126442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206924438477" calcext:value-type="float">
            <text:p>50.920692443847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7.8486328125" calcext:value-type="float">
            <text:p>6517.8486328125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f8-borg-target</text:p>
          </table:table-cell>
          <table:table-cell office:value-type="float" office:value="80" calcext:value-type="float">
            <text:p>80</text:p>
          </table:table-cell>
          <table:table-cell office:value-type="float" office:value="19189.5225725174" calcext:value-type="float">
            <text:p>19189.5225725174</text:p>
          </table:table-cell>
          <table:table-cell office:value-type="float" office:value="0" calcext:value-type="float">
            <text:p>0</text:p>
          </table:table-cell>
          <table:table-cell office:value-type="float" office:value="185441.590820312" calcext:value-type="float">
            <text:p>185441.590820312</text:p>
          </table:table-cell>
          <table:table-cell office:value-type="float" office:value="245625.888928223" calcext:value-type="float">
            <text:p>245625.888928223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f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2382850646973" calcext:value-type="float">
            <text:p>22.238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90.66796875" calcext:value-type="float">
            <text:p>7590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f8-bupstash-target</text:p>
          </table:table-cell>
          <table:table-cell office:value-type="float" office:value="43114" calcext:value-type="float">
            <text:p>43114</text:p>
          </table:table-cell>
          <table:table-cell office:value-type="float" office:value="22047.4700393677" calcext:value-type="float">
            <text:p>22047.4700393677</text:p>
          </table:table-cell>
          <table:table-cell office:value-type="float" office:value="1" calcext:value-type="float">
            <text:p>1</text:p>
          </table:table-cell>
          <table:table-cell office:value-type="float" office:value="199.33935546875" calcext:value-type="float">
            <text:p>199.33935546875</text:p>
          </table:table-cell>
          <table:table-cell office:value-type="float" office:value="523.649146920084" calcext:value-type="float">
            <text:p>523.64914692008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f8-jmbb-target</text:p>
          </table:table-cell>
          <table:table-cell office:value-type="float" office:value="958" calcext:value-type="float">
            <text:p>958</text:p>
          </table:table-cell>
          <table:table-cell office:value-type="float" office:value="19610.8029527664" calcext:value-type="float">
            <text:p>19610.8029527664</text:p>
          </table:table-cell>
          <table:table-cell office:value-type="float" office:value="0" calcext:value-type="float">
            <text:p>0</text:p>
          </table:table-cell>
          <table:table-cell office:value-type="float" office:value="20997.78125" calcext:value-type="float">
            <text:p>20997.78125</text:p>
          </table:table-cell>
          <table:table-cell office:value-type="float" office:value="20961.8603586981" calcext:value-type="float">
            <text:p>20961.860358698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f8-kopia-cache</text:p>
          </table:table-cell>
          <table:table-cell office:value-type="float" office:value="96" calcext:value-type="float">
            <text:p>96</text:p>
          </table:table-cell>
          <table:table-cell office:value-type="float" office:value="308.255831718445" calcext:value-type="float">
            <text:p>308.2558317184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8.06220499674" calcext:value-type="float">
            <text:p>3288.0622049967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f8-kopia-target</text:p>
          </table:table-cell>
          <table:table-cell office:value-type="float" office:value="2876" calcext:value-type="float">
            <text:p>2876</text:p>
          </table:table-cell>
          <table:table-cell office:value-type="float" office:value="26984.1027021408" calcext:value-type="float">
            <text:p>26984.1027021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69164359951" calcext:value-type="float">
            <text:p>9607.691643599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995506286621" calcext:value-type="float">
            <text:p>58.69955062866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13.54248046875" calcext:value-type="float">
            <text:p>7513.54248046875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b81-borg-target</text:p>
          </table:table-cell>
          <table:table-cell office:value-type="float" office:value="86" calcext:value-type="float">
            <text:p>86</text:p>
          </table:table-cell>
          <table:table-cell office:value-type="float" office:value="19442.461894989" calcext:value-type="float">
            <text:p>19442.461894989</text:p>
          </table:table-cell>
          <table:table-cell office:value-type="float" office:value="0" calcext:value-type="float">
            <text:p>0</text:p>
          </table:table-cell>
          <table:table-cell office:value-type="float" office:value="8732.55859375" calcext:value-type="float">
            <text:p>8732.55859375</text:p>
          </table:table-cell>
          <table:table-cell office:value-type="float" office:value="231500.941633358" calcext:value-type="float">
            <text:p>231500.94163335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b8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6953163146973" calcext:value-type="float">
            <text:p>22.69531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46.66796875" calcext:value-type="float">
            <text:p>7746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b81-bupstash-target</text:p>
          </table:table-cell>
          <table:table-cell office:value-type="float" office:value="43769" calcext:value-type="float">
            <text:p>43769</text:p>
          </table:table-cell>
          <table:table-cell office:value-type="float" office:value="22259.831735611" calcext:value-type="float">
            <text:p>22259.831735611</text:p>
          </table:table-cell>
          <table:table-cell office:value-type="float" office:value="1" calcext:value-type="float">
            <text:p>1</text:p>
          </table:table-cell>
          <table:table-cell office:value-type="float" office:value="198.1513671875" calcext:value-type="float">
            <text:p>198.1513671875</text:p>
          </table:table-cell>
          <table:table-cell office:value-type="float" office:value="520.781093862451" calcext:value-type="float">
            <text:p>520.78109386245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b81-jmbb-target</text:p>
          </table:table-cell>
          <table:table-cell office:value-type="float" office:value="979" calcext:value-type="float">
            <text:p>979</text:p>
          </table:table-cell>
          <table:table-cell office:value-type="float" office:value="19891.1779069901" calcext:value-type="float">
            <text:p>19891.1779069901</text:p>
          </table:table-cell>
          <table:table-cell office:value-type="float" office:value="0" calcext:value-type="float">
            <text:p>0</text:p>
          </table:table-cell>
          <table:table-cell office:value-type="float" office:value="20599.1015625" calcext:value-type="float">
            <text:p>20599.1015625</text:p>
          </table:table-cell>
          <table:table-cell office:value-type="float" office:value="20805.4812837158" calcext:value-type="float">
            <text:p>20805.481283715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b81-kopia-cache</text:p>
          </table:table-cell>
          <table:table-cell office:value-type="float" office:value="109" calcext:value-type="float">
            <text:p>109</text:p>
          </table:table-cell>
          <table:table-cell office:value-type="float" office:value="368.951740264893" calcext:value-type="float">
            <text:p>368.9517402648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66.11543147936" calcext:value-type="float">
            <text:p>3466.1154314793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b81-kopia-target</text:p>
          </table:table-cell>
          <table:table-cell office:value-type="float" office:value="2939" calcext:value-type="float">
            <text:p>2939</text:p>
          </table:table-cell>
          <table:table-cell office:value-type="float" office:value="27508.2699584961" calcext:value-type="float">
            <text:p>27508.26995849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4.37170381082" calcext:value-type="float">
            <text:p>9584.3717038108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2875308990479" calcext:value-type="float">
            <text:p>59.28753089904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88.80395507813" calcext:value-type="float">
            <text:p>7588.80395507813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bcb-borg-target</text:p>
          </table:table-cell>
          <table:table-cell office:value-type="float" office:value="92" calcext:value-type="float">
            <text:p>92</text:p>
          </table:table-cell>
          <table:table-cell office:value-type="float" office:value="19408.9628801346" calcext:value-type="float">
            <text:p>19408.96288013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30.195535411" calcext:value-type="float">
            <text:p>216030.19553541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b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8632850646973" calcext:value-type="float">
            <text:p>22.863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04.00130208333" calcext:value-type="float">
            <text:p>7804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bcb-bupstash-target</text:p>
          </table:table-cell>
          <table:table-cell office:value-type="float" office:value="43806" calcext:value-type="float">
            <text:p>43806</text:p>
          </table:table-cell>
          <table:table-cell office:value-type="float" office:value="22193.7237586975" calcext:value-type="float">
            <text:p>22193.7237586975</text:p>
          </table:table-cell>
          <table:table-cell office:value-type="float" office:value="1" calcext:value-type="float">
            <text:p>1</text:p>
          </table:table-cell>
          <table:table-cell office:value-type="float" office:value="197.453125" calcext:value-type="float">
            <text:p>197.453125</text:p>
          </table:table-cell>
          <table:table-cell office:value-type="float" office:value="518.795898482086" calcext:value-type="float">
            <text:p>518.79589848208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bcb-jmbb-target</text:p>
          </table:table-cell>
          <table:table-cell office:value-type="float" office:value="986" calcext:value-type="float">
            <text:p>986</text:p>
          </table:table-cell>
          <table:table-cell office:value-type="float" office:value="19991.8809671402" calcext:value-type="float">
            <text:p>19991.8809671402</text:p>
          </table:table-cell>
          <table:table-cell office:value-type="float" office:value="0" calcext:value-type="float">
            <text:p>0</text:p>
          </table:table-cell>
          <table:table-cell office:value-type="float" office:value="20567.4609375" calcext:value-type="float">
            <text:p>20567.4609375</text:p>
          </table:table-cell>
          <table:table-cell office:value-type="float" office:value="20762.3591382876" calcext:value-type="float">
            <text:p>20762.35913828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bcb-kopia-cache</text:p>
          </table:table-cell>
          <table:table-cell office:value-type="float" office:value="124" calcext:value-type="float">
            <text:p>124</text:p>
          </table:table-cell>
          <table:table-cell office:value-type="float" office:value="411.631414413452" calcext:value-type="float">
            <text:p>411.6314144134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99.27877709173" calcext:value-type="float">
            <text:p>3399.2787770917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bcb-kopia-target</text:p>
          </table:table-cell>
          <table:table-cell office:value-type="float" office:value="2992" calcext:value-type="float">
            <text:p>2992</text:p>
          </table:table-cell>
          <table:table-cell office:value-type="float" office:value="27917.4325389862" calcext:value-type="float">
            <text:p>27917.43253898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4.62931815571" calcext:value-type="float">
            <text:p>9554.629318155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821575164795" calcext:value-type="float">
            <text:p>59.682157516479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9.31616210938" calcext:value-type="float">
            <text:p>7639.31616210938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15-borg-target</text:p>
          </table:table-cell>
          <table:table-cell office:value-type="float" office:value="96" calcext:value-type="float">
            <text:p>96</text:p>
          </table:table-cell>
          <table:table-cell office:value-type="float" office:value="19883.4027233124" calcext:value-type="float">
            <text:p>19883.4027233124</text:p>
          </table:table-cell>
          <table:table-cell office:value-type="float" office:value="0" calcext:value-type="float">
            <text:p>0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212089.629048665" calcext:value-type="float">
            <text:p>212089.62904866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1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9218788146973" calcext:value-type="float">
            <text:p>22.921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24.00130208333" calcext:value-type="float">
            <text:p>7824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15-bupstash-target</text:p>
          </table:table-cell>
          <table:table-cell office:value-type="float" office:value="44533" calcext:value-type="float">
            <text:p>44533</text:p>
          </table:table-cell>
          <table:table-cell office:value-type="float" office:value="22758.7538824081" calcext:value-type="float">
            <text:p>22758.7538824081</text:p>
          </table:table-cell>
          <table:table-cell office:value-type="float" office:value="1" calcext:value-type="float">
            <text:p>1</text:p>
          </table:table-cell>
          <table:table-cell office:value-type="float" office:value="202.169921875" calcext:value-type="float">
            <text:p>202.169921875</text:p>
          </table:table-cell>
          <table:table-cell office:value-type="float" office:value="523.318976390226" calcext:value-type="float">
            <text:p>523.31897639022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15-jmbb-target</text:p>
          </table:table-cell>
          <table:table-cell office:value-type="float" office:value="1014" calcext:value-type="float">
            <text:p>1014</text:p>
          </table:table-cell>
          <table:table-cell office:value-type="float" office:value="20548.6095638275" calcext:value-type="float">
            <text:p>20548.6095638275</text:p>
          </table:table-cell>
          <table:table-cell office:value-type="float" office:value="0" calcext:value-type="float">
            <text:p>0</text:p>
          </table:table-cell>
          <table:table-cell office:value-type="float" office:value="20544.0390625" calcext:value-type="float">
            <text:p>20544.0390625</text:p>
          </table:table-cell>
          <table:table-cell office:value-type="float" office:value="20751.2585733327" calcext:value-type="float">
            <text:p>20751.258573332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15-kopia-cache</text:p>
          </table:table-cell>
          <table:table-cell office:value-type="float" office:value="240" calcext:value-type="float">
            <text:p>240</text:p>
          </table:table-cell>
          <table:table-cell office:value-type="float" office:value="479.202953338623" calcext:value-type="float">
            <text:p>479.2029533386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4.59926757812" calcext:value-type="float">
            <text:p>2044.5992675781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15-kopia-target</text:p>
          </table:table-cell>
          <table:table-cell office:value-type="float" office:value="3077" calcext:value-type="float">
            <text:p>3077</text:p>
          </table:table-cell>
          <table:table-cell office:value-type="float" office:value="28686.7180805206" calcext:value-type="float">
            <text:p>28686.7180805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46.70110966952" calcext:value-type="float">
            <text:p>9546.701109669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210563659668" calcext:value-type="float">
            <text:p>60.21056365966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06.9521484375" calcext:value-type="float">
            <text:p>7706.9521484375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80-borg-target</text:p>
          </table:table-cell>
          <table:table-cell office:value-type="float" office:value="100" calcext:value-type="float">
            <text:p>100</text:p>
          </table:table-cell>
          <table:table-cell office:value-type="float" office:value="20055.6130580902" calcext:value-type="float">
            <text:p>20055.6130580902</text:p>
          </table:table-cell>
          <table:table-cell office:value-type="float" office:value="0" calcext:value-type="float">
            <text:p>0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205369.477714844" calcext:value-type="float">
            <text:p>205369.47771484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8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2460975646973" calcext:value-type="float">
            <text:p>23.246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34.66796875" calcext:value-type="float">
            <text:p>7934.6679687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80-bupstash-target</text:p>
          </table:table-cell>
          <table:table-cell office:value-type="float" office:value="44862" calcext:value-type="float">
            <text:p>44862</text:p>
          </table:table-cell>
          <table:table-cell office:value-type="float" office:value="22947.2538414001" calcext:value-type="float">
            <text:p>22947.2538414001</text:p>
          </table:table-cell>
          <table:table-cell office:value-type="float" office:value="1" calcext:value-type="float">
            <text:p>1</text:p>
          </table:table-cell>
          <table:table-cell office:value-type="float" office:value="203.0322265625" calcext:value-type="float">
            <text:p>203.0322265625</text:p>
          </table:table-cell>
          <table:table-cell office:value-type="float" office:value="523.783779893757" calcext:value-type="float">
            <text:p>523.7837798937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80-jmbb-target</text:p>
          </table:table-cell>
          <table:table-cell office:value-type="float" office:value="1030" calcext:value-type="float">
            <text:p>1030</text:p>
          </table:table-cell>
          <table:table-cell office:value-type="float" office:value="20869.7058963776" calcext:value-type="float">
            <text:p>20869.7058963776</text:p>
          </table:table-cell>
          <table:table-cell office:value-type="float" office:value="0" calcext:value-type="float">
            <text:p>0</text:p>
          </table:table-cell>
          <table:table-cell office:value-type="float" office:value="20580.3515625" calcext:value-type="float">
            <text:p>20580.3515625</text:p>
          </table:table-cell>
          <table:table-cell office:value-type="float" office:value="20748.1347940686" calcext:value-type="float">
            <text:p>20748.134794068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80-kopia-cache</text:p>
          </table:table-cell>
          <table:table-cell office:value-type="float" office:value="256" calcext:value-type="float">
            <text:p>256</text:p>
          </table:table-cell>
          <table:table-cell office:value-type="float" office:value="535.558151245117" calcext:value-type="float">
            <text:p>535.5581512451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42.23260498047" calcext:value-type="float">
            <text:p>2142.2326049804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80-kopia-target</text:p>
          </table:table-cell>
          <table:table-cell office:value-type="float" office:value="3134" calcext:value-type="float">
            <text:p>3134</text:p>
          </table:table-cell>
          <table:table-cell office:value-type="float" office:value="29121.1324148178" calcext:value-type="float">
            <text:p>29121.1324148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15.00944249312" calcext:value-type="float">
            <text:p>9515.0094424931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921842575073" calcext:value-type="float">
            <text:p>60.892184257507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94.19958496094" calcext:value-type="float">
            <text:p>7794.1995849609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cb-borg-target</text:p>
          </table:table-cell>
          <table:table-cell office:value-type="float" office:value="106" calcext:value-type="float">
            <text:p>106</text:p>
          </table:table-cell>
          <table:table-cell office:value-type="float" office:value="20566.2878541946" calcext:value-type="float">
            <text:p>20566.2878541946</text:p>
          </table:table-cell>
          <table:table-cell office:value-type="float" office:value="0" calcext:value-type="float">
            <text:p>0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198678.101534861" calcext:value-type="float">
            <text:p>198678.10153486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6210975646973" calcext:value-type="float">
            <text:p>23.621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62.66796875" calcext:value-type="float">
            <text:p>8062.6679687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cb-bupstash-target</text:p>
          </table:table-cell>
          <table:table-cell office:value-type="float" office:value="45787" calcext:value-type="float">
            <text:p>45787</text:p>
          </table:table-cell>
          <table:table-cell office:value-type="float" office:value="23493.0547466278" calcext:value-type="float">
            <text:p>23493.0547466278</text:p>
          </table:table-cell>
          <table:table-cell office:value-type="float" office:value="1" calcext:value-type="float">
            <text:p>1</text:p>
          </table:table-cell>
          <table:table-cell office:value-type="float" office:value="205.6298828125" calcext:value-type="float">
            <text:p>205.6298828125</text:p>
          </table:table-cell>
          <table:table-cell office:value-type="float" office:value="525.408698114025" calcext:value-type="float">
            <text:p>525.40869811402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cb-jmbb-target</text:p>
          </table:table-cell>
          <table:table-cell office:value-type="float" office:value="1054" calcext:value-type="float">
            <text:p>1054</text:p>
          </table:table-cell>
          <table:table-cell office:value-type="float" office:value="21308.4059610367" calcext:value-type="float">
            <text:p>21308.4059610367</text:p>
          </table:table-cell>
          <table:table-cell office:value-type="float" office:value="0" calcext:value-type="float">
            <text:p>0</text:p>
          </table:table-cell>
          <table:table-cell office:value-type="float" office:value="20580.3515625" calcext:value-type="float">
            <text:p>20580.3515625</text:p>
          </table:table-cell>
          <table:table-cell office:value-type="float" office:value="20701.9048426011" calcext:value-type="float">
            <text:p>20701.904842601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cb-kopia-cache</text:p>
          </table:table-cell>
          <table:table-cell office:value-type="float" office:value="821" calcext:value-type="float">
            <text:p>821</text:p>
          </table:table-cell>
          <table:table-cell office:value-type="float" office:value="588.148901939392" calcext:value-type="float">
            <text:p>588.1489019393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3.57426989761" calcext:value-type="float">
            <text:p>733.5742698976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cb-kopia-target</text:p>
          </table:table-cell>
          <table:table-cell office:value-type="float" office:value="3222" calcext:value-type="float">
            <text:p>3222</text:p>
          </table:table-cell>
          <table:table-cell office:value-type="float" office:value="29862.8851661682" calcext:value-type="float">
            <text:p>29862.88516616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90.87349787593" calcext:value-type="float">
            <text:p>9490.873497875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231676101685" calcext:value-type="float">
            <text:p>61.52316761016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4.96545410156" calcext:value-type="float">
            <text:p>7874.96545410156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17-borg-target</text:p>
          </table:table-cell>
          <table:table-cell office:value-type="float" office:value="110" calcext:value-type="float">
            <text:p>110</text:p>
          </table:table-cell>
          <table:table-cell office:value-type="float" office:value="20822.9094829559" calcext:value-type="float">
            <text:p>20822.90948295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3842.357368608" calcext:value-type="float">
            <text:p>193842.3573686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1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9648475646973" calcext:value-type="float">
            <text:p>23.9648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80.00130208333" calcext:value-type="float">
            <text:p>8180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17-bupstash-target</text:p>
          </table:table-cell>
          <table:table-cell office:value-type="float" office:value="46220" calcext:value-type="float">
            <text:p>46220</text:p>
          </table:table-cell>
          <table:table-cell office:value-type="float" office:value="23752.7843885422" calcext:value-type="float">
            <text:p>23752.7843885422</text:p>
          </table:table-cell>
          <table:table-cell office:value-type="float" office:value="1" calcext:value-type="float">
            <text:p>1</text:p>
          </table:table-cell>
          <table:table-cell office:value-type="float" office:value="207.38232421875" calcext:value-type="float">
            <text:p>207.38232421875</text:p>
          </table:table-cell>
          <table:table-cell office:value-type="float" office:value="526.240831109199" calcext:value-type="float">
            <text:p>526.24083110919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663.4017238617" calcext:value-type="float">
            <text:p>21663.4017238617</text:p>
          </table:table-cell>
          <table:table-cell office:value-type="float" office:value="0" calcext:value-type="float">
            <text:p>0</text:p>
          </table:table-cell>
          <table:table-cell office:value-type="float" office:value="20567.4609375" calcext:value-type="float">
            <text:p>20567.4609375</text:p>
          </table:table-cell>
          <table:table-cell office:value-type="float" office:value="20616.4715290282" calcext:value-type="float">
            <text:p>20616.471529028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17-kopia-cache</text:p>
          </table:table-cell>
          <table:table-cell office:value-type="float" office:value="835" calcext:value-type="float">
            <text:p>835</text:p>
          </table:table-cell>
          <table:table-cell office:value-type="float" office:value="636.014851570129" calcext:value-type="float">
            <text:p>636.014851570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9.975099410554" calcext:value-type="float">
            <text:p>779.97509941055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17-kopia-target</text:p>
          </table:table-cell>
          <table:table-cell office:value-type="float" office:value="3280" calcext:value-type="float">
            <text:p>3280</text:p>
          </table:table-cell>
          <table:table-cell office:value-type="float" office:value="30372.1753540039" calcext:value-type="float">
            <text:p>30372.17535400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82.04498856707" calcext:value-type="float">
            <text:p>9482.0449885670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730871200562" calcext:value-type="float">
            <text:p>62.173087120056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58.15515136719" calcext:value-type="float">
            <text:p>7958.15515136719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6b-borg-target</text:p>
          </table:table-cell>
          <table:table-cell office:value-type="float" office:value="115" calcext:value-type="float">
            <text:p>115</text:p>
          </table:table-cell>
          <table:table-cell office:value-type="float" office:value="21157.9434680939" calcext:value-type="float">
            <text:p>21157.943468093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8397.687924592" calcext:value-type="float">
            <text:p>188397.68792459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6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5859413146973" calcext:value-type="float">
            <text:p>24.585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392.00130208333" calcext:value-type="float">
            <text:p>8392.0013020833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6b-bupstash-target</text:p>
          </table:table-cell>
          <table:table-cell office:value-type="float" office:value="46663" calcext:value-type="float">
            <text:p>46663</text:p>
          </table:table-cell>
          <table:table-cell office:value-type="float" office:value="24083.4651517868" calcext:value-type="float">
            <text:p>24083.4651517868</text:p>
          </table:table-cell>
          <table:table-cell office:value-type="float" office:value="1" calcext:value-type="float">
            <text:p>1</text:p>
          </table:table-cell>
          <table:table-cell office:value-type="float" office:value="210.3671875" calcext:value-type="float">
            <text:p>210.3671875</text:p>
          </table:table-cell>
          <table:table-cell office:value-type="float" office:value="528.501560453243" calcext:value-type="float">
            <text:p>528.50156045324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6b-jmbb-target</text:p>
          </table:table-cell>
          <table:table-cell office:value-type="float" office:value="1101" calcext:value-type="float">
            <text:p>1101</text:p>
          </table:table-cell>
          <table:table-cell office:value-type="float" office:value="22145.6233558655" calcext:value-type="float">
            <text:p>22145.6233558655</text:p>
          </table:table-cell>
          <table:table-cell office:value-type="float" office:value="0" calcext:value-type="float">
            <text:p>0</text:p>
          </table:table-cell>
          <table:table-cell office:value-type="float" office:value="20591.1484375" calcext:value-type="float">
            <text:p>20591.1484375</text:p>
          </table:table-cell>
          <table:table-cell office:value-type="float" office:value="20596.8377079076" calcext:value-type="float">
            <text:p>20596.83770790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6b-kopia-cache</text:p>
          </table:table-cell>
          <table:table-cell office:value-type="float" office:value="1163" calcext:value-type="float">
            <text:p>1163</text:p>
          </table:table-cell>
          <table:table-cell office:value-type="float" office:value="695.73798084259" calcext:value-type="float">
            <text:p>695.737980842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2.584430251774" calcext:value-type="float">
            <text:p>612.58443025177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6b-kopia-target</text:p>
          </table:table-cell>
          <table:table-cell office:value-type="float" office:value="3358" calcext:value-type="float">
            <text:p>3358</text:p>
          </table:table-cell>
          <table:table-cell office:value-type="float" office:value="30972.5848608017" calcext:value-type="float">
            <text:p>30972.5848608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4.88591347854" calcext:value-type="float">
            <text:p>9444.885913478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660844802857" calcext:value-type="float">
            <text:p>64.46608448028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51.65881347656" calcext:value-type="float">
            <text:p>8251.65881347656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bf-borg-target</text:p>
          </table:table-cell>
          <table:table-cell office:value-type="float" office:value="120" calcext:value-type="float">
            <text:p>120</text:p>
          </table:table-cell>
          <table:table-cell office:value-type="float" office:value="21416.9837265015" calcext:value-type="float">
            <text:p>21416.983726501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2758.261132813" calcext:value-type="float">
            <text:p>182758.2611328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b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0820350646973" calcext:value-type="float">
            <text:p>25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61.33463541667" calcext:value-type="float">
            <text:p>8561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bf-bupstash-target</text:p>
          </table:table-cell>
          <table:table-cell office:value-type="float" office:value="47230" calcext:value-type="float">
            <text:p>47230</text:p>
          </table:table-cell>
          <table:table-cell office:value-type="float" office:value="24433.8484725952" calcext:value-type="float">
            <text:p>24433.8484725952</text:p>
          </table:table-cell>
          <table:table-cell office:value-type="float" office:value="1" calcext:value-type="float">
            <text:p>1</text:p>
          </table:table-cell>
          <table:table-cell office:value-type="float" office:value="213.0634765625" calcext:value-type="float">
            <text:p>213.0634765625</text:p>
          </table:table-cell>
          <table:table-cell office:value-type="float" office:value="529.753564173989" calcext:value-type="float">
            <text:p>529.75356417398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bf-jmbb-target</text:p>
          </table:table-cell>
          <table:table-cell office:value-type="float" office:value="1122" calcext:value-type="float">
            <text:p>1122</text:p>
          </table:table-cell>
          <table:table-cell office:value-type="float" office:value="22531.7841453552" calcext:value-type="float">
            <text:p>22531.7841453552</text:p>
          </table:table-cell>
          <table:table-cell office:value-type="float" office:value="0" calcext:value-type="float">
            <text:p>0</text:p>
          </table:table-cell>
          <table:table-cell office:value-type="float" office:value="20544.0390625" calcext:value-type="float">
            <text:p>20544.0390625</text:p>
          </table:table-cell>
          <table:table-cell office:value-type="float" office:value="20563.7673483456" calcext:value-type="float">
            <text:p>20563.76734834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bf-kopia-cache</text:p>
          </table:table-cell>
          <table:table-cell office:value-type="float" office:value="1178" calcext:value-type="float">
            <text:p>1178</text:p>
          </table:table-cell>
          <table:table-cell office:value-type="float" office:value="767.397119522095" calcext:value-type="float">
            <text:p>767.3971195220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7.075255000531" calcext:value-type="float">
            <text:p>667.07525500053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bf-kopia-target</text:p>
          </table:table-cell>
          <table:table-cell office:value-type="float" office:value="3421" calcext:value-type="float">
            <text:p>3421</text:p>
          </table:table-cell>
          <table:table-cell office:value-type="float" office:value="31452.8451833725" calcext:value-type="float">
            <text:p>31452.84518337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4.70723992208" calcext:value-type="float">
            <text:p>9414.7072399220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730920791626" calcext:value-type="float">
            <text:p>64.973092079162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16.55578613281" calcext:value-type="float">
            <text:p>8316.55578613281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0c-borg-target</text:p>
          </table:table-cell>
          <table:table-cell office:value-type="float" office:value="126" calcext:value-type="float">
            <text:p>126</text:p>
          </table:table-cell>
          <table:table-cell office:value-type="float" office:value="21801.5151758194" calcext:value-type="float">
            <text:p>21801.51517581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7180.567778088" calcext:value-type="float">
            <text:p>177180.56777808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0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5859413146973" calcext:value-type="float">
            <text:p>25.585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33.33463541667" calcext:value-type="float">
            <text:p>8733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0c-bupstash-target</text:p>
          </table:table-cell>
          <table:table-cell office:value-type="float" office:value="48063" calcext:value-type="float">
            <text:p>48063</text:p>
          </table:table-cell>
          <table:table-cell office:value-type="float" office:value="24806.0599937439" calcext:value-type="float">
            <text:p>24806.0599937439</text:p>
          </table:table-cell>
          <table:table-cell office:value-type="float" office:value="1" calcext:value-type="float">
            <text:p>1</text:p>
          </table:table-cell>
          <table:table-cell office:value-type="float" office:value="211.568359375" calcext:value-type="float">
            <text:p>211.568359375</text:p>
          </table:table-cell>
          <table:table-cell office:value-type="float" office:value="528.502287281147" calcext:value-type="float">
            <text:p>528.50228728114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0c-jmbb-target</text:p>
          </table:table-cell>
          <table:table-cell office:value-type="float" office:value="1143" calcext:value-type="float">
            <text:p>1143</text:p>
          </table:table-cell>
          <table:table-cell office:value-type="float" office:value="22872.2503557205" calcext:value-type="float">
            <text:p>22872.2503557205</text:p>
          </table:table-cell>
          <table:table-cell office:value-type="float" office:value="0" calcext:value-type="float">
            <text:p>0</text:p>
          </table:table-cell>
          <table:table-cell office:value-type="float" office:value="20475.4296875" calcext:value-type="float">
            <text:p>20475.4296875</text:p>
          </table:table-cell>
          <table:table-cell office:value-type="float" office:value="20490.9749468572" calcext:value-type="float">
            <text:p>20490.974946857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0c-kopia-cache</text:p>
          </table:table-cell>
          <table:table-cell office:value-type="float" office:value="1193" calcext:value-type="float">
            <text:p>1193</text:p>
          </table:table-cell>
          <table:table-cell office:value-type="float" office:value="824.339651107788" calcext:value-type="float">
            <text:p>824.3396511077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7.563958704422" calcext:value-type="float">
            <text:p>707.56395870442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0c-kopia-target</text:p>
          </table:table-cell>
          <table:table-cell office:value-type="float" office:value="3486" calcext:value-type="float">
            <text:p>3486</text:p>
          </table:table-cell>
          <table:table-cell office:value-type="float" office:value="32037.2548522949" calcext:value-type="float">
            <text:p>32037.25485229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0.82873458118" calcext:value-type="float">
            <text:p>9410.8287345811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631038665772" calcext:value-type="float">
            <text:p>65.36310386657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66.47729492188" calcext:value-type="float">
            <text:p>8366.47729492188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57-borg-target</text:p>
          </table:table-cell>
          <table:table-cell office:value-type="float" office:value="131" calcext:value-type="float">
            <text:p>131</text:p>
          </table:table-cell>
          <table:table-cell office:value-type="float" office:value="21991.8296298981" calcext:value-type="float">
            <text:p>21991.829629898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1905.599549738" calcext:value-type="float">
            <text:p>171905.5995497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5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9609413146973" calcext:value-type="float">
            <text:p>25.960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61.33463541667" calcext:value-type="float">
            <text:p>8861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57-bupstash-target</text:p>
          </table:table-cell>
          <table:table-cell office:value-type="float" office:value="48838" calcext:value-type="float">
            <text:p>48838</text:p>
          </table:table-cell>
          <table:table-cell office:value-type="float" office:value="25127.0602245331" calcext:value-type="float">
            <text:p>25127.0602245331</text:p>
          </table:table-cell>
          <table:table-cell office:value-type="float" office:value="1" calcext:value-type="float">
            <text:p>1</text:p>
          </table:table-cell>
          <table:table-cell office:value-type="float" office:value="209.9833984375" calcext:value-type="float">
            <text:p>209.9833984375</text:p>
          </table:table-cell>
          <table:table-cell office:value-type="float" office:value="526.846096685406" calcext:value-type="float">
            <text:p>526.84609668540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57-jmbb-target</text:p>
          </table:table-cell>
          <table:table-cell office:value-type="float" office:value="1168" calcext:value-type="float">
            <text:p>1168</text:p>
          </table:table-cell>
          <table:table-cell office:value-type="float" office:value="23203.0523223877" calcext:value-type="float">
            <text:p>23203.0523223877</text:p>
          </table:table-cell>
          <table:table-cell office:value-type="float" office:value="0" calcext:value-type="float">
            <text:p>0</text:p>
          </table:table-cell>
          <table:table-cell office:value-type="float" office:value="20249.9609375" calcext:value-type="float">
            <text:p>20249.9609375</text:p>
          </table:table-cell>
          <table:table-cell office:value-type="float" office:value="20342.4020360659" calcext:value-type="float">
            <text:p>20342.402036065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57-kopia-cache</text:p>
          </table:table-cell>
          <table:table-cell office:value-type="float" office:value="1208" calcext:value-type="float">
            <text:p>1208</text:p>
          </table:table-cell>
          <table:table-cell office:value-type="float" office:value="880.720769882202" calcext:value-type="float">
            <text:p>880.720769882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6.571248641867" calcext:value-type="float">
            <text:p>746.57124864186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57-kopia-target</text:p>
          </table:table-cell>
          <table:table-cell office:value-type="float" office:value="3564" calcext:value-type="float">
            <text:p>3564</text:p>
          </table:table-cell>
          <table:table-cell office:value-type="float" office:value="32665.6128730774" calcext:value-type="float">
            <text:p>32665.61287307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5.40616779777" calcext:value-type="float">
            <text:p>9385.406167797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843378067017" calcext:value-type="float">
            <text:p>65.984337806701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45.99523925781" calcext:value-type="float">
            <text:p>8445.9952392578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b4-borg-target</text:p>
          </table:table-cell>
          <table:table-cell office:value-type="float" office:value="138" calcext:value-type="float">
            <text:p>138</text:p>
          </table:table-cell>
          <table:table-cell office:value-type="float" office:value="22918.6309213638" calcext:value-type="float">
            <text:p>22918.630921363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062.884517946" calcext:value-type="float">
            <text:p>170062.88451794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b4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2500038146973" calcext:value-type="float">
            <text:p>26.25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60.00130208333" calcext:value-type="float">
            <text:p>8960.00130208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b4-bupstash-target</text:p>
          </table:table-cell>
          <table:table-cell office:value-type="float" office:value="50268" calcext:value-type="float">
            <text:p>50268</text:p>
          </table:table-cell>
          <table:table-cell office:value-type="float" office:value="26323.4790382385" calcext:value-type="float">
            <text:p>26323.4790382385</text:p>
          </table:table-cell>
          <table:table-cell office:value-type="float" office:value="1" calcext:value-type="float">
            <text:p>1</text:p>
          </table:table-cell>
          <table:table-cell office:value-type="float" office:value="222.18408203125" calcext:value-type="float">
            <text:p>222.18408203125</text:p>
          </table:table-cell>
          <table:table-cell office:value-type="float" office:value="536.230654395565" calcext:value-type="float">
            <text:p>536.23065439556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b4-jmbb-target</text:p>
          </table:table-cell>
          <table:table-cell office:value-type="float" office:value="1223" calcext:value-type="float">
            <text:p>1223</text:p>
          </table:table-cell>
          <table:table-cell office:value-type="float" office:value="24118.2860994339" calcext:value-type="float">
            <text:p>24118.2860994339</text:p>
          </table:table-cell>
          <table:table-cell office:value-type="float" office:value="0" calcext:value-type="float">
            <text:p>0</text:p>
          </table:table-cell>
          <table:table-cell office:value-type="float" office:value="19958.4609375" calcext:value-type="float">
            <text:p>19958.4609375</text:p>
          </table:table-cell>
          <table:table-cell office:value-type="float" office:value="20193.8879524287" calcext:value-type="float">
            <text:p>20193.887952428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b4-kopia-cache</text:p>
          </table:table-cell>
          <table:table-cell office:value-type="float" office:value="1224" calcext:value-type="float">
            <text:p>1224</text:p>
          </table:table-cell>
          <table:table-cell office:value-type="float" office:value="944.325689315796" calcext:value-type="float">
            <text:p>944.3256893157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0.024106094261" calcext:value-type="float">
            <text:p>790.02410609426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b4-kopia-target</text:p>
          </table:table-cell>
          <table:table-cell office:value-type="float" office:value="3724" calcext:value-type="float">
            <text:p>3724</text:p>
          </table:table-cell>
          <table:table-cell office:value-type="float" office:value="34221.4053134918" calcext:value-type="float">
            <text:p>34221.40531349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09.96751906972" calcext:value-type="float">
            <text:p>9409.967519069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973489761353" calcext:value-type="float">
            <text:p>67.29734897613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14.06066894531" calcext:value-type="float">
            <text:p>8614.06066894531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fd-borg-target</text:p>
          </table:table-cell>
          <table:table-cell office:value-type="float" office:value="143" calcext:value-type="float">
            <text:p>143</text:p>
          </table:table-cell>
          <table:table-cell office:value-type="float" office:value="23225.3698358536" calcext:value-type="float">
            <text:p>23225.369835853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6313.137845553" calcext:value-type="float">
            <text:p>166313.13784555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fd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3750038146973" calcext:value-type="float">
            <text:p>26.375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002.66796875" calcext:value-type="float">
            <text:p>9002.66796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fd-bupstash-target</text:p>
          </table:table-cell>
          <table:table-cell office:value-type="float" office:value="50707" calcext:value-type="float">
            <text:p>50707</text:p>
          </table:table-cell>
          <table:table-cell office:value-type="float" office:value="26658.6431074142" calcext:value-type="float">
            <text:p>26658.6431074142</text:p>
          </table:table-cell>
          <table:table-cell office:value-type="float" office:value="1" calcext:value-type="float">
            <text:p>1</text:p>
          </table:table-cell>
          <table:table-cell office:value-type="float" office:value="224.384765625" calcext:value-type="float">
            <text:p>224.384765625</text:p>
          </table:table-cell>
          <table:table-cell office:value-type="float" office:value="538.356647839395" calcext:value-type="float">
            <text:p>538.3566478393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fd-jmbb-target</text:p>
          </table:table-cell>
          <table:table-cell office:value-type="float" office:value="1250" calcext:value-type="float">
            <text:p>1250</text:p>
          </table:table-cell>
          <table:table-cell office:value-type="float" office:value="24507.3324222565" calcext:value-type="float">
            <text:p>24507.3324222565</text:p>
          </table:table-cell>
          <table:table-cell office:value-type="float" office:value="0" calcext:value-type="float">
            <text:p>0</text:p>
          </table:table-cell>
          <table:table-cell office:value-type="float" office:value="19846.265625" calcext:value-type="float">
            <text:p>19846.265625</text:p>
          </table:table-cell>
          <table:table-cell office:value-type="float" office:value="20076.4067203125" calcext:value-type="float">
            <text:p>20076.406720312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fd-kopia-cache</text:p>
          </table:table-cell>
          <table:table-cell office:value-type="float" office:value="1375" calcext:value-type="float">
            <text:p>1375</text:p>
          </table:table-cell>
          <table:table-cell office:value-type="float" office:value="1012.55456829071" calcext:value-type="float">
            <text:p>1012.5545682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4.077002130682" calcext:value-type="float">
            <text:p>754.07700213068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fd-kopia-target</text:p>
          </table:table-cell>
          <table:table-cell office:value-type="float" office:value="3793" calcext:value-type="float">
            <text:p>3793</text:p>
          </table:table-cell>
          <table:table-cell office:value-type="float" office:value="34773.5980033874" calcext:value-type="float">
            <text:p>34773.59800338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7.86299906901" calcext:value-type="float">
            <text:p>9387.862999069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14740562439" calcext:value-type="float">
            <text:p>87.41474056243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89.0867919922" calcext:value-type="float">
            <text:p>11189.0867919922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001-borg-target</text:p>
          </table:table-cell>
          <table:table-cell office:value-type="float" office:value="163" calcext:value-type="float">
            <text:p>163</text:p>
          </table:table-cell>
          <table:table-cell office:value-type="float" office:value="28338.3460483551" calcext:value-type="float">
            <text:p>28338.346048355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8027.400941814" calcext:value-type="float">
            <text:p>178027.400941814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00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6210975646973" calcext:value-type="float">
            <text:p>28.621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9.33463541667" calcext:value-type="float">
            <text:p>9769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001-bupstash-target</text:p>
          </table:table-cell>
          <table:table-cell office:value-type="float" office:value="59823" calcext:value-type="float">
            <text:p>59823</text:p>
          </table:table-cell>
          <table:table-cell office:value-type="float" office:value="32125.7865543365" calcext:value-type="float">
            <text:p>32125.7865543365</text:p>
          </table:table-cell>
          <table:table-cell office:value-type="float" office:value="1" calcext:value-type="float">
            <text:p>1</text:p>
          </table:table-cell>
          <table:table-cell office:value-type="float" office:value="221.9541015625" calcext:value-type="float">
            <text:p>221.9541015625</text:p>
          </table:table-cell>
          <table:table-cell office:value-type="float" office:value="549.902302319185" calcext:value-type="float">
            <text:p>549.90230231918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001-jmbb-target</text:p>
          </table:table-cell>
          <table:table-cell office:value-type="float" office:value="1446" calcext:value-type="float">
            <text:p>1446</text:p>
          </table:table-cell>
          <table:table-cell office:value-type="float" office:value="29980.3339567184" calcext:value-type="float">
            <text:p>29980.3339567184</text:p>
          </table:table-cell>
          <table:table-cell office:value-type="float" office:value="0" calcext:value-type="float">
            <text:p>0</text:p>
          </table:table-cell>
          <table:table-cell office:value-type="float" office:value="19702.234375" calcext:value-type="float">
            <text:p>19702.234375</text:p>
          </table:table-cell>
          <table:table-cell office:value-type="float" office:value="21230.8865640938" calcext:value-type="float">
            <text:p>21230.886564093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001-kopia-cache</text:p>
          </table:table-cell>
          <table:table-cell office:value-type="float" office:value="1426" calcext:value-type="float">
            <text:p>1426</text:p>
          </table:table-cell>
          <table:table-cell office:value-type="float" office:value="1167.38818264008" calcext:value-type="float">
            <text:p>1167.38818264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8.292776313771" calcext:value-type="float">
            <text:p>838.29277631377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001-kopia-target</text:p>
          </table:table-cell>
          <table:table-cell office:value-type="float" office:value="4464" calcext:value-type="float">
            <text:p>4464</text:p>
          </table:table-cell>
          <table:table-cell office:value-type="float" office:value="42031.2756710053" calcext:value-type="float">
            <text:p>42031.27567100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1.58294962128" calcext:value-type="float">
            <text:p>9641.5829496212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965074539185" calcext:value-type="float">
            <text:p>91.69650745391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37.1529541016" calcext:value-type="float">
            <text:p>11737.1529541016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0da-borg-target</text:p>
          </table:table-cell>
          <table:table-cell office:value-type="float" office:value="163" calcext:value-type="float">
            <text:p>163</text:p>
          </table:table-cell>
          <table:table-cell office:value-type="float" office:value="25331.1867551804" calcext:value-type="float">
            <text:p>25331.18675518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9135.799001869" calcext:value-type="float">
            <text:p>159135.79900186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0d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0da-bupstash-target</text:p>
          </table:table-cell>
          <table:table-cell office:value-type="float" office:value="56029" calcext:value-type="float">
            <text:p>56029</text:p>
          </table:table-cell>
          <table:table-cell office:value-type="float" office:value="28464.4168777466" calcext:value-type="float">
            <text:p>28464.4168777466</text:p>
          </table:table-cell>
          <table:table-cell office:value-type="float" office:value="1" calcext:value-type="float">
            <text:p>1</text:p>
          </table:table-cell>
          <table:table-cell office:value-type="float" office:value="183.9677734375" calcext:value-type="float">
            <text:p>183.9677734375</text:p>
          </table:table-cell>
          <table:table-cell office:value-type="float" office:value="520.222793246578" calcext:value-type="float">
            <text:p>520.2227932465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0da-jmbb-target</text:p>
          </table:table-cell>
          <table:table-cell office:value-type="float" office:value="1367" calcext:value-type="float">
            <text:p>1367</text:p>
          </table:table-cell>
          <table:table-cell office:value-type="float" office:value="26766.0640497208" calcext:value-type="float">
            <text:p>26766.0640497208</text:p>
          </table:table-cell>
          <table:table-cell office:value-type="float" office:value="0" calcext:value-type="float">
            <text:p>0</text:p>
          </table:table-cell>
          <table:table-cell office:value-type="float" office:value="20027.2109375" calcext:value-type="float">
            <text:p>20027.2109375</text:p>
          </table:table-cell>
          <table:table-cell office:value-type="float" office:value="20050.0728507052" calcext:value-type="float">
            <text:p>20050.072850705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0da-kopia-cache</text:p>
          </table:table-cell>
          <table:table-cell office:value-type="float" office:value="1437" calcext:value-type="float">
            <text:p>1437</text:p>
          </table:table-cell>
          <table:table-cell office:value-type="float" office:value="1255.35045433044" calcext:value-type="float">
            <text:p>1255.350454330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4.557317490866" calcext:value-type="float">
            <text:p>894.55731749086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0da-kopia-target</text:p>
          </table:table-cell>
          <table:table-cell office:value-type="float" office:value="4620" calcext:value-type="float">
            <text:p>4620</text:p>
          </table:table-cell>
          <table:table-cell office:value-type="float" office:value="43543.6090145111" calcext:value-type="float">
            <text:p>43543.6090145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1.22416252368" calcext:value-type="float">
            <text:p>9651.224162523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072439193726" calcext:value-type="float">
            <text:p>94.207243919372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58.5272216797" calcext:value-type="float">
            <text:p>12058.5272216797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2a-borg-target</text:p>
          </table:table-cell>
          <table:table-cell office:value-type="float" office:value="169" calcext:value-type="float">
            <text:p>169</text:p>
          </table:table-cell>
          <table:table-cell office:value-type="float" office:value="24585.8336420059" calcext:value-type="float">
            <text:p>24585.83364200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969.784907776" calcext:value-type="float">
            <text:p>148969.784907776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2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2a-bupstash-target</text:p>
          </table:table-cell>
          <table:table-cell office:value-type="float" office:value="53113" calcext:value-type="float">
            <text:p>53113</text:p>
          </table:table-cell>
          <table:table-cell office:value-type="float" office:value="27502.4822492599" calcext:value-type="float">
            <text:p>27502.4822492599</text:p>
          </table:table-cell>
          <table:table-cell office:value-type="float" office:value="1" calcext:value-type="float">
            <text:p>1</text:p>
          </table:table-cell>
          <table:table-cell office:value-type="float" office:value="193.388671875" calcext:value-type="float">
            <text:p>193.388671875</text:p>
          </table:table-cell>
          <table:table-cell office:value-type="float" office:value="530.238205773392" calcext:value-type="float">
            <text:p>530.23820577339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2a-jmbb-target</text:p>
          </table:table-cell>
          <table:table-cell office:value-type="float" office:value="1377" calcext:value-type="float">
            <text:p>1377</text:p>
          </table:table-cell>
          <table:table-cell office:value-type="float" office:value="26921.28520298" calcext:value-type="float">
            <text:p>26921.28520298</text:p>
          </table:table-cell>
          <table:table-cell office:value-type="float" office:value="0" calcext:value-type="float">
            <text:p>0</text:p>
          </table:table-cell>
          <table:table-cell office:value-type="float" office:value="20027.2109375" calcext:value-type="float">
            <text:p>20027.2109375</text:p>
          </table:table-cell>
          <table:table-cell office:value-type="float" office:value="20019.8954595872" calcext:value-type="float">
            <text:p>20019.895459587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2a-kopia-cache</text:p>
          </table:table-cell>
          <table:table-cell office:value-type="float" office:value="1451" calcext:value-type="float">
            <text:p>1451</text:p>
          </table:table-cell>
          <table:table-cell office:value-type="float" office:value="1355.83320522308" calcext:value-type="float">
            <text:p>1355.833205223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6.838871225663" calcext:value-type="float">
            <text:p>956.83887122566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2a-kopia-target</text:p>
          </table:table-cell>
          <table:table-cell office:value-type="float" office:value="4670" calcext:value-type="float">
            <text:p>4670</text:p>
          </table:table-cell>
          <table:table-cell office:value-type="float" office:value="43943.9785346985" calcext:value-type="float">
            <text:p>43943.9785346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5.68180289748" calcext:value-type="float">
            <text:p>9635.6818028974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801025390625" calcext:value-type="float">
            <text:p>94.8010253906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34.53125" calcext:value-type="float">
            <text:p>12134.53125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a3-borg-target</text:p>
          </table:table-cell>
          <table:table-cell office:value-type="float" office:value="175" calcext:value-type="float">
            <text:p>175</text:p>
          </table:table-cell>
          <table:table-cell office:value-type="float" office:value="24986.5386676788" calcext:value-type="float">
            <text:p>24986.538667678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206.946261161" calcext:value-type="float">
            <text:p>146206.94626116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a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a3-bupstash-target</text:p>
          </table:table-cell>
          <table:table-cell office:value-type="float" office:value="53984" calcext:value-type="float">
            <text:p>53984</text:p>
          </table:table-cell>
          <table:table-cell office:value-type="float" office:value="27907.6286325455" calcext:value-type="float">
            <text:p>27907.6286325455</text:p>
          </table:table-cell>
          <table:table-cell office:value-type="float" office:value="1" calcext:value-type="float">
            <text:p>1</text:p>
          </table:table-cell>
          <table:table-cell office:value-type="float" office:value="192.14697265625" calcext:value-type="float">
            <text:p>192.14697265625</text:p>
          </table:table-cell>
          <table:table-cell office:value-type="float" office:value="529.368177973595" calcext:value-type="float">
            <text:p>529.3681779735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a3-jmbb-target</text:p>
          </table:table-cell>
          <table:table-cell office:value-type="float" office:value="1424" calcext:value-type="float">
            <text:p>1424</text:p>
          </table:table-cell>
          <table:table-cell office:value-type="float" office:value="28035.4414014816" calcext:value-type="float">
            <text:p>28035.4414014816</text:p>
          </table:table-cell>
          <table:table-cell office:value-type="float" office:value="0" calcext:value-type="float">
            <text:p>0</text:p>
          </table:table-cell>
          <table:table-cell office:value-type="float" office:value="20309.9375" calcext:value-type="float">
            <text:p>20309.9375</text:p>
          </table:table-cell>
          <table:table-cell office:value-type="float" office:value="20160.3174123014" calcext:value-type="float">
            <text:p>20160.317412301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a3-kopia-cache</text:p>
          </table:table-cell>
          <table:table-cell office:value-type="float" office:value="1464" calcext:value-type="float">
            <text:p>1464</text:p>
          </table:table-cell>
          <table:table-cell office:value-type="float" office:value="1444.68334388733" calcext:value-type="float">
            <text:p>1444.683343887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0.48889627092" calcext:value-type="float">
            <text:p>1010.4888962709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a3-kopia-target</text:p>
          </table:table-cell>
          <table:table-cell office:value-type="float" office:value="4742" calcext:value-type="float">
            <text:p>4742</text:p>
          </table:table-cell>
          <table:table-cell office:value-type="float" office:value="44576.5726461411" calcext:value-type="float">
            <text:p>44576.57264614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5.9827898879" calcext:value-type="float">
            <text:p>9625.982789887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786943435669" calcext:value-type="float">
            <text:p>95.078694343566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70.0728759766" calcext:value-type="float">
            <text:p>12170.072875976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ec-borg-target</text:p>
          </table:table-cell>
          <table:table-cell office:value-type="float" office:value="180" calcext:value-type="float">
            <text:p>180</text:p>
          </table:table-cell>
          <table:table-cell office:value-type="float" office:value="25542.8083086014" calcext:value-type="float">
            <text:p>25542.808308601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310.198377821" calcext:value-type="float">
            <text:p>145310.19837782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e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0937538146973" calcext:value-type="float">
            <text:p>28.0937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89.33463541667" calcext:value-type="float">
            <text:p>9589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ec-bupstash-target</text:p>
          </table:table-cell>
          <table:table-cell office:value-type="float" office:value="54980" calcext:value-type="float">
            <text:p>54980</text:p>
          </table:table-cell>
          <table:table-cell office:value-type="float" office:value="28470.6573257446" calcext:value-type="float">
            <text:p>28470.6573257446</text:p>
          </table:table-cell>
          <table:table-cell office:value-type="float" office:value="1" calcext:value-type="float">
            <text:p>1</text:p>
          </table:table-cell>
          <table:table-cell office:value-type="float" office:value="192.9365234375" calcext:value-type="float">
            <text:p>192.9365234375</text:p>
          </table:table-cell>
          <table:table-cell office:value-type="float" office:value="530.264698100446" calcext:value-type="float">
            <text:p>530.26469810044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ec-jmbb-target</text:p>
          </table:table-cell>
          <table:table-cell office:value-type="float" office:value="1449" calcext:value-type="float">
            <text:p>1449</text:p>
          </table:table-cell>
          <table:table-cell office:value-type="float" office:value="28564.1490316391" calcext:value-type="float">
            <text:p>28564.1490316391</text:p>
          </table:table-cell>
          <table:table-cell office:value-type="float" office:value="0" calcext:value-type="float">
            <text:p>0</text:p>
          </table:table-cell>
          <table:table-cell office:value-type="float" office:value="20371.3671875" calcext:value-type="float">
            <text:p>20371.3671875</text:p>
          </table:table-cell>
          <table:table-cell office:value-type="float" office:value="20186.1205026904" calcext:value-type="float">
            <text:p>20186.12050269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ec-kopia-cache</text:p>
          </table:table-cell>
          <table:table-cell office:value-type="float" office:value="1478" calcext:value-type="float">
            <text:p>1478</text:p>
          </table:table-cell>
          <table:table-cell office:value-type="float" office:value="1536.03368186951" calcext:value-type="float">
            <text:p>1536.033681869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4.20736822353" calcext:value-type="float">
            <text:p>1064.2073682235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ec-kopia-target</text:p>
          </table:table-cell>
          <table:table-cell office:value-type="float" office:value="4828" calcext:value-type="float">
            <text:p>4828</text:p>
          </table:table-cell>
          <table:table-cell office:value-type="float" office:value="45314.8851928711" calcext:value-type="float">
            <text:p>45314.88519287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1.11069542254" calcext:value-type="float">
            <text:p>9611.110695422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745950698853" calcext:value-type="float">
            <text:p>95.47459506988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20.7481689453" calcext:value-type="float">
            <text:p>12220.7481689453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3b-borg-target</text:p>
          </table:table-cell>
          <table:table-cell office:value-type="float" office:value="186" calcext:value-type="float">
            <text:p>186</text:p>
          </table:table-cell>
          <table:table-cell office:value-type="float" office:value="26429.6655845642" calcext:value-type="float">
            <text:p>26429.665584564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505.255691364" calcext:value-type="float">
            <text:p>145505.255691364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3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4375038146973" calcext:value-type="float">
            <text:p>28.43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06.66796875" calcext:value-type="float">
            <text:p>9706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3b-bupstash-target</text:p>
          </table:table-cell>
          <table:table-cell office:value-type="float" office:value="56062" calcext:value-type="float">
            <text:p>56062</text:p>
          </table:table-cell>
          <table:table-cell office:value-type="float" office:value="29353.0144453049" calcext:value-type="float">
            <text:p>29353.0144453049</text:p>
          </table:table-cell>
          <table:table-cell office:value-type="float" office:value="1" calcext:value-type="float">
            <text:p>1</text:p>
          </table:table-cell>
          <table:table-cell office:value-type="float" office:value="199.1142578125" calcext:value-type="float">
            <text:p>199.1142578125</text:p>
          </table:table-cell>
          <table:table-cell office:value-type="float" office:value="536.14724397974" calcext:value-type="float">
            <text:p>536.147243979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3b-jmbb-target</text:p>
          </table:table-cell>
          <table:table-cell office:value-type="float" office:value="1484" calcext:value-type="float">
            <text:p>1484</text:p>
          </table:table-cell>
          <table:table-cell office:value-type="float" office:value="29398.4765052795" calcext:value-type="float">
            <text:p>29398.4765052795</text:p>
          </table:table-cell>
          <table:table-cell office:value-type="float" office:value="0" calcext:value-type="float">
            <text:p>0</text:p>
          </table:table-cell>
          <table:table-cell office:value-type="float" office:value="20491.1015625" calcext:value-type="float">
            <text:p>20491.1015625</text:p>
          </table:table-cell>
          <table:table-cell office:value-type="float" office:value="20285.7412004085" calcext:value-type="float">
            <text:p>20285.741200408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3b-kopia-cache</text:p>
          </table:table-cell>
          <table:table-cell office:value-type="float" office:value="1606" calcext:value-type="float">
            <text:p>1606</text:p>
          </table:table-cell>
          <table:table-cell office:value-type="float" office:value="1644.2351360321" calcext:value-type="float">
            <text:p>1644.2351360321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048.37906556468" calcext:value-type="float">
            <text:p>1048.37906556468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3b-kopia-target</text:p>
          </table:table-cell>
          <table:table-cell office:value-type="float" office:value="4977" calcext:value-type="float">
            <text:p>4977</text:p>
          </table:table-cell>
          <table:table-cell office:value-type="float" office:value="46646.446764946" calcext:value-type="float">
            <text:p>46646.446764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7.34006174496" calcext:value-type="float">
            <text:p>9597.3400617449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373891830444" calcext:value-type="float">
            <text:p>95.637389183044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41.5858154297" calcext:value-type="float">
            <text:p>12241.585815429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88-borg-target</text:p>
          </table:table-cell>
          <table:table-cell office:value-type="float" office:value="192" calcext:value-type="float">
            <text:p>192</text:p>
          </table:table-cell>
          <table:table-cell office:value-type="float" office:value="27009.0168561935" calcext:value-type="float">
            <text:p>27009.016856193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048.089899699" calcext:value-type="float">
            <text:p>144048.08989969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8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6367225646973" calcext:value-type="float">
            <text:p>28.636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74.66796875" calcext:value-type="float">
            <text:p>9774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88-bupstash-target</text:p>
          </table:table-cell>
          <table:table-cell office:value-type="float" office:value="56839" calcext:value-type="float">
            <text:p>56839</text:p>
          </table:table-cell>
          <table:table-cell office:value-type="float" office:value="29926.8705806732" calcext:value-type="float">
            <text:p>29926.8705806732</text:p>
          </table:table-cell>
          <table:table-cell office:value-type="float" office:value="1" calcext:value-type="float">
            <text:p>1</text:p>
          </table:table-cell>
          <table:table-cell office:value-type="float" office:value="202.111328125" calcext:value-type="float">
            <text:p>202.111328125</text:p>
          </table:table-cell>
          <table:table-cell office:value-type="float" office:value="539.156485416868" calcext:value-type="float">
            <text:p>539.15648541686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88-jmbb-target</text:p>
          </table:table-cell>
          <table:table-cell office:value-type="float" office:value="1510" calcext:value-type="float">
            <text:p>1510</text:p>
          </table:table-cell>
          <table:table-cell office:value-type="float" office:value="29899.1892766952" calcext:value-type="float">
            <text:p>29899.1892766952</text:p>
          </table:table-cell>
          <table:table-cell office:value-type="float" office:value="0" calcext:value-type="float">
            <text:p>0</text:p>
          </table:table-cell>
          <table:table-cell office:value-type="float" office:value="20450.3359375" calcext:value-type="float">
            <text:p>20450.3359375</text:p>
          </table:table-cell>
          <table:table-cell office:value-type="float" office:value="20276.0065028715" calcext:value-type="float">
            <text:p>20276.006502871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88-kopia-cache</text:p>
          </table:table-cell>
          <table:table-cell office:value-type="float" office:value="1621" calcext:value-type="float">
            <text:p>1621</text:p>
          </table:table-cell>
          <table:table-cell office:value-type="float" office:value="1761.38541793823" calcext:value-type="float">
            <text:p>1761.3854179382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112.68270695173" calcext:value-type="float">
            <text:p>1112.6827069517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88-kopia-target</text:p>
          </table:table-cell>
          <table:table-cell office:value-type="float" office:value="5062" calcext:value-type="float">
            <text:p>5062</text:p>
          </table:table-cell>
          <table:table-cell office:value-type="float" office:value="47394.8386898041" calcext:value-type="float">
            <text:p>47394.83868980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7.57700876321" calcext:value-type="float">
            <text:p>9587.5770087632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2154712677" calcext:value-type="float">
            <text:p>90.2215471267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8.3580322266" calcext:value-type="float">
            <text:p>11548.3580322266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e1-borg-target</text:p>
          </table:table-cell>
          <table:table-cell office:value-type="float" office:value="198" calcext:value-type="float">
            <text:p>198</text:p>
          </table:table-cell>
          <table:table-cell office:value-type="float" office:value="27655.5559864044" calcext:value-type="float">
            <text:p>27655.555986404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026.713788273" calcext:value-type="float">
            <text:p>143026.71378827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e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8085975646973" calcext:value-type="float">
            <text:p>28.80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33.33463541667" calcext:value-type="float">
            <text:p>9833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e1-bupstash-target</text:p>
          </table:table-cell>
          <table:table-cell office:value-type="float" office:value="57758" calcext:value-type="float">
            <text:p>57758</text:p>
          </table:table-cell>
          <table:table-cell office:value-type="float" office:value="30554.6696233749" calcext:value-type="float">
            <text:p>30554.6696233749</text:p>
          </table:table-cell>
          <table:table-cell office:value-type="float" office:value="1" calcext:value-type="float">
            <text:p>1</text:p>
          </table:table-cell>
          <table:table-cell office:value-type="float" office:value="204.81396484375" calcext:value-type="float">
            <text:p>204.81396484375</text:p>
          </table:table-cell>
          <table:table-cell office:value-type="float" office:value="541.708190975033" calcext:value-type="float">
            <text:p>541.70819097503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e1-jmbb-target</text:p>
          </table:table-cell>
          <table:table-cell office:value-type="float" office:value="1540" calcext:value-type="float">
            <text:p>1540</text:p>
          </table:table-cell>
          <table:table-cell office:value-type="float" office:value="30615.2579364777" calcext:value-type="float">
            <text:p>30615.2579364777</text:p>
          </table:table-cell>
          <table:table-cell office:value-type="float" office:value="0" calcext:value-type="float">
            <text:p>0</text:p>
          </table:table-cell>
          <table:table-cell office:value-type="float" office:value="20592.1875" calcext:value-type="float">
            <text:p>20592.1875</text:p>
          </table:table-cell>
          <table:table-cell office:value-type="float" office:value="20357.1585239955" calcext:value-type="float">
            <text:p>20357.15852399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e1-kopia-cache</text:p>
          </table:table-cell>
          <table:table-cell office:value-type="float" office:value="1652" calcext:value-type="float">
            <text:p>1652</text:p>
          </table:table-cell>
          <table:table-cell office:value-type="float" office:value="1879.76048278809" calcext:value-type="float">
            <text:p>1879.76048278809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165.17841063862" calcext:value-type="float">
            <text:p>1165.1784106386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e1-kopia-target</text:p>
          </table:table-cell>
          <table:table-cell office:value-type="float" office:value="5155" calcext:value-type="float">
            <text:p>5155</text:p>
          </table:table-cell>
          <table:table-cell office:value-type="float" office:value="48236.2642087936" calcext:value-type="float">
            <text:p>48236.26420879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1.75257998151" calcext:value-type="float">
            <text:p>9581.752579981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094223022461" calcext:value-type="float">
            <text:p>89.009422302246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3.2060546875" calcext:value-type="float">
            <text:p>11393.206054687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33-borg-target</text:p>
          </table:table-cell>
          <table:table-cell office:value-type="float" office:value="203" calcext:value-type="float">
            <text:p>203</text:p>
          </table:table-cell>
          <table:table-cell office:value-type="float" office:value="28042.6570701599" calcext:value-type="float">
            <text:p>28042.657070159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456.555861299" calcext:value-type="float">
            <text:p>141456.55586129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3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2382850646973" calcext:value-type="float">
            <text:p>29.238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80.00130208333" calcext:value-type="float">
            <text:p>9980.001302083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33-bupstash-target</text:p>
          </table:table-cell>
          <table:table-cell office:value-type="float" office:value="58690" calcext:value-type="float">
            <text:p>58690</text:p>
          </table:table-cell>
          <table:table-cell office:value-type="float" office:value="30980.2512216568" calcext:value-type="float">
            <text:p>30980.2512216568</text:p>
          </table:table-cell>
          <table:table-cell office:value-type="float" office:value="1" calcext:value-type="float">
            <text:p>1</text:p>
          </table:table-cell>
          <table:table-cell office:value-type="float" office:value="203.552734375" calcext:value-type="float">
            <text:p>203.552734375</text:p>
          </table:table-cell>
          <table:table-cell office:value-type="float" office:value="540.531219134036" calcext:value-type="float">
            <text:p>540.53121913403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33-jmbb-target</text:p>
          </table:table-cell>
          <table:table-cell office:value-type="float" office:value="1562" calcext:value-type="float">
            <text:p>1562</text:p>
          </table:table-cell>
          <table:table-cell office:value-type="float" office:value="31134.2888097763" calcext:value-type="float">
            <text:p>31134.2888097763</text:p>
          </table:table-cell>
          <table:table-cell office:value-type="float" office:value="0" calcext:value-type="float">
            <text:p>0</text:p>
          </table:table-cell>
          <table:table-cell office:value-type="float" office:value="20742.1953125" calcext:value-type="float">
            <text:p>20742.1953125</text:p>
          </table:table-cell>
          <table:table-cell office:value-type="float" office:value="20410.6989380352" calcext:value-type="float">
            <text:p>20410.698938035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33-kopia-cache</text:p>
          </table:table-cell>
          <table:table-cell office:value-type="float" office:value="1686" calcext:value-type="float">
            <text:p>1686</text:p>
          </table:table-cell>
          <table:table-cell office:value-type="float" office:value="2002.60517406464" calcext:value-type="float">
            <text:p>2002.60517406464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216.29163596808" calcext:value-type="float">
            <text:p>1216.29163596808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33-kopia-target</text:p>
          </table:table-cell>
          <table:table-cell office:value-type="float" office:value="5230" calcext:value-type="float">
            <text:p>5230</text:p>
          </table:table-cell>
          <table:table-cell office:value-type="float" office:value="48855.1062583923" calcext:value-type="float">
            <text:p>48855.10625839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5.51220049594" calcext:value-type="float">
            <text:p>9565.512200495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584596633911" calcext:value-type="float">
            <text:p>89.658459663391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6.2828369141" calcext:value-type="float">
            <text:p>11476.282836914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8a-borg-target</text:p>
          </table:table-cell>
          <table:table-cell office:value-type="float" office:value="209" calcext:value-type="float">
            <text:p>209</text:p>
          </table:table-cell>
          <table:table-cell office:value-type="float" office:value="28762.8225975037" calcext:value-type="float">
            <text:p>28762.822597503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0924.068611693" calcext:value-type="float">
            <text:p>140924.06861169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8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5820350646973" calcext:value-type="float">
            <text:p>29.5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97.3346354167" calcext:value-type="float">
            <text:p>10097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8a-bupstash-target</text:p>
          </table:table-cell>
          <table:table-cell office:value-type="float" office:value="59754" calcext:value-type="float">
            <text:p>59754</text:p>
          </table:table-cell>
          <table:table-cell office:value-type="float" office:value="31833.8069858551" calcext:value-type="float">
            <text:p>31833.8069858551</text:p>
          </table:table-cell>
          <table:table-cell office:value-type="float" office:value="1" calcext:value-type="float">
            <text:p>1</text:p>
          </table:table-cell>
          <table:table-cell office:value-type="float" office:value="208.47216796875" calcext:value-type="float">
            <text:p>208.47216796875</text:p>
          </table:table-cell>
          <table:table-cell office:value-type="float" office:value="545.533660566918" calcext:value-type="float">
            <text:p>545.5336605669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8a-jmbb-target</text:p>
          </table:table-cell>
          <table:table-cell office:value-type="float" office:value="1616" calcext:value-type="float">
            <text:p>1616</text:p>
          </table:table-cell>
          <table:table-cell office:value-type="float" office:value="32252.0365028381" calcext:value-type="float">
            <text:p>32252.0365028381</text:p>
          </table:table-cell>
          <table:table-cell office:value-type="float" office:value="0" calcext:value-type="float">
            <text:p>0</text:p>
          </table:table-cell>
          <table:table-cell office:value-type="float" office:value="20663.921875" calcext:value-type="float">
            <text:p>20663.921875</text:p>
          </table:table-cell>
          <table:table-cell office:value-type="float" office:value="20436.9340216004" calcext:value-type="float">
            <text:p>20436.93402160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8a-kopia-cache</text:p>
          </table:table-cell>
          <table:table-cell office:value-type="float" office:value="1710" calcext:value-type="float">
            <text:p>1710</text:p>
          </table:table-cell>
          <table:table-cell office:value-type="float" office:value="2122.63496685028" calcext:value-type="float">
            <text:p>2122.63496685028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271.09836611385" calcext:value-type="float">
            <text:p>1271.09836611385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8a-kopia-target</text:p>
          </table:table-cell>
          <table:table-cell office:value-type="float" office:value="5326" calcext:value-type="float">
            <text:p>5326</text:p>
          </table:table-cell>
          <table:table-cell office:value-type="float" office:value="49806.9427633286" calcext:value-type="float">
            <text:p>49806.94276332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76.10014826294" calcext:value-type="float">
            <text:p>9576.100148262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862714767456" calcext:value-type="float">
            <text:p>89.88627147674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5.4427490234" calcext:value-type="float">
            <text:p>11505.442749023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d5-borg-target</text:p>
          </table:table-cell>
          <table:table-cell office:value-type="float" office:value="213" calcext:value-type="float">
            <text:p>213</text:p>
          </table:table-cell>
          <table:table-cell office:value-type="float" office:value="29111.4619407654" calcext:value-type="float">
            <text:p>29111.461940765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9953.694964055" calcext:value-type="float">
            <text:p>139953.694964055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d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8867225646973" calcext:value-type="float">
            <text:p>29.886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01.3346354167" calcext:value-type="float">
            <text:p>10201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d5-bupstash-target</text:p>
          </table:table-cell>
          <table:table-cell office:value-type="float" office:value="60625" calcext:value-type="float">
            <text:p>60625</text:p>
          </table:table-cell>
          <table:table-cell office:value-type="float" office:value="32244.7202720642" calcext:value-type="float">
            <text:p>32244.7202720642</text:p>
          </table:table-cell>
          <table:table-cell office:value-type="float" office:value="1" calcext:value-type="float">
            <text:p>1</text:p>
          </table:table-cell>
          <table:table-cell office:value-type="float" office:value="206.5927734375" calcext:value-type="float">
            <text:p>206.5927734375</text:p>
          </table:table-cell>
          <table:table-cell office:value-type="float" office:value="544.636594780928" calcext:value-type="float">
            <text:p>544.63659478092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d5-jmbb-target</text:p>
          </table:table-cell>
          <table:table-cell office:value-type="float" office:value="1640" calcext:value-type="float">
            <text:p>1640</text:p>
          </table:table-cell>
          <table:table-cell office:value-type="float" office:value="32696.1213111877" calcext:value-type="float">
            <text:p>32696.1213111877</text:p>
          </table:table-cell>
          <table:table-cell office:value-type="float" office:value="0" calcext:value-type="float">
            <text:p>0</text:p>
          </table:table-cell>
          <table:table-cell office:value-type="float" office:value="20663.921875" calcext:value-type="float">
            <text:p>20663.921875</text:p>
          </table:table-cell>
          <table:table-cell office:value-type="float" office:value="20415.1391601562" calcext:value-type="float">
            <text:p>20415.13916015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d5-kopia-cache</text:p>
          </table:table-cell>
          <table:table-cell office:value-type="float" office:value="1730" calcext:value-type="float">
            <text:p>1730</text:p>
          </table:table-cell>
          <table:table-cell office:value-type="float" office:value="2248.70276927948" calcext:value-type="float">
            <text:p>2248.70276927948</text:p>
          </table:table-cell>
          <table:table-cell office:value-type="float" office:value="1" calcext:value-type="float">
            <text:p>1</text:p>
          </table:table-cell>
          <table:table-cell office:value-type="float" office:value="4.17529296875" calcext:value-type="float">
            <text:p>4.17529296875</text:p>
          </table:table-cell>
          <table:table-cell office:value-type="float" office:value="1331.024066903" calcext:value-type="float">
            <text:p>1331.02406690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d5-kopia-target</text:p>
          </table:table-cell>
          <table:table-cell office:value-type="float" office:value="5400" calcext:value-type="float">
            <text:p>5400</text:p>
          </table:table-cell>
          <table:table-cell office:value-type="float" office:value="50412.4509830475" calcext:value-type="float">
            <text:p>50412.450983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9.69440863715" calcext:value-type="float">
            <text:p>9559.694408637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713018417359" calcext:value-type="float">
            <text:p>90.171301841735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1.9266357422" calcext:value-type="float">
            <text:p>11541.926635742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36-borg-target</text:p>
          </table:table-cell>
          <table:table-cell office:value-type="float" office:value="219" calcext:value-type="float">
            <text:p>219</text:p>
          </table:table-cell>
          <table:table-cell office:value-type="float" office:value="29939.8408737183" calcext:value-type="float">
            <text:p>29939.840873718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9992.680615011" calcext:value-type="float">
            <text:p>139992.68061501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36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0273475646973" calcext:value-type="float">
            <text:p>30.0273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49.3346354167" calcext:value-type="float">
            <text:p>10249.334635416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36-bupstash-target</text:p>
          </table:table-cell>
          <table:table-cell office:value-type="float" office:value="61848" calcext:value-type="float">
            <text:p>61848</text:p>
          </table:table-cell>
          <table:table-cell office:value-type="float" office:value="33162.6869440079" calcext:value-type="float">
            <text:p>33162.6869440079</text:p>
          </table:table-cell>
          <table:table-cell office:value-type="float" office:value="1" calcext:value-type="float">
            <text:p>1</text:p>
          </table:table-cell>
          <table:table-cell office:value-type="float" office:value="209.53662109375" calcext:value-type="float">
            <text:p>209.53662109375</text:p>
          </table:table-cell>
          <table:table-cell office:value-type="float" office:value="549.065312227785" calcext:value-type="float">
            <text:p>549.06531222778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36-jmbb-target</text:p>
          </table:table-cell>
          <table:table-cell office:value-type="float" office:value="1679" calcext:value-type="float">
            <text:p>1679</text:p>
          </table:table-cell>
          <table:table-cell office:value-type="float" office:value="33606.2013092041" calcext:value-type="float">
            <text:p>33606.2013092041</text:p>
          </table:table-cell>
          <table:table-cell office:value-type="float" office:value="0" calcext:value-type="float">
            <text:p>0</text:p>
          </table:table-cell>
          <table:table-cell office:value-type="float" office:value="20585.2734375" calcext:value-type="float">
            <text:p>20585.2734375</text:p>
          </table:table-cell>
          <table:table-cell office:value-type="float" office:value="20495.9798336063" calcext:value-type="float">
            <text:p>20495.979833606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36-kopia-cache</text:p>
          </table:table-cell>
          <table:table-cell office:value-type="float" office:value="1766" calcext:value-type="float">
            <text:p>1766</text:p>
          </table:table-cell>
          <table:table-cell office:value-type="float" office:value="2364.02191925049" calcext:value-type="float">
            <text:p>2364.02191925049</text:p>
          </table:table-cell>
          <table:table-cell office:value-type="float" office:value="1" calcext:value-type="float">
            <text:p>1</text:p>
          </table:table-cell>
          <table:table-cell office:value-type="float" office:value="4.22314453125" calcext:value-type="float">
            <text:p>4.22314453125</text:p>
          </table:table-cell>
          <table:table-cell office:value-type="float" office:value="1370.75789655294" calcext:value-type="float">
            <text:p>1370.7578965529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36-kopia-target</text:p>
          </table:table-cell>
          <table:table-cell office:value-type="float" office:value="5583" calcext:value-type="float">
            <text:p>5583</text:p>
          </table:table-cell>
          <table:table-cell office:value-type="float" office:value="52175.5763759613" calcext:value-type="float">
            <text:p>52175.57637596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9.72778237227" calcext:value-type="float">
            <text:p>9569.7277823722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45222854614" calcext:value-type="float">
            <text:p>90.29452228546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6988525391" calcext:value-type="float">
            <text:p>11557.6988525391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83-borg-target</text:p>
          </table:table-cell>
          <table:table-cell office:value-type="float" office:value="226" calcext:value-type="float">
            <text:p>226</text:p>
          </table:table-cell>
          <table:table-cell office:value-type="float" office:value="30639.0532903671" calcext:value-type="float">
            <text:p>30639.053290367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8824.73703246" calcext:value-type="float">
            <text:p>138824.73703246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8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2890663146973" calcext:value-type="float">
            <text:p>30.2890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38.66796875" calcext:value-type="float">
            <text:p>10338.6679687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83-bupstash-target</text:p>
          </table:table-cell>
          <table:table-cell office:value-type="float" office:value="62698" calcext:value-type="float">
            <text:p>62698</text:p>
          </table:table-cell>
          <table:table-cell office:value-type="float" office:value="33791.3179979324" calcext:value-type="float">
            <text:p>33791.3179979324</text:p>
          </table:table-cell>
          <table:table-cell office:value-type="float" office:value="1" calcext:value-type="float">
            <text:p>1</text:p>
          </table:table-cell>
          <table:table-cell office:value-type="float" office:value="212.4970703125" calcext:value-type="float">
            <text:p>212.4970703125</text:p>
          </table:table-cell>
          <table:table-cell office:value-type="float" office:value="551.888571084928" calcext:value-type="float">
            <text:p>551.88857108492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83-jmbb-target</text:p>
          </table:table-cell>
          <table:table-cell office:value-type="float" office:value="1718" calcext:value-type="float">
            <text:p>1718</text:p>
          </table:table-cell>
          <table:table-cell office:value-type="float" office:value="34200.396525383" calcext:value-type="float">
            <text:p>34200.396525383</text:p>
          </table:table-cell>
          <table:table-cell office:value-type="float" office:value="0" calcext:value-type="float">
            <text:p>0</text:p>
          </table:table-cell>
          <table:table-cell office:value-type="float" office:value="20475.2421875" calcext:value-type="float">
            <text:p>20475.2421875</text:p>
          </table:table-cell>
          <table:table-cell office:value-type="float" office:value="20384.8696402748" calcext:value-type="float">
            <text:p>20384.869640274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83-kopia-cache</text:p>
          </table:table-cell>
          <table:table-cell office:value-type="float" office:value="1806" calcext:value-type="float">
            <text:p>1806</text:p>
          </table:table-cell>
          <table:table-cell office:value-type="float" office:value="2474.83392429352" calcext:value-type="float">
            <text:p>2474.83392429352</text:p>
          </table:table-cell>
          <table:table-cell office:value-type="float" office:value="1" calcext:value-type="float">
            <text:p>1</text:p>
          </table:table-cell>
          <table:table-cell office:value-type="float" office:value="4.4267578125" calcext:value-type="float">
            <text:p>4.4267578125</text:p>
          </table:table-cell>
          <table:table-cell office:value-type="float" office:value="1403.22809439455" calcext:value-type="float">
            <text:p>1403.22809439455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83-kopia-target</text:p>
          </table:table-cell>
          <table:table-cell office:value-type="float" office:value="5691" calcext:value-type="float">
            <text:p>5691</text:p>
          </table:table-cell>
          <table:table-cell office:value-type="float" office:value="53097.9886302948" calcext:value-type="float">
            <text:p>53097.98863029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4.09248944331" calcext:value-type="float">
            <text:p>9554.0924894433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684499740601" calcext:value-type="float">
            <text:p>90.068449974060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8.7615966797" calcext:value-type="float">
            <text:p>11528.761596679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d7-borg-target</text:p>
          </table:table-cell>
          <table:table-cell office:value-type="float" office:value="231" calcext:value-type="float">
            <text:p>231</text:p>
          </table:table-cell>
          <table:table-cell office:value-type="float" office:value="30778.6665201187" calcext:value-type="float">
            <text:p>30778.666520118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6438.764141132" calcext:value-type="float">
            <text:p>136438.764141132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d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4335975646973" calcext:value-type="float">
            <text:p>30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88.0013020833" calcext:value-type="float">
            <text:p>10388.00130208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d7-bupstash-target</text:p>
          </table:table-cell>
          <table:table-cell office:value-type="float" office:value="62995" calcext:value-type="float">
            <text:p>62995</text:p>
          </table:table-cell>
          <table:table-cell office:value-type="float" office:value="33904.070980072" calcext:value-type="float">
            <text:p>33904.070980072</text:p>
          </table:table-cell>
          <table:table-cell office:value-type="float" office:value="1" calcext:value-type="float">
            <text:p>1</text:p>
          </table:table-cell>
          <table:table-cell office:value-type="float" office:value="211.931640625" calcext:value-type="float">
            <text:p>211.931640625</text:p>
          </table:table-cell>
          <table:table-cell office:value-type="float" office:value="551.119433027919" calcext:value-type="float">
            <text:p>551.11943302791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d7-jmbb-target</text:p>
          </table:table-cell>
          <table:table-cell office:value-type="float" office:value="1730" calcext:value-type="float">
            <text:p>1730</text:p>
          </table:table-cell>
          <table:table-cell office:value-type="float" office:value="34515.6208505631" calcext:value-type="float">
            <text:p>34515.6208505631</text:p>
          </table:table-cell>
          <table:table-cell office:value-type="float" office:value="0" calcext:value-type="float">
            <text:p>0</text:p>
          </table:table-cell>
          <table:table-cell office:value-type="float" office:value="20592.1875" calcext:value-type="float">
            <text:p>20592.1875</text:p>
          </table:table-cell>
          <table:table-cell office:value-type="float" office:value="20430.0553473853" calcext:value-type="float">
            <text:p>20430.055347385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d7-kopia-cache</text:p>
          </table:table-cell>
          <table:table-cell office:value-type="float" office:value="1821" calcext:value-type="float">
            <text:p>1821</text:p>
          </table:table-cell>
          <table:table-cell office:value-type="float" office:value="2578.35207271576" calcext:value-type="float">
            <text:p>2578.35207271576</text:p>
          </table:table-cell>
          <table:table-cell office:value-type="float" office:value="1" calcext:value-type="float">
            <text:p>1</text:p>
          </table:table-cell>
          <table:table-cell office:value-type="float" office:value="4.572265625" calcext:value-type="float">
            <text:p>4.572265625</text:p>
          </table:table-cell>
          <table:table-cell office:value-type="float" office:value="1449.88057246619" calcext:value-type="float">
            <text:p>1449.88057246619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d7-kopia-target</text:p>
          </table:table-cell>
          <table:table-cell office:value-type="float" office:value="5750" calcext:value-type="float">
            <text:p>5750</text:p>
          </table:table-cell>
          <table:table-cell office:value-type="float" office:value="53542.9335794449" calcext:value-type="float">
            <text:p>53542.93357944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5.29808440897" calcext:value-type="float">
            <text:p>9535.2980844089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5633163452148" calcext:value-type="float">
            <text:p>0.070563316345215</text:p>
          </table:table-cell>
          <table:table-cell office:value-type="float" office:value="1" calcext:value-type="float">
            <text:p>1</text:p>
          </table:table-cell>
          <table:table-cell office:value-type="float" office:value="2.1181640625" calcext:value-type="float">
            <text:p>2.1181640625</text:p>
          </table:table-cell>
          <table:table-cell office:value-type="float" office:value="2.25802612304687" calcext:value-type="float">
            <text:p>2.2580261230468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01593017578" calcext:value-type="float">
            <text:p>0.044710159301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1354166667" calcext:value-type="float">
            <text:p>3.0522135416666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00-kopia-cache</text:p>
          </table:table-cell>
          <table:table-cell office:value-type="float" office:value="54" calcext:value-type="float">
            <text:p>54</text:p>
          </table:table-cell>
          <table:table-cell office:value-type="float" office:value="197.233932495117" calcext:value-type="float">
            <text:p>197.2339324951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40.13975694444" calcext:value-type="float">
            <text:p>3740.1397569444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x2a00-kopia-target</text:p>
          </table:table-cell>
          <table:table-cell office:value-type="float" office:value="2635" calcext:value-type="float">
            <text:p>2635</text:p>
          </table:table-cell>
          <table:table-cell office:value-type="float" office:value="24900.9142456055" calcext:value-type="float">
            <text:p>24900.91424560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76.86382827324" calcext:value-type="float">
            <text:p>9676.863828273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4c-kopia-cache</text:p>
          </table:table-cell>
          <table:table-cell office:value-type="float" office:value="90" calcext:value-type="float">
            <text:p>90</text:p>
          </table:table-cell>
          <table:table-cell office:value-type="float" office:value="267.099637985229" calcext:value-type="float">
            <text:p>267.0996379852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9.00032552083" calcext:value-type="float">
            <text:p>3039.0003255208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x2a4c-kopia-target</text:p>
          </table:table-cell>
          <table:table-cell office:value-type="float" office:value="2722" calcext:value-type="float">
            <text:p>2722</text:p>
          </table:table-cell>
          <table:table-cell office:value-type="float" office:value="25534.3368682861" calcext:value-type="float">
            <text:p>25534.33686828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5.86368593865" calcext:value-type="float">
            <text:p>9605.863685938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af-kopia-cache</text:p>
          </table:table-cell>
          <table:table-cell office:value-type="float" office:value="526" calcext:value-type="float">
            <text:p>526</text:p>
          </table:table-cell>
          <table:table-cell office:value-type="float" office:value="227.221853256226" calcext:value-type="float">
            <text:p>227.2218532562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2.348246643298" calcext:value-type="float">
            <text:p>442.348246643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aaf-kopia-target</text:p>
          </table:table-cell>
          <table:table-cell office:value-type="float" office:value="2831" calcext:value-type="float">
            <text:p>2831</text:p>
          </table:table-cell>
          <table:table-cell office:value-type="float" office:value="26466.0455331802" calcext:value-type="float">
            <text:p>26466.04553318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73.02388766392" calcext:value-type="float">
            <text:p>9573.0238876639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f8-kopia-cache</text:p>
          </table:table-cell>
          <table:table-cell office:value-type="float" office:value="541" calcext:value-type="float">
            <text:p>541</text:p>
          </table:table-cell>
          <table:table-cell office:value-type="float" office:value="251.724207878113" calcext:value-type="float">
            <text:p>251.7242078781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6.461347259127" calcext:value-type="float">
            <text:p>476.4613472591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af8-kopia-target</text:p>
          </table:table-cell>
          <table:table-cell office:value-type="float" office:value="2899" calcext:value-type="float">
            <text:p>2899</text:p>
          </table:table-cell>
          <table:table-cell office:value-type="float" office:value="26942.3027067184" calcext:value-type="float">
            <text:p>26942.3027067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16.70161147971" calcext:value-type="float">
            <text:p>9516.701611479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b81-kopia-cache</text:p>
          </table:table-cell>
          <table:table-cell office:value-type="float" office:value="611" calcext:value-type="float">
            <text:p>611</text:p>
          </table:table-cell>
          <table:table-cell office:value-type="float" office:value="359.02011680603" calcext:value-type="float">
            <text:p>359.020116806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1.696562372136" calcext:value-type="float">
            <text:p>601.696562372136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b81-kopia-target</text:p>
          </table:table-cell>
          <table:table-cell office:value-type="float" office:value="2968" calcext:value-type="float">
            <text:p>2968</text:p>
          </table:table-cell>
          <table:table-cell office:value-type="float" office:value="27387.3064613342" calcext:value-type="float">
            <text:p>27387.3064613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8.98983032556" calcext:value-type="float">
            <text:p>9448.9898303255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bcb-kopia-cache</text:p>
          </table:table-cell>
          <table:table-cell office:value-type="float" office:value="783" calcext:value-type="float">
            <text:p>783</text:p>
          </table:table-cell>
          <table:table-cell office:value-type="float" office:value="452.806092262268" calcext:value-type="float">
            <text:p>452.806092262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.17552806713" calcext:value-type="float">
            <text:p>592.1755280671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bcb-kopia-target</text:p>
          </table:table-cell>
          <table:table-cell office:value-type="float" office:value="3020" calcext:value-type="float">
            <text:p>3020</text:p>
          </table:table-cell>
          <table:table-cell office:value-type="float" office:value="27634.0036172867" calcext:value-type="float">
            <text:p>27634.00361728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69.94029937138" calcext:value-type="float">
            <text:p>9369.9402993713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15-kopia-cache</text:p>
          </table:table-cell>
          <table:table-cell office:value-type="float" office:value="1298" calcext:value-type="float">
            <text:p>1298</text:p>
          </table:table-cell>
          <table:table-cell office:value-type="float" office:value="532.44584274292" calcext:value-type="float">
            <text:p>532.445842742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049724937404" calcext:value-type="float">
            <text:p>420.04972493740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15-kopia-target</text:p>
          </table:table-cell>
          <table:table-cell office:value-type="float" office:value="3097" calcext:value-type="float">
            <text:p>3097</text:p>
          </table:table-cell>
          <table:table-cell office:value-type="float" office:value="28027.962896347" calcext:value-type="float">
            <text:p>28027.9628963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67.2373283369" calcext:value-type="float">
            <text:p>9267.23732833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80-kopia-cache</text:p>
          </table:table-cell>
          <table:table-cell office:value-type="float" office:value="2025" calcext:value-type="float">
            <text:p>2025</text:p>
          </table:table-cell>
          <table:table-cell office:value-type="float" office:value="645.196520805359" calcext:value-type="float">
            <text:p>645.1965208053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.262339409722" calcext:value-type="float">
            <text:p>326.26233940972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80-kopia-target</text:p>
          </table:table-cell>
          <table:table-cell office:value-type="float" office:value="3163" calcext:value-type="float">
            <text:p>3163</text:p>
          </table:table-cell>
          <table:table-cell office:value-type="float" office:value="28280.8458948135" calcext:value-type="float">
            <text:p>28280.8458948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55.73385908601" calcext:value-type="float">
            <text:p>9155.733859086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cb-kopia-cache</text:p>
          </table:table-cell>
          <table:table-cell office:value-type="float" office:value="4570" calcext:value-type="float">
            <text:p>4570</text:p>
          </table:table-cell>
          <table:table-cell office:value-type="float" office:value="794.900979995728" calcext:value-type="float">
            <text:p>794.900979995728</text:p>
          </table:table-cell>
          <table:table-cell office:value-type="float" office:value="1" calcext:value-type="float">
            <text:p>1</text:p>
          </table:table-cell>
          <table:table-cell office:value-type="float" office:value="5.416015625" calcext:value-type="float">
            <text:p>5.416015625</text:p>
          </table:table-cell>
          <table:table-cell office:value-type="float" office:value="178.113479981537" calcext:value-type="float">
            <text:p>178.11347998153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cb-kopia-target</text:p>
          </table:table-cell>
          <table:table-cell office:value-type="float" office:value="3231" calcext:value-type="float">
            <text:p>3231</text:p>
          </table:table-cell>
          <table:table-cell office:value-type="float" office:value="28526.4413566589" calcext:value-type="float">
            <text:p>28526.44135665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40.87773111072" calcext:value-type="float">
            <text:p>9040.877731110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17-kopia-cache</text:p>
          </table:table-cell>
          <table:table-cell office:value-type="float" office:value="4794" calcext:value-type="float">
            <text:p>4794</text:p>
          </table:table-cell>
          <table:table-cell office:value-type="float" office:value="872.848801612854" calcext:value-type="float">
            <text:p>872.848801612854</text:p>
          </table:table-cell>
          <table:table-cell office:value-type="float" office:value="1" calcext:value-type="float">
            <text:p>1</text:p>
          </table:table-cell>
          <table:table-cell office:value-type="float" office:value="5.205078125" calcext:value-type="float">
            <text:p>5.205078125</text:p>
          </table:table-cell>
          <table:table-cell office:value-type="float" office:value="186.440795338248" calcext:value-type="float">
            <text:p>186.44079533824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17-kopia-target</text:p>
          </table:table-cell>
          <table:table-cell office:value-type="float" office:value="3297" calcext:value-type="float">
            <text:p>3297</text:p>
          </table:table-cell>
          <table:table-cell office:value-type="float" office:value="28873.4965772629" calcext:value-type="float">
            <text:p>28873.49657726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67.68592511895" calcext:value-type="float">
            <text:p>8967.6859251189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6b-kopia-cache</text:p>
          </table:table-cell>
          <table:table-cell office:value-type="float" office:value="5755" calcext:value-type="float">
            <text:p>5755</text:p>
          </table:table-cell>
          <table:table-cell office:value-type="float" office:value="973.873110771179" calcext:value-type="float">
            <text:p>973.873110771179</text:p>
          </table:table-cell>
          <table:table-cell office:value-type="float" office:value="1" calcext:value-type="float">
            <text:p>1</text:p>
          </table:table-cell>
          <table:table-cell office:value-type="float" office:value="4.4404296875" calcext:value-type="float">
            <text:p>4.4404296875</text:p>
          </table:table-cell>
          <table:table-cell office:value-type="float" office:value="173.283417103334" calcext:value-type="float">
            <text:p>173.28341710333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6b-kopia-target</text:p>
          </table:table-cell>
          <table:table-cell office:value-type="float" office:value="3362" calcext:value-type="float">
            <text:p>3362</text:p>
          </table:table-cell>
          <table:table-cell office:value-type="float" office:value="29222.4841890335" calcext:value-type="float">
            <text:p>29222.48418903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00.60196596381" calcext:value-type="float">
            <text:p>8900.6019659638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bf-kopia-cache</text:p>
          </table:table-cell>
          <table:table-cell office:value-type="float" office:value="5780" calcext:value-type="float">
            <text:p>5780</text:p>
          </table:table-cell>
          <table:table-cell office:value-type="float" office:value="1030.24711704254" calcext:value-type="float">
            <text:p>1030.24711704254</text:p>
          </table:table-cell>
          <table:table-cell office:value-type="float" office:value="1" calcext:value-type="float">
            <text:p>1</text:p>
          </table:table-cell>
          <table:table-cell office:value-type="float" office:value="4.4560546875" calcext:value-type="float">
            <text:p>4.4560546875</text:p>
          </table:table-cell>
          <table:table-cell office:value-type="float" office:value="182.521288555634" calcext:value-type="float">
            <text:p>182.52128855563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bf-kopia-target</text:p>
          </table:table-cell>
          <table:table-cell office:value-type="float" office:value="3428" calcext:value-type="float">
            <text:p>3428</text:p>
          </table:table-cell>
          <table:table-cell office:value-type="float" office:value="29663.7110462189" calcext:value-type="float">
            <text:p>29663.7110462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61.03853889385" calcext:value-type="float">
            <text:p>8861.0385388938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0c-kopia-cache</text:p>
          </table:table-cell>
          <table:table-cell office:value-type="float" office:value="6051" calcext:value-type="float">
            <text:p>6051</text:p>
          </table:table-cell>
          <table:table-cell office:value-type="float" office:value="1148.26772403717" calcext:value-type="float">
            <text:p>1148.26772403717</text:p>
          </table:table-cell>
          <table:table-cell office:value-type="float" office:value="1" calcext:value-type="float">
            <text:p>1</text:p>
          </table:table-cell>
          <table:table-cell office:value-type="float" office:value="4.5166015625" calcext:value-type="float">
            <text:p>4.5166015625</text:p>
          </table:table-cell>
          <table:table-cell office:value-type="float" office:value="194.319310760876" calcext:value-type="float">
            <text:p>194.319310760876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0c-kopia-target</text:p>
          </table:table-cell>
          <table:table-cell office:value-type="float" office:value="3496" calcext:value-type="float">
            <text:p>3496</text:p>
          </table:table-cell>
          <table:table-cell office:value-type="float" office:value="30064.9269943237" calcext:value-type="float">
            <text:p>30064.9269943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06.20287247926" calcext:value-type="float">
            <text:p>8806.2028724792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57-kopia-cache</text:p>
          </table:table-cell>
          <table:table-cell office:value-type="float" office:value="7129" calcext:value-type="float">
            <text:p>7129</text:p>
          </table:table-cell>
          <table:table-cell office:value-type="float" office:value="1296.35348033905" calcext:value-type="float">
            <text:p>1296.35348033905</text:p>
          </table:table-cell>
          <table:table-cell office:value-type="float" office:value="1" calcext:value-type="float">
            <text:p>1</text:p>
          </table:table-cell>
          <table:table-cell office:value-type="float" office:value="4.92578125" calcext:value-type="float">
            <text:p>4.92578125</text:p>
          </table:table-cell>
          <table:table-cell office:value-type="float" office:value="186.206475503884" calcext:value-type="float">
            <text:p>186.20647550388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57-kopia-target</text:p>
          </table:table-cell>
          <table:table-cell office:value-type="float" office:value="3569" calcext:value-type="float">
            <text:p>3569</text:p>
          </table:table-cell>
          <table:table-cell office:value-type="float" office:value="30449.4287500381" calcext:value-type="float">
            <text:p>30449.4287500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36.40096386637" calcext:value-type="float">
            <text:p>8736.4009638663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b4-kopia-cache</text:p>
          </table:table-cell>
          <table:table-cell office:value-type="float" office:value="7223" calcext:value-type="float">
            <text:p>7223</text:p>
          </table:table-cell>
          <table:table-cell office:value-type="float" office:value="1366.51147842407" calcext:value-type="float">
            <text:p>1366.51147842407</text:p>
          </table:table-cell>
          <table:table-cell office:value-type="float" office:value="1" calcext:value-type="float">
            <text:p>1</text:p>
          </table:table-cell>
          <table:table-cell office:value-type="float" office:value="4.9267578125" calcext:value-type="float">
            <text:p>4.9267578125</text:p>
          </table:table-cell>
          <table:table-cell office:value-type="float" office:value="193.729441216427" calcext:value-type="float">
            <text:p>193.7294412164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b4-kopia-target</text:p>
          </table:table-cell>
          <table:table-cell office:value-type="float" office:value="3736" calcext:value-type="float">
            <text:p>3736</text:p>
          </table:table-cell>
          <table:table-cell office:value-type="float" office:value="31925.7988653183" calcext:value-type="float">
            <text:p>31925.79886531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50.54016008724" calcext:value-type="float">
            <text:p>8750.540160087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fd-kopia-cache</text:p>
          </table:table-cell>
          <table:table-cell office:value-type="float" office:value="7500" calcext:value-type="float">
            <text:p>7500</text:p>
          </table:table-cell>
          <table:table-cell office:value-type="float" office:value="1482.11355400085" calcext:value-type="float">
            <text:p>1482.11355400085</text:p>
          </table:table-cell>
          <table:table-cell office:value-type="float" office:value="1" calcext:value-type="float">
            <text:p>1</text:p>
          </table:table-cell>
          <table:table-cell office:value-type="float" office:value="5.0712890625" calcext:value-type="float">
            <text:p>5.0712890625</text:p>
          </table:table-cell>
          <table:table-cell office:value-type="float" office:value="202.35790390625" calcext:value-type="float">
            <text:p>202.3579039062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fd-kopia-target</text:p>
          </table:table-cell>
          <table:table-cell office:value-type="float" office:value="3804" calcext:value-type="float">
            <text:p>3804</text:p>
          </table:table-cell>
          <table:table-cell office:value-type="float" office:value="32346.6033172607" calcext:value-type="float">
            <text:p>32346.60331726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07.39269108176" calcext:value-type="float">
            <text:p>8707.39269108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001-kopia-cache</text:p>
          </table:table-cell>
          <table:table-cell office:value-type="float" office:value="7816" calcext:value-type="float">
            <text:p>7816</text:p>
          </table:table-cell>
          <table:table-cell office:value-type="float" office:value="1580.48677635193" calcext:value-type="float">
            <text:p>1580.48677635193</text:p>
          </table:table-cell>
          <table:table-cell office:value-type="float" office:value="1" calcext:value-type="float">
            <text:p>1</text:p>
          </table:table-cell>
          <table:table-cell office:value-type="float" office:value="4.9072265625" calcext:value-type="float">
            <text:p>4.9072265625</text:p>
          </table:table-cell>
          <table:table-cell office:value-type="float" office:value="207.064797720621" calcext:value-type="float">
            <text:p>207.064797720621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001-kopia-target</text:p>
          </table:table-cell>
          <table:table-cell office:value-type="float" office:value="4472" calcext:value-type="float">
            <text:p>4472</text:p>
          </table:table-cell>
          <table:table-cell office:value-type="float" office:value="39443.9486017227" calcext:value-type="float">
            <text:p>39443.94860172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31.88805191504" calcext:value-type="float">
            <text:p>9031.8880519150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0da-kopia-cache</text:p>
          </table:table-cell>
          <table:table-cell office:value-type="float" office:value="8348" calcext:value-type="float">
            <text:p>8348</text:p>
          </table:table-cell>
          <table:table-cell office:value-type="float" office:value="1663.62238693237" calcext:value-type="float">
            <text:p>1663.62238693237</text:p>
          </table:table-cell>
          <table:table-cell office:value-type="float" office:value="1" calcext:value-type="float">
            <text:p>1</text:p>
          </table:table-cell>
          <table:table-cell office:value-type="float" office:value="4.83740234375" calcext:value-type="float">
            <text:p>4.83740234375</text:p>
          </table:table-cell>
          <table:table-cell office:value-type="float" office:value="204.066761406175" calcext:value-type="float">
            <text:p>204.06676140617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0da-kopia-target</text:p>
          </table:table-cell>
          <table:table-cell office:value-type="float" office:value="4630" calcext:value-type="float">
            <text:p>4630</text:p>
          </table:table-cell>
          <table:table-cell office:value-type="float" office:value="40832.681760788" calcext:value-type="float">
            <text:p>40832.681760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30.81341750473" calcext:value-type="float">
            <text:p>9030.81341750473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2a-kopia-cache</text:p>
          </table:table-cell>
          <table:table-cell office:value-type="float" office:value="8515" calcext:value-type="float">
            <text:p>8515</text:p>
          </table:table-cell>
          <table:table-cell office:value-type="float" office:value="1840.93202877045" calcext:value-type="float">
            <text:p>1840.93202877045</text:p>
          </table:table-cell>
          <table:table-cell office:value-type="float" office:value="1" calcext:value-type="float">
            <text:p>1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221.387480617844" calcext:value-type="float">
            <text:p>221.38748061784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2a-kopia-target</text:p>
          </table:table-cell>
          <table:table-cell office:value-type="float" office:value="4695" calcext:value-type="float">
            <text:p>4695</text:p>
          </table:table-cell>
          <table:table-cell office:value-type="float" office:value="41161.8134756088" calcext:value-type="float">
            <text:p>41161.81347560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77.57124579839" calcext:value-type="float">
            <text:p>8977.5712457983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a3-kopia-cache</text:p>
          </table:table-cell>
          <table:table-cell office:value-type="float" office:value="11267" calcext:value-type="float">
            <text:p>11267</text:p>
          </table:table-cell>
          <table:table-cell office:value-type="float" office:value="2059.08767700195" calcext:value-type="float">
            <text:p>2059.0876770019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187.139946858081" calcext:value-type="float">
            <text:p>187.13994685808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a3-kopia-target</text:p>
          </table:table-cell>
          <table:table-cell office:value-type="float" office:value="4760" calcext:value-type="float">
            <text:p>4760</text:p>
          </table:table-cell>
          <table:table-cell office:value-type="float" office:value="41349.2729110718" calcext:value-type="float">
            <text:p>41349.2729110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95.30576910452" calcext:value-type="float">
            <text:p>8895.30576910452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ec-kopia-cache</text:p>
          </table:table-cell>
          <table:table-cell office:value-type="float" office:value="20606" calcext:value-type="float">
            <text:p>20606</text:p>
          </table:table-cell>
          <table:table-cell office:value-type="float" office:value="2439.97565841675" calcext:value-type="float">
            <text:p>2439.97565841675</text:p>
          </table:table-cell>
          <table:table-cell office:value-type="float" office:value="1" calcext:value-type="float">
            <text:p>1</text:p>
          </table:table-cell>
          <table:table-cell office:value-type="float" office:value="4.447265625" calcext:value-type="float">
            <text:p>4.447265625</text:p>
          </table:table-cell>
          <table:table-cell office:value-type="float" office:value="121.252794051187" calcext:value-type="float">
            <text:p>121.25279405118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ec-kopia-target</text:p>
          </table:table-cell>
          <table:table-cell office:value-type="float" office:value="4632" calcext:value-type="float">
            <text:p>4632</text:p>
          </table:table-cell>
          <table:table-cell office:value-type="float" office:value="36857.6284389496" calcext:value-type="float">
            <text:p>36857.62843894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48.14583797158" calcext:value-type="float">
            <text:p>8148.1458379715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3b-kopia-cache</text:p>
          </table:table-cell>
          <table:table-cell office:value-type="float" office:value="22827" calcext:value-type="float">
            <text:p>22827</text:p>
          </table:table-cell>
          <table:table-cell office:value-type="float" office:value="2748.82579421997" calcext:value-type="float">
            <text:p>2748.82579421997</text:p>
          </table:table-cell>
          <table:table-cell office:value-type="float" office:value="1" calcext:value-type="float">
            <text:p>1</text:p>
          </table:table-cell>
          <table:table-cell office:value-type="float" office:value="4.0263671875" calcext:value-type="float">
            <text:p>4.0263671875</text:p>
          </table:table-cell>
          <table:table-cell office:value-type="float" office:value="123.310010657609" calcext:value-type="float">
            <text:p>123.310010657609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3b-kopia-target</text:p>
          </table:table-cell>
          <table:table-cell office:value-type="float" office:value="4729" calcext:value-type="float">
            <text:p>4729</text:p>
          </table:table-cell>
          <table:table-cell office:value-type="float" office:value="36838.2658777237" calcext:value-type="float">
            <text:p>36838.2658777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6.8205241677" calcext:value-type="float">
            <text:p>7976.82052416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88-kopia-cache</text:p>
          </table:table-cell>
          <table:table-cell office:value-type="float" office:value="23581" calcext:value-type="float">
            <text:p>23581</text:p>
          </table:table-cell>
          <table:table-cell office:value-type="float" office:value="2815.38217258453" calcext:value-type="float">
            <text:p>2815.38217258453</text:p>
          </table:table-cell>
          <table:table-cell office:value-type="float" office:value="1" calcext:value-type="float">
            <text:p>1</text:p>
          </table:table-cell>
          <table:table-cell office:value-type="float" office:value="4.099609375" calcext:value-type="float">
            <text:p>4.099609375</text:p>
          </table:table-cell>
          <table:table-cell office:value-type="float" office:value="122.257382839004" calcext:value-type="float">
            <text:p>122.25738283900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88-kopia-target</text:p>
          </table:table-cell>
          <table:table-cell office:value-type="float" office:value="4810" calcext:value-type="float">
            <text:p>4810</text:p>
          </table:table-cell>
          <table:table-cell office:value-type="float" office:value="37459.0680265427" calcext:value-type="float">
            <text:p>37459.06802654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4.65398319744" calcext:value-type="float">
            <text:p>7974.6539831974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e1-kopia-cache</text:p>
          </table:table-cell>
          <table:table-cell office:value-type="float" office:value="23653" calcext:value-type="float">
            <text:p>23653</text:p>
          </table:table-cell>
          <table:table-cell office:value-type="float" office:value="2897.08948612213" calcext:value-type="float">
            <text:p>2897.08948612213</text:p>
          </table:table-cell>
          <table:table-cell office:value-type="float" office:value="1" calcext:value-type="float">
            <text:p>1</text:p>
          </table:table-cell>
          <table:table-cell office:value-type="float" office:value="4.1142578125" calcext:value-type="float">
            <text:p>4.1142578125</text:p>
          </table:table-cell>
          <table:table-cell office:value-type="float" office:value="125.422552479139" calcext:value-type="float">
            <text:p>125.422552479139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e1-kopia-target</text:p>
          </table:table-cell>
          <table:table-cell office:value-type="float" office:value="4907" calcext:value-type="float">
            <text:p>4907</text:p>
          </table:table-cell>
          <table:table-cell office:value-type="float" office:value="38239.7737436295" calcext:value-type="float">
            <text:p>38239.77374362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9.93240543643" calcext:value-type="float">
            <text:p>7979.9324054364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33-kopia-cache</text:p>
          </table:table-cell>
          <table:table-cell office:value-type="float" office:value="24385" calcext:value-type="float">
            <text:p>24385</text:p>
          </table:table-cell>
          <table:table-cell office:value-type="float" office:value="3041.49884319305" calcext:value-type="float">
            <text:p>3041.49884319305</text:p>
          </table:table-cell>
          <table:table-cell office:value-type="float" office:value="1" calcext:value-type="float">
            <text:p>1</text:p>
          </table:table-cell>
          <table:table-cell office:value-type="float" office:value="4.2724609375" calcext:value-type="float">
            <text:p>4.2724609375</text:p>
          </table:table-cell>
          <table:table-cell office:value-type="float" office:value="127.721747608353" calcext:value-type="float">
            <text:p>127.72174760835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33-kopia-target</text:p>
          </table:table-cell>
          <table:table-cell office:value-type="float" office:value="4984" calcext:value-type="float">
            <text:p>4984</text:p>
          </table:table-cell>
          <table:table-cell office:value-type="float" office:value="38733.0986528397" calcext:value-type="float">
            <text:p>38733.0986528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58.00421759788" calcext:value-type="float">
            <text:p>7958.0042175978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8a-kopia-cache</text:p>
          </table:table-cell>
          <table:table-cell office:value-type="float" office:value="24561" calcext:value-type="float">
            <text:p>24561</text:p>
          </table:table-cell>
          <table:table-cell office:value-type="float" office:value="3131.40372753143" calcext:value-type="float">
            <text:p>3131.40372753143</text:p>
          </table:table-cell>
          <table:table-cell office:value-type="float" office:value="1" calcext:value-type="float">
            <text:p>1</text:p>
          </table:table-cell>
          <table:table-cell office:value-type="float" office:value="4.361328125" calcext:value-type="float">
            <text:p>4.361328125</text:p>
          </table:table-cell>
          <table:table-cell office:value-type="float" office:value="130.554839664191" calcext:value-type="float">
            <text:p>130.55483966419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8a-kopia-target</text:p>
          </table:table-cell>
          <table:table-cell office:value-type="float" office:value="5093" calcext:value-type="float">
            <text:p>5093</text:p>
          </table:table-cell>
          <table:table-cell office:value-type="float" office:value="39679.4866199493" calcext:value-type="float">
            <text:p>39679.48661994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7.96864300572" calcext:value-type="float">
            <text:p>7977.968643005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d5-kopia-cache</text:p>
          </table:table-cell>
          <table:table-cell office:value-type="float" office:value="24597" calcext:value-type="float">
            <text:p>24597</text:p>
          </table:table-cell>
          <table:table-cell office:value-type="float" office:value="3219.66785144806" calcext:value-type="float">
            <text:p>3219.66785144806</text:p>
          </table:table-cell>
          <table:table-cell office:value-type="float" office:value="1" calcext:value-type="float">
            <text:p>1</text:p>
          </table:table-cell>
          <table:table-cell office:value-type="float" office:value="4.35546875" calcext:value-type="float">
            <text:p>4.35546875</text:p>
          </table:table-cell>
          <table:table-cell office:value-type="float" office:value="134.038292469928" calcext:value-type="float">
            <text:p>134.03829246992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d5-kopia-target</text:p>
          </table:table-cell>
          <table:table-cell office:value-type="float" office:value="5168" calcext:value-type="float">
            <text:p>5168</text:p>
          </table:table-cell>
          <table:table-cell office:value-type="float" office:value="40202.1558485031" calcext:value-type="float">
            <text:p>40202.15584850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65.75224242786" calcext:value-type="float">
            <text:p>7965.7522424278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36-kopia-cache</text:p>
          </table:table-cell>
          <table:table-cell office:value-type="float" office:value="25192" calcext:value-type="float">
            <text:p>25192</text:p>
          </table:table-cell>
          <table:table-cell office:value-type="float" office:value="3291.07875061035" calcext:value-type="float">
            <text:p>3291.07875061035</text:p>
          </table:table-cell>
          <table:table-cell office:value-type="float" office:value="1" calcext:value-type="float">
            <text:p>1</text:p>
          </table:table-cell>
          <table:table-cell office:value-type="float" office:value="4.15185546875" calcext:value-type="float">
            <text:p>4.15185546875</text:p>
          </table:table-cell>
          <table:table-cell office:value-type="float" office:value="133.775192149293" calcext:value-type="float">
            <text:p>133.77519214929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36-kopia-target</text:p>
          </table:table-cell>
          <table:table-cell office:value-type="float" office:value="5354" calcext:value-type="float">
            <text:p>5354</text:p>
          </table:table-cell>
          <table:table-cell office:value-type="float" office:value="41862.8132743836" calcext:value-type="float">
            <text:p>41862.81327438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6.63444022577" calcext:value-type="float">
            <text:p>8006.634440225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83-kopia-cache</text:p>
          </table:table-cell>
          <table:table-cell office:value-type="float" office:value="25439" calcext:value-type="float">
            <text:p>25439</text:p>
          </table:table-cell>
          <table:table-cell office:value-type="float" office:value="3329.1220369339" calcext:value-type="float">
            <text:p>3329.1220369339</text:p>
          </table:table-cell>
          <table:table-cell office:value-type="float" office:value="1" calcext:value-type="float">
            <text:p>1</text:p>
          </table:table-cell>
          <table:table-cell office:value-type="float" office:value="4.2470703125" calcext:value-type="float">
            <text:p>4.2470703125</text:p>
          </table:table-cell>
          <table:table-cell office:value-type="float" office:value="134.007664052058" calcext:value-type="float">
            <text:p>134.00766405205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83-kopia-target</text:p>
          </table:table-cell>
          <table:table-cell office:value-type="float" office:value="5453" calcext:value-type="float">
            <text:p>5453</text:p>
          </table:table-cell>
          <table:table-cell office:value-type="float" office:value="42733.0358581543" calcext:value-type="float">
            <text:p>42733.03585815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24.68892696681" calcext:value-type="float">
            <text:p>8024.6889269668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d7-kopia-cache</text:p>
          </table:table-cell>
          <table:table-cell office:value-type="float" office:value="26086" calcext:value-type="float">
            <text:p>26086</text:p>
          </table:table-cell>
          <table:table-cell office:value-type="float" office:value="3348.81815624237" calcext:value-type="float">
            <text:p>3348.81815624237</text:p>
          </table:table-cell>
          <table:table-cell office:value-type="float" office:value="1" calcext:value-type="float">
            <text:p>1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131.4570954532" calcext:value-type="float">
            <text:p>131.457095453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d7-kopia-target</text:p>
          </table:table-cell>
          <table:table-cell office:value-type="float" office:value="5513" calcext:value-type="float">
            <text:p>5513</text:p>
          </table:table-cell>
          <table:table-cell office:value-type="float" office:value="43076.0028047562" calcext:value-type="float">
            <text:p>43076.00280475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1.05693308005" calcext:value-type="float">
            <text:p>8001.0569330800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initial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6gamtests3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6gamtests3-initial-kopia-cache-1</text:p>
          </table:table-cell>
          <table:table-cell office:value-type="float" office:value="32" calcext:value-type="float">
            <text:p>32</text:p>
          </table:table-cell>
          <table:table-cell office:value-type="float" office:value="0.0202484130859375" calcext:value-type="float">
            <text:p>0.020248413085938</text:p>
          </table:table-cell>
          <table:table-cell office:value-type="float" office:value="1" calcext:value-type="float">
            <text:p>1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64794921875" calcext:value-type="float">
            <text:p>0.6479492187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11129760742" calcext:value-type="float">
            <text:p>0.0447111129760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7864583333" calcext:value-type="float">
            <text:p>3.052278645833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t1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24.1781358718872" calcext:value-type="float">
            <text:p>24.17813587188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3094.80139160156" calcext:value-type="float">
            <text:p>3094.80139160156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t1-borg-target</text:p>
          </table:table-cell>
          <table:table-cell office:value-type="float" office:value="322" calcext:value-type="float">
            <text:p>322</text:p>
          </table:table-cell>
          <table:table-cell office:value-type="float" office:value="115109.478984833" calcext:value-type="float">
            <text:p>115109.478984833</text:p>
          </table:table-cell>
          <table:table-cell office:value-type="float" office:value="0" calcext:value-type="float">
            <text:p>0</text:p>
          </table:table-cell>
          <table:table-cell office:value-type="float" office:value="512376.785644531" calcext:value-type="float">
            <text:p>512376.785644531</text:p>
          </table:table-cell>
          <table:table-cell office:value-type="float" office:value="366062.442485928" calcext:value-type="float">
            <text:p>366062.442485928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gamtests3-t1-bupstash-cache-1</text:p>
          </table:table-cell>
          <table:table-cell office:value-type="float" office:value="3" calcext:value-type="float">
            <text:p>3</text:p>
          </table:table-cell>
          <table:table-cell office:value-type="float" office:value="21.1875038146973" calcext:value-type="float">
            <text:p>21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32.00130208333" calcext:value-type="float">
            <text:p>7232.001302083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6gamtests3-t1-bupstash-target</text:p>
          </table:table-cell>
          <table:table-cell office:value-type="float" office:value="138288" calcext:value-type="float">
            <text:p>138288</text:p>
          </table:table-cell>
          <table:table-cell office:value-type="float" office:value="130549.929514885" calcext:value-type="float">
            <text:p>130549.929514885</text:p>
          </table:table-cell>
          <table:table-cell office:value-type="float" office:value="1" calcext:value-type="float">
            <text:p>1</text:p>
          </table:table-cell>
          <table:table-cell office:value-type="float" office:value="657.77685546875" calcext:value-type="float">
            <text:p>657.77685546875</text:p>
          </table:table-cell>
          <table:table-cell office:value-type="float" office:value="966.700854906009" calcext:value-type="float">
            <text:p>966.70085490600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6gamtests3-t1-kopia-cache-1</text:p>
          </table:table-cell>
          <table:table-cell office:value-type="float" office:value="50" calcext:value-type="float">
            <text:p>50</text:p>
          </table:table-cell>
          <table:table-cell office:value-type="float" office:value="65.8882627487183" calcext:value-type="float">
            <text:p>65.8882627487183</text:p>
          </table:table-cell>
          <table:table-cell office:value-type="float" office:value="1" calcext:value-type="float">
            <text:p>1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349.39162109375" calcext:value-type="float">
            <text:p>1349.39162109375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t1-kopia-target</text:p>
          </table:table-cell>
          <table:table-cell office:value-type="float" office:value="14371" calcext:value-type="float">
            <text:p>14371</text:p>
          </table:table-cell>
          <table:table-cell office:value-type="float" office:value="154747.574510574" calcext:value-type="float">
            <text:p>154747.5745105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26.4780668588" calcext:value-type="float">
            <text:p>11026.478066858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t2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24.1782207489014" calcext:value-type="float">
            <text:p>24.17822074890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3094.81225585938" calcext:value-type="float">
            <text:p>3094.81225585938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t2-borg-target</text:p>
          </table:table-cell>
          <table:table-cell office:value-type="float" office:value="326" calcext:value-type="float">
            <text:p>326</text:p>
          </table:table-cell>
          <table:table-cell office:value-type="float" office:value="115112.991950989" calcext:value-type="float">
            <text:p>115112.991950989</text:p>
          </table:table-cell>
          <table:table-cell office:value-type="float" office:value="0" calcext:value-type="float">
            <text:p>0</text:p>
          </table:table-cell>
          <table:table-cell office:value-type="float" office:value="512358.3203125" calcext:value-type="float">
            <text:p>512358.3203125</text:p>
          </table:table-cell>
          <table:table-cell office:value-type="float" office:value="361581.913367523" calcext:value-type="float">
            <text:p>361581.91336752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gamtests3-t2-bupstash-cache-1</text:p>
          </table:table-cell>
          <table:table-cell office:value-type="float" office:value="3" calcext:value-type="float">
            <text:p>3</text:p>
          </table:table-cell>
          <table:table-cell office:value-type="float" office:value="21.1875038146973" calcext:value-type="float">
            <text:p>21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32.00130208333" calcext:value-type="float">
            <text:p>7232.001302083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6gamtests3-t2-bupstash-target</text:p>
          </table:table-cell>
          <table:table-cell office:value-type="float" office:value="138288" calcext:value-type="float">
            <text:p>138288</text:p>
          </table:table-cell>
          <table:table-cell office:value-type="float" office:value="130549.929514885" calcext:value-type="float">
            <text:p>130549.929514885</text:p>
          </table:table-cell>
          <table:table-cell office:value-type="float" office:value="1" calcext:value-type="float">
            <text:p>1</text:p>
          </table:table-cell>
          <table:table-cell office:value-type="float" office:value="657.77685546875" calcext:value-type="float">
            <text:p>657.77685546875</text:p>
          </table:table-cell>
          <table:table-cell office:value-type="float" office:value="966.700854906009" calcext:value-type="float">
            <text:p>966.70085490600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6gamtests3-t2-kopia-cache-1</text:p>
          </table:table-cell>
          <table:table-cell office:value-type="float" office:value="59" calcext:value-type="float">
            <text:p>59</text:p>
          </table:table-cell>
          <table:table-cell office:value-type="float" office:value="88.8207206726074" calcext:value-type="float">
            <text:p>88.8207206726074</text:p>
          </table:table-cell>
          <table:table-cell office:value-type="float" office:value="1" calcext:value-type="float">
            <text:p>1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1541.56640625" calcext:value-type="float">
            <text:p>1541.56640625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t2-kopia-target</text:p>
          </table:table-cell>
          <table:table-cell office:value-type="float" office:value="14377" calcext:value-type="float">
            <text:p>14377</text:p>
          </table:table-cell>
          <table:table-cell office:value-type="float" office:value="154747.594330788" calcext:value-type="float">
            <text:p>154747.594330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21.877762727" calcext:value-type="float">
            <text:p>11021.87776272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7vms2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7vms2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6596374511719" calcext:value-type="float">
            <text:p>0.070659637451172</text:p>
          </table:table-cell>
          <table:table-cell office:value-type="float" office:value="1" calcext:value-type="float">
            <text:p>1</text:p>
          </table:table-cell>
          <table:table-cell office:value-type="float" office:value="2.13720703125" calcext:value-type="float">
            <text:p>2.13720703125</text:p>
          </table:table-cell>
          <table:table-cell office:value-type="float" office:value="2.2611083984375" calcext:value-type="float">
            <text:p>2.26110839843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20666503906" calcext:value-type="float">
            <text:p>0.044712066650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34375" calcext:value-type="float">
            <text:p>3.0523437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vms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15.8265209197998" calcext:value-type="float">
            <text:p>15.826520919799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2025.79467773438" calcext:value-type="float">
            <text:p>2025.79467773438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vms0-borg-target</text:p>
          </table:table-cell>
          <table:table-cell office:value-type="float" office:value="387" calcext:value-type="float">
            <text:p>387</text:p>
          </table:table-cell>
          <table:table-cell office:value-type="float" office:value="139772.880924225" calcext:value-type="float">
            <text:p>139772.880924225</text:p>
          </table:table-cell>
          <table:table-cell office:value-type="float" office:value="0" calcext:value-type="float">
            <text:p>0</text:p>
          </table:table-cell>
          <table:table-cell office:value-type="float" office:value="512335.46484375" calcext:value-type="float">
            <text:p>512335.46484375</text:p>
          </table:table-cell>
          <table:table-cell office:value-type="float" office:value="369838.320585029" calcext:value-type="float">
            <text:p>369838.32058502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7vms2-vms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6.0820350646973" calcext:value-type="float">
            <text:p>36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316.0013020833" calcext:value-type="float">
            <text:p>12316.00130208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7vms2-vms0-bupstash-target</text:p>
          </table:table-cell>
          <table:table-cell office:value-type="float" office:value="219862" calcext:value-type="float">
            <text:p>219862</text:p>
          </table:table-cell>
          <table:table-cell office:value-type="float" office:value="177403.085268974" calcext:value-type="float">
            <text:p>177403.085268974</text:p>
          </table:table-cell>
          <table:table-cell office:value-type="float" office:value="1" calcext:value-type="float">
            <text:p>1</text:p>
          </table:table-cell>
          <table:table-cell office:value-type="float" office:value="547.9990234375" calcext:value-type="float">
            <text:p>547.9990234375</text:p>
          </table:table-cell>
          <table:table-cell office:value-type="float" office:value="826.249007629466" calcext:value-type="float">
            <text:p>826.249007629466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7vms2-vms0-kopia-cache</text:p>
          </table:table-cell>
          <table:table-cell office:value-type="float" office:value="52" calcext:value-type="float">
            <text:p>52</text:p>
          </table:table-cell>
          <table:table-cell office:value-type="float" office:value="54.1106929779053" calcext:value-type="float">
            <text:p>54.11069297790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5.5644155649" calcext:value-type="float">
            <text:p>1065.5644155649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vms0-kopia-target</text:p>
          </table:table-cell>
          <table:table-cell office:value-type="float" office:value="30026" calcext:value-type="float">
            <text:p>30026</text:p>
          </table:table-cell>
          <table:table-cell office:value-type="float" office:value="320475.637708664" calcext:value-type="float">
            <text:p>320475.6377086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29.4295948069" calcext:value-type="float">
            <text:p>10929.429594806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vms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11.7668161392212" calcext:value-type="float">
            <text:p>11.766816139221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506.15246582031" calcext:value-type="float">
            <text:p>1506.1524658203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vms1-borg-target</text:p>
          </table:table-cell>
          <table:table-cell office:value-type="float" office:value="529" calcext:value-type="float">
            <text:p>529</text:p>
          </table:table-cell>
          <table:table-cell office:value-type="float" office:value="171791.238277435" calcext:value-type="float">
            <text:p>171791.238277435</text:p>
          </table:table-cell>
          <table:table-cell office:value-type="float" office:value="0" calcext:value-type="float">
            <text:p>0</text:p>
          </table:table-cell>
          <table:table-cell office:value-type="float" office:value="512255.8125" calcext:value-type="float">
            <text:p>512255.8125</text:p>
          </table:table-cell>
          <table:table-cell office:value-type="float" office:value="332541.073716623" calcext:value-type="float">
            <text:p>332541.07371662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7vms2-vms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48.7265663146973" calcext:value-type="float">
            <text:p>48.7265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632.0013020833" calcext:value-type="float">
            <text:p>16632.001302083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7vms2-vms1-bupstash-target</text:p>
          </table:table-cell>
          <table:table-cell office:value-type="float" office:value="254693" calcext:value-type="float">
            <text:p>254693</text:p>
          </table:table-cell>
          <table:table-cell office:value-type="float" office:value="213892.028120041" calcext:value-type="float">
            <text:p>213892.028120041</text:p>
          </table:table-cell>
          <table:table-cell office:value-type="float" office:value="1" calcext:value-type="float">
            <text:p>1</text:p>
          </table:table-cell>
          <table:table-cell office:value-type="float" office:value="572.794921875" calcext:value-type="float">
            <text:p>572.794921875</text:p>
          </table:table-cell>
          <table:table-cell office:value-type="float" office:value="859.958604260509" calcext:value-type="float">
            <text:p>859.958604260509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7vms2-vms1-kopia-cache</text:p>
          </table:table-cell>
          <table:table-cell office:value-type="float" office:value="105" calcext:value-type="float">
            <text:p>105</text:p>
          </table:table-cell>
          <table:table-cell office:value-type="float" office:value="124.034068107605" calcext:value-type="float">
            <text:p>124.0340681076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9.62748325893" calcext:value-type="float">
            <text:p>1209.62748325893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vms1-kopia-target</text:p>
          </table:table-cell>
          <table:table-cell office:value-type="float" office:value="43199" calcext:value-type="float">
            <text:p>43199</text:p>
          </table:table-cell>
          <table:table-cell office:value-type="float" office:value="462967.999351501" calcext:value-type="float">
            <text:p>462967.999351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74.3103158855" calcext:value-type="float">
            <text:p>10974.310315885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8datanfs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8datanfs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426006317138672" calcext:value-type="float">
            <text:p>0.004260063171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115234375" calcext:value-type="float">
            <text:p>2.181152343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8datanfs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6424713134765" calcext:value-type="float">
            <text:p>0.070642471313477</text:p>
          </table:table-cell>
          <table:table-cell office:value-type="float" office:value="1" calcext:value-type="float">
            <text:p>1</text:p>
          </table:table-cell>
          <table:table-cell office:value-type="float" office:value="2.13427734375" calcext:value-type="float">
            <text:p>2.13427734375</text:p>
          </table:table-cell>
          <table:table-cell office:value-type="float" office:value="2.26055908203125" calcext:value-type="float">
            <text:p>2.260559082031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11129760742" calcext:value-type="float">
            <text:p>0.0447111129760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7864583333" calcext:value-type="float">
            <text:p>3.052278645833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804866790771" calcext:value-type="float">
            <text:p>49.680486679077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9.10229492188" calcext:value-type="float">
            <text:p>6359.1022949218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a00-borg-target</text:p>
          </table:table-cell>
          <table:table-cell office:value-type="float" office:value="60" calcext:value-type="float">
            <text:p>60</text:p>
          </table:table-cell>
          <table:table-cell office:value-type="float" office:value="18016.570520401" calcext:value-type="float">
            <text:p>18016.570520401</text:p>
          </table:table-cell>
          <table:table-cell office:value-type="float" office:value="0" calcext:value-type="float">
            <text:p>0</text:p>
          </table:table-cell>
          <table:table-cell office:value-type="float" office:value="512015.826660156" calcext:value-type="float">
            <text:p>512015.826660156</text:p>
          </table:table-cell>
          <table:table-cell office:value-type="float" office:value="307482.803548177" calcext:value-type="float">
            <text:p>307482.803548177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a0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13.0234413146973" calcext:value-type="float">
            <text:p>13.023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45.33463541667" calcext:value-type="float">
            <text:p>4445.3346354166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a00-bupstash-target</text:p>
          </table:table-cell>
          <table:table-cell office:value-type="float" office:value="41327" calcext:value-type="float">
            <text:p>41327</text:p>
          </table:table-cell>
          <table:table-cell office:value-type="float" office:value="20891.3494558334" calcext:value-type="float">
            <text:p>20891.3494558334</text:p>
          </table:table-cell>
          <table:table-cell office:value-type="float" office:value="1" calcext:value-type="float">
            <text:p>1</text:p>
          </table:table-cell>
          <table:table-cell office:value-type="float" office:value="194.6962890625" calcext:value-type="float">
            <text:p>194.6962890625</text:p>
          </table:table-cell>
          <table:table-cell office:value-type="float" office:value="517.645651578228" calcext:value-type="float">
            <text:p>517.64565157822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a00-jmbb-target</text:p>
          </table:table-cell>
          <table:table-cell office:value-type="float" office:value="882" calcext:value-type="float">
            <text:p>882</text:p>
          </table:table-cell>
          <table:table-cell office:value-type="float" office:value="18311.0992116928" calcext:value-type="float">
            <text:p>18311.0992116928</text:p>
          </table:table-cell>
          <table:table-cell office:value-type="float" office:value="0" calcext:value-type="float">
            <text:p>0</text:p>
          </table:table-cell>
          <table:table-cell office:value-type="float" office:value="21307.1875" calcext:value-type="float">
            <text:p>21307.1875</text:p>
          </table:table-cell>
          <table:table-cell office:value-type="float" office:value="21259.1446630084" calcext:value-type="float">
            <text:p>21259.144663008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a00-kopia-cache</text:p>
          </table:table-cell>
          <table:table-cell office:value-type="float" office:value="53" calcext:value-type="float">
            <text:p>53</text:p>
          </table:table-cell>
          <table:table-cell office:value-type="float" office:value="197.227375984192" calcext:value-type="float">
            <text:p>197.2273759841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0.58175486439" calcext:value-type="float">
            <text:p>3810.5817548643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a00-kopia-target</text:p>
          </table:table-cell>
          <table:table-cell office:value-type="float" office:value="2633" calcext:value-type="float">
            <text:p>2633</text:p>
          </table:table-cell>
          <table:table-cell office:value-type="float" office:value="24969.0713005066" calcext:value-type="float">
            <text:p>24969.0713005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10.72123498623" calcext:value-type="float">
            <text:p>9710.7212349862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331901550293" calcext:value-type="float">
            <text:p>50.133190155029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7.04833984375" calcext:value-type="float">
            <text:p>6417.04833984375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a4c-borg-target</text:p>
          </table:table-cell>
          <table:table-cell office:value-type="float" office:value="66" calcext:value-type="float">
            <text:p>66</text:p>
          </table:table-cell>
          <table:table-cell office:value-type="float" office:value="18444.1312017441" calcext:value-type="float">
            <text:p>18444.1312017441</text:p>
          </table:table-cell>
          <table:table-cell office:value-type="float" office:value="0" calcext:value-type="float">
            <text:p>0</text:p>
          </table:table-cell>
          <table:table-cell office:value-type="float" office:value="512003.345703125" calcext:value-type="float">
            <text:p>512003.345703125</text:p>
          </table:table-cell>
          <table:table-cell office:value-type="float" office:value="286163.490160393" calcext:value-type="float">
            <text:p>286163.490160393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a4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1.8046913146973" calcext:value-type="float">
            <text:p>21.8046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442.66796875" calcext:value-type="float">
            <text:p>7442.6679687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a4c-bupstash-target</text:p>
          </table:table-cell>
          <table:table-cell office:value-type="float" office:value="41896" calcext:value-type="float">
            <text:p>41896</text:p>
          </table:table-cell>
          <table:table-cell office:value-type="float" office:value="21291.1437082291" calcext:value-type="float">
            <text:p>21291.1437082291</text:p>
          </table:table-cell>
          <table:table-cell office:value-type="float" office:value="1" calcext:value-type="float">
            <text:p>1</text:p>
          </table:table-cell>
          <table:table-cell office:value-type="float" office:value="198.12060546875" calcext:value-type="float">
            <text:p>198.12060546875</text:p>
          </table:table-cell>
          <table:table-cell office:value-type="float" office:value="520.38693806632" calcext:value-type="float">
            <text:p>520.3869380663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a4c-jmbb-target</text:p>
          </table:table-cell>
          <table:table-cell office:value-type="float" office:value="909" calcext:value-type="float">
            <text:p>909</text:p>
          </table:table-cell>
          <table:table-cell office:value-type="float" office:value="18757.5817689896" calcext:value-type="float">
            <text:p>18757.5817689896</text:p>
          </table:table-cell>
          <table:table-cell office:value-type="float" office:value="0" calcext:value-type="float">
            <text:p>0</text:p>
          </table:table-cell>
          <table:table-cell office:value-type="float" office:value="21105.9765625" calcext:value-type="float">
            <text:p>21105.9765625</text:p>
          </table:table-cell>
          <table:table-cell office:value-type="float" office:value="21130.6531699068" calcext:value-type="float">
            <text:p>21130.653169906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a4c-kopia-cache</text:p>
          </table:table-cell>
          <table:table-cell office:value-type="float" office:value="68" calcext:value-type="float">
            <text:p>68</text:p>
          </table:table-cell>
          <table:table-cell office:value-type="float" office:value="236.381853103638" calcext:value-type="float">
            <text:p>236.3818531036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9.63261144301" calcext:value-type="float">
            <text:p>3559.6326114430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a4c-kopia-target</text:p>
          </table:table-cell>
          <table:table-cell office:value-type="float" office:value="2705" calcext:value-type="float">
            <text:p>2705</text:p>
          </table:table-cell>
          <table:table-cell office:value-type="float" office:value="25591.4521179199" calcext:value-type="float">
            <text:p>25591.45211791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7.85470194085" calcext:value-type="float">
            <text:p>9687.8547019408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4212741851807" calcext:value-type="float">
            <text:p>50.421274185180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3.92309570313" calcext:value-type="float">
            <text:p>6453.92309570313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aaf-borg-target</text:p>
          </table:table-cell>
          <table:table-cell office:value-type="float" office:value="72" calcext:value-type="float">
            <text:p>72</text:p>
          </table:table-cell>
          <table:table-cell office:value-type="float" office:value="19118.9780778885" calcext:value-type="float">
            <text:p>19118.9780778885</text:p>
          </table:table-cell>
          <table:table-cell office:value-type="float" office:value="0" calcext:value-type="float">
            <text:p>0</text:p>
          </table:table-cell>
          <table:table-cell office:value-type="float" office:value="397152.737304688" calcext:value-type="float">
            <text:p>397152.737304688</text:p>
          </table:table-cell>
          <table:table-cell office:value-type="float" office:value="271914.354885525" calcext:value-type="float">
            <text:p>271914.35488552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aa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468788146973" calcext:value-type="float">
            <text:p>22.046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25.33463541667" calcext:value-type="float">
            <text:p>7525.3346354166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aaf-bupstash-target</text:p>
          </table:table-cell>
          <table:table-cell office:value-type="float" office:value="42542" calcext:value-type="float">
            <text:p>42542</text:p>
          </table:table-cell>
          <table:table-cell office:value-type="float" office:value="21928.8199558258" calcext:value-type="float">
            <text:p>21928.8199558258</text:p>
          </table:table-cell>
          <table:table-cell office:value-type="float" office:value="1" calcext:value-type="float">
            <text:p>1</text:p>
          </table:table-cell>
          <table:table-cell office:value-type="float" office:value="204.23828125" calcext:value-type="float">
            <text:p>204.23828125</text:p>
          </table:table-cell>
          <table:table-cell office:value-type="float" office:value="527.833943744197" calcext:value-type="float">
            <text:p>527.83394374419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aaf-jmbb-target</text:p>
          </table:table-cell>
          <table:table-cell office:value-type="float" office:value="944" calcext:value-type="float">
            <text:p>944</text:p>
          </table:table-cell>
          <table:table-cell office:value-type="float" office:value="19467.086725235" calcext:value-type="float">
            <text:p>19467.086725235</text:p>
          </table:table-cell>
          <table:table-cell office:value-type="float" office:value="0" calcext:value-type="float">
            <text:p>0</text:p>
          </table:table-cell>
          <table:table-cell office:value-type="float" office:value="21264.546875" calcext:value-type="float">
            <text:p>21264.546875</text:p>
          </table:table-cell>
          <table:table-cell office:value-type="float" office:value="21116.839837543" calcext:value-type="float">
            <text:p>21116.83983754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aaf-kopia-cache</text:p>
          </table:table-cell>
          <table:table-cell office:value-type="float" office:value="83" calcext:value-type="float">
            <text:p>83</text:p>
          </table:table-cell>
          <table:table-cell office:value-type="float" office:value="270.639785766602" calcext:value-type="float">
            <text:p>270.6397857666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8.97759789157" calcext:value-type="float">
            <text:p>3338.9775978915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aaf-kopia-target</text:p>
          </table:table-cell>
          <table:table-cell office:value-type="float" office:value="2805" calcext:value-type="float">
            <text:p>2805</text:p>
          </table:table-cell>
          <table:table-cell office:value-type="float" office:value="26520.400135994" calcext:value-type="float">
            <text:p>26520.4001359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1.60062005626" calcext:value-type="float">
            <text:p>9681.6006200562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122257232666" calcext:value-type="float">
            <text:p>50.912225723266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6.76489257813" calcext:value-type="float">
            <text:p>6516.76489257813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af8-borg-target</text:p>
          </table:table-cell>
          <table:table-cell office:value-type="float" office:value="75" calcext:value-type="float">
            <text:p>75</text:p>
          </table:table-cell>
          <table:table-cell office:value-type="float" office:value="19158.9024238586" calcext:value-type="float">
            <text:p>19158.9024238586</text:p>
          </table:table-cell>
          <table:table-cell office:value-type="float" office:value="0" calcext:value-type="float">
            <text:p>0</text:p>
          </table:table-cell>
          <table:table-cell office:value-type="float" office:value="356538.196289062" calcext:value-type="float">
            <text:p>356538.196289062</text:p>
          </table:table-cell>
          <table:table-cell office:value-type="float" office:value="261582.88109375" calcext:value-type="float">
            <text:p>261582.8810937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af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1835975646973" calcext:value-type="float">
            <text:p>22.18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72.00130208333" calcext:value-type="float">
            <text:p>7572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af8-bupstash-target</text:p>
          </table:table-cell>
          <table:table-cell office:value-type="float" office:value="42764" calcext:value-type="float">
            <text:p>42764</text:p>
          </table:table-cell>
          <table:table-cell office:value-type="float" office:value="21991.3686914444" calcext:value-type="float">
            <text:p>21991.3686914444</text:p>
          </table:table-cell>
          <table:table-cell office:value-type="float" office:value="1" calcext:value-type="float">
            <text:p>1</text:p>
          </table:table-cell>
          <table:table-cell office:value-type="float" office:value="204.771484375" calcext:value-type="float">
            <text:p>204.771484375</text:p>
          </table:table-cell>
          <table:table-cell office:value-type="float" office:value="526.591561594777" calcext:value-type="float">
            <text:p>526.59156159477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af8-jmbb-target</text:p>
          </table:table-cell>
          <table:table-cell office:value-type="float" office:value="957" calcext:value-type="float">
            <text:p>957</text:p>
          </table:table-cell>
          <table:table-cell office:value-type="float" office:value="19687.4156522751" calcext:value-type="float">
            <text:p>19687.4156522751</text:p>
          </table:table-cell>
          <table:table-cell office:value-type="float" office:value="0" calcext:value-type="float">
            <text:p>0</text:p>
          </table:table-cell>
          <table:table-cell office:value-type="float" office:value="21105.9765625" calcext:value-type="float">
            <text:p>21105.9765625</text:p>
          </table:table-cell>
          <table:table-cell office:value-type="float" office:value="21065.7404680561" calcext:value-type="float">
            <text:p>21065.740468056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af8-kopia-cache</text:p>
          </table:table-cell>
          <table:table-cell office:value-type="float" office:value="96" calcext:value-type="float">
            <text:p>96</text:p>
          </table:table-cell>
          <table:table-cell office:value-type="float" office:value="308.283891677856" calcext:value-type="float">
            <text:p>308.2838916778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8.36151123047" calcext:value-type="float">
            <text:p>3288.3615112304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af8-kopia-target</text:p>
          </table:table-cell>
          <table:table-cell office:value-type="float" office:value="2864" calcext:value-type="float">
            <text:p>2864</text:p>
          </table:table-cell>
          <table:table-cell office:value-type="float" office:value="26996.008685112" calcext:value-type="float">
            <text:p>26996.0086851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2.20422260988" calcext:value-type="float">
            <text:p>9652.2042226098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501903533936" calcext:value-type="float">
            <text:p>58.650190353393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07.22436523438" calcext:value-type="float">
            <text:p>7507.22436523438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b81-borg-target</text:p>
          </table:table-cell>
          <table:table-cell office:value-type="float" office:value="81" calcext:value-type="float">
            <text:p>81</text:p>
          </table:table-cell>
          <table:table-cell office:value-type="float" office:value="19409.321972847" calcext:value-type="float">
            <text:p>19409.321972847</text:p>
          </table:table-cell>
          <table:table-cell office:value-type="float" office:value="0" calcext:value-type="float">
            <text:p>0</text:p>
          </table:table-cell>
          <table:table-cell office:value-type="float" office:value="201128.211914062" calcext:value-type="float">
            <text:p>201128.211914062</text:p>
          </table:table-cell>
          <table:table-cell office:value-type="float" office:value="245372.169138214" calcext:value-type="float">
            <text:p>245372.16913821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b8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6406288146973" calcext:value-type="float">
            <text:p>22.64062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28.00130208333" calcext:value-type="float">
            <text:p>7728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b81-bupstash-target</text:p>
          </table:table-cell>
          <table:table-cell office:value-type="float" office:value="43452" calcext:value-type="float">
            <text:p>43452</text:p>
          </table:table-cell>
          <table:table-cell office:value-type="float" office:value="22202.6483154297" calcext:value-type="float">
            <text:p>22202.6483154297</text:p>
          </table:table-cell>
          <table:table-cell office:value-type="float" office:value="1" calcext:value-type="float">
            <text:p>1</text:p>
          </table:table-cell>
          <table:table-cell office:value-type="float" office:value="203.45751953125" calcext:value-type="float">
            <text:p>203.45751953125</text:p>
          </table:table-cell>
          <table:table-cell office:value-type="float" office:value="523.232805739667" calcext:value-type="float">
            <text:p>523.23280573966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b81-jmbb-target</text:p>
          </table:table-cell>
          <table:table-cell office:value-type="float" office:value="978" calcext:value-type="float">
            <text:p>978</text:p>
          </table:table-cell>
          <table:table-cell office:value-type="float" office:value="19963.0942440033" calcext:value-type="float">
            <text:p>19963.0942440033</text:p>
          </table:table-cell>
          <table:table-cell office:value-type="float" office:value="0" calcext:value-type="float">
            <text:p>0</text:p>
          </table:table-cell>
          <table:table-cell office:value-type="float" office:value="20817.9375" calcext:value-type="float">
            <text:p>20817.9375</text:p>
          </table:table-cell>
          <table:table-cell office:value-type="float" office:value="20902.0536869728" calcext:value-type="float">
            <text:p>20902.053686972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b81-kopia-cache</text:p>
          </table:table-cell>
          <table:table-cell office:value-type="float" office:value="110" calcext:value-type="float">
            <text:p>110</text:p>
          </table:table-cell>
          <table:table-cell office:value-type="float" office:value="369.001806259155" calcext:value-type="float">
            <text:p>369.0018062591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35.07136008523" calcext:value-type="float">
            <text:p>3435.0713600852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b81-kopia-target</text:p>
          </table:table-cell>
          <table:table-cell office:value-type="float" office:value="2929" calcext:value-type="float">
            <text:p>2929</text:p>
          </table:table-cell>
          <table:table-cell office:value-type="float" office:value="27520.6566028595" calcext:value-type="float">
            <text:p>27520.65660285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1.42450028273" calcext:value-type="float">
            <text:p>9621.424500282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2848424911499" calcext:value-type="float">
            <text:p>59.284842491149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88.45983886719" calcext:value-type="float">
            <text:p>7588.45983886719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bcb-borg-target</text:p>
          </table:table-cell>
          <table:table-cell office:value-type="float" office:value="85" calcext:value-type="float">
            <text:p>85</text:p>
          </table:table-cell>
          <table:table-cell office:value-type="float" office:value="19530.7960090637" calcext:value-type="float">
            <text:p>19530.7960090637</text:p>
          </table:table-cell>
          <table:table-cell office:value-type="float" office:value="0" calcext:value-type="float">
            <text:p>0</text:p>
          </table:table-cell>
          <table:table-cell office:value-type="float" office:value="17408.181640625" calcext:value-type="float">
            <text:p>17408.181640625</text:p>
          </table:table-cell>
          <table:table-cell office:value-type="float" office:value="235288.648391544" calcext:value-type="float">
            <text:p>235288.64839154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8datanfs-x2b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9179725646973" calcext:value-type="float">
            <text:p>22.917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22.66796875" calcext:value-type="float">
            <text:p>7822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bcb-bupstash-target</text:p>
          </table:table-cell>
          <table:table-cell office:value-type="float" office:value="43439" calcext:value-type="float">
            <text:p>43439</text:p>
          </table:table-cell>
          <table:table-cell office:value-type="float" office:value="22140.8225078583" calcext:value-type="float">
            <text:p>22140.8225078583</text:p>
          </table:table-cell>
          <table:table-cell office:value-type="float" office:value="1" calcext:value-type="float">
            <text:p>1</text:p>
          </table:table-cell>
          <table:table-cell office:value-type="float" office:value="202.5556640625" calcext:value-type="float">
            <text:p>202.5556640625</text:p>
          </table:table-cell>
          <table:table-cell office:value-type="float" office:value="521.931956261582" calcext:value-type="float">
            <text:p>521.93195626158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bcb-jmbb-target</text:p>
          </table:table-cell>
          <table:table-cell office:value-type="float" office:value="986" calcext:value-type="float">
            <text:p>986</text:p>
          </table:table-cell>
          <table:table-cell office:value-type="float" office:value="20039.8963956833" calcext:value-type="float">
            <text:p>20039.8963956833</text:p>
          </table:table-cell>
          <table:table-cell office:value-type="float" office:value="0" calcext:value-type="float">
            <text:p>0</text:p>
          </table:table-cell>
          <table:table-cell office:value-type="float" office:value="20724.0234375" calcext:value-type="float">
            <text:p>20724.0234375</text:p>
          </table:table-cell>
          <table:table-cell office:value-type="float" office:value="20812.22506002" calcext:value-type="float">
            <text:p>20812.2250600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bcb-kopia-cache</text:p>
          </table:table-cell>
          <table:table-cell office:value-type="float" office:value="125" calcext:value-type="float">
            <text:p>125</text:p>
          </table:table-cell>
          <table:table-cell office:value-type="float" office:value="411.695007324219" calcext:value-type="float">
            <text:p>411.6950073242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2.6055" calcext:value-type="float">
            <text:p>3372.605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bcb-kopia-target</text:p>
          </table:table-cell>
          <table:table-cell office:value-type="float" office:value="2980" calcext:value-type="float">
            <text:p>2980</text:p>
          </table:table-cell>
          <table:table-cell office:value-type="float" office:value="27929.8191814423" calcext:value-type="float">
            <text:p>27929.81918144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7.36068516674" calcext:value-type="float">
            <text:p>9597.3606851667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807146072388" calcext:value-type="float">
            <text:p>59.680714607238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9.13146972656" calcext:value-type="float">
            <text:p>7639.13146972656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c15-borg-target</text:p>
          </table:table-cell>
          <table:table-cell office:value-type="float" office:value="91" calcext:value-type="float">
            <text:p>91</text:p>
          </table:table-cell>
          <table:table-cell office:value-type="float" office:value="20002.4023361206" calcext:value-type="float">
            <text:p>20002.4023361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5081.977936126" calcext:value-type="float">
            <text:p>225081.97793612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c1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9179725646973" calcext:value-type="float">
            <text:p>22.917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22.66796875" calcext:value-type="float">
            <text:p>7822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c15-bupstash-target</text:p>
          </table:table-cell>
          <table:table-cell office:value-type="float" office:value="44124" calcext:value-type="float">
            <text:p>44124</text:p>
          </table:table-cell>
          <table:table-cell office:value-type="float" office:value="22703.6318035126" calcext:value-type="float">
            <text:p>22703.6318035126</text:p>
          </table:table-cell>
          <table:table-cell office:value-type="float" office:value="1" calcext:value-type="float">
            <text:p>1</text:p>
          </table:table-cell>
          <table:table-cell office:value-type="float" office:value="207.11279296875" calcext:value-type="float">
            <text:p>207.11279296875</text:p>
          </table:table-cell>
          <table:table-cell office:value-type="float" office:value="526.890557673758" calcext:value-type="float">
            <text:p>526.89055767375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c15-jmbb-target</text:p>
          </table:table-cell>
          <table:table-cell office:value-type="float" office:value="1013" calcext:value-type="float">
            <text:p>1013</text:p>
          </table:table-cell>
          <table:table-cell office:value-type="float" office:value="20580.981713295" calcext:value-type="float">
            <text:p>20580.981713295</text:p>
          </table:table-cell>
          <table:table-cell office:value-type="float" office:value="0" calcext:value-type="float">
            <text:p>0</text:p>
          </table:table-cell>
          <table:table-cell office:value-type="float" office:value="20811.9609375" calcext:value-type="float">
            <text:p>20811.9609375</text:p>
          </table:table-cell>
          <table:table-cell office:value-type="float" office:value="20804.4672008036" calcext:value-type="float">
            <text:p>20804.467200803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c15-kopia-cache</text:p>
          </table:table-cell>
          <table:table-cell office:value-type="float" office:value="136" calcext:value-type="float">
            <text:p>136</text:p>
          </table:table-cell>
          <table:table-cell office:value-type="float" office:value="453.324511528015" calcext:value-type="float">
            <text:p>453.324511528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3.26691032858" calcext:value-type="float">
            <text:p>3413.2669103285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c15-kopia-target</text:p>
          </table:table-cell>
          <table:table-cell office:value-type="float" office:value="3064" calcext:value-type="float">
            <text:p>3064</text:p>
          </table:table-cell>
          <table:table-cell office:value-type="float" office:value="28724.7335805893" calcext:value-type="float">
            <text:p>28724.73358058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9.91096165908" calcext:value-type="float">
            <text:p>9599.9109616590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2101631164551" calcext:value-type="float">
            <text:p>60.210163116455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06.90087890625" calcext:value-type="float">
            <text:p>7706.90087890625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c80-borg-target</text:p>
          </table:table-cell>
          <table:table-cell office:value-type="float" office:value="95" calcext:value-type="float">
            <text:p>95</text:p>
          </table:table-cell>
          <table:table-cell office:value-type="float" office:value="20204.630109787" calcext:value-type="float">
            <text:p>20204.630109787</text:p>
          </table:table-cell>
          <table:table-cell office:value-type="float" office:value="0" calcext:value-type="float">
            <text:p>0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217784.644551809" calcext:value-type="float">
            <text:p>217784.64455180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c8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2070350646973" calcext:value-type="float">
            <text:p>23.207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21.33463541667" calcext:value-type="float">
            <text:p>7921.3346354166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c80-bupstash-target</text:p>
          </table:table-cell>
          <table:table-cell office:value-type="float" office:value="44414" calcext:value-type="float">
            <text:p>44414</text:p>
          </table:table-cell>
          <table:table-cell office:value-type="float" office:value="22892.5433588028" calcext:value-type="float">
            <text:p>22892.5433588028</text:p>
          </table:table-cell>
          <table:table-cell office:value-type="float" office:value="1" calcext:value-type="float">
            <text:p>1</text:p>
          </table:table-cell>
          <table:table-cell office:value-type="float" office:value="207.830078125" calcext:value-type="float">
            <text:p>207.830078125</text:p>
          </table:table-cell>
          <table:table-cell office:value-type="float" office:value="527.805745922774" calcext:value-type="float">
            <text:p>527.8057459227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c80-jmbb-target</text:p>
          </table:table-cell>
          <table:table-cell office:value-type="float" office:value="1030" calcext:value-type="float">
            <text:p>1030</text:p>
          </table:table-cell>
          <table:table-cell office:value-type="float" office:value="20883.1679620743" calcext:value-type="float">
            <text:p>20883.1679620743</text:p>
          </table:table-cell>
          <table:table-cell office:value-type="float" office:value="0" calcext:value-type="float">
            <text:p>0</text:p>
          </table:table-cell>
          <table:table-cell office:value-type="float" office:value="20751.53125" calcext:value-type="float">
            <text:p>20751.53125</text:p>
          </table:table-cell>
          <table:table-cell office:value-type="float" office:value="20761.5184399651" calcext:value-type="float">
            <text:p>20761.518439965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c80-kopia-cache</text:p>
          </table:table-cell>
          <table:table-cell office:value-type="float" office:value="169" calcext:value-type="float">
            <text:p>169</text:p>
          </table:table-cell>
          <table:table-cell office:value-type="float" office:value="512.016472816467" calcext:value-type="float">
            <text:p>512.016472816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02.39566960984" calcext:value-type="float">
            <text:p>3102.3956696098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c80-kopia-target</text:p>
          </table:table-cell>
          <table:table-cell office:value-type="float" office:value="3127" calcext:value-type="float">
            <text:p>3127</text:p>
          </table:table-cell>
          <table:table-cell office:value-type="float" office:value="29136.8972949982" calcext:value-type="float">
            <text:p>29136.89729499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41.47196356832" calcext:value-type="float">
            <text:p>9541.4719635683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709535598755" calcext:value-type="float">
            <text:p>60.87095355987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91.48205566406" calcext:value-type="float">
            <text:p>7791.48205566406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ccb-borg-target</text:p>
          </table:table-cell>
          <table:table-cell office:value-type="float" office:value="101" calcext:value-type="float">
            <text:p>101</text:p>
          </table:table-cell>
          <table:table-cell office:value-type="float" office:value="20715.434504509" calcext:value-type="float">
            <text:p>20715.434504509</text:p>
          </table:table-cell>
          <table:table-cell office:value-type="float" office:value="0" calcext:value-type="float">
            <text:p>0</text:p>
          </table:table-cell>
          <table:table-cell office:value-type="float" office:value="0.4150390625" calcext:value-type="float">
            <text:p>0.4150390625</text:p>
          </table:table-cell>
          <table:table-cell office:value-type="float" office:value="210025.791412051" calcext:value-type="float">
            <text:p>210025.79141205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c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5703163146973" calcext:value-type="float">
            <text:p>23.57031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45.33463541667" calcext:value-type="float">
            <text:p>8045.3346354166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ccb-bupstash-target</text:p>
          </table:table-cell>
          <table:table-cell office:value-type="float" office:value="45312" calcext:value-type="float">
            <text:p>45312</text:p>
          </table:table-cell>
          <table:table-cell office:value-type="float" office:value="23434.3431501389" calcext:value-type="float">
            <text:p>23434.3431501389</text:p>
          </table:table-cell>
          <table:table-cell office:value-type="float" office:value="1" calcext:value-type="float">
            <text:p>1</text:p>
          </table:table-cell>
          <table:table-cell office:value-type="float" office:value="210.75146484375" calcext:value-type="float">
            <text:p>210.75146484375</text:p>
          </table:table-cell>
          <table:table-cell office:value-type="float" office:value="529.589675709353" calcext:value-type="float">
            <text:p>529.58967570935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ccb-jmbb-target</text:p>
          </table:table-cell>
          <table:table-cell office:value-type="float" office:value="1051" calcext:value-type="float">
            <text:p>1051</text:p>
          </table:table-cell>
          <table:table-cell office:value-type="float" office:value="21323.485452652" calcext:value-type="float">
            <text:p>21323.485452652</text:p>
          </table:table-cell>
          <table:table-cell office:value-type="float" office:value="0" calcext:value-type="float">
            <text:p>0</text:p>
          </table:table-cell>
          <table:table-cell office:value-type="float" office:value="20716.6640625" calcext:value-type="float">
            <text:p>20716.6640625</text:p>
          </table:table-cell>
          <table:table-cell office:value-type="float" office:value="20775.6889662375" calcext:value-type="float">
            <text:p>20775.688966237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ccb-kopia-cache</text:p>
          </table:table-cell>
          <table:table-cell office:value-type="float" office:value="396" calcext:value-type="float">
            <text:p>396</text:p>
          </table:table-cell>
          <table:table-cell office:value-type="float" office:value="568.651085853577" calcext:value-type="float">
            <text:p>568.6510858535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70.45129271228" calcext:value-type="float">
            <text:p>1470.4512927122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ccb-kopia-target</text:p>
          </table:table-cell>
          <table:table-cell office:value-type="float" office:value="3215" calcext:value-type="float">
            <text:p>3215</text:p>
          </table:table-cell>
          <table:table-cell office:value-type="float" office:value="29880.753484726" calcext:value-type="float">
            <text:p>29880.7534847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17.22910368876" calcext:value-type="float">
            <text:p>9517.229103688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479621887207" calcext:value-type="float">
            <text:p>61.47962188720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69.3916015625" calcext:value-type="float">
            <text:p>7869.391601562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d17-borg-target</text:p>
          </table:table-cell>
          <table:table-cell office:value-type="float" office:value="105" calcext:value-type="float">
            <text:p>105</text:p>
          </table:table-cell>
          <table:table-cell office:value-type="float" office:value="20972.6049013138" calcext:value-type="float">
            <text:p>20972.6049013138</text:p>
          </table:table-cell>
          <table:table-cell office:value-type="float" office:value="0" calcext:value-type="float">
            <text:p>0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204532.832561384" calcext:value-type="float">
            <text:p>204532.83256138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d1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9218788146973" calcext:value-type="float">
            <text:p>23.921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65.33463541667" calcext:value-type="float">
            <text:p>8165.3346354166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d17-bupstash-target</text:p>
          </table:table-cell>
          <table:table-cell office:value-type="float" office:value="45747" calcext:value-type="float">
            <text:p>45747</text:p>
          </table:table-cell>
          <table:table-cell office:value-type="float" office:value="23697.7819309235" calcext:value-type="float">
            <text:p>23697.7819309235</text:p>
          </table:table-cell>
          <table:table-cell office:value-type="float" office:value="1" calcext:value-type="float">
            <text:p>1</text:p>
          </table:table-cell>
          <table:table-cell office:value-type="float" office:value="211.2744140625" calcext:value-type="float">
            <text:p>211.2744140625</text:p>
          </table:table-cell>
          <table:table-cell office:value-type="float" office:value="530.450711462295" calcext:value-type="float">
            <text:p>530.4507114622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d17-jmbb-target</text:p>
          </table:table-cell>
          <table:table-cell office:value-type="float" office:value="1073" calcext:value-type="float">
            <text:p>1073</text:p>
          </table:table-cell>
          <table:table-cell office:value-type="float" office:value="21678.7530469894" calcext:value-type="float">
            <text:p>21678.7530469894</text:p>
          </table:table-cell>
          <table:table-cell office:value-type="float" office:value="0" calcext:value-type="float">
            <text:p>0</text:p>
          </table:table-cell>
          <table:table-cell office:value-type="float" office:value="20644.0234375" calcext:value-type="float">
            <text:p>20644.0234375</text:p>
          </table:table-cell>
          <table:table-cell office:value-type="float" office:value="20688.7633924671" calcext:value-type="float">
            <text:p>20688.763392467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d17-kopia-cache</text:p>
          </table:table-cell>
          <table:table-cell office:value-type="float" office:value="410" calcext:value-type="float">
            <text:p>410</text:p>
          </table:table-cell>
          <table:table-cell office:value-type="float" office:value="619.183901786804" calcext:value-type="float">
            <text:p>619.1839017868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46.44954982851" calcext:value-type="float">
            <text:p>1546.4495498285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d17-kopia-target</text:p>
          </table:table-cell>
          <table:table-cell office:value-type="float" office:value="3280" calcext:value-type="float">
            <text:p>3280</text:p>
          </table:table-cell>
          <table:table-cell office:value-type="float" office:value="30391.1451902389" calcext:value-type="float">
            <text:p>30391.14519023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87.96727890387" calcext:value-type="float">
            <text:p>9487.9672789038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654386520386" calcext:value-type="float">
            <text:p>62.165438652038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57.17614746094" calcext:value-type="float">
            <text:p>7957.1761474609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d6b-borg-target</text:p>
          </table:table-cell>
          <table:table-cell office:value-type="float" office:value="110" calcext:value-type="float">
            <text:p>110</text:p>
          </table:table-cell>
          <table:table-cell office:value-type="float" office:value="21311.5988292694" calcext:value-type="float">
            <text:p>21311.59882926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8391.610919744" calcext:value-type="float">
            <text:p>198391.61091974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d6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4765663146973" calcext:value-type="float">
            <text:p>24.4765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354.66796875" calcext:value-type="float">
            <text:p>8354.6679687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d6b-bupstash-target</text:p>
          </table:table-cell>
          <table:table-cell office:value-type="float" office:value="46192" calcext:value-type="float">
            <text:p>46192</text:p>
          </table:table-cell>
          <table:table-cell office:value-type="float" office:value="24030.4425621033" calcext:value-type="float">
            <text:p>24030.4425621033</text:p>
          </table:table-cell>
          <table:table-cell office:value-type="float" office:value="1" calcext:value-type="float">
            <text:p>1</text:p>
          </table:table-cell>
          <table:table-cell office:value-type="float" office:value="213.7265625" calcext:value-type="float">
            <text:p>213.7265625</text:p>
          </table:table-cell>
          <table:table-cell office:value-type="float" office:value="532.715041210464" calcext:value-type="float">
            <text:p>532.71504121046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d6b-jmbb-target</text:p>
          </table:table-cell>
          <table:table-cell office:value-type="float" office:value="1100" calcext:value-type="float">
            <text:p>1100</text:p>
          </table:table-cell>
          <table:table-cell office:value-type="float" office:value="22151.8846950531" calcext:value-type="float">
            <text:p>22151.8846950531</text:p>
          </table:table-cell>
          <table:table-cell office:value-type="float" office:value="0" calcext:value-type="float">
            <text:p>0</text:p>
          </table:table-cell>
          <table:table-cell office:value-type="float" office:value="20587.1015625" calcext:value-type="float">
            <text:p>20587.1015625</text:p>
          </table:table-cell>
          <table:table-cell office:value-type="float" office:value="20621.3908433949" calcext:value-type="float">
            <text:p>20621.39084339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d6b-kopia-cache</text:p>
          </table:table-cell>
          <table:table-cell office:value-type="float" office:value="948" calcext:value-type="float">
            <text:p>948</text:p>
          </table:table-cell>
          <table:table-cell office:value-type="float" office:value="682.271574020386" calcext:value-type="float">
            <text:p>682.2715740203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6.968451262526" calcext:value-type="float">
            <text:p>736.96845126252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d6b-kopia-target</text:p>
          </table:table-cell>
          <table:table-cell office:value-type="float" office:value="3358" calcext:value-type="float">
            <text:p>3358</text:p>
          </table:table-cell>
          <table:table-cell office:value-type="float" office:value="30987.9959583282" calcext:value-type="float">
            <text:p>30987.9959583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9.58542624423" calcext:value-type="float">
            <text:p>9449.5854262442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077663421631" calcext:value-type="float">
            <text:p>64.407766342163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44.19409179687" calcext:value-type="float">
            <text:p>8244.19409179687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dbf-borg-target</text:p>
          </table:table-cell>
          <table:table-cell office:value-type="float" office:value="115" calcext:value-type="float">
            <text:p>115</text:p>
          </table:table-cell>
          <table:table-cell office:value-type="float" office:value="21568.7151145935" calcext:value-type="float">
            <text:p>21568.715114593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2055.34154212" calcext:value-type="float">
            <text:p>192055.3415421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db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0312538146973" calcext:value-type="float">
            <text:p>25.0312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44.00130208333" calcext:value-type="float">
            <text:p>8544.001302083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dbf-bupstash-target</text:p>
          </table:table-cell>
          <table:table-cell office:value-type="float" office:value="46710" calcext:value-type="float">
            <text:p>46710</text:p>
          </table:table-cell>
          <table:table-cell office:value-type="float" office:value="24380.336230278" calcext:value-type="float">
            <text:p>24380.336230278</text:p>
          </table:table-cell>
          <table:table-cell office:value-type="float" office:value="1" calcext:value-type="float">
            <text:p>1</text:p>
          </table:table-cell>
          <table:table-cell office:value-type="float" office:value="216.6142578125" calcext:value-type="float">
            <text:p>216.6142578125</text:p>
          </table:table-cell>
          <table:table-cell office:value-type="float" office:value="534.477934057048" calcext:value-type="float">
            <text:p>534.47793405704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dbf-jmbb-target</text:p>
          </table:table-cell>
          <table:table-cell office:value-type="float" office:value="1121" calcext:value-type="float">
            <text:p>1121</text:p>
          </table:table-cell>
          <table:table-cell office:value-type="float" office:value="22547.018248558" calcext:value-type="float">
            <text:p>22547.018248558</text:p>
          </table:table-cell>
          <table:table-cell office:value-type="float" office:value="0" calcext:value-type="float">
            <text:p>0</text:p>
          </table:table-cell>
          <table:table-cell office:value-type="float" office:value="20572.1640625" calcext:value-type="float">
            <text:p>20572.1640625</text:p>
          </table:table-cell>
          <table:table-cell office:value-type="float" office:value="20596.0273742404" calcext:value-type="float">
            <text:p>20596.02737424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dbf-kopia-cache</text:p>
          </table:table-cell>
          <table:table-cell office:value-type="float" office:value="976" calcext:value-type="float">
            <text:p>976</text:p>
          </table:table-cell>
          <table:table-cell office:value-type="float" office:value="754.734579086304" calcext:value-type="float">
            <text:p>754.7345790863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1.852673139729" calcext:value-type="float">
            <text:p>791.85267313972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dbf-kopia-target</text:p>
          </table:table-cell>
          <table:table-cell office:value-type="float" office:value="3422" calcext:value-type="float">
            <text:p>3422</text:p>
          </table:table-cell>
          <table:table-cell office:value-type="float" office:value="31475.089012146" calcext:value-type="float">
            <text:p>31475.089012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8.61225845631" calcext:value-type="float">
            <text:p>9418.6122584563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8856925964356" calcext:value-type="float">
            <text:p>64.88569259643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05.36865234375" calcext:value-type="float">
            <text:p>8305.36865234375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e0c-borg-target</text:p>
          </table:table-cell>
          <table:table-cell office:value-type="float" office:value="121" calcext:value-type="float">
            <text:p>121</text:p>
          </table:table-cell>
          <table:table-cell office:value-type="float" office:value="21954.2180280685" calcext:value-type="float">
            <text:p>21954.218028068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5794.374055721" calcext:value-type="float">
            <text:p>185794.37405572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e0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5195350646973" calcext:value-type="float">
            <text:p>25.519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10.66796875" calcext:value-type="float">
            <text:p>8710.6679687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e0c-bupstash-target</text:p>
          </table:table-cell>
          <table:table-cell office:value-type="float" office:value="47384" calcext:value-type="float">
            <text:p>47384</text:p>
          </table:table-cell>
          <table:table-cell office:value-type="float" office:value="24747.1330900192" calcext:value-type="float">
            <text:p>24747.1330900192</text:p>
          </table:table-cell>
          <table:table-cell office:value-type="float" office:value="1" calcext:value-type="float">
            <text:p>1</text:p>
          </table:table-cell>
          <table:table-cell office:value-type="float" office:value="216.25146484375" calcext:value-type="float">
            <text:p>216.25146484375</text:p>
          </table:table-cell>
          <table:table-cell office:value-type="float" office:value="534.802133297731" calcext:value-type="float">
            <text:p>534.80213329773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e0c-jmbb-target</text:p>
          </table:table-cell>
          <table:table-cell office:value-type="float" office:value="1143" calcext:value-type="float">
            <text:p>1143</text:p>
          </table:table-cell>
          <table:table-cell office:value-type="float" office:value="22909.6415920258" calcext:value-type="float">
            <text:p>22909.6415920258</text:p>
          </table:table-cell>
          <table:table-cell office:value-type="float" office:value="0" calcext:value-type="float">
            <text:p>0</text:p>
          </table:table-cell>
          <table:table-cell office:value-type="float" office:value="20467.6796875" calcext:value-type="float">
            <text:p>20467.6796875</text:p>
          </table:table-cell>
          <table:table-cell office:value-type="float" office:value="20524.4733072917" calcext:value-type="float">
            <text:p>20524.473307291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e0c-kopia-cache</text:p>
          </table:table-cell>
          <table:table-cell office:value-type="float" office:value="1297" calcext:value-type="float">
            <text:p>1297</text:p>
          </table:table-cell>
          <table:table-cell office:value-type="float" office:value="828.945001602173" calcext:value-type="float">
            <text:p>828.945001602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4.463902575655" calcext:value-type="float">
            <text:p>654.46390257565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e0c-kopia-target</text:p>
          </table:table-cell>
          <table:table-cell office:value-type="float" office:value="3497" calcext:value-type="float">
            <text:p>3497</text:p>
          </table:table-cell>
          <table:table-cell office:value-type="float" office:value="32071.5764455795" calcext:value-type="float">
            <text:p>32071.57644557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91.2766028806" calcext:value-type="float">
            <text:p>9391.276602880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843145370483" calcext:value-type="float">
            <text:p>65.384314537048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69.19226074219" calcext:value-type="float">
            <text:p>8369.19226074219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e57-borg-target</text:p>
          </table:table-cell>
          <table:table-cell office:value-type="float" office:value="126" calcext:value-type="float">
            <text:p>126</text:p>
          </table:table-cell>
          <table:table-cell office:value-type="float" office:value="22310.2363796234" calcext:value-type="float">
            <text:p>22310.236379623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1314.936926463" calcext:value-type="float">
            <text:p>181314.93692646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e5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8281288146973" calcext:value-type="float">
            <text:p>25.82812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16.00130208333" calcext:value-type="float">
            <text:p>8816.001302083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e57-bupstash-target</text:p>
          </table:table-cell>
          <table:table-cell office:value-type="float" office:value="48104" calcext:value-type="float">
            <text:p>48104</text:p>
          </table:table-cell>
          <table:table-cell office:value-type="float" office:value="25069.3787260056" calcext:value-type="float">
            <text:p>25069.3787260056</text:p>
          </table:table-cell>
          <table:table-cell office:value-type="float" office:value="1" calcext:value-type="float">
            <text:p>1</text:p>
          </table:table-cell>
          <table:table-cell office:value-type="float" office:value="214.08740234375" calcext:value-type="float">
            <text:p>214.08740234375</text:p>
          </table:table-cell>
          <table:table-cell office:value-type="float" office:value="533.657155650875" calcext:value-type="float">
            <text:p>533.65715565087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e57-jmbb-target</text:p>
          </table:table-cell>
          <table:table-cell office:value-type="float" office:value="1166" calcext:value-type="float">
            <text:p>1166</text:p>
          </table:table-cell>
          <table:table-cell office:value-type="float" office:value="23249.9944229126" calcext:value-type="float">
            <text:p>23249.9944229126</text:p>
          </table:table-cell>
          <table:table-cell office:value-type="float" office:value="0" calcext:value-type="float">
            <text:p>0</text:p>
          </table:table-cell>
          <table:table-cell office:value-type="float" office:value="20350.2734375" calcext:value-type="float">
            <text:p>20350.2734375</text:p>
          </table:table-cell>
          <table:table-cell office:value-type="float" office:value="20418.519973467" calcext:value-type="float">
            <text:p>20418.51997346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e57-kopia-cache</text:p>
          </table:table-cell>
          <table:table-cell office:value-type="float" office:value="1311" calcext:value-type="float">
            <text:p>1311</text:p>
          </table:table-cell>
          <table:table-cell office:value-type="float" office:value="886.782306671143" calcext:value-type="float">
            <text:p>886.7823066711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2.650710931541" calcext:value-type="float">
            <text:p>692.65071093154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e57-kopia-target</text:p>
          </table:table-cell>
          <table:table-cell office:value-type="float" office:value="3569" calcext:value-type="float">
            <text:p>3569</text:p>
          </table:table-cell>
          <table:table-cell office:value-type="float" office:value="32699.8844270706" calcext:value-type="float">
            <text:p>32699.88442707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2.09068459521" calcext:value-type="float">
            <text:p>9382.0906845952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829683303833" calcext:value-type="float">
            <text:p>65.982968330383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45.81994628906" calcext:value-type="float">
            <text:p>8445.81994628906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eb4-borg-target</text:p>
          </table:table-cell>
          <table:table-cell office:value-type="float" office:value="132" calcext:value-type="float">
            <text:p>132</text:p>
          </table:table-cell>
          <table:table-cell office:value-type="float" office:value="23240.2387056351" calcext:value-type="float">
            <text:p>23240.238705635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0287.912383108" calcext:value-type="float">
            <text:p>180287.9123831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eb4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1171913146973" calcext:value-type="float">
            <text:p>26.1171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14.66796875" calcext:value-type="float">
            <text:p>8914.66796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eb4-bupstash-target</text:p>
          </table:table-cell>
          <table:table-cell office:value-type="float" office:value="49429" calcext:value-type="float">
            <text:p>49429</text:p>
          </table:table-cell>
          <table:table-cell office:value-type="float" office:value="26266.5892696381" calcext:value-type="float">
            <text:p>26266.5892696381</text:p>
          </table:table-cell>
          <table:table-cell office:value-type="float" office:value="1" calcext:value-type="float">
            <text:p>1</text:p>
          </table:table-cell>
          <table:table-cell office:value-type="float" office:value="225.166015625" calcext:value-type="float">
            <text:p>225.166015625</text:p>
          </table:table-cell>
          <table:table-cell office:value-type="float" office:value="544.153986771114" calcext:value-type="float">
            <text:p>544.15398677111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eb4-jmbb-target</text:p>
          </table:table-cell>
          <table:table-cell office:value-type="float" office:value="1222" calcext:value-type="float">
            <text:p>1222</text:p>
          </table:table-cell>
          <table:table-cell office:value-type="float" office:value="24179.2765789032" calcext:value-type="float">
            <text:p>24179.2765789032</text:p>
          </table:table-cell>
          <table:table-cell office:value-type="float" office:value="0" calcext:value-type="float">
            <text:p>0</text:p>
          </table:table-cell>
          <table:table-cell office:value-type="float" office:value="20066.6953125" calcext:value-type="float">
            <text:p>20066.6953125</text:p>
          </table:table-cell>
          <table:table-cell office:value-type="float" office:value="20261.5214540073" calcext:value-type="float">
            <text:p>20261.521454007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eb4-kopia-cache</text:p>
          </table:table-cell>
          <table:table-cell office:value-type="float" office:value="1750" calcext:value-type="float">
            <text:p>1750</text:p>
          </table:table-cell>
          <table:table-cell office:value-type="float" office:value="957.038994789124" calcext:value-type="float">
            <text:p>957.0389947891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.004531808036" calcext:value-type="float">
            <text:p>560.00453180803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eb4-kopia-target</text:p>
          </table:table-cell>
          <table:table-cell office:value-type="float" office:value="3726" calcext:value-type="float">
            <text:p>3726</text:p>
          </table:table-cell>
          <table:table-cell office:value-type="float" office:value="34230.4553976059" calcext:value-type="float">
            <text:p>34230.45539760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07.40373782835" calcext:value-type="float">
            <text:p>9407.4037378283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692928314209" calcext:value-type="float">
            <text:p>67.269292831420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10.46948242188" calcext:value-type="float">
            <text:p>8610.46948242188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2efd-borg-target</text:p>
          </table:table-cell>
          <table:table-cell office:value-type="float" office:value="137" calcext:value-type="float">
            <text:p>137</text:p>
          </table:table-cell>
          <table:table-cell office:value-type="float" office:value="23546.8004827499" calcext:value-type="float">
            <text:p>23546.800482749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5999.44302435" calcext:value-type="float">
            <text:p>175999.4430243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2efd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1992225646973" calcext:value-type="float">
            <text:p>26.199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42.66796875" calcext:value-type="float">
            <text:p>8942.66796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2efd-bupstash-target</text:p>
          </table:table-cell>
          <table:table-cell office:value-type="float" office:value="49872" calcext:value-type="float">
            <text:p>49872</text:p>
          </table:table-cell>
          <table:table-cell office:value-type="float" office:value="26598.5753879547" calcext:value-type="float">
            <text:p>26598.5753879547</text:p>
          </table:table-cell>
          <table:table-cell office:value-type="float" office:value="1" calcext:value-type="float">
            <text:p>1</text:p>
          </table:table-cell>
          <table:table-cell office:value-type="float" office:value="225.98974609375" calcext:value-type="float">
            <text:p>225.98974609375</text:p>
          </table:table-cell>
          <table:table-cell office:value-type="float" office:value="546.136934497626" calcext:value-type="float">
            <text:p>546.13693449762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2efd-jmbb-target</text:p>
          </table:table-cell>
          <table:table-cell office:value-type="float" office:value="1241" calcext:value-type="float">
            <text:p>1241</text:p>
          </table:table-cell>
          <table:table-cell office:value-type="float" office:value="24518.272901535" calcext:value-type="float">
            <text:p>24518.272901535</text:p>
          </table:table-cell>
          <table:table-cell office:value-type="float" office:value="0" calcext:value-type="float">
            <text:p>0</text:p>
          </table:table-cell>
          <table:table-cell office:value-type="float" office:value="20053.9453125" calcext:value-type="float">
            <text:p>20053.9453125</text:p>
          </table:table-cell>
          <table:table-cell office:value-type="float" office:value="20231.032595626" calcext:value-type="float">
            <text:p>20231.03259562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2efd-kopia-cache</text:p>
          </table:table-cell>
          <table:table-cell office:value-type="float" office:value="1765" calcext:value-type="float">
            <text:p>1765</text:p>
          </table:table-cell>
          <table:table-cell office:value-type="float" office:value="1029.8754234314" calcext:value-type="float">
            <text:p>1029.87542343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7.502795237252" calcext:value-type="float">
            <text:p>597.50279523725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2efd-kopia-target</text:p>
          </table:table-cell>
          <table:table-cell office:value-type="float" office:value="3797" calcext:value-type="float">
            <text:p>3797</text:p>
          </table:table-cell>
          <table:table-cell office:value-type="float" office:value="34782.835893631" calcext:value-type="float">
            <text:p>34782.8358936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0.46456546698" calcext:value-type="float">
            <text:p>9380.4645654669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266843795776" calcext:value-type="float">
            <text:p>87.426684379577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90.6156005859" calcext:value-type="float">
            <text:p>11190.6156005859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001-borg-target</text:p>
          </table:table-cell>
          <table:table-cell office:value-type="float" office:value="155" calcext:value-type="float">
            <text:p>155</text:p>
          </table:table-cell>
          <table:table-cell office:value-type="float" office:value="28594.7359247208" calcext:value-type="float">
            <text:p>28594.735924720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8909.739270413" calcext:value-type="float">
            <text:p>188909.7392704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00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5234413146973" calcext:value-type="float">
            <text:p>28.523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36.00130208333" calcext:value-type="float">
            <text:p>9736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001-bupstash-target</text:p>
          </table:table-cell>
          <table:table-cell office:value-type="float" office:value="58913" calcext:value-type="float">
            <text:p>58913</text:p>
          </table:table-cell>
          <table:table-cell office:value-type="float" office:value="32070.3054037094" calcext:value-type="float">
            <text:p>32070.3054037094</text:p>
          </table:table-cell>
          <table:table-cell office:value-type="float" office:value="1" calcext:value-type="float">
            <text:p>1</text:p>
          </table:table-cell>
          <table:table-cell office:value-type="float" office:value="223.361328125" calcext:value-type="float">
            <text:p>223.361328125</text:p>
          </table:table-cell>
          <table:table-cell office:value-type="float" office:value="557.432022361761" calcext:value-type="float">
            <text:p>557.43202236176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001-jmbb-target</text:p>
          </table:table-cell>
          <table:table-cell office:value-type="float" office:value="1431" calcext:value-type="float">
            <text:p>1431</text:p>
          </table:table-cell>
          <table:table-cell office:value-type="float" office:value="29976.9493513107" calcext:value-type="float">
            <text:p>29976.9493513107</text:p>
          </table:table-cell>
          <table:table-cell office:value-type="float" office:value="0" calcext:value-type="float">
            <text:p>0</text:p>
          </table:table-cell>
          <table:table-cell office:value-type="float" office:value="19974.6953125" calcext:value-type="float">
            <text:p>19974.6953125</text:p>
          </table:table-cell>
          <table:table-cell office:value-type="float" office:value="21451.0105770386" calcext:value-type="float">
            <text:p>21451.010577038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001-kopia-cache</text:p>
          </table:table-cell>
          <table:table-cell office:value-type="float" office:value="1987" calcext:value-type="float">
            <text:p>1987</text:p>
          </table:table-cell>
          <table:table-cell office:value-type="float" office:value="1209.94057369232" calcext:value-type="float">
            <text:p>1209.940573692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.542600634594" calcext:value-type="float">
            <text:p>623.54260063459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001-kopia-target</text:p>
          </table:table-cell>
          <table:table-cell office:value-type="float" office:value="4479" calcext:value-type="float">
            <text:p>4479</text:p>
          </table:table-cell>
          <table:table-cell office:value-type="float" office:value="42056.9477071762" calcext:value-type="float">
            <text:p>42056.9477071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5.16286049307" calcext:value-type="float">
            <text:p>9615.1628604930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942834854126" calcext:value-type="float">
            <text:p>91.694283485412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36.8682861328" calcext:value-type="float">
            <text:p>11736.8682861328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0da-borg-target</text:p>
          </table:table-cell>
          <table:table-cell office:value-type="float" office:value="155" calcext:value-type="float">
            <text:p>155</text:p>
          </table:table-cell>
          <table:table-cell office:value-type="float" office:value="25639.6426935196" calcext:value-type="float">
            <text:p>25639.642693519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9387.058826865" calcext:value-type="float">
            <text:p>169387.05882686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0d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5585975646973" calcext:value-type="float">
            <text:p>29.55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89.3346354167" calcext:value-type="float">
            <text:p>1008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0da-bupstash-target</text:p>
          </table:table-cell>
          <table:table-cell office:value-type="float" office:value="55349" calcext:value-type="float">
            <text:p>55349</text:p>
          </table:table-cell>
          <table:table-cell office:value-type="float" office:value="28426.6981506348" calcext:value-type="float">
            <text:p>28426.6981506348</text:p>
          </table:table-cell>
          <table:table-cell office:value-type="float" office:value="1" calcext:value-type="float">
            <text:p>1</text:p>
          </table:table-cell>
          <table:table-cell office:value-type="float" office:value="183.638671875" calcext:value-type="float">
            <text:p>183.638671875</text:p>
          </table:table-cell>
          <table:table-cell office:value-type="float" office:value="525.916256955862" calcext:value-type="float">
            <text:p>525.91625695586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0da-jmbb-target</text:p>
          </table:table-cell>
          <table:table-cell office:value-type="float" office:value="1356" calcext:value-type="float">
            <text:p>1356</text:p>
          </table:table-cell>
          <table:table-cell office:value-type="float" office:value="26733.3565778732" calcext:value-type="float">
            <text:p>26733.3565778732</text:p>
          </table:table-cell>
          <table:table-cell office:value-type="float" office:value="0" calcext:value-type="float">
            <text:p>0</text:p>
          </table:table-cell>
          <table:table-cell office:value-type="float" office:value="20451.7890625" calcext:value-type="float">
            <text:p>20451.7890625</text:p>
          </table:table-cell>
          <table:table-cell office:value-type="float" office:value="20188.0214865355" calcext:value-type="float">
            <text:p>20188.02148653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0da-kopia-cache</text:p>
          </table:table-cell>
          <table:table-cell office:value-type="float" office:value="2031" calcext:value-type="float">
            <text:p>2031</text:p>
          </table:table-cell>
          <table:table-cell office:value-type="float" office:value="1303.44679164886" calcext:value-type="float">
            <text:p>1303.446791648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7.178490718088" calcext:value-type="float">
            <text:p>657.17849071808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0da-kopia-target</text:p>
          </table:table-cell>
          <table:table-cell office:value-type="float" office:value="4621" calcext:value-type="float">
            <text:p>4621</text:p>
          </table:table-cell>
          <table:table-cell office:value-type="float" office:value="43552.2958669663" calcext:value-type="float">
            <text:p>43552.29586696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1.06058597131" calcext:value-type="float">
            <text:p>9651.0605859713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199630737305" calcext:value-type="float">
            <text:p>94.219963073730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60.1552734375" calcext:value-type="float">
            <text:p>12060.1552734375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12a-borg-target</text:p>
          </table:table-cell>
          <table:table-cell office:value-type="float" office:value="162" calcext:value-type="float">
            <text:p>162</text:p>
          </table:table-cell>
          <table:table-cell office:value-type="float" office:value="24877.1662902832" calcext:value-type="float">
            <text:p>24877.166290283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7248.26099537" calcext:value-type="float">
            <text:p>157248.2609953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12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5585975646973" calcext:value-type="float">
            <text:p>29.55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89.3346354167" calcext:value-type="float">
            <text:p>1008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12a-bupstash-target</text:p>
          </table:table-cell>
          <table:table-cell office:value-type="float" office:value="52624" calcext:value-type="float">
            <text:p>52624</text:p>
          </table:table-cell>
          <table:table-cell office:value-type="float" office:value="27466.0521154404" calcext:value-type="float">
            <text:p>27466.0521154404</text:p>
          </table:table-cell>
          <table:table-cell office:value-type="float" office:value="1" calcext:value-type="float">
            <text:p>1</text:p>
          </table:table-cell>
          <table:table-cell office:value-type="float" office:value="195.27685546875" calcext:value-type="float">
            <text:p>195.27685546875</text:p>
          </table:table-cell>
          <table:table-cell office:value-type="float" office:value="534.456471689931" calcext:value-type="float">
            <text:p>534.456471689931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12a-jmbb-target</text:p>
          </table:table-cell>
          <table:table-cell office:value-type="float" office:value="1365" calcext:value-type="float">
            <text:p>1365</text:p>
          </table:table-cell>
          <table:table-cell office:value-type="float" office:value="26876.3957605362" calcext:value-type="float">
            <text:p>26876.3957605362</text:p>
          </table:table-cell>
          <table:table-cell office:value-type="float" office:value="0" calcext:value-type="float">
            <text:p>0</text:p>
          </table:table-cell>
          <table:table-cell office:value-type="float" office:value="20367.8828125" calcext:value-type="float">
            <text:p>20367.8828125</text:p>
          </table:table-cell>
          <table:table-cell office:value-type="float" office:value="20162.2192372081" calcext:value-type="float">
            <text:p>20162.219237208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12a-kopia-cache</text:p>
          </table:table-cell>
          <table:table-cell office:value-type="float" office:value="2073" calcext:value-type="float">
            <text:p>2073</text:p>
          </table:table-cell>
          <table:table-cell office:value-type="float" office:value="1412.97451686859" calcext:value-type="float">
            <text:p>1412.974516868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7.967151603202" calcext:value-type="float">
            <text:p>697.96715160320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12a-kopia-target</text:p>
          </table:table-cell>
          <table:table-cell office:value-type="float" office:value="4673" calcext:value-type="float">
            <text:p>4673</text:p>
          </table:table-cell>
          <table:table-cell office:value-type="float" office:value="43952.8282175064" calcext:value-type="float">
            <text:p>43952.82821750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1.43507269989" calcext:value-type="float">
            <text:p>9631.4350726998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8181142807007" calcext:value-type="float">
            <text:p>94.818114280700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36.7186279297" calcext:value-type="float">
            <text:p>12136.718627929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1a3-borg-target</text:p>
          </table:table-cell>
          <table:table-cell office:value-type="float" office:value="168" calcext:value-type="float">
            <text:p>168</text:p>
          </table:table-cell>
          <table:table-cell office:value-type="float" office:value="25276.7558288574" calcext:value-type="float">
            <text:p>25276.755828857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4067.845052083" calcext:value-type="float">
            <text:p>154067.84505208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1a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5585975646973" calcext:value-type="float">
            <text:p>29.55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89.3346354167" calcext:value-type="float">
            <text:p>1008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1a3-bupstash-target</text:p>
          </table:table-cell>
          <table:table-cell office:value-type="float" office:value="53695" calcext:value-type="float">
            <text:p>53695</text:p>
          </table:table-cell>
          <table:table-cell office:value-type="float" office:value="27873.273273468" calcext:value-type="float">
            <text:p>27873.273273468</text:p>
          </table:table-cell>
          <table:table-cell office:value-type="float" office:value="1" calcext:value-type="float">
            <text:p>1</text:p>
          </table:table-cell>
          <table:table-cell office:value-type="float" office:value="191.8349609375" calcext:value-type="float">
            <text:p>191.8349609375</text:p>
          </table:table-cell>
          <table:table-cell office:value-type="float" office:value="531.562190744599" calcext:value-type="float">
            <text:p>531.56219074459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1a3-jmbb-target</text:p>
          </table:table-cell>
          <table:table-cell office:value-type="float" office:value="1408" calcext:value-type="float">
            <text:p>1408</text:p>
          </table:table-cell>
          <table:table-cell office:value-type="float" office:value="27874.2957801819" calcext:value-type="float">
            <text:p>27874.2957801819</text:p>
          </table:table-cell>
          <table:table-cell office:value-type="float" office:value="0" calcext:value-type="float">
            <text:p>0</text:p>
          </table:table-cell>
          <table:table-cell office:value-type="float" office:value="20460.8515625" calcext:value-type="float">
            <text:p>20460.8515625</text:p>
          </table:table-cell>
          <table:table-cell office:value-type="float" office:value="20272.2151128596" calcext:value-type="float">
            <text:p>20272.215112859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1a3-kopia-cache</text:p>
          </table:table-cell>
          <table:table-cell office:value-type="float" office:value="2086" calcext:value-type="float">
            <text:p>2086</text:p>
          </table:table-cell>
          <table:table-cell office:value-type="float" office:value="1509.12344455719" calcext:value-type="float">
            <text:p>1509.123444557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0.816110846866" calcext:value-type="float">
            <text:p>740.81611084686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1a3-kopia-target</text:p>
          </table:table-cell>
          <table:table-cell office:value-type="float" office:value="4744" calcext:value-type="float">
            <text:p>4744</text:p>
          </table:table-cell>
          <table:table-cell office:value-type="float" office:value="44585.277797699" calcext:value-type="float">
            <text:p>44585.2777976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3.80363930096" calcext:value-type="float">
            <text:p>9623.8036393009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912551879883" calcext:value-type="float">
            <text:p>95.091255187988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71.6806640625" calcext:value-type="float">
            <text:p>12171.6806640625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1ec-borg-target</text:p>
          </table:table-cell>
          <table:table-cell office:value-type="float" office:value="173" calcext:value-type="float">
            <text:p>173</text:p>
          </table:table-cell>
          <table:table-cell office:value-type="float" office:value="25834.5077428818" calcext:value-type="float">
            <text:p>25834.507742881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2916.392651508" calcext:value-type="float">
            <text:p>152916.3926515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1e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7.9648475646973" calcext:value-type="float">
            <text:p>27.9648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45.33463541667" calcext:value-type="float">
            <text:p>9545.3346354166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1ec-bupstash-target</text:p>
          </table:table-cell>
          <table:table-cell office:value-type="float" office:value="54669" calcext:value-type="float">
            <text:p>54669</text:p>
          </table:table-cell>
          <table:table-cell office:value-type="float" office:value="28437.6579217911" calcext:value-type="float">
            <text:p>28437.6579217911</text:p>
          </table:table-cell>
          <table:table-cell office:value-type="float" office:value="1" calcext:value-type="float">
            <text:p>1</text:p>
          </table:table-cell>
          <table:table-cell office:value-type="float" office:value="192.8046875" calcext:value-type="float">
            <text:p>192.8046875</text:p>
          </table:table-cell>
          <table:table-cell office:value-type="float" office:value="532.663149351809" calcext:value-type="float">
            <text:p>532.66314935180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1ec-jmbb-target</text:p>
          </table:table-cell>
          <table:table-cell office:value-type="float" office:value="1435" calcext:value-type="float">
            <text:p>1435</text:p>
          </table:table-cell>
          <table:table-cell office:value-type="float" office:value="28400.9035711288" calcext:value-type="float">
            <text:p>28400.9035711288</text:p>
          </table:table-cell>
          <table:table-cell office:value-type="float" office:value="0" calcext:value-type="float">
            <text:p>0</text:p>
          </table:table-cell>
          <table:table-cell office:value-type="float" office:value="20467.6796875" calcext:value-type="float">
            <text:p>20467.6796875</text:p>
          </table:table-cell>
          <table:table-cell office:value-type="float" office:value="20266.5681232306" calcext:value-type="float">
            <text:p>20266.568123230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1ec-kopia-cache</text:p>
          </table:table-cell>
          <table:table-cell office:value-type="float" office:value="2099" calcext:value-type="float">
            <text:p>2099</text:p>
          </table:table-cell>
          <table:table-cell office:value-type="float" office:value="1600.63574409485" calcext:value-type="float">
            <text:p>1600.635744094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0.872321082956" calcext:value-type="float">
            <text:p>780.87232108295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1ec-kopia-target</text:p>
          </table:table-cell>
          <table:table-cell office:value-type="float" office:value="4825" calcext:value-type="float">
            <text:p>4825</text:p>
          </table:table-cell>
          <table:table-cell office:value-type="float" office:value="45323.5702867508" calcext:value-type="float">
            <text:p>45323.57028675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8.92973546794" calcext:value-type="float">
            <text:p>9618.929735467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968223571777" calcext:value-type="float">
            <text:p>95.496822357177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23.5932617188" calcext:value-type="float">
            <text:p>12223.5932617188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23b-borg-target</text:p>
          </table:table-cell>
          <table:table-cell office:value-type="float" office:value="179" calcext:value-type="float">
            <text:p>179</text:p>
          </table:table-cell>
          <table:table-cell office:value-type="float" office:value="26724.8747558594" calcext:value-type="float">
            <text:p>26724.87475585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2884.19972067" calcext:value-type="float">
            <text:p>152884.1997206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23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2500038146973" calcext:value-type="float">
            <text:p>28.25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42.66796875" calcext:value-type="float">
            <text:p>9642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23b-bupstash-target</text:p>
          </table:table-cell>
          <table:table-cell office:value-type="float" office:value="55727" calcext:value-type="float">
            <text:p>55727</text:p>
          </table:table-cell>
          <table:table-cell office:value-type="float" office:value="29322.1292819977" calcext:value-type="float">
            <text:p>29322.1292819977</text:p>
          </table:table-cell>
          <table:table-cell office:value-type="float" office:value="1" calcext:value-type="float">
            <text:p>1</text:p>
          </table:table-cell>
          <table:table-cell office:value-type="float" office:value="198.7900390625" calcext:value-type="float">
            <text:p>198.7900390625</text:p>
          </table:table-cell>
          <table:table-cell office:value-type="float" office:value="538.802741665003" calcext:value-type="float">
            <text:p>538.80274166500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23b-jmbb-target</text:p>
          </table:table-cell>
          <table:table-cell office:value-type="float" office:value="1469" calcext:value-type="float">
            <text:p>1469</text:p>
          </table:table-cell>
          <table:table-cell office:value-type="float" office:value="29237.4738702774" calcext:value-type="float">
            <text:p>29237.4738702774</text:p>
          </table:table-cell>
          <table:table-cell office:value-type="float" office:value="0" calcext:value-type="float">
            <text:p>0</text:p>
          </table:table-cell>
          <table:table-cell office:value-type="float" office:value="20574.7890625" calcext:value-type="float">
            <text:p>20574.7890625</text:p>
          </table:table-cell>
          <table:table-cell office:value-type="float" office:value="20380.6489061702" calcext:value-type="float">
            <text:p>20380.648906170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23b-kopia-cache</text:p>
          </table:table-cell>
          <table:table-cell office:value-type="float" office:value="2112" calcext:value-type="float">
            <text:p>2112</text:p>
          </table:table-cell>
          <table:table-cell office:value-type="float" office:value="1696.29821205139" calcext:value-type="float">
            <text:p>1696.29821205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2.447617964311" calcext:value-type="float">
            <text:p>822.44761796431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23b-kopia-target</text:p>
          </table:table-cell>
          <table:table-cell office:value-type="float" office:value="4961" calcext:value-type="float">
            <text:p>4961</text:p>
          </table:table-cell>
          <table:table-cell office:value-type="float" office:value="46634.938243866" calcext:value-type="float">
            <text:p>46634.9382438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5.91750891327" calcext:value-type="float">
            <text:p>9625.9175089132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868734359741" calcext:value-type="float">
            <text:p>95.686873435974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47.9197998047" calcext:value-type="float">
            <text:p>12247.919799804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288-borg-target</text:p>
          </table:table-cell>
          <table:table-cell office:value-type="float" office:value="185" calcext:value-type="float">
            <text:p>185</text:p>
          </table:table-cell>
          <table:table-cell office:value-type="float" office:value="27307.9472866058" calcext:value-type="float">
            <text:p>27307.947286605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1153.17849451" calcext:value-type="float">
            <text:p>151153.1784945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28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6054725646973" calcext:value-type="float">
            <text:p>28.6054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4.00130208334" calcext:value-type="float">
            <text:p>9764.0013020833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288-bupstash-target</text:p>
          </table:table-cell>
          <table:table-cell office:value-type="float" office:value="56482" calcext:value-type="float">
            <text:p>56482</text:p>
          </table:table-cell>
          <table:table-cell office:value-type="float" office:value="29893.9698467255" calcext:value-type="float">
            <text:p>29893.9698467255</text:p>
          </table:table-cell>
          <table:table-cell office:value-type="float" office:value="1" calcext:value-type="float">
            <text:p>1</text:p>
          </table:table-cell>
          <table:table-cell office:value-type="float" office:value="202.001953125" calcext:value-type="float">
            <text:p>202.001953125</text:p>
          </table:table-cell>
          <table:table-cell office:value-type="float" office:value="541.967797228265" calcext:value-type="float">
            <text:p>541.96779722826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288-jmbb-target</text:p>
          </table:table-cell>
          <table:table-cell office:value-type="float" office:value="1498" calcext:value-type="float">
            <text:p>1498</text:p>
          </table:table-cell>
          <table:table-cell office:value-type="float" office:value="29769.5310583115" calcext:value-type="float">
            <text:p>29769.5310583115</text:p>
          </table:table-cell>
          <table:table-cell office:value-type="float" office:value="0" calcext:value-type="float">
            <text:p>0</text:p>
          </table:table-cell>
          <table:table-cell office:value-type="float" office:value="20566.71875" calcext:value-type="float">
            <text:p>20566.71875</text:p>
          </table:table-cell>
          <table:table-cell office:value-type="float" office:value="20349.7996019432" calcext:value-type="float">
            <text:p>20349.799601943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288-kopia-cache</text:p>
          </table:table-cell>
          <table:table-cell office:value-type="float" office:value="2129" calcext:value-type="float">
            <text:p>2129</text:p>
          </table:table-cell>
          <table:table-cell office:value-type="float" office:value="1794.79677009583" calcext:value-type="float">
            <text:p>1794.796770095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63.255938270608" calcext:value-type="float">
            <text:p>863.2559382706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288-kopia-target</text:p>
          </table:table-cell>
          <table:table-cell office:value-type="float" office:value="5054" calcext:value-type="float">
            <text:p>5054</text:p>
          </table:table-cell>
          <table:table-cell office:value-type="float" office:value="47373.427816391" calcext:value-type="float">
            <text:p>47373.427816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8.41513335662" calcext:value-type="float">
            <text:p>9598.4151333566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514638900757" calcext:value-type="float">
            <text:p>90.25146389007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2.1873779297" calcext:value-type="float">
            <text:p>11552.187377929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2e1-borg-target</text:p>
          </table:table-cell>
          <table:table-cell office:value-type="float" office:value="191" calcext:value-type="float">
            <text:p>191</text:p>
          </table:table-cell>
          <table:table-cell office:value-type="float" office:value="27949.9807949066" calcext:value-type="float">
            <text:p>27949.980794906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847.017455416" calcext:value-type="float">
            <text:p>149847.01745541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2e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7539100646973" calcext:value-type="float">
            <text:p>28.753910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14.66796875" calcext:value-type="float">
            <text:p>9814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2e1-bupstash-target</text:p>
          </table:table-cell>
          <table:table-cell office:value-type="float" office:value="57394" calcext:value-type="float">
            <text:p>57394</text:p>
          </table:table-cell>
          <table:table-cell office:value-type="float" office:value="30522.5557842255" calcext:value-type="float">
            <text:p>30522.5557842255</text:p>
          </table:table-cell>
          <table:table-cell office:value-type="float" office:value="1" calcext:value-type="float">
            <text:p>1</text:p>
          </table:table-cell>
          <table:table-cell office:value-type="float" office:value="205.03125" calcext:value-type="float">
            <text:p>205.03125</text:p>
          </table:table-cell>
          <table:table-cell office:value-type="float" office:value="544.570810939242" calcext:value-type="float">
            <text:p>544.57081093924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2e1-jmbb-target</text:p>
          </table:table-cell>
          <table:table-cell office:value-type="float" office:value="1529" calcext:value-type="float">
            <text:p>1529</text:p>
          </table:table-cell>
          <table:table-cell office:value-type="float" office:value="30470.9660434723" calcext:value-type="float">
            <text:p>30470.9660434723</text:p>
          </table:table-cell>
          <table:table-cell office:value-type="float" office:value="0" calcext:value-type="float">
            <text:p>0</text:p>
          </table:table-cell>
          <table:table-cell office:value-type="float" office:value="20592.4921875" calcext:value-type="float">
            <text:p>20592.4921875</text:p>
          </table:table-cell>
          <table:table-cell office:value-type="float" office:value="20406.9779126982" calcext:value-type="float">
            <text:p>20406.977912698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2e1-kopia-cache</text:p>
          </table:table-cell>
          <table:table-cell office:value-type="float" office:value="2248" calcext:value-type="float">
            <text:p>2248</text:p>
          </table:table-cell>
          <table:table-cell office:value-type="float" office:value="1913.61712169647" calcext:value-type="float">
            <text:p>1913.61712169647</text:p>
          </table:table-cell>
          <table:table-cell office:value-type="float" office:value="1" calcext:value-type="float">
            <text:p>1</text:p>
          </table:table-cell>
          <table:table-cell office:value-type="float" office:value="4.3466796875" calcext:value-type="float">
            <text:p>4.3466796875</text:p>
          </table:table-cell>
          <table:table-cell office:value-type="float" office:value="871.683244046792" calcext:value-type="float">
            <text:p>871.68324404679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2e1-kopia-target</text:p>
          </table:table-cell>
          <table:table-cell office:value-type="float" office:value="5152" calcext:value-type="float">
            <text:p>5152</text:p>
          </table:table-cell>
          <table:table-cell office:value-type="float" office:value="48213.3284921646" calcext:value-type="float">
            <text:p>48213.32849216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2.77336490228" calcext:value-type="float">
            <text:p>9582.7733649022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908889770508" calcext:value-type="float">
            <text:p>89.090888977050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03.6337890625" calcext:value-type="float">
            <text:p>11403.633789062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333-borg-target</text:p>
          </table:table-cell>
          <table:table-cell office:value-type="float" office:value="194" calcext:value-type="float">
            <text:p>194</text:p>
          </table:table-cell>
          <table:table-cell office:value-type="float" office:value="28387.7577056885" calcext:value-type="float">
            <text:p>28387.757705688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840.535518686" calcext:value-type="float">
            <text:p>149840.53551868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33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0039100646973" calcext:value-type="float">
            <text:p>29.003910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00.00130208333" calcext:value-type="float">
            <text:p>9900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333-bupstash-target</text:p>
          </table:table-cell>
          <table:table-cell office:value-type="float" office:value="58307" calcext:value-type="float">
            <text:p>58307</text:p>
          </table:table-cell>
          <table:table-cell office:value-type="float" office:value="30949.1499023437" calcext:value-type="float">
            <text:p>30949.1499023437</text:p>
          </table:table-cell>
          <table:table-cell office:value-type="float" office:value="1" calcext:value-type="float">
            <text:p>1</text:p>
          </table:table-cell>
          <table:table-cell office:value-type="float" office:value="202.763671875" calcext:value-type="float">
            <text:p>202.763671875</text:p>
          </table:table-cell>
          <table:table-cell office:value-type="float" office:value="543.535587493783" calcext:value-type="float">
            <text:p>543.53558749378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333-jmbb-target</text:p>
          </table:table-cell>
          <table:table-cell office:value-type="float" office:value="1551" calcext:value-type="float">
            <text:p>1551</text:p>
          </table:table-cell>
          <table:table-cell office:value-type="float" office:value="30991.4763555527" calcext:value-type="float">
            <text:p>30991.4763555527</text:p>
          </table:table-cell>
          <table:table-cell office:value-type="float" office:value="0" calcext:value-type="float">
            <text:p>0</text:p>
          </table:table-cell>
          <table:table-cell office:value-type="float" office:value="20608.2890625" calcext:value-type="float">
            <text:p>20608.2890625</text:p>
          </table:table-cell>
          <table:table-cell office:value-type="float" office:value="20461.1681418994" calcext:value-type="float">
            <text:p>20461.168141899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333-kopia-cache</text:p>
          </table:table-cell>
          <table:table-cell office:value-type="float" office:value="2263" calcext:value-type="float">
            <text:p>2263</text:p>
          </table:table-cell>
          <table:table-cell office:value-type="float" office:value="2027.35010433197" calcext:value-type="float">
            <text:p>2027.35010433197</text:p>
          </table:table-cell>
          <table:table-cell office:value-type="float" office:value="1" calcext:value-type="float">
            <text:p>1</text:p>
          </table:table-cell>
          <table:table-cell office:value-type="float" office:value="4.41015625" calcext:value-type="float">
            <text:p>4.41015625</text:p>
          </table:table-cell>
          <table:table-cell office:value-type="float" office:value="917.369203197498" calcext:value-type="float">
            <text:p>917.36920319749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333-kopia-target</text:p>
          </table:table-cell>
          <table:table-cell office:value-type="float" office:value="5229" calcext:value-type="float">
            <text:p>5229</text:p>
          </table:table-cell>
          <table:table-cell office:value-type="float" office:value="48838.5162544251" calcext:value-type="float">
            <text:p>48838.51625442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4.09268397997" calcext:value-type="float">
            <text:p>9564.0926839799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7026748657227" calcext:value-type="float">
            <text:p>89.702674865722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81.9423828125" calcext:value-type="float">
            <text:p>11481.942382812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38a-borg-target</text:p>
          </table:table-cell>
          <table:table-cell office:value-type="float" office:value="201" calcext:value-type="float">
            <text:p>201</text:p>
          </table:table-cell>
          <table:table-cell office:value-type="float" office:value="29153.0819244385" calcext:value-type="float">
            <text:p>29153.081924438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521.173585199" calcext:value-type="float">
            <text:p>148521.17358519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38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3320350646973" calcext:value-type="float">
            <text:p>29.33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12.0013020833" calcext:value-type="float">
            <text:p>10012.00130208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38a-bupstash-target</text:p>
          </table:table-cell>
          <table:table-cell office:value-type="float" office:value="59423" calcext:value-type="float">
            <text:p>59423</text:p>
          </table:table-cell>
          <table:table-cell office:value-type="float" office:value="31774.6858510971" calcext:value-type="float">
            <text:p>31774.6858510971</text:p>
          </table:table-cell>
          <table:table-cell office:value-type="float" office:value="1" calcext:value-type="float">
            <text:p>1</text:p>
          </table:table-cell>
          <table:table-cell office:value-type="float" office:value="208.625" calcext:value-type="float">
            <text:p>208.625</text:p>
          </table:table-cell>
          <table:table-cell office:value-type="float" office:value="547.553612431608" calcext:value-type="float">
            <text:p>547.55361243160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38a-jmbb-target</text:p>
          </table:table-cell>
          <table:table-cell office:value-type="float" office:value="1605" calcext:value-type="float">
            <text:p>1605</text:p>
          </table:table-cell>
          <table:table-cell office:value-type="float" office:value="32091.7832994461" calcext:value-type="float">
            <text:p>32091.7832994461</text:p>
          </table:table-cell>
          <table:table-cell office:value-type="float" office:value="0" calcext:value-type="float">
            <text:p>0</text:p>
          </table:table-cell>
          <table:table-cell office:value-type="float" office:value="20591.0234375" calcext:value-type="float">
            <text:p>20591.0234375</text:p>
          </table:table-cell>
          <table:table-cell office:value-type="float" office:value="20474.7576938522" calcext:value-type="float">
            <text:p>20474.757693852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38a-kopia-cache</text:p>
          </table:table-cell>
          <table:table-cell office:value-type="float" office:value="2293" calcext:value-type="float">
            <text:p>2293</text:p>
          </table:table-cell>
          <table:table-cell office:value-type="float" office:value="2155.88888549805" calcext:value-type="float">
            <text:p>2155.88888549805</text:p>
          </table:table-cell>
          <table:table-cell office:value-type="float" office:value="1" calcext:value-type="float">
            <text:p>1</text:p>
          </table:table-cell>
          <table:table-cell office:value-type="float" office:value="4.4423828125" calcext:value-type="float">
            <text:p>4.4423828125</text:p>
          </table:table-cell>
          <table:table-cell office:value-type="float" office:value="962.769393262102" calcext:value-type="float">
            <text:p>962.76939326210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38a-kopia-target</text:p>
          </table:table-cell>
          <table:table-cell office:value-type="float" office:value="5342" calcext:value-type="float">
            <text:p>5342</text:p>
          </table:table-cell>
          <table:table-cell office:value-type="float" office:value="49853.1532363892" calcext:value-type="float">
            <text:p>49853.15323638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6.27647211953" calcext:value-type="float">
            <text:p>9556.2764721195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869256973267" calcext:value-type="float">
            <text:p>89.886925697326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5.5264892578" calcext:value-type="float">
            <text:p>11505.5264892578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3d5-borg-target</text:p>
          </table:table-cell>
          <table:table-cell office:value-type="float" office:value="206" calcext:value-type="float">
            <text:p>206</text:p>
          </table:table-cell>
          <table:table-cell office:value-type="float" office:value="29424.0138702393" calcext:value-type="float">
            <text:p>29424.013870239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263.059238471" calcext:value-type="float">
            <text:p>146263.05923847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3d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523475646973" calcext:value-type="float">
            <text:p>29.6523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1.3346354167" calcext:value-type="float">
            <text:p>10121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3d5-bupstash-target</text:p>
          </table:table-cell>
          <table:table-cell office:value-type="float" office:value="60327" calcext:value-type="float">
            <text:p>60327</text:p>
          </table:table-cell>
          <table:table-cell office:value-type="float" office:value="32185.6661205292" calcext:value-type="float">
            <text:p>32185.6661205292</text:p>
          </table:table-cell>
          <table:table-cell office:value-type="float" office:value="1" calcext:value-type="float">
            <text:p>1</text:p>
          </table:table-cell>
          <table:table-cell office:value-type="float" office:value="205.9091796875" calcext:value-type="float">
            <text:p>205.9091796875</text:p>
          </table:table-cell>
          <table:table-cell office:value-type="float" office:value="546.324566237703" calcext:value-type="float">
            <text:p>546.32456623770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3d5-jmbb-target</text:p>
          </table:table-cell>
          <table:table-cell office:value-type="float" office:value="1630" calcext:value-type="float">
            <text:p>1630</text:p>
          </table:table-cell>
          <table:table-cell office:value-type="float" office:value="32558.6592378616" calcext:value-type="float">
            <text:p>32558.6592378616</text:p>
          </table:table-cell>
          <table:table-cell office:value-type="float" office:value="0" calcext:value-type="float">
            <text:p>0</text:p>
          </table:table-cell>
          <table:table-cell office:value-type="float" office:value="20583.9765625" calcext:value-type="float">
            <text:p>20583.9765625</text:p>
          </table:table-cell>
          <table:table-cell office:value-type="float" office:value="20454.028870902" calcext:value-type="float">
            <text:p>20454.02887090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3d5-kopia-cache</text:p>
          </table:table-cell>
          <table:table-cell office:value-type="float" office:value="2322" calcext:value-type="float">
            <text:p>2322</text:p>
          </table:table-cell>
          <table:table-cell office:value-type="float" office:value="2278.07570075989" calcext:value-type="float">
            <text:p>2278.07570075989</text:p>
          </table:table-cell>
          <table:table-cell office:value-type="float" office:value="1" calcext:value-type="float">
            <text:p>1</text:p>
          </table:table-cell>
          <table:table-cell office:value-type="float" office:value="4.47119140625" calcext:value-type="float">
            <text:p>4.47119140625</text:p>
          </table:table-cell>
          <table:table-cell office:value-type="float" office:value="1004.62942186827" calcext:value-type="float">
            <text:p>1004.6294218682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3d5-kopia-target</text:p>
          </table:table-cell>
          <table:table-cell office:value-type="float" office:value="5418" calcext:value-type="float">
            <text:p>5418</text:p>
          </table:table-cell>
          <table:table-cell office:value-type="float" office:value="50468.9142618179" calcext:value-type="float">
            <text:p>50468.9142618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8.60616539342" calcext:value-type="float">
            <text:p>9538.6061653934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147451400757" calcext:value-type="float">
            <text:p>90.11474514007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34.6873779297" calcext:value-type="float">
            <text:p>11534.687377929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436-borg-target</text:p>
          </table:table-cell>
          <table:table-cell office:value-type="float" office:value="214" calcext:value-type="float">
            <text:p>214</text:p>
          </table:table-cell>
          <table:table-cell office:value-type="float" office:value="30207.280752182" calcext:value-type="float">
            <text:p>30207.28075218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543.249954366" calcext:value-type="float">
            <text:p>144543.24995436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436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8945350646973" calcext:value-type="float">
            <text:p>29.894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04.0013020833" calcext:value-type="float">
            <text:p>10204.00130208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436-bupstash-target</text:p>
          </table:table-cell>
          <table:table-cell office:value-type="float" office:value="61563" calcext:value-type="float">
            <text:p>61563</text:p>
          </table:table-cell>
          <table:table-cell office:value-type="float" office:value="33123.8717699051" calcext:value-type="float">
            <text:p>33123.8717699051</text:p>
          </table:table-cell>
          <table:table-cell office:value-type="float" office:value="1" calcext:value-type="float">
            <text:p>1</text:p>
          </table:table-cell>
          <table:table-cell office:value-type="float" office:value="209.015625" calcext:value-type="float">
            <text:p>209.015625</text:p>
          </table:table-cell>
          <table:table-cell office:value-type="float" office:value="550.961530340997" calcext:value-type="float">
            <text:p>550.96153034099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436-jmbb-target</text:p>
          </table:table-cell>
          <table:table-cell office:value-type="float" office:value="1669" calcext:value-type="float">
            <text:p>1669</text:p>
          </table:table-cell>
          <table:table-cell office:value-type="float" office:value="33514.5411701202" calcext:value-type="float">
            <text:p>33514.5411701202</text:p>
          </table:table-cell>
          <table:table-cell office:value-type="float" office:value="0" calcext:value-type="float">
            <text:p>0</text:p>
          </table:table-cell>
          <table:table-cell office:value-type="float" office:value="20572.1640625" calcext:value-type="float">
            <text:p>20572.1640625</text:p>
          </table:table-cell>
          <table:table-cell office:value-type="float" office:value="20562.5465297802" calcext:value-type="float">
            <text:p>20562.546529780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436-kopia-cache</text:p>
          </table:table-cell>
          <table:table-cell office:value-type="float" office:value="2336" calcext:value-type="float">
            <text:p>2336</text:p>
          </table:table-cell>
          <table:table-cell office:value-type="float" office:value="2373.41599655151" calcext:value-type="float">
            <text:p>2373.41599655151</text:p>
          </table:table-cell>
          <table:table-cell office:value-type="float" office:value="1" calcext:value-type="float">
            <text:p>1</text:p>
          </table:table-cell>
          <table:table-cell office:value-type="float" office:value="4.50244140625" calcext:value-type="float">
            <text:p>4.50244140625</text:p>
          </table:table-cell>
          <table:table-cell office:value-type="float" office:value="1040.40153273491" calcext:value-type="float">
            <text:p>1040.4015327349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436-kopia-target</text:p>
          </table:table-cell>
          <table:table-cell office:value-type="float" office:value="5601" calcext:value-type="float">
            <text:p>5601</text:p>
          </table:table-cell>
          <table:table-cell office:value-type="float" office:value="52242.7535076141" calcext:value-type="float">
            <text:p>52242.7535076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1.25506013156" calcext:value-type="float">
            <text:p>9551.2550601315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3915767669678" calcext:value-type="float">
            <text:p>90.391576766967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70.1218261719" calcext:value-type="float">
            <text:p>11570.121826171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483-borg-target</text:p>
          </table:table-cell>
          <table:table-cell office:value-type="float" office:value="220" calcext:value-type="float">
            <text:p>220</text:p>
          </table:table-cell>
          <table:table-cell office:value-type="float" office:value="30834.9866418838" calcext:value-type="float">
            <text:p>30834.986641883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522.84691495" calcext:value-type="float">
            <text:p>143522.8469149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48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0312538146973" calcext:value-type="float">
            <text:p>30.0312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50.66796875" calcext:value-type="float">
            <text:p>10250.6679687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483-bupstash-target</text:p>
          </table:table-cell>
          <table:table-cell office:value-type="float" office:value="62357" calcext:value-type="float">
            <text:p>62357</text:p>
          </table:table-cell>
          <table:table-cell office:value-type="float" office:value="33763.3511924744" calcext:value-type="float">
            <text:p>33763.3511924744</text:p>
          </table:table-cell>
          <table:table-cell office:value-type="float" office:value="1" calcext:value-type="float">
            <text:p>1</text:p>
          </table:table-cell>
          <table:table-cell office:value-type="float" office:value="211.3037109375" calcext:value-type="float">
            <text:p>211.3037109375</text:p>
          </table:table-cell>
          <table:table-cell office:value-type="float" office:value="554.447321408884" calcext:value-type="float">
            <text:p>554.44732140888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483-jmbb-target</text:p>
          </table:table-cell>
          <table:table-cell office:value-type="float" office:value="1708" calcext:value-type="float">
            <text:p>1708</text:p>
          </table:table-cell>
          <table:table-cell office:value-type="float" office:value="34106.8996648788" calcext:value-type="float">
            <text:p>34106.8996648788</text:p>
          </table:table-cell>
          <table:table-cell office:value-type="float" office:value="0" calcext:value-type="float">
            <text:p>0</text:p>
          </table:table-cell>
          <table:table-cell office:value-type="float" office:value="20451.7890625" calcext:value-type="float">
            <text:p>20451.7890625</text:p>
          </table:table-cell>
          <table:table-cell office:value-type="float" office:value="20448.1646702787" calcext:value-type="float">
            <text:p>20448.164670278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483-kopia-cache</text:p>
          </table:table-cell>
          <table:table-cell office:value-type="float" office:value="2353" calcext:value-type="float">
            <text:p>2353</text:p>
          </table:table-cell>
          <table:table-cell office:value-type="float" office:value="2470.58873462677" calcext:value-type="float">
            <text:p>2470.58873462677</text:p>
          </table:table-cell>
          <table:table-cell office:value-type="float" office:value="1" calcext:value-type="float">
            <text:p>1</text:p>
          </table:table-cell>
          <table:table-cell office:value-type="float" office:value="4.572265625" calcext:value-type="float">
            <text:p>4.572265625</text:p>
          </table:table-cell>
          <table:table-cell office:value-type="float" office:value="1075.17333797612" calcext:value-type="float">
            <text:p>1075.1733379761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483-kopia-target</text:p>
          </table:table-cell>
          <table:table-cell office:value-type="float" office:value="5688" calcext:value-type="float">
            <text:p>5688</text:p>
          </table:table-cell>
          <table:table-cell office:value-type="float" office:value="53097.4745798111" calcext:value-type="float">
            <text:p>53097.4745798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9.03902421353" calcext:value-type="float">
            <text:p>9559.0390242135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8datanfs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69185256958" calcext:value-type="float">
            <text:p>90.06918525695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8.8557128906" calcext:value-type="float">
            <text:p>11528.8557128906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8datanfs-x34d7-borg-target</text:p>
          </table:table-cell>
          <table:table-cell office:value-type="float" office:value="225" calcext:value-type="float">
            <text:p>225</text:p>
          </table:table-cell>
          <table:table-cell office:value-type="float" office:value="30952.9263286591" calcext:value-type="float">
            <text:p>30952.926328659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0870.206935764" calcext:value-type="float">
            <text:p>140870.20693576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8datanfs-x34d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3125038146973" calcext:value-type="float">
            <text:p>30.312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6.66796875" calcext:value-type="float">
            <text:p>10346.6679687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8datanfs-x34d7-bupstash-target</text:p>
          </table:table-cell>
          <table:table-cell office:value-type="float" office:value="62667" calcext:value-type="float">
            <text:p>62667</text:p>
          </table:table-cell>
          <table:table-cell office:value-type="float" office:value="33885.5413961411" calcext:value-type="float">
            <text:p>33885.5413961411</text:p>
          </table:table-cell>
          <table:table-cell office:value-type="float" office:value="1" calcext:value-type="float">
            <text:p>1</text:p>
          </table:table-cell>
          <table:table-cell office:value-type="float" office:value="210.5576171875" calcext:value-type="float">
            <text:p>210.5576171875</text:p>
          </table:table-cell>
          <table:table-cell office:value-type="float" office:value="553.701220573004" calcext:value-type="float">
            <text:p>553.70122057300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8datanfs-x34d7-jmbb-target</text:p>
          </table:table-cell>
          <table:table-cell office:value-type="float" office:value="1717" calcext:value-type="float">
            <text:p>1717</text:p>
          </table:table-cell>
          <table:table-cell office:value-type="float" office:value="34362.4293603897" calcext:value-type="float">
            <text:p>34362.4293603897</text:p>
          </table:table-cell>
          <table:table-cell office:value-type="float" office:value="0" calcext:value-type="float">
            <text:p>0</text:p>
          </table:table-cell>
          <table:table-cell office:value-type="float" office:value="20513.1640625" calcext:value-type="float">
            <text:p>20513.1640625</text:p>
          </table:table-cell>
          <table:table-cell office:value-type="float" office:value="20493.3766249499" calcext:value-type="float">
            <text:p>20493.376624949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8datanfs-x34d7-kopia-cache</text:p>
          </table:table-cell>
          <table:table-cell office:value-type="float" office:value="2384" calcext:value-type="float">
            <text:p>2384</text:p>
          </table:table-cell>
          <table:table-cell office:value-type="float" office:value="2579.60479164124" calcext:value-type="float">
            <text:p>2579.60479164124</text:p>
          </table:table-cell>
          <table:table-cell office:value-type="float" office:value="1" calcext:value-type="float">
            <text:p>1</text:p>
          </table:table-cell>
          <table:table-cell office:value-type="float" office:value="4.5947265625" calcext:value-type="float">
            <text:p>4.5947265625</text:p>
          </table:table-cell>
          <table:table-cell office:value-type="float" office:value="1108.01816553717" calcext:value-type="float">
            <text:p>1108.0181655371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8datanfs-x34d7-kopia-target</text:p>
          </table:table-cell>
          <table:table-cell office:value-type="float" office:value="5748" calcext:value-type="float">
            <text:p>5748</text:p>
          </table:table-cell>
          <table:table-cell office:value-type="float" office:value="53532.6097297669" calcext:value-type="float">
            <text:p>53532.60972976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6.7766811554" calcext:value-type="float">
            <text:p>9536.77668115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ms0-2</text:p>
          </table:table-cell>
          <table:table-cell office:value-type="float" office:value="10" calcext:value-type="float">
            <text:p>10</text:p>
          </table:table-cell>
          <table:table-cell office:value-type="float" office:value="424662.687815666" calcext:value-type="float">
            <text:p>424662.687815666</text:p>
          </table:table-cell>
          <table:table-cell office:value-type="float" office:value="0" calcext:value-type="float">
            <text:p>0</text:p>
          </table:table-cell>
          <table:table-cell office:value-type="float" office:value="46049728" calcext:value-type="float">
            <text:p>46049728</text:p>
          </table:table-cell>
          <table:table-cell office:value-type="float" office:value="43485459.2323242" calcext:value-type="float">
            <text:p>43485459.2323242</text:p>
          </table:table-cell>
          <table:table-cell office:value-type="float" office:value="90437" calcext:value-type="float">
            <text:p>904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ms1-2</text:p>
          </table:table-cell>
          <table:table-cell office:value-type="float" office:value="10" calcext:value-type="float">
            <text:p>10</text:p>
          </table:table-cell>
          <table:table-cell office:value-type="float" office:value="470303.125290871" calcext:value-type="float">
            <text:p>470303.125290871</text:p>
          </table:table-cell>
          <table:table-cell office:value-type="float" office:value="0" calcext:value-type="float">
            <text:p>0</text:p>
          </table:table-cell>
          <table:table-cell office:value-type="float" office:value="53211424" calcext:value-type="float">
            <text:p>53211424</text:p>
          </table:table-cell>
          <table:table-cell office:value-type="float" office:value="48159040.0297852" calcext:value-type="float">
            <text:p>48159040.0297852</text:p>
          </table:table-cell>
          <table:table-cell office:value-type="float" office:value="90437" calcext:value-type="float">
            <text:p>904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x2a00</text:p>
          </table:table-cell>
          <table:table-cell office:value-type="float" office:value="387026" calcext:value-type="float">
            <text:p>387026</text:p>
          </table:table-cell>
          <table:table-cell office:value-type="float" office:value="27373.8792676926" calcext:value-type="float">
            <text:p>27373.8792676926</text:p>
          </table:table-cell>
          <table:table-cell office:value-type="float" office:value="5745" calcext:value-type="float">
            <text:p>5745</text:p>
          </table:table-cell>
          <table:table-cell office:value-type="float" office:value="3.2294921875" calcext:value-type="float">
            <text:p>3.2294921875</text:p>
          </table:table-cell>
          <table:table-cell office:value-type="float" office:value="72.4262772271558" calcext:value-type="float">
            <text:p>72.4262772271558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4c</text:p>
          </table:table-cell>
          <table:table-cell office:value-type="float" office:value="391406" calcext:value-type="float">
            <text:p>391406</text:p>
          </table:table-cell>
          <table:table-cell office:value-type="float" office:value="27882.3067798614" calcext:value-type="float">
            <text:p>27882.3067798614</text:p>
          </table:table-cell>
          <table:table-cell office:value-type="float" office:value="5748" calcext:value-type="float">
            <text:p>5748</text:p>
          </table:table-cell>
          <table:table-cell office:value-type="float" office:value="3.2421875" calcext:value-type="float">
            <text:p>3.2421875</text:p>
          </table:table-cell>
          <table:table-cell office:value-type="float" office:value="72.9459490722629" calcext:value-type="float">
            <text:p>72.9459490722629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af</text:p>
          </table:table-cell>
          <table:table-cell office:value-type="float" office:value="393288" calcext:value-type="float">
            <text:p>393288</text:p>
          </table:table-cell>
          <table:table-cell office:value-type="float" office:value="28628.9278640747" calcext:value-type="float">
            <text:p>28628.9278640747</text:p>
          </table:table-cell>
          <table:table-cell office:value-type="float" office:value="5748" calcext:value-type="float">
            <text:p>5748</text:p>
          </table:table-cell>
          <table:table-cell office:value-type="float" office:value="3.2880859375" calcext:value-type="float">
            <text:p>3.2880859375</text:p>
          </table:table-cell>
          <table:table-cell office:value-type="float" office:value="74.5408508085996" calcext:value-type="float">
            <text:p>74.5408508085996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f8</text:p>
          </table:table-cell>
          <table:table-cell office:value-type="float" office:value="398013" calcext:value-type="float">
            <text:p>398013</text:p>
          </table:table-cell>
          <table:table-cell office:value-type="float" office:value="28612.5422410965" calcext:value-type="float">
            <text:p>28612.5422410965</text:p>
          </table:table-cell>
          <table:table-cell office:value-type="float" office:value="5749" calcext:value-type="float">
            <text:p>5749</text:p>
          </table:table-cell>
          <table:table-cell office:value-type="float" office:value="3.373046875" calcext:value-type="float">
            <text:p>3.373046875</text:p>
          </table:table-cell>
          <table:table-cell office:value-type="float" office:value="73.6137846122685" calcext:value-type="float">
            <text:p>73.6137846122685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b81</text:p>
          </table:table-cell>
          <table:table-cell office:value-type="float" office:value="417315" calcext:value-type="float">
            <text:p>417315</text:p>
          </table:table-cell>
          <table:table-cell office:value-type="float" office:value="28959.6616582871" calcext:value-type="float">
            <text:p>28959.6616582871</text:p>
          </table:table-cell>
          <table:table-cell office:value-type="float" office:value="5751" calcext:value-type="float">
            <text:p>5751</text:p>
          </table:table-cell>
          <table:table-cell office:value-type="float" office:value="3.341796875" calcext:value-type="float">
            <text:p>3.341796875</text:p>
          </table:table-cell>
          <table:table-cell office:value-type="float" office:value="71.0606940514622" calcext:value-type="float">
            <text:p>71.060694051462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bcb</text:p>
          </table:table-cell>
          <table:table-cell office:value-type="float" office:value="407058" calcext:value-type="float">
            <text:p>407058</text:p>
          </table:table-cell>
          <table:table-cell office:value-type="float" office:value="28868.446844101" calcext:value-type="float">
            <text:p>28868.446844101</text:p>
          </table:table-cell>
          <table:table-cell office:value-type="float" office:value="5752" calcext:value-type="float">
            <text:p>5752</text:p>
          </table:table-cell>
          <table:table-cell office:value-type="float" office:value="2.9375" calcext:value-type="float">
            <text:p>2.9375</text:p>
          </table:table-cell>
          <table:table-cell office:value-type="float" office:value="72.6218120473234" calcext:value-type="float">
            <text:p>72.621812047323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15</text:p>
          </table:table-cell>
          <table:table-cell office:value-type="float" office:value="411347" calcext:value-type="float">
            <text:p>411347</text:p>
          </table:table-cell>
          <table:table-cell office:value-type="float" office:value="29495.6157016754" calcext:value-type="float">
            <text:p>29495.6157016754</text:p>
          </table:table-cell>
          <table:table-cell office:value-type="float" office:value="5759" calcext:value-type="float">
            <text:p>5759</text:p>
          </table:table-cell>
          <table:table-cell office:value-type="float" office:value="2.9560546875" calcext:value-type="float">
            <text:p>2.9560546875</text:p>
          </table:table-cell>
          <table:table-cell office:value-type="float" office:value="73.4258678889493" calcext:value-type="float">
            <text:p>73.4258678889493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80</text:p>
          </table:table-cell>
          <table:table-cell office:value-type="float" office:value="415495" calcext:value-type="float">
            <text:p>415495</text:p>
          </table:table-cell>
          <table:table-cell office:value-type="float" office:value="29696.6887693405" calcext:value-type="float">
            <text:p>29696.6887693405</text:p>
          </table:table-cell>
          <table:table-cell office:value-type="float" office:value="5745" calcext:value-type="float">
            <text:p>5745</text:p>
          </table:table-cell>
          <table:table-cell office:value-type="float" office:value="2.970703125" calcext:value-type="float">
            <text:p>2.970703125</text:p>
          </table:table-cell>
          <table:table-cell office:value-type="float" office:value="73.188388066775" calcext:value-type="float">
            <text:p>73.18838806677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cb</text:p>
          </table:table-cell>
          <table:table-cell office:value-type="float" office:value="422693" calcext:value-type="float">
            <text:p>422693</text:p>
          </table:table-cell>
          <table:table-cell office:value-type="float" office:value="30436.1752004623" calcext:value-type="float">
            <text:p>30436.1752004623</text:p>
          </table:table-cell>
          <table:table-cell office:value-type="float" office:value="5746" calcext:value-type="float">
            <text:p>5746</text:p>
          </table:table-cell>
          <table:table-cell office:value-type="float" office:value="2.9873046875" calcext:value-type="float">
            <text:p>2.9873046875</text:p>
          </table:table-cell>
          <table:table-cell office:value-type="float" office:value="73.7335215044333" calcext:value-type="float">
            <text:p>73.7335215044333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17</text:p>
          </table:table-cell>
          <table:table-cell office:value-type="float" office:value="429587" calcext:value-type="float">
            <text:p>429587</text:p>
          </table:table-cell>
          <table:table-cell office:value-type="float" office:value="30770.3710851669" calcext:value-type="float">
            <text:p>30770.3710851669</text:p>
          </table:table-cell>
          <table:table-cell office:value-type="float" office:value="5746" calcext:value-type="float">
            <text:p>5746</text:p>
          </table:table-cell>
          <table:table-cell office:value-type="float" office:value="2.9765625" calcext:value-type="float">
            <text:p>2.9765625</text:p>
          </table:table-cell>
          <table:table-cell office:value-type="float" office:value="73.3468656900952" calcext:value-type="float">
            <text:p>73.346865690095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6b</text:p>
          </table:table-cell>
          <table:table-cell office:value-type="float" office:value="429836" calcext:value-type="float">
            <text:p>429836</text:p>
          </table:table-cell>
          <table:table-cell office:value-type="float" office:value="31214.0376930237" calcext:value-type="float">
            <text:p>31214.0376930237</text:p>
          </table:table-cell>
          <table:table-cell office:value-type="float" office:value="5754" calcext:value-type="float">
            <text:p>5754</text:p>
          </table:table-cell>
          <table:table-cell office:value-type="float" office:value="2.9306640625" calcext:value-type="float">
            <text:p>2.9306640625</text:p>
          </table:table-cell>
          <table:table-cell office:value-type="float" office:value="74.3613252441774" calcext:value-type="float">
            <text:p>74.361325244177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bf</text:p>
          </table:table-cell>
          <table:table-cell office:value-type="float" office:value="453757" calcext:value-type="float">
            <text:p>453757</text:p>
          </table:table-cell>
          <table:table-cell office:value-type="float" office:value="31688.2115440369" calcext:value-type="float">
            <text:p>31688.2115440369</text:p>
          </table:table-cell>
          <table:table-cell office:value-type="float" office:value="5780" calcext:value-type="float">
            <text:p>5780</text:p>
          </table:table-cell>
          <table:table-cell office:value-type="float" office:value="2.8994140625" calcext:value-type="float">
            <text:p>2.8994140625</text:p>
          </table:table-cell>
          <table:table-cell office:value-type="float" office:value="71.5112463743672" calcext:value-type="float">
            <text:p>71.511246374367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0c</text:p>
          </table:table-cell>
          <table:table-cell office:value-type="float" office:value="456110" calcext:value-type="float">
            <text:p>456110</text:p>
          </table:table-cell>
          <table:table-cell office:value-type="float" office:value="32153.8215417862" calcext:value-type="float">
            <text:p>32153.8215417862</text:p>
          </table:table-cell>
          <table:table-cell office:value-type="float" office:value="5764" calcext:value-type="float">
            <text:p>5764</text:p>
          </table:table-cell>
          <table:table-cell office:value-type="float" office:value="2.8798828125" calcext:value-type="float">
            <text:p>2.8798828125</text:p>
          </table:table-cell>
          <table:table-cell office:value-type="float" office:value="72.1876592462105" calcext:value-type="float">
            <text:p>72.187659246210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57</text:p>
          </table:table-cell>
          <table:table-cell office:value-type="float" office:value="461060" calcext:value-type="float">
            <text:p>461060</text:p>
          </table:table-cell>
          <table:table-cell office:value-type="float" office:value="32613.1172218323" calcext:value-type="float">
            <text:p>32613.1172218323</text:p>
          </table:table-cell>
          <table:table-cell office:value-type="float" office:value="5775" calcext:value-type="float">
            <text:p>5775</text:p>
          </table:table-cell>
          <table:table-cell office:value-type="float" office:value="2.9150390625" calcext:value-type="float">
            <text:p>2.9150390625</text:p>
          </table:table-cell>
          <table:table-cell office:value-type="float" office:value="72.4327246674104" calcext:value-type="float">
            <text:p>72.432724667410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b4</text:p>
          </table:table-cell>
          <table:table-cell office:value-type="float" office:value="466967" calcext:value-type="float">
            <text:p>466967</text:p>
          </table:table-cell>
          <table:table-cell office:value-type="float" office:value="34066.0360183716" calcext:value-type="float">
            <text:p>34066.0360183716</text:p>
          </table:table-cell>
          <table:table-cell office:value-type="float" office:value="5779" calcext:value-type="float">
            <text:p>5779</text:p>
          </table:table-cell>
          <table:table-cell office:value-type="float" office:value="2.94921875" calcext:value-type="float">
            <text:p>2.94921875</text:p>
          </table:table-cell>
          <table:table-cell office:value-type="float" office:value="74.7025397572259" calcext:value-type="float">
            <text:p>74.7025397572259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fd</text:p>
          </table:table-cell>
          <table:table-cell office:value-type="float" office:value="470190" calcext:value-type="float">
            <text:p>470190</text:p>
          </table:table-cell>
          <table:table-cell office:value-type="float" office:value="34492.2981185913" calcext:value-type="float">
            <text:p>34492.2981185913</text:p>
          </table:table-cell>
          <table:table-cell office:value-type="float" office:value="5779" calcext:value-type="float">
            <text:p>5779</text:p>
          </table:table-cell>
          <table:table-cell office:value-type="float" office:value="2.9560546875" calcext:value-type="float">
            <text:p>2.9560546875</text:p>
          </table:table-cell>
          <table:table-cell office:value-type="float" office:value="75.1188099990164" calcext:value-type="float">
            <text:p>75.118809999016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3001</text:p>
          </table:table-cell>
          <table:table-cell office:value-type="float" office:value="525879" calcext:value-type="float">
            <text:p>525879</text:p>
          </table:table-cell>
          <table:table-cell office:value-type="float" office:value="41569.6884126663" calcext:value-type="float">
            <text:p>41569.6884126663</text:p>
          </table:table-cell>
          <table:table-cell office:value-type="float" office:value="5814" calcext:value-type="float">
            <text:p>5814</text:p>
          </table:table-cell>
          <table:table-cell office:value-type="float" office:value="3.8623046875" calcext:value-type="float">
            <text:p>3.8623046875</text:p>
          </table:table-cell>
          <table:table-cell office:value-type="float" office:value="80.945162165765" calcext:value-type="float">
            <text:p>80.94516216576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30da</text:p>
          </table:table-cell>
          <table:table-cell office:value-type="float" office:value="473647" calcext:value-type="float">
            <text:p>473647</text:p>
          </table:table-cell>
          <table:table-cell office:value-type="float" office:value="36799.0641260147" calcext:value-type="float">
            <text:p>36799.0641260147</text:p>
          </table:table-cell>
          <table:table-cell office:value-type="float" office:value="5813" calcext:value-type="float">
            <text:p>5813</text:p>
          </table:table-cell>
          <table:table-cell office:value-type="float" office:value="3.849609375" calcext:value-type="float">
            <text:p>3.849609375</text:p>
          </table:table-cell>
          <table:table-cell office:value-type="float" office:value="79.5576487659355" calcext:value-type="float">
            <text:p>79.5576487659355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2a</text:p>
          </table:table-cell>
          <table:table-cell office:value-type="float" office:value="461554" calcext:value-type="float">
            <text:p>461554</text:p>
          </table:table-cell>
          <table:table-cell office:value-type="float" office:value="35684.5474147797" calcext:value-type="float">
            <text:p>35684.5474147797</text:p>
          </table:table-cell>
          <table:table-cell office:value-type="float" office:value="5811" calcext:value-type="float">
            <text:p>5811</text:p>
          </table:table-cell>
          <table:table-cell office:value-type="float" office:value="4.2763671875" calcext:value-type="float">
            <text:p>4.2763671875</text:p>
          </table:table-cell>
          <table:table-cell office:value-type="float" office:value="79.1694504927579" calcext:value-type="float">
            <text:p>79.169450492757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a3</text:p>
          </table:table-cell>
          <table:table-cell office:value-type="float" office:value="466773" calcext:value-type="float">
            <text:p>466773</text:p>
          </table:table-cell>
          <table:table-cell office:value-type="float" office:value="36211.6338167191" calcext:value-type="float">
            <text:p>36211.6338167191</text:p>
          </table:table-cell>
          <table:table-cell office:value-type="float" office:value="5845" calcext:value-type="float">
            <text:p>5845</text:p>
          </table:table-cell>
          <table:table-cell office:value-type="float" office:value="4.333984375" calcext:value-type="float">
            <text:p>4.333984375</text:p>
          </table:table-cell>
          <table:table-cell office:value-type="float" office:value="79.4405696737393" calcext:value-type="float">
            <text:p>79.4405696737393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ec</text:p>
          </table:table-cell>
          <table:table-cell office:value-type="float" office:value="471625" calcext:value-type="float">
            <text:p>471625</text:p>
          </table:table-cell>
          <table:table-cell office:value-type="float" office:value="36903.5421209335" calcext:value-type="float">
            <text:p>36903.5421209335</text:p>
          </table:table-cell>
          <table:table-cell office:value-type="float" office:value="5867" calcext:value-type="float">
            <text:p>5867</text:p>
          </table:table-cell>
          <table:table-cell office:value-type="float" office:value="4.357421875" calcext:value-type="float">
            <text:p>4.357421875</text:p>
          </table:table-cell>
          <table:table-cell office:value-type="float" office:value="80.1255809845448" calcext:value-type="float">
            <text:p>80.1255809845448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3b</text:p>
          </table:table-cell>
          <table:table-cell office:value-type="float" office:value="476479" calcext:value-type="float">
            <text:p>476479</text:p>
          </table:table-cell>
          <table:table-cell office:value-type="float" office:value="38035.3308782577" calcext:value-type="float">
            <text:p>38035.3308782577</text:p>
          </table:table-cell>
          <table:table-cell office:value-type="float" office:value="5862" calcext:value-type="float">
            <text:p>5862</text:p>
          </table:table-cell>
          <table:table-cell office:value-type="float" office:value="4.4169921875" calcext:value-type="float">
            <text:p>4.4169921875</text:p>
          </table:table-cell>
          <table:table-cell office:value-type="float" office:value="81.7416482559272" calcext:value-type="float">
            <text:p>81.7416482559272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88</text:p>
          </table:table-cell>
          <table:table-cell office:value-type="float" office:value="479961" calcext:value-type="float">
            <text:p>479961</text:p>
          </table:table-cell>
          <table:table-cell office:value-type="float" office:value="38694.1244039536" calcext:value-type="float">
            <text:p>38694.1244039536</text:p>
          </table:table-cell>
          <table:table-cell office:value-type="float" office:value="5862" calcext:value-type="float">
            <text:p>5862</text:p>
          </table:table-cell>
          <table:table-cell office:value-type="float" office:value="4.466796875" calcext:value-type="float">
            <text:p>4.466796875</text:p>
          </table:table-cell>
          <table:table-cell office:value-type="float" office:value="82.5541729216508" calcext:value-type="float">
            <text:p>82.5541729216508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e1</text:p>
          </table:table-cell>
          <table:table-cell office:value-type="float" office:value="483756" calcext:value-type="float">
            <text:p>483756</text:p>
          </table:table-cell>
          <table:table-cell office:value-type="float" office:value="39443.9667901993" calcext:value-type="float">
            <text:p>39443.9667901993</text:p>
          </table:table-cell>
          <table:table-cell office:value-type="float" office:value="5862" calcext:value-type="float">
            <text:p>5862</text:p>
          </table:table-cell>
          <table:table-cell office:value-type="float" office:value="4.5185546875" calcext:value-type="float">
            <text:p>4.5185546875</text:p>
          </table:table-cell>
          <table:table-cell office:value-type="float" office:value="83.4937902437676" calcext:value-type="float">
            <text:p>83.4937902437676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33</text:p>
          </table:table-cell>
          <table:table-cell office:value-type="float" office:value="487709" calcext:value-type="float">
            <text:p>487709</text:p>
          </table:table-cell>
          <table:table-cell office:value-type="float" office:value="39908.2275028229" calcext:value-type="float">
            <text:p>39908.2275028229</text:p>
          </table:table-cell>
          <table:table-cell office:value-type="float" office:value="5863" calcext:value-type="float">
            <text:p>5863</text:p>
          </table:table-cell>
          <table:table-cell office:value-type="float" office:value="4.5380859375" calcext:value-type="float">
            <text:p>4.5380859375</text:p>
          </table:table-cell>
          <table:table-cell office:value-type="float" office:value="83.7918204562365" calcext:value-type="float">
            <text:p>83.7918204562365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8a</text:p>
          </table:table-cell>
          <table:table-cell office:value-type="float" office:value="490852" calcext:value-type="float">
            <text:p>490852</text:p>
          </table:table-cell>
          <table:table-cell office:value-type="float" office:value="41028.7658376694" calcext:value-type="float">
            <text:p>41028.7658376694</text:p>
          </table:table-cell>
          <table:table-cell office:value-type="float" office:value="5864" calcext:value-type="float">
            <text:p>5864</text:p>
          </table:table-cell>
          <table:table-cell office:value-type="float" office:value="4.5791015625" calcext:value-type="float">
            <text:p>4.5791015625</text:p>
          </table:table-cell>
          <table:table-cell office:value-type="float" office:value="85.5929205091829" calcext:value-type="float">
            <text:p>85.592920509182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d5</text:p>
          </table:table-cell>
          <table:table-cell office:value-type="float" office:value="494283" calcext:value-type="float">
            <text:p>494283</text:p>
          </table:table-cell>
          <table:table-cell office:value-type="float" office:value="41487.0747766495" calcext:value-type="float">
            <text:p>41487.0747766495</text:p>
          </table:table-cell>
          <table:table-cell office:value-type="float" office:value="5863" calcext:value-type="float">
            <text:p>5863</text:p>
          </table:table-cell>
          <table:table-cell office:value-type="float" office:value="4.5732421875" calcext:value-type="float">
            <text:p>4.5732421875</text:p>
          </table:table-cell>
          <table:table-cell office:value-type="float" office:value="85.9482615653159" calcext:value-type="float">
            <text:p>85.948261565315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36</text:p>
          </table:table-cell>
          <table:table-cell office:value-type="float" office:value="484262" calcext:value-type="float">
            <text:p>484262</text:p>
          </table:table-cell>
          <table:table-cell office:value-type="float" office:value="42503.4640169144" calcext:value-type="float">
            <text:p>42503.4640169144</text:p>
          </table:table-cell>
          <table:table-cell office:value-type="float" office:value="5864" calcext:value-type="float">
            <text:p>5864</text:p>
          </table:table-cell>
          <table:table-cell office:value-type="float" office:value="4.1953125" calcext:value-type="float">
            <text:p>4.1953125</text:p>
          </table:table-cell>
          <table:table-cell office:value-type="float" office:value="89.8760322992932" calcext:value-type="float">
            <text:p>89.8760322992932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83</text:p>
          </table:table-cell>
          <table:table-cell office:value-type="float" office:value="487438" calcext:value-type="float">
            <text:p>487438</text:p>
          </table:table-cell>
          <table:table-cell office:value-type="float" office:value="43438.3928966522" calcext:value-type="float">
            <text:p>43438.3928966522</text:p>
          </table:table-cell>
          <table:table-cell office:value-type="float" office:value="5864" calcext:value-type="float">
            <text:p>5864</text:p>
          </table:table-cell>
          <table:table-cell office:value-type="float" office:value="4.228515625" calcext:value-type="float">
            <text:p>4.228515625</text:p>
          </table:table-cell>
          <table:table-cell office:value-type="float" office:value="91.2545068832793" calcext:value-type="float">
            <text:p>91.2545068832793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d7</text:p>
          </table:table-cell>
          <table:table-cell office:value-type="float" office:value="489874" calcext:value-type="float">
            <text:p>489874</text:p>
          </table:table-cell>
          <table:table-cell office:value-type="float" office:value="43471.2074222565" calcext:value-type="float">
            <text:p>43471.2074222565</text:p>
          </table:table-cell>
          <table:table-cell office:value-type="float" office:value="5870" calcext:value-type="float">
            <text:p>5870</text:p>
          </table:table-cell>
          <table:table-cell office:value-type="float" office:value="4.2705078125" calcext:value-type="float">
            <text:p>4.2705078125</text:p>
          </table:table-cell>
          <table:table-cell office:value-type="float" office:value="90.8693182336491" calcext:value-type="float">
            <text:p>90.8693182336491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3:57:17.548945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22:08:26.766895777</meta:creation-date>
    <meta:generator>LibreOffice/6.1.5.2$Linux_X86_64 LibreOffice_project/10$Build-2</meta:generator>
    <dc:date>2021-04-11T14:00:09.154235310</dc:date>
    <meta:editing-duration>PT32M7S</meta:editing-duration>
    <meta:editing-cycles>8</meta:editing-cycles>
    <meta:document-statistic meta:table-count="2" meta:cell-count="7602" meta:object-count="0"/>
  </office:meta>
</office:document-meta>
</file>